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nder.pub.pub.network" table:style-name="ta1">
        <table:shapes>
          <draw:frame draw:z-index="0" draw:style-name="gr1" draw:text-style-name="P1" svg:width="1005.48pt" svg:height="514.43pt" svg:x="304.41pt" svg:y="2.83pt">
            <draw:object draw:notify-on-update-of-ranges="'sender.pub.pub.network'.D2:'sender.pub.pub.network'.D502 'sender.pub.pub.network'.E2:'sender.pub.pub.network'.E5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077927.70113" calcext:value-type="float">
            <text:p>1456077927.70113</text:p>
          </table:table-cell>
          <table:table-cell office:value-type="float" office:value="7048" calcext:value-type="float">
            <text:p>7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077927.80119" calcext:value-type="float">
            <text:p>1456077927.80119</text:p>
          </table:table-cell>
          <table:table-cell office:value-type="float" office:value="6936" calcext:value-type="float">
            <text:p>6936</text:p>
          </table:table-cell>
          <table:table-cell table:formula="of:=[.B3]-[.B$2]" office:value-type="float" office:value="0.100059032440186" calcext:value-type="float">
            <text:p>0.1000590324</text:p>
          </table:table-cell>
          <table:table-cell table:formula="of:=[.C3]/([.D3]-[.D2])" office:value-type="float" office:value="69319.079256001" calcext:value-type="float">
            <text:p>69319.079256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077927.9009" calcext:value-type="float">
            <text:p>1456077927.9009</text:p>
          </table:table-cell>
          <table:table-cell office:value-type="float" office:value="6824" calcext:value-type="float">
            <text:p>6824</text:p>
          </table:table-cell>
          <table:table-cell table:formula="of:=[.B4]-[.B$2]" office:value-type="float" office:value="0.199769258499146" calcext:value-type="float">
            <text:p>0.1997692585</text:p>
          </table:table-cell>
          <table:table-cell table:formula="of:=[.C4]/([.D4]-[.D3])" office:value-type="float" office:value="68438.3164066329" calcext:value-type="float">
            <text:p>68438.31640663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077928.00106" calcext:value-type="float">
            <text:p>1456077928.00106</text:p>
          </table:table-cell>
          <table:table-cell office:value-type="float" office:value="6704" calcext:value-type="float">
            <text:p>6704</text:p>
          </table:table-cell>
          <table:table-cell table:formula="of:=[.B5]-[.B$2]" office:value-type="float" office:value="0.299934387207031" calcext:value-type="float">
            <text:p>0.2999343872</text:p>
          </table:table-cell>
          <table:table-cell table:formula="of:=[.C5]/([.D5]-[.D4])" office:value-type="float" office:value="66929.4802141278" calcext:value-type="float">
            <text:p>66929.4802141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077928.10116" calcext:value-type="float">
            <text:p>1456077928.10116</text:p>
          </table:table-cell>
          <table:table-cell office:value-type="float" office:value="6584" calcext:value-type="float">
            <text:p>6584</text:p>
          </table:table-cell>
          <table:table-cell table:formula="of:=[.B6]-[.B$2]" office:value-type="float" office:value="0.400033950805664" calcext:value-type="float">
            <text:p>0.4000339508</text:p>
          </table:table-cell>
          <table:table-cell table:formula="of:=[.C6]/([.D6]-[.D5])" office:value-type="float" office:value="65774.5125283436" calcext:value-type="float">
            <text:p>65774.51252834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077928.2014" calcext:value-type="float">
            <text:p>1456077928.2014</text:p>
          </table:table-cell>
          <table:table-cell office:value-type="float" office:value="6464" calcext:value-type="float">
            <text:p>6464</text:p>
          </table:table-cell>
          <table:table-cell table:formula="of:=[.B7]-[.B$2]" office:value-type="float" office:value="0.500269651412964" calcext:value-type="float">
            <text:p>0.5002696514</text:p>
          </table:table-cell>
          <table:table-cell table:formula="of:=[.C7]/([.D7]-[.D6])" office:value-type="float" office:value="64488.0013890904" calcext:value-type="float">
            <text:p>64488.00138909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077928.30155" calcext:value-type="float">
            <text:p>1456077928.30155</text:p>
          </table:table-cell>
          <table:table-cell office:value-type="float" office:value="6344" calcext:value-type="float">
            <text:p>6344</text:p>
          </table:table-cell>
          <table:table-cell table:formula="of:=[.B8]-[.B$2]" office:value-type="float" office:value="0.600420236587524" calcext:value-type="float">
            <text:p>0.6004202366</text:p>
          </table:table-cell>
          <table:table-cell table:formula="of:=[.C8]/([.D8]-[.D7])" office:value-type="float" office:value="63344.6124048355" calcext:value-type="float">
            <text:p>63344.61240483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077928.40074" calcext:value-type="float">
            <text:p>1456077928.40074</text:p>
          </table:table-cell>
          <table:table-cell office:value-type="float" office:value="6216" calcext:value-type="float">
            <text:p>6216</text:p>
          </table:table-cell>
          <table:table-cell table:formula="of:=[.B9]-[.B$2]" office:value-type="float" office:value="0.699606895446777" calcext:value-type="float">
            <text:p>0.6996068954</text:p>
          </table:table-cell>
          <table:table-cell table:formula="of:=[.C9]/([.D9]-[.D8])" office:value-type="float" office:value="62669.7186041984" calcext:value-type="float">
            <text:p>62669.71860419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077928.50088" calcext:value-type="float">
            <text:p>1456077928.50088</text:p>
          </table:table-cell>
          <table:table-cell office:value-type="float" office:value="6088" calcext:value-type="float">
            <text:p>6088</text:p>
          </table:table-cell>
          <table:table-cell table:formula="of:=[.B10]-[.B$2]" office:value-type="float" office:value="0.799752712249756" calcext:value-type="float">
            <text:p>0.7997527122</text:p>
          </table:table-cell>
          <table:table-cell table:formula="of:=[.C10]/([.D10]-[.D9])" office:value-type="float" office:value="60791.3559882107" calcext:value-type="float">
            <text:p>60791.3559882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77928.60105" calcext:value-type="float">
            <text:p>1456077928.60105</text:p>
          </table:table-cell>
          <table:table-cell office:value-type="float" office:value="5968" calcext:value-type="float">
            <text:p>5968</text:p>
          </table:table-cell>
          <table:table-cell table:formula="of:=[.B11]-[.B$2]" office:value-type="float" office:value="0.899925470352173" calcext:value-type="float">
            <text:p>0.8999254704</text:p>
          </table:table-cell>
          <table:table-cell table:formula="of:=[.C11]/([.D11]-[.D10])" office:value-type="float" office:value="59577.0757744166" calcext:value-type="float">
            <text:p>59577.07577441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77928.70109" calcext:value-type="float">
            <text:p>1456077928.70109</text:p>
          </table:table-cell>
          <table:table-cell office:value-type="float" office:value="5840" calcext:value-type="float">
            <text:p>5840</text:p>
          </table:table-cell>
          <table:table-cell table:formula="of:=[.B12]-[.B$2]" office:value-type="float" office:value="0.999958515167236" calcext:value-type="float">
            <text:p>0.9999585152</text:p>
          </table:table-cell>
          <table:table-cell table:formula="of:=[.C12]/([.D12]-[.D11])" office:value-type="float" office:value="58380.7082029416" calcext:value-type="float">
            <text:p>58380.7082029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77928.80105" calcext:value-type="float">
            <text:p>1456077928.80105</text:p>
          </table:table-cell>
          <table:table-cell office:value-type="float" office:value="5720" calcext:value-type="float">
            <text:p>5720</text:p>
          </table:table-cell>
          <table:table-cell table:formula="of:=[.B13]-[.B$2]" office:value-type="float" office:value="1.09992384910584" calcext:value-type="float">
            <text:p>1.0999238491</text:p>
          </table:table-cell>
          <table:table-cell table:formula="of:=[.C13]/([.D13]-[.D12])" office:value-type="float" office:value="57219.8358634342" calcext:value-type="float">
            <text:p>57219.83586343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77928.90107" calcext:value-type="float">
            <text:p>1456077928.90107</text:p>
          </table:table-cell>
          <table:table-cell office:value-type="float" office:value="5592" calcext:value-type="float">
            <text:p>5592</text:p>
          </table:table-cell>
          <table:table-cell table:formula="of:=[.B14]-[.B$2]" office:value-type="float" office:value="1.19994115829468" calcext:value-type="float">
            <text:p>1.1999411583</text:p>
          </table:table-cell>
          <table:table-cell table:formula="of:=[.C14]/([.D14]-[.D13])" office:value-type="float" office:value="55910.3223767172" calcext:value-type="float">
            <text:p>55910.32237671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77929.0012" calcext:value-type="float">
            <text:p>1456077929.0012</text:p>
          </table:table-cell>
          <table:table-cell office:value-type="float" office:value="5472" calcext:value-type="float">
            <text:p>5472</text:p>
          </table:table-cell>
          <table:table-cell table:formula="of:=[.B15]-[.B$2]" office:value-type="float" office:value="1.30006909370422" calcext:value-type="float">
            <text:p>1.3000690937</text:p>
          </table:table-cell>
          <table:table-cell table:formula="of:=[.C15]/([.D15]-[.D14])" office:value-type="float" office:value="54650.0831922508" calcext:value-type="float">
            <text:p>54650.08319225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77929.10143" calcext:value-type="float">
            <text:p>1456077929.10143</text:p>
          </table:table-cell>
          <table:table-cell office:value-type="float" office:value="5360" calcext:value-type="float">
            <text:p>5360</text:p>
          </table:table-cell>
          <table:table-cell table:formula="of:=[.B16]-[.B$2]" office:value-type="float" office:value="1.40030193328857" calcext:value-type="float">
            <text:p>1.4003019333</text:p>
          </table:table-cell>
          <table:table-cell table:formula="of:=[.C16]/([.D16]-[.D15])" office:value-type="float" office:value="53475.4878962529" calcext:value-type="float">
            <text:p>53475.4878962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77929.20165" calcext:value-type="float">
            <text:p>1456077929.20165</text:p>
          </table:table-cell>
          <table:table-cell office:value-type="float" office:value="5248" calcext:value-type="float">
            <text:p>5248</text:p>
          </table:table-cell>
          <table:table-cell table:formula="of:=[.B17]-[.B$2]" office:value-type="float" office:value="1.5005214214325" calcext:value-type="float">
            <text:p>1.5005214214</text:p>
          </table:table-cell>
          <table:table-cell table:formula="of:=[.C17]/([.D17]-[.D16])" office:value-type="float" office:value="52365.0648910078" calcext:value-type="float">
            <text:p>52365.06489100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77929.30104" calcext:value-type="float">
            <text:p>1456077929.30104</text:p>
          </table:table-cell>
          <table:table-cell office:value-type="float" office:value="5136" calcext:value-type="float">
            <text:p>5136</text:p>
          </table:table-cell>
          <table:table-cell table:formula="of:=[.B18]-[.B$2]" office:value-type="float" office:value="1.59991407394409" calcext:value-type="float">
            <text:p>1.5999140739</text:p>
          </table:table-cell>
          <table:table-cell table:formula="of:=[.C18]/([.D18]-[.D17])" office:value-type="float" office:value="51673.8397679925" calcext:value-type="float">
            <text:p>51673.83976799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77929.4012" calcext:value-type="float">
            <text:p>1456077929.4012</text:p>
          </table:table-cell>
          <table:table-cell office:value-type="float" office:value="5032" calcext:value-type="float">
            <text:p>5032</text:p>
          </table:table-cell>
          <table:table-cell table:formula="of:=[.B19]-[.B$2]" office:value-type="float" office:value="1.70006799697876" calcext:value-type="float">
            <text:p>1.700067997</text:p>
          </table:table-cell>
          <table:table-cell table:formula="of:=[.C19]/([.D19]-[.D18])" office:value-type="float" office:value="50242.6649653872" calcext:value-type="float">
            <text:p>50242.66496538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77929.50123" calcext:value-type="float">
            <text:p>1456077929.50123</text:p>
          </table:table-cell>
          <table:table-cell office:value-type="float" office:value="4936" calcext:value-type="float">
            <text:p>4936</text:p>
          </table:table-cell>
          <table:table-cell table:formula="of:=[.B20]-[.B$2]" office:value-type="float" office:value="1.80009746551514" calcext:value-type="float">
            <text:p>1.8000974655</text:p>
          </table:table-cell>
          <table:table-cell table:formula="of:=[.C20]/([.D20]-[.D19])" office:value-type="float" office:value="49345.4586155775" calcext:value-type="float">
            <text:p>49345.45861557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77929.6014" calcext:value-type="float">
            <text:p>1456077929.6014</text:p>
          </table:table-cell>
          <table:table-cell office:value-type="float" office:value="4840" calcext:value-type="float">
            <text:p>4840</text:p>
          </table:table-cell>
          <table:table-cell table:formula="of:=[.B21]-[.B$2]" office:value-type="float" office:value="1.90026831626892" calcext:value-type="float">
            <text:p>1.9002683163</text:p>
          </table:table-cell>
          <table:table-cell table:formula="of:=[.C21]/([.D21]-[.D20])" office:value-type="float" office:value="48317.4492737066" calcext:value-type="float">
            <text:p>48317.44927370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77929.70151" calcext:value-type="float">
            <text:p>1456077929.70151</text:p>
          </table:table-cell>
          <table:table-cell office:value-type="float" office:value="4752" calcext:value-type="float">
            <text:p>4752</text:p>
          </table:table-cell>
          <table:table-cell table:formula="of:=[.B22]-[.B$2]" office:value-type="float" office:value="2.00037908554077" calcext:value-type="float">
            <text:p>2.0003790855</text:p>
          </table:table-cell>
          <table:table-cell table:formula="of:=[.C22]/([.D22]-[.D21])" office:value-type="float" office:value="47467.4206837424" calcext:value-type="float">
            <text:p>47467.42068374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77929.80156" calcext:value-type="float">
            <text:p>1456077929.80156</text:p>
          </table:table-cell>
          <table:table-cell office:value-type="float" office:value="4672" calcext:value-type="float">
            <text:p>4672</text:p>
          </table:table-cell>
          <table:table-cell table:formula="of:=[.B23]-[.B$2]" office:value-type="float" office:value="2.10043215751648" calcext:value-type="float">
            <text:p>2.1004321575</text:p>
          </table:table-cell>
          <table:table-cell table:formula="of:=[.C23]/([.D23]-[.D22])" office:value-type="float" office:value="46695.2179252859" calcext:value-type="float">
            <text:p>46695.21792528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77929.90162" calcext:value-type="float">
            <text:p>1456077929.90162</text:p>
          </table:table-cell>
          <table:table-cell office:value-type="float" office:value="4600" calcext:value-type="float">
            <text:p>4600</text:p>
          </table:table-cell>
          <table:table-cell table:formula="of:=[.B24]-[.B$2]" office:value-type="float" office:value="2.20049047470093" calcext:value-type="float">
            <text:p>2.2004904747</text:p>
          </table:table-cell>
          <table:table-cell table:formula="of:=[.C24]/([.D24]-[.D23])" office:value-type="float" office:value="45973.1897301483" calcext:value-type="float">
            <text:p>45973.18973014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77930.0007" calcext:value-type="float">
            <text:p>1456077930.0007</text:p>
          </table:table-cell>
          <table:table-cell office:value-type="float" office:value="4536" calcext:value-type="float">
            <text:p>4536</text:p>
          </table:table-cell>
          <table:table-cell table:formula="of:=[.B25]-[.B$2]" office:value-type="float" office:value="2.2995719909668" calcext:value-type="float">
            <text:p>2.299571991</text:p>
          </table:table-cell>
          <table:table-cell table:formula="of:=[.C25]/([.D25]-[.D24])" office:value-type="float" office:value="45780.4863202576" calcext:value-type="float">
            <text:p>45780.48632025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77930.1009" calcext:value-type="float">
            <text:p>1456077930.1009</text:p>
          </table:table-cell>
          <table:table-cell office:value-type="float" office:value="4472" calcext:value-type="float">
            <text:p>4472</text:p>
          </table:table-cell>
          <table:table-cell table:formula="of:=[.B26]-[.B$2]" office:value-type="float" office:value="2.39977097511291" calcext:value-type="float">
            <text:p>2.3997709751</text:p>
          </table:table-cell>
          <table:table-cell table:formula="of:=[.C26]/([.D26]-[.D25])" office:value-type="float" office:value="44631.191005675" calcext:value-type="float">
            <text:p>44631.1910056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77930.20092" calcext:value-type="float">
            <text:p>1456077930.20092</text:p>
          </table:table-cell>
          <table:table-cell office:value-type="float" office:value="4424" calcext:value-type="float">
            <text:p>4424</text:p>
          </table:table-cell>
          <table:table-cell table:formula="of:=[.B27]-[.B$2]" office:value-type="float" office:value="2.4997878074646" calcext:value-type="float">
            <text:p>2.4997878075</text:p>
          </table:table-cell>
          <table:table-cell table:formula="of:=[.C27]/([.D27]-[.D26])" office:value-type="float" office:value="44232.5546208471" calcext:value-type="float">
            <text:p>44232.55462084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77930.30097" calcext:value-type="float">
            <text:p>1456077930.30097</text:p>
          </table:table-cell>
          <table:table-cell office:value-type="float" office:value="4376" calcext:value-type="float">
            <text:p>4376</text:p>
          </table:table-cell>
          <table:table-cell table:formula="of:=[.B28]-[.B$2]" office:value-type="float" office:value="2.5998432636261" calcext:value-type="float">
            <text:p>2.5998432636</text:p>
          </table:table-cell>
          <table:table-cell table:formula="of:=[.C28]/([.D28]-[.D27])" office:value-type="float" office:value="43735.7458341574" calcext:value-type="float">
            <text:p>43735.74583415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77930.40115" calcext:value-type="float">
            <text:p>1456077930.40115</text:p>
          </table:table-cell>
          <table:table-cell office:value-type="float" office:value="4344" calcext:value-type="float">
            <text:p>4344</text:p>
          </table:table-cell>
          <table:table-cell table:formula="of:=[.B29]-[.B$2]" office:value-type="float" office:value="2.70002508163452" calcext:value-type="float">
            <text:p>2.7000250816</text:p>
          </table:table-cell>
          <table:table-cell table:formula="of:=[.C29]/([.D29]-[.D28])" office:value-type="float" office:value="43361.1615995507" calcext:value-type="float">
            <text:p>43361.16159955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77930.50132" calcext:value-type="float">
            <text:p>1456077930.50132</text:p>
          </table:table-cell>
          <table:table-cell office:value-type="float" office:value="4320" calcext:value-type="float">
            <text:p>4320</text:p>
          </table:table-cell>
          <table:table-cell table:formula="of:=[.B30]-[.B$2]" office:value-type="float" office:value="2.80018615722656" calcext:value-type="float">
            <text:p>2.8001861572</text:p>
          </table:table-cell>
          <table:table-cell table:formula="of:=[.C30]/([.D30]-[.D29])" office:value-type="float" office:value="43130.5272478851" calcext:value-type="float">
            <text:p>43130.52724788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77930.60156" calcext:value-type="float">
            <text:p>1456077930.60156</text:p>
          </table:table-cell>
          <table:table-cell office:value-type="float" office:value="4304" calcext:value-type="float">
            <text:p>4304</text:p>
          </table:table-cell>
          <table:table-cell table:formula="of:=[.B31]-[.B$2]" office:value-type="float" office:value="2.90042638778687" calcext:value-type="float">
            <text:p>2.9004263878</text:p>
          </table:table-cell>
          <table:table-cell table:formula="of:=[.C31]/([.D31]-[.D30])" office:value-type="float" office:value="42936.8525585223" calcext:value-type="float">
            <text:p>42936.85255852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77930.70066" calcext:value-type="float">
            <text:p>1456077930.70066</text:p>
          </table:table-cell>
          <table:table-cell office:value-type="float" office:value="4296" calcext:value-type="float">
            <text:p>4296</text:p>
          </table:table-cell>
          <table:table-cell table:formula="of:=[.B32]-[.B$2]" office:value-type="float" office:value="2.99952673912048" calcext:value-type="float">
            <text:p>2.9995267391</text:p>
          </table:table-cell>
          <table:table-cell table:formula="of:=[.C32]/([.D32]-[.D31])" office:value-type="float" office:value="43349.9976759684" calcext:value-type="float">
            <text:p>43349.99767596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77930.80079" calcext:value-type="float">
            <text:p>1456077930.80079</text:p>
          </table:table-cell>
          <table:table-cell office:value-type="float" office:value="4296" calcext:value-type="float">
            <text:p>4296</text:p>
          </table:table-cell>
          <table:table-cell table:formula="of:=[.B33]-[.B$2]" office:value-type="float" office:value="3.09966516494751" calcext:value-type="float">
            <text:p>3.0996651649</text:p>
          </table:table-cell>
          <table:table-cell table:formula="of:=[.C33]/([.D33]-[.D32])" office:value-type="float" office:value="42900.614469621" calcext:value-type="float">
            <text:p>42900.6144696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77930.90087" calcext:value-type="float">
            <text:p>1456077930.90087</text:p>
          </table:table-cell>
          <table:table-cell office:value-type="float" office:value="4304" calcext:value-type="float">
            <text:p>4304</text:p>
          </table:table-cell>
          <table:table-cell table:formula="of:=[.B34]-[.B$2]" office:value-type="float" office:value="3.19974565505981" calcext:value-type="float">
            <text:p>3.1997456551</text:p>
          </table:table-cell>
          <table:table-cell table:formula="of:=[.C34]/([.D34]-[.D33])" office:value-type="float" office:value="43005.3849173829" calcext:value-type="float">
            <text:p>43005.38491738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77931.00122" calcext:value-type="float">
            <text:p>1456077931.00122</text:p>
          </table:table-cell>
          <table:table-cell office:value-type="float" office:value="4320" calcext:value-type="float">
            <text:p>4320</text:p>
          </table:table-cell>
          <table:table-cell table:formula="of:=[.B35]-[.B$2]" office:value-type="float" office:value="3.30009078979492" calcext:value-type="float">
            <text:p>3.3000907898</text:p>
          </table:table-cell>
          <table:table-cell table:formula="of:=[.C35]/([.D35]-[.D34])" office:value-type="float" office:value="43051.4146142112" calcext:value-type="float">
            <text:p>43051.41461421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77931.10138" calcext:value-type="float">
            <text:p>1456077931.10138</text:p>
          </table:table-cell>
          <table:table-cell office:value-type="float" office:value="4344" calcext:value-type="float">
            <text:p>4344</text:p>
          </table:table-cell>
          <table:table-cell table:formula="of:=[.B36]-[.B$2]" office:value-type="float" office:value="3.40025281906128" calcext:value-type="float">
            <text:p>3.4002528191</text:p>
          </table:table-cell>
          <table:table-cell table:formula="of:=[.C36]/([.D36]-[.D35])" office:value-type="float" office:value="43369.7283473376" calcext:value-type="float">
            <text:p>43369.72834733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77931.20155" calcext:value-type="float">
            <text:p>1456077931.20155</text:p>
          </table:table-cell>
          <table:table-cell office:value-type="float" office:value="4384" calcext:value-type="float">
            <text:p>4384</text:p>
          </table:table-cell>
          <table:table-cell table:formula="of:=[.B37]-[.B$2]" office:value-type="float" office:value="3.50042152404785" calcext:value-type="float">
            <text:p>3.500421524</text:p>
          </table:table-cell>
          <table:table-cell table:formula="of:=[.C37]/([.D37]-[.D36])" office:value-type="float" office:value="43766.1642983972" calcext:value-type="float">
            <text:p>43766.16429839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77931.30059" calcext:value-type="float">
            <text:p>1456077931.30059</text:p>
          </table:table-cell>
          <table:table-cell office:value-type="float" office:value="4424" calcext:value-type="float">
            <text:p>4424</text:p>
          </table:table-cell>
          <table:table-cell table:formula="of:=[.B38]-[.B$2]" office:value-type="float" office:value="3.59945964813232" calcext:value-type="float">
            <text:p>3.5994596481</text:p>
          </table:table-cell>
          <table:table-cell table:formula="of:=[.C38]/([.D38]-[.D37])" office:value-type="float" office:value="44669.6667661701" calcext:value-type="float">
            <text:p>44669.66676617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77931.40079" calcext:value-type="float">
            <text:p>1456077931.40079</text:p>
          </table:table-cell>
          <table:table-cell office:value-type="float" office:value="4472" calcext:value-type="float">
            <text:p>4472</text:p>
          </table:table-cell>
          <table:table-cell table:formula="of:=[.B39]-[.B$2]" office:value-type="float" office:value="3.69965720176697" calcext:value-type="float">
            <text:p>3.6996572018</text:p>
          </table:table-cell>
          <table:table-cell table:formula="of:=[.C39]/([.D39]-[.D38])" office:value-type="float" office:value="44631.8282011807" calcext:value-type="float">
            <text:p>44631.82820118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77931.50094" calcext:value-type="float">
            <text:p>1456077931.50094</text:p>
          </table:table-cell>
          <table:table-cell office:value-type="float" office:value="4536" calcext:value-type="float">
            <text:p>4536</text:p>
          </table:table-cell>
          <table:table-cell table:formula="of:=[.B40]-[.B$2]" office:value-type="float" office:value="3.799809217453" calcext:value-type="float">
            <text:p>3.7998092175</text:p>
          </table:table-cell>
          <table:table-cell table:formula="of:=[.C40]/([.D40]-[.D39])" office:value-type="float" office:value="45291.1503470867" calcext:value-type="float">
            <text:p>45291.15034708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77931.60103" calcext:value-type="float">
            <text:p>1456077931.60103</text:p>
          </table:table-cell>
          <table:table-cell office:value-type="float" office:value="4600" calcext:value-type="float">
            <text:p>4600</text:p>
          </table:table-cell>
          <table:table-cell table:formula="of:=[.B41]-[.B$2]" office:value-type="float" office:value="3.89990472793579" calcext:value-type="float">
            <text:p>3.8999047279</text:p>
          </table:table-cell>
          <table:table-cell table:formula="of:=[.C41]/([.D41]-[.D40])" office:value-type="float" office:value="45956.107100238" calcext:value-type="float">
            <text:p>45956.1071002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77931.70111" calcext:value-type="float">
            <text:p>1456077931.70111</text:p>
          </table:table-cell>
          <table:table-cell office:value-type="float" office:value="4672" calcext:value-type="float">
            <text:p>4672</text:p>
          </table:table-cell>
          <table:table-cell table:formula="of:=[.B42]-[.B$2]" office:value-type="float" office:value="3.99997806549072" calcext:value-type="float">
            <text:p>3.9999780655</text:p>
          </table:table-cell>
          <table:table-cell table:formula="of:=[.C42]/([.D42]-[.D41])" office:value-type="float" office:value="46685.7618037919" calcext:value-type="float">
            <text:p>46685.76180379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77931.80135" calcext:value-type="float">
            <text:p>1456077931.80135</text:p>
          </table:table-cell>
          <table:table-cell office:value-type="float" office:value="4752" calcext:value-type="float">
            <text:p>4752</text:p>
          </table:table-cell>
          <table:table-cell table:formula="of:=[.B43]-[.B$2]" office:value-type="float" office:value="4.10021901130676" calcext:value-type="float">
            <text:p>4.1002190113</text:p>
          </table:table-cell>
          <table:table-cell table:formula="of:=[.C43]/([.D43]-[.D42])" office:value-type="float" office:value="47405.7777619214" calcext:value-type="float">
            <text:p>47405.77776192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77931.90158" calcext:value-type="float">
            <text:p>1456077931.90158</text:p>
          </table:table-cell>
          <table:table-cell office:value-type="float" office:value="4840" calcext:value-type="float">
            <text:p>4840</text:p>
          </table:table-cell>
          <table:table-cell table:formula="of:=[.B44]-[.B$2]" office:value-type="float" office:value="4.2004497051239" calcext:value-type="float">
            <text:p>4.2004497051</text:p>
          </table:table-cell>
          <table:table-cell table:formula="of:=[.C44]/([.D44]-[.D43])" office:value-type="float" office:value="48288.6011826888" calcext:value-type="float">
            <text:p>48288.60118268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77932.00065" calcext:value-type="float">
            <text:p>1456077932.00065</text:p>
          </table:table-cell>
          <table:table-cell office:value-type="float" office:value="4936" calcext:value-type="float">
            <text:p>4936</text:p>
          </table:table-cell>
          <table:table-cell table:formula="of:=[.B45]-[.B$2]" office:value-type="float" office:value="4.29952383041382" calcext:value-type="float">
            <text:p>4.2995238304</text:p>
          </table:table-cell>
          <table:table-cell table:formula="of:=[.C45]/([.D45]-[.D44])" office:value-type="float" office:value="49821.2826563542" calcext:value-type="float">
            <text:p>49821.28265635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77932.10078" calcext:value-type="float">
            <text:p>1456077932.10078</text:p>
          </table:table-cell>
          <table:table-cell office:value-type="float" office:value="5032" calcext:value-type="float">
            <text:p>5032</text:p>
          </table:table-cell>
          <table:table-cell table:formula="of:=[.B46]-[.B$2]" office:value-type="float" office:value="4.39964604377747" calcext:value-type="float">
            <text:p>4.3996460438</text:p>
          </table:table-cell>
          <table:table-cell table:formula="of:=[.C46]/([.D46]-[.D45])" office:value-type="float" office:value="50258.5773021577" calcext:value-type="float">
            <text:p>50258.57730215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77932.20096" calcext:value-type="float">
            <text:p>1456077932.20096</text:p>
          </table:table-cell>
          <table:table-cell office:value-type="float" office:value="5136" calcext:value-type="float">
            <text:p>5136</text:p>
          </table:table-cell>
          <table:table-cell table:formula="of:=[.B47]-[.B$2]" office:value-type="float" office:value="4.49983429908752" calcext:value-type="float">
            <text:p>4.4998342991</text:p>
          </table:table-cell>
          <table:table-cell table:formula="of:=[.C47]/([.D47]-[.D46])" office:value-type="float" office:value="51263.4937508924" calcext:value-type="float">
            <text:p>51263.49375089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77932.30121" calcext:value-type="float">
            <text:p>1456077932.30121</text:p>
          </table:table-cell>
          <table:table-cell office:value-type="float" office:value="5248" calcext:value-type="float">
            <text:p>5248</text:p>
          </table:table-cell>
          <table:table-cell table:formula="of:=[.B48]-[.B$2]" office:value-type="float" office:value="4.60007762908936" calcext:value-type="float">
            <text:p>4.6000776291</text:p>
          </table:table-cell>
          <table:table-cell table:formula="of:=[.C48]/([.D48]-[.D47])" office:value-type="float" office:value="52352.6103921741" calcext:value-type="float">
            <text:p>52352.61039217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77932.40147" calcext:value-type="float">
            <text:p>1456077932.40147</text:p>
          </table:table-cell>
          <table:table-cell office:value-type="float" office:value="5360" calcext:value-type="float">
            <text:p>5360</text:p>
          </table:table-cell>
          <table:table-cell table:formula="of:=[.B49]-[.B$2]" office:value-type="float" office:value="4.70034313201904" calcext:value-type="float">
            <text:p>4.700343132</text:p>
          </table:table-cell>
          <table:table-cell table:formula="of:=[.C49]/([.D49]-[.D48])" office:value-type="float" office:value="53458.0672652564" calcext:value-type="float">
            <text:p>53458.06726525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77932.5016" calcext:value-type="float">
            <text:p>1456077932.5016</text:p>
          </table:table-cell>
          <table:table-cell office:value-type="float" office:value="5480" calcext:value-type="float">
            <text:p>5480</text:p>
          </table:table-cell>
          <table:table-cell table:formula="of:=[.B50]-[.B$2]" office:value-type="float" office:value="4.80047559738159" calcext:value-type="float">
            <text:p>4.8004755974</text:p>
          </table:table-cell>
          <table:table-cell table:formula="of:=[.C50]/([.D50]-[.D49])" office:value-type="float" office:value="54727.5050120718" calcext:value-type="float">
            <text:p>54727.50501207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77932.60067" calcext:value-type="float">
            <text:p>1456077932.60067</text:p>
          </table:table-cell>
          <table:table-cell office:value-type="float" office:value="5600" calcext:value-type="float">
            <text:p>5600</text:p>
          </table:table-cell>
          <table:table-cell table:formula="of:=[.B51]-[.B$2]" office:value-type="float" office:value="4.8995418548584" calcext:value-type="float">
            <text:p>4.8995418549</text:p>
          </table:table-cell>
          <table:table-cell table:formula="of:=[.C51]/([.D51]-[.D50])" office:value-type="float" office:value="56527.8243332355" calcext:value-type="float">
            <text:p>56527.82433323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77932.70095" calcext:value-type="float">
            <text:p>1456077932.70095</text:p>
          </table:table-cell>
          <table:table-cell office:value-type="float" office:value="5720" calcext:value-type="float">
            <text:p>5720</text:p>
          </table:table-cell>
          <table:table-cell table:formula="of:=[.B52]-[.B$2]" office:value-type="float" office:value="4.99981737136841" calcext:value-type="float">
            <text:p>4.9998173714</text:p>
          </table:table-cell>
          <table:table-cell table:formula="of:=[.C52]/([.D52]-[.D51])" office:value-type="float" office:value="57042.8375647311" calcext:value-type="float">
            <text:p>57042.83756473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77932.80109" calcext:value-type="float">
            <text:p>1456077932.80109</text:p>
          </table:table-cell>
          <table:table-cell office:value-type="float" office:value="5840" calcext:value-type="float">
            <text:p>5840</text:p>
          </table:table-cell>
          <table:table-cell table:formula="of:=[.B53]-[.B$2]" office:value-type="float" office:value="5.09996366500855" calcext:value-type="float">
            <text:p>5.099963665</text:p>
          </table:table-cell>
          <table:table-cell table:formula="of:=[.C53]/([.D53]-[.D52])" office:value-type="float" office:value="58314.6893182619" calcext:value-type="float">
            <text:p>58314.68931826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77932.9012" calcext:value-type="float">
            <text:p>1456077932.9012</text:p>
          </table:table-cell>
          <table:table-cell office:value-type="float" office:value="5968" calcext:value-type="float">
            <text:p>5968</text:p>
          </table:table-cell>
          <table:table-cell table:formula="of:=[.B54]-[.B$2]" office:value-type="float" office:value="5.20006847381592" calcext:value-type="float">
            <text:p>5.2000684738</text:p>
          </table:table-cell>
          <table:table-cell table:formula="of:=[.C54]/([.D54]-[.D53])" office:value-type="float" office:value="59617.5155929216" calcext:value-type="float">
            <text:p>59617.51559292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77933.00124" calcext:value-type="float">
            <text:p>1456077933.00124</text:p>
          </table:table-cell>
          <table:table-cell office:value-type="float" office:value="6096" calcext:value-type="float">
            <text:p>6096</text:p>
          </table:table-cell>
          <table:table-cell table:formula="of:=[.B55]-[.B$2]" office:value-type="float" office:value="5.30010986328125" calcext:value-type="float">
            <text:p>5.3001098633</text:p>
          </table:table-cell>
          <table:table-cell table:formula="of:=[.C55]/([.D55]-[.D54])" office:value-type="float" office:value="60934.7794205966" calcext:value-type="float">
            <text:p>60934.77942059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77933.10127" calcext:value-type="float">
            <text:p>1456077933.10127</text:p>
          </table:table-cell>
          <table:table-cell office:value-type="float" office:value="6216" calcext:value-type="float">
            <text:p>6216</text:p>
          </table:table-cell>
          <table:table-cell table:formula="of:=[.B56]-[.B$2]" office:value-type="float" office:value="5.40013957023621" calcext:value-type="float">
            <text:p>5.4001395702</text:p>
          </table:table-cell>
          <table:table-cell table:formula="of:=[.C56]/([.D56]-[.D55])" office:value-type="float" office:value="62141.5396408099" calcext:value-type="float">
            <text:p>62141.53964080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77933.20142" calcext:value-type="float">
            <text:p>1456077933.20142</text:p>
          </table:table-cell>
          <table:table-cell office:value-type="float" office:value="6344" calcext:value-type="float">
            <text:p>6344</text:p>
          </table:table-cell>
          <table:table-cell table:formula="of:=[.B57]-[.B$2]" office:value-type="float" office:value="5.50028967857361" calcext:value-type="float">
            <text:p>5.5002896786</text:p>
          </table:table-cell>
          <table:table-cell table:formula="of:=[.C57]/([.D57]-[.D56])" office:value-type="float" office:value="63344.9140027615" calcext:value-type="float">
            <text:p>63344.91400276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77933.30156" calcext:value-type="float">
            <text:p>1456077933.30156</text:p>
          </table:table-cell>
          <table:table-cell office:value-type="float" office:value="6472" calcext:value-type="float">
            <text:p>6472</text:p>
          </table:table-cell>
          <table:table-cell table:formula="of:=[.B58]-[.B$2]" office:value-type="float" office:value="5.60043239593506" calcext:value-type="float">
            <text:p>5.6004323959</text:p>
          </table:table-cell>
          <table:table-cell table:formula="of:=[.C58]/([.D58]-[.D57])" office:value-type="float" office:value="64627.7649590862" calcext:value-type="float">
            <text:p>64627.76495908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77933.40062" calcext:value-type="float">
            <text:p>1456077933.40062</text:p>
          </table:table-cell>
          <table:table-cell office:value-type="float" office:value="6592" calcext:value-type="float">
            <text:p>6592</text:p>
          </table:table-cell>
          <table:table-cell table:formula="of:=[.B59]-[.B$2]" office:value-type="float" office:value="5.69949340820313" calcext:value-type="float">
            <text:p>5.6994934082</text:p>
          </table:table-cell>
          <table:table-cell table:formula="of:=[.C59]/([.D59]-[.D58])" office:value-type="float" office:value="66544.8479585648" calcext:value-type="float">
            <text:p>66544.84795856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77933.50105" calcext:value-type="float">
            <text:p>1456077933.50105</text:p>
          </table:table-cell>
          <table:table-cell office:value-type="float" office:value="6712" calcext:value-type="float">
            <text:p>6712</text:p>
          </table:table-cell>
          <table:table-cell table:formula="of:=[.B60]-[.B$2]" office:value-type="float" office:value="5.79991960525513" calcext:value-type="float">
            <text:p>5.7999196053</text:p>
          </table:table-cell>
          <table:table-cell table:formula="of:=[.C60]/([.D60]-[.D59])" office:value-type="float" office:value="66835.1505586181" calcext:value-type="float">
            <text:p>66835.15055861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77933.60128" calcext:value-type="float">
            <text:p>1456077933.60128</text:p>
          </table:table-cell>
          <table:table-cell office:value-type="float" office:value="6824" calcext:value-type="float">
            <text:p>6824</text:p>
          </table:table-cell>
          <table:table-cell table:formula="of:=[.B61]-[.B$2]" office:value-type="float" office:value="5.90015482902527" calcext:value-type="float">
            <text:p>5.900154829</text:p>
          </table:table-cell>
          <table:table-cell table:formula="of:=[.C61]/([.D61]-[.D60])" office:value-type="float" office:value="68079.8599866323" calcext:value-type="float">
            <text:p>68079.85998663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77933.70129" calcext:value-type="float">
            <text:p>1456077933.70129</text:p>
          </table:table-cell>
          <table:table-cell office:value-type="float" office:value="6936" calcext:value-type="float">
            <text:p>6936</text:p>
          </table:table-cell>
          <table:table-cell table:formula="of:=[.B62]-[.B$2]" office:value-type="float" office:value="6.00016045570374" calcext:value-type="float">
            <text:p>6.0001604557</text:p>
          </table:table-cell>
          <table:table-cell table:formula="of:=[.C62]/([.D62]-[.D61])" office:value-type="float" office:value="69356.0975553934" calcext:value-type="float">
            <text:p>69356.09755539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77933.80125" calcext:value-type="float">
            <text:p>1456077933.80125</text:p>
          </table:table-cell>
          <table:table-cell office:value-type="float" office:value="7048" calcext:value-type="float">
            <text:p>7048</text:p>
          </table:table-cell>
          <table:table-cell table:formula="of:=[.B63]-[.B$2]" office:value-type="float" office:value="6.10012125968933" calcext:value-type="float">
            <text:p>6.1001212597</text:p>
          </table:table-cell>
          <table:table-cell table:formula="of:=[.C63]/([.D63]-[.D62])" office:value-type="float" office:value="70507.6361832345" calcext:value-type="float">
            <text:p>70507.63618323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77933.90122" calcext:value-type="float">
            <text:p>1456077933.90122</text:p>
          </table:table-cell>
          <table:table-cell office:value-type="float" office:value="7152" calcext:value-type="float">
            <text:p>7152</text:p>
          </table:table-cell>
          <table:table-cell table:formula="of:=[.B64]-[.B$2]" office:value-type="float" office:value="6.20008730888367" calcext:value-type="float">
            <text:p>6.2000873089</text:p>
          </table:table-cell>
          <table:table-cell table:formula="of:=[.C64]/([.D64]-[.D63])" office:value-type="float" office:value="71544.2898628151" calcext:value-type="float">
            <text:p>71544.28986281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77934.00135" calcext:value-type="float">
            <text:p>1456077934.00135</text:p>
          </table:table-cell>
          <table:table-cell office:value-type="float" office:value="7248" calcext:value-type="float">
            <text:p>7248</text:p>
          </table:table-cell>
          <table:table-cell table:formula="of:=[.B65]-[.B$2]" office:value-type="float" office:value="6.30021715164185" calcext:value-type="float">
            <text:p>6.3002171516</text:p>
          </table:table-cell>
          <table:table-cell table:formula="of:=[.C65]/([.D65]-[.D64])" office:value-type="float" office:value="72386.0120054765" calcext:value-type="float">
            <text:p>72386.01200547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77934.10154" calcext:value-type="float">
            <text:p>1456077934.10154</text:p>
          </table:table-cell>
          <table:table-cell office:value-type="float" office:value="7344" calcext:value-type="float">
            <text:p>7344</text:p>
          </table:table-cell>
          <table:table-cell table:formula="of:=[.B66]-[.B$2]" office:value-type="float" office:value="6.40041422843933" calcext:value-type="float">
            <text:p>6.4004142284</text:p>
          </table:table-cell>
          <table:table-cell table:formula="of:=[.C66]/([.D66]-[.D65])" office:value-type="float" office:value="73295.5514744549" calcext:value-type="float">
            <text:p>73295.55147445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77934.20112" calcext:value-type="float">
            <text:p>1456077934.20112</text:p>
          </table:table-cell>
          <table:table-cell office:value-type="float" office:value="7432" calcext:value-type="float">
            <text:p>7432</text:p>
          </table:table-cell>
          <table:table-cell table:formula="of:=[.B67]-[.B$2]" office:value-type="float" office:value="6.49998712539673" calcext:value-type="float">
            <text:p>6.4999871254</text:p>
          </table:table-cell>
          <table:table-cell table:formula="of:=[.C67]/([.D67]-[.D66])" office:value-type="float" office:value="74638.784519645" calcext:value-type="float">
            <text:p>74638.7845196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77934.30133" calcext:value-type="float">
            <text:p>1456077934.30133</text:p>
          </table:table-cell>
          <table:table-cell office:value-type="float" office:value="7512" calcext:value-type="float">
            <text:p>7512</text:p>
          </table:table-cell>
          <table:table-cell table:formula="of:=[.B68]-[.B$2]" office:value-type="float" office:value="6.60019826889038" calcext:value-type="float">
            <text:p>6.6001982689</text:p>
          </table:table-cell>
          <table:table-cell table:formula="of:=[.C68]/([.D68]-[.D67])" office:value-type="float" office:value="74961.7231987362" calcext:value-type="float">
            <text:p>74961.72319873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77934.40143" calcext:value-type="float">
            <text:p>1456077934.40143</text:p>
          </table:table-cell>
          <table:table-cell office:value-type="float" office:value="7584" calcext:value-type="float">
            <text:p>7584</text:p>
          </table:table-cell>
          <table:table-cell table:formula="of:=[.B69]-[.B$2]" office:value-type="float" office:value="6.70029759407043" calcext:value-type="float">
            <text:p>6.7002975941</text:p>
          </table:table-cell>
          <table:table-cell table:formula="of:=[.C69]/([.D69]-[.D68])" office:value-type="float" office:value="75764.7465290927" calcext:value-type="float">
            <text:p>75764.74652909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77934.50148" calcext:value-type="float">
            <text:p>1456077934.50148</text:p>
          </table:table-cell>
          <table:table-cell office:value-type="float" office:value="7648" calcext:value-type="float">
            <text:p>7648</text:p>
          </table:table-cell>
          <table:table-cell table:formula="of:=[.B70]-[.B$2]" office:value-type="float" office:value="6.80034708976746" calcext:value-type="float">
            <text:p>6.8003470898</text:p>
          </table:table-cell>
          <table:table-cell table:formula="of:=[.C70]/([.D70]-[.D69])" office:value-type="float" office:value="76442.1644179031" calcext:value-type="float">
            <text:p>76442.16441790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77934.60153" calcext:value-type="float">
            <text:p>1456077934.60153</text:p>
          </table:table-cell>
          <table:table-cell office:value-type="float" office:value="7712" calcext:value-type="float">
            <text:p>7712</text:p>
          </table:table-cell>
          <table:table-cell table:formula="of:=[.B71]-[.B$2]" office:value-type="float" office:value="6.90040349960327" calcext:value-type="float">
            <text:p>6.9004034996</text:p>
          </table:table-cell>
          <table:table-cell table:formula="of:=[.C71]/([.D71]-[.D70])" office:value-type="float" office:value="77076.5212609045" calcext:value-type="float">
            <text:p>77076.52126090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77934.70167" calcext:value-type="float">
            <text:p>1456077934.70167</text:p>
          </table:table-cell>
          <table:table-cell office:value-type="float" office:value="7760" calcext:value-type="float">
            <text:p>7760</text:p>
          </table:table-cell>
          <table:table-cell table:formula="of:=[.B72]-[.B$2]" office:value-type="float" office:value="7.00053763389587" calcext:value-type="float">
            <text:p>7.0005376339</text:p>
          </table:table-cell>
          <table:table-cell table:formula="of:=[.C72]/([.D72]-[.D71])" office:value-type="float" office:value="77496.0512199013" calcext:value-type="float">
            <text:p>77496.05121990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77934.80082" calcext:value-type="float">
            <text:p>1456077934.80082</text:p>
          </table:table-cell>
          <table:table-cell office:value-type="float" office:value="7808" calcext:value-type="float">
            <text:p>7808</text:p>
          </table:table-cell>
          <table:table-cell table:formula="of:=[.B73]-[.B$2]" office:value-type="float" office:value="7.09968686103821" calcext:value-type="float">
            <text:p>7.099686861</text:p>
          </table:table-cell>
          <table:table-cell table:formula="of:=[.C73]/([.D73]-[.D72])" office:value-type="float" office:value="78749.9834849061" calcext:value-type="float">
            <text:p>78749.98348490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77934.9009" calcext:value-type="float">
            <text:p>1456077934.9009</text:p>
          </table:table-cell>
          <table:table-cell office:value-type="float" office:value="7840" calcext:value-type="float">
            <text:p>7840</text:p>
          </table:table-cell>
          <table:table-cell table:formula="of:=[.B74]-[.B$2]" office:value-type="float" office:value="7.19977140426636" calcext:value-type="float">
            <text:p>7.1997714043</text:p>
          </table:table-cell>
          <table:table-cell table:formula="of:=[.C74]/([.D74]-[.D73])" office:value-type="float" office:value="78333.7740986457" calcext:value-type="float">
            <text:p>78333.77409864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77935.00104" calcext:value-type="float">
            <text:p>1456077935.00104</text:p>
          </table:table-cell>
          <table:table-cell office:value-type="float" office:value="7864" calcext:value-type="float">
            <text:p>7864</text:p>
          </table:table-cell>
          <table:table-cell table:formula="of:=[.B75]-[.B$2]" office:value-type="float" office:value="7.2999153137207" calcext:value-type="float">
            <text:p>7.2999153137</text:p>
          </table:table-cell>
          <table:table-cell table:formula="of:=[.C75]/([.D75]-[.D74])" office:value-type="float" office:value="78526.992233962" calcext:value-type="float">
            <text:p>78526.9922339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77935.10116" calcext:value-type="float">
            <text:p>1456077935.10116</text:p>
          </table:table-cell>
          <table:table-cell office:value-type="float" office:value="7880" calcext:value-type="float">
            <text:p>7880</text:p>
          </table:table-cell>
          <table:table-cell table:formula="of:=[.B76]-[.B$2]" office:value-type="float" office:value="7.40003323554993" calcext:value-type="float">
            <text:p>7.4000332355</text:p>
          </table:table-cell>
          <table:table-cell table:formula="of:=[.C76]/([.D76]-[.D75])" office:value-type="float" office:value="78707.1870453057" calcext:value-type="float">
            <text:p>78707.18704530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77935.2013" calcext:value-type="float">
            <text:p>1456077935.2013</text:p>
          </table:table-cell>
          <table:table-cell office:value-type="float" office:value="7888" calcext:value-type="float">
            <text:p>7888</text:p>
          </table:table-cell>
          <table:table-cell table:formula="of:=[.B77]-[.B$2]" office:value-type="float" office:value="7.50017547607422" calcext:value-type="float">
            <text:p>7.5001754761</text:p>
          </table:table-cell>
          <table:table-cell table:formula="of:=[.C77]/([.D77]-[.D76])" office:value-type="float" office:value="78767.9600406641" calcext:value-type="float">
            <text:p>78767.96004066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77935.30137" calcext:value-type="float">
            <text:p>1456077935.30137</text:p>
          </table:table-cell>
          <table:table-cell office:value-type="float" office:value="7888" calcext:value-type="float">
            <text:p>7888</text:p>
          </table:table-cell>
          <table:table-cell table:formula="of:=[.B78]-[.B$2]" office:value-type="float" office:value="7.60024046897888" calcext:value-type="float">
            <text:p>7.600240469</text:p>
          </table:table-cell>
          <table:table-cell table:formula="of:=[.C78]/([.D78]-[.D77])" office:value-type="float" office:value="78828.7668946851" calcext:value-type="float">
            <text:p>78828.76689468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77935.40146" calcext:value-type="float">
            <text:p>1456077935.40146</text:p>
          </table:table-cell>
          <table:table-cell office:value-type="float" office:value="7880" calcext:value-type="float">
            <text:p>7880</text:p>
          </table:table-cell>
          <table:table-cell table:formula="of:=[.B79]-[.B$2]" office:value-type="float" office:value="7.70032787322998" calcext:value-type="float">
            <text:p>7.7003278732</text:p>
          </table:table-cell>
          <table:table-cell table:formula="of:=[.C79]/([.D79]-[.D78])" office:value-type="float" office:value="78731.185596848" calcext:value-type="float">
            <text:p>78731.1855968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77935.50154" calcext:value-type="float">
            <text:p>1456077935.50154</text:p>
          </table:table-cell>
          <table:table-cell office:value-type="float" office:value="7864" calcext:value-type="float">
            <text:p>7864</text:p>
          </table:table-cell>
          <table:table-cell table:formula="of:=[.B80]-[.B$2]" office:value-type="float" office:value="7.80041170120239" calcext:value-type="float">
            <text:p>7.8004117012</text:p>
          </table:table-cell>
          <table:table-cell table:formula="of:=[.C80]/([.D80]-[.D79])" office:value-type="float" office:value="78574.1328975516" calcext:value-type="float">
            <text:p>78574.13289755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77935.60063" calcext:value-type="float">
            <text:p>1456077935.60063</text:p>
          </table:table-cell>
          <table:table-cell office:value-type="float" office:value="7840" calcext:value-type="float">
            <text:p>7840</text:p>
          </table:table-cell>
          <table:table-cell table:formula="of:=[.B81]-[.B$2]" office:value-type="float" office:value="7.89949679374695" calcext:value-type="float">
            <text:p>7.8994967937</text:p>
          </table:table-cell>
          <table:table-cell table:formula="of:=[.C81]/([.D81]-[.D80])" office:value-type="float" office:value="79123.9105567226" calcext:value-type="float">
            <text:p>79123.91055672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77935.70061" calcext:value-type="float">
            <text:p>1456077935.70061</text:p>
          </table:table-cell>
          <table:table-cell office:value-type="float" office:value="7800" calcext:value-type="float">
            <text:p>7800</text:p>
          </table:table-cell>
          <table:table-cell table:formula="of:=[.B82]-[.B$2]" office:value-type="float" office:value="7.99948406219482" calcext:value-type="float">
            <text:p>7.9994840622</text:p>
          </table:table-cell>
          <table:table-cell table:formula="of:=[.C82]/([.D82]-[.D81])" office:value-type="float" office:value="78009.9318751386" calcext:value-type="float">
            <text:p>78009.93187513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77935.80056" calcext:value-type="float">
            <text:p>1456077935.80056</text:p>
          </table:table-cell>
          <table:table-cell office:value-type="float" office:value="7760" calcext:value-type="float">
            <text:p>7760</text:p>
          </table:table-cell>
          <table:table-cell table:formula="of:=[.B83]-[.B$2]" office:value-type="float" office:value="8.09942603111267" calcext:value-type="float">
            <text:p>8.0994260311</text:p>
          </table:table-cell>
          <table:table-cell table:formula="of:=[.C83]/([.D83]-[.D82])" office:value-type="float" office:value="77645.0582675512" calcext:value-type="float">
            <text:p>77645.05826755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077935.90162" calcext:value-type="float">
            <text:p>1456077935.90162</text:p>
          </table:table-cell>
          <table:table-cell office:value-type="float" office:value="7712" calcext:value-type="float">
            <text:p>7712</text:p>
          </table:table-cell>
          <table:table-cell table:formula="of:=[.B84]-[.B$2]" office:value-type="float" office:value="8.20049071311951" calcext:value-type="float">
            <text:p>8.2004907131</text:p>
          </table:table-cell>
          <table:table-cell table:formula="of:=[.C84]/([.D84]-[.D83])" office:value-type="float" office:value="76307.5670636194" calcext:value-type="float">
            <text:p>76307.56706361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077936.00068" calcext:value-type="float">
            <text:p>1456077936.00068</text:p>
          </table:table-cell>
          <table:table-cell office:value-type="float" office:value="7648" calcext:value-type="float">
            <text:p>7648</text:p>
          </table:table-cell>
          <table:table-cell table:formula="of:=[.B85]-[.B$2]" office:value-type="float" office:value="8.2995502948761" calcext:value-type="float">
            <text:p>8.2995502949</text:p>
          </table:table-cell>
          <table:table-cell table:formula="of:=[.C85]/([.D85]-[.D84])" office:value-type="float" office:value="77206.0598720535" calcext:value-type="float">
            <text:p>77206.05987205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077936.10068" calcext:value-type="float">
            <text:p>1456077936.10068</text:p>
          </table:table-cell>
          <table:table-cell office:value-type="float" office:value="7584" calcext:value-type="float">
            <text:p>7584</text:p>
          </table:table-cell>
          <table:table-cell table:formula="of:=[.B86]-[.B$2]" office:value-type="float" office:value="8.39954972267151" calcext:value-type="float">
            <text:p>8.3995497227</text:p>
          </table:table-cell>
          <table:table-cell table:formula="of:=[.C86]/([.D86]-[.D85])" office:value-type="float" office:value="75840.4339624441" calcext:value-type="float">
            <text:p>75840.43396244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077936.20062" calcext:value-type="float">
            <text:p>1456077936.20062</text:p>
          </table:table-cell>
          <table:table-cell office:value-type="float" office:value="7512" calcext:value-type="float">
            <text:p>7512</text:p>
          </table:table-cell>
          <table:table-cell table:formula="of:=[.B87]-[.B$2]" office:value-type="float" office:value="8.49949097633362" calcext:value-type="float">
            <text:p>8.4994909763</text:p>
          </table:table-cell>
          <table:table-cell table:formula="of:=[.C87]/([.D87]-[.D86])" office:value-type="float" office:value="75164.1561891675" calcext:value-type="float">
            <text:p>75164.15618916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077936.30056" calcext:value-type="float">
            <text:p>1456077936.30056</text:p>
          </table:table-cell>
          <table:table-cell office:value-type="float" office:value="7432" calcext:value-type="float">
            <text:p>7432</text:p>
          </table:table-cell>
          <table:table-cell table:formula="of:=[.B88]-[.B$2]" office:value-type="float" office:value="8.59943389892578" calcext:value-type="float">
            <text:p>8.5994338989</text:p>
          </table:table-cell>
          <table:table-cell table:formula="of:=[.C88]/([.D88]-[.D87])" office:value-type="float" office:value="74362.4441555282" calcext:value-type="float">
            <text:p>74362.44415552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077936.40062" calcext:value-type="float">
            <text:p>1456077936.40062</text:p>
          </table:table-cell>
          <table:table-cell office:value-type="float" office:value="7344" calcext:value-type="float">
            <text:p>7344</text:p>
          </table:table-cell>
          <table:table-cell table:formula="of:=[.B89]-[.B$2]" office:value-type="float" office:value="8.69949507713318" calcext:value-type="float">
            <text:p>8.6994950771</text:p>
          </table:table-cell>
          <table:table-cell table:formula="of:=[.C89]/([.D89]-[.D88])" office:value-type="float" office:value="73395.0981946069" calcext:value-type="float">
            <text:p>73395.09819460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077936.5006" calcext:value-type="float">
            <text:p>1456077936.5006</text:p>
          </table:table-cell>
          <table:table-cell office:value-type="float" office:value="7248" calcext:value-type="float">
            <text:p>7248</text:p>
          </table:table-cell>
          <table:table-cell table:formula="of:=[.B90]-[.B$2]" office:value-type="float" office:value="8.79947113990784" calcext:value-type="float">
            <text:p>8.7994711399</text:p>
          </table:table-cell>
          <table:table-cell table:formula="of:=[.C90]/([.D90]-[.D89])" office:value-type="float" office:value="72497.3538549591" calcext:value-type="float">
            <text:p>72497.35385495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077936.60051" calcext:value-type="float">
            <text:p>1456077936.60051</text:p>
          </table:table-cell>
          <table:table-cell office:value-type="float" office:value="7152" calcext:value-type="float">
            <text:p>7152</text:p>
          </table:table-cell>
          <table:table-cell table:formula="of:=[.B91]-[.B$2]" office:value-type="float" office:value="8.89938521385193" calcext:value-type="float">
            <text:p>8.8993852139</text:p>
          </table:table-cell>
          <table:table-cell table:formula="of:=[.C91]/([.D91]-[.D90])" office:value-type="float" office:value="71581.5071658673" calcext:value-type="float">
            <text:p>71581.50716586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077936.70154" calcext:value-type="float">
            <text:p>1456077936.70154</text:p>
          </table:table-cell>
          <table:table-cell office:value-type="float" office:value="7048" calcext:value-type="float">
            <text:p>7048</text:p>
          </table:table-cell>
          <table:table-cell table:formula="of:=[.B92]-[.B$2]" office:value-type="float" office:value="9.00041341781616" calcext:value-type="float">
            <text:p>9.0004134178</text:p>
          </table:table-cell>
          <table:table-cell table:formula="of:=[.C92]/([.D92]-[.D91])" office:value-type="float" office:value="69762.6971820183" calcext:value-type="float">
            <text:p>69762.69718201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77936.8006" calcext:value-type="float">
            <text:p>1456077936.8006</text:p>
          </table:table-cell>
          <table:table-cell office:value-type="float" office:value="6936" calcext:value-type="float">
            <text:p>6936</text:p>
          </table:table-cell>
          <table:table-cell table:formula="of:=[.B93]-[.B$2]" office:value-type="float" office:value="9.09946870803833" calcext:value-type="float">
            <text:p>9.099468708</text:p>
          </table:table-cell>
          <table:table-cell table:formula="of:=[.C93]/([.D93]-[.D92])" office:value-type="float" office:value="70021.4999566754" calcext:value-type="float">
            <text:p>70021.49995667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077936.90068" calcext:value-type="float">
            <text:p>1456077936.90068</text:p>
          </table:table-cell>
          <table:table-cell office:value-type="float" office:value="6824" calcext:value-type="float">
            <text:p>6824</text:p>
          </table:table-cell>
          <table:table-cell table:formula="of:=[.B94]-[.B$2]" office:value-type="float" office:value="9.19955587387085" calcext:value-type="float">
            <text:p>9.1995558739</text:p>
          </table:table-cell>
          <table:table-cell table:formula="of:=[.C94]/([.D94]-[.D93])" office:value-type="float" office:value="68180.5698386836" calcext:value-type="float">
            <text:p>68180.56983868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077937.00074" calcext:value-type="float">
            <text:p>1456077937.00074</text:p>
          </table:table-cell>
          <table:table-cell office:value-type="float" office:value="6704" calcext:value-type="float">
            <text:p>6704</text:p>
          </table:table-cell>
          <table:table-cell table:formula="of:=[.B95]-[.B$2]" office:value-type="float" office:value="9.2996129989624" calcext:value-type="float">
            <text:p>9.299612999</text:p>
          </table:table-cell>
          <table:table-cell table:formula="of:=[.C95]/([.D95]-[.D94])" office:value-type="float" office:value="67001.7252031358" calcext:value-type="float">
            <text:p>67001.72520313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077937.10092" calcext:value-type="float">
            <text:p>1456077937.10092</text:p>
          </table:table-cell>
          <table:table-cell office:value-type="float" office:value="6584" calcext:value-type="float">
            <text:p>6584</text:p>
          </table:table-cell>
          <table:table-cell table:formula="of:=[.B96]-[.B$2]" office:value-type="float" office:value="9.39978981018066" calcext:value-type="float">
            <text:p>9.3997898102</text:p>
          </table:table-cell>
          <table:table-cell table:formula="of:=[.C96]/([.D96]-[.D95])" office:value-type="float" office:value="65723.7929609779" calcext:value-type="float">
            <text:p>65723.79296097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077937.20111" calcext:value-type="float">
            <text:p>1456077937.20111</text:p>
          </table:table-cell>
          <table:table-cell office:value-type="float" office:value="6464" calcext:value-type="float">
            <text:p>6464</text:p>
          </table:table-cell>
          <table:table-cell table:formula="of:=[.B97]-[.B$2]" office:value-type="float" office:value="9.49998378753662" calcext:value-type="float">
            <text:p>9.4999837875</text:p>
          </table:table-cell>
          <table:table-cell table:formula="of:=[.C97]/([.D97]-[.D96])" office:value-type="float" office:value="64514.8557885419" calcext:value-type="float">
            <text:p>64514.85578854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077937.30124" calcext:value-type="float">
            <text:p>1456077937.30124</text:p>
          </table:table-cell>
          <table:table-cell office:value-type="float" office:value="6344" calcext:value-type="float">
            <text:p>6344</text:p>
          </table:table-cell>
          <table:table-cell table:formula="of:=[.B98]-[.B$2]" office:value-type="float" office:value="9.60010814666748" calcext:value-type="float">
            <text:p>9.6001081467</text:p>
          </table:table-cell>
          <table:table-cell table:formula="of:=[.C98]/([.D98]-[.D97])" office:value-type="float" office:value="63361.2045567112" calcext:value-type="float">
            <text:p>63361.20455671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077937.40132" calcext:value-type="float">
            <text:p>1456077937.40132</text:p>
          </table:table-cell>
          <table:table-cell office:value-type="float" office:value="6216" calcext:value-type="float">
            <text:p>6216</text:p>
          </table:table-cell>
          <table:table-cell table:formula="of:=[.B99]-[.B$2]" office:value-type="float" office:value="9.70018720626831" calcext:value-type="float">
            <text:p>9.7001872063</text:p>
          </table:table-cell>
          <table:table-cell table:formula="of:=[.C99]/([.D99]-[.D98])" office:value-type="float" office:value="62110.8953740453" calcext:value-type="float">
            <text:p>62110.89537404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077937.50135" calcext:value-type="float">
            <text:p>1456077937.50135</text:p>
          </table:table-cell>
          <table:table-cell office:value-type="float" office:value="6088" calcext:value-type="float">
            <text:p>6088</text:p>
          </table:table-cell>
          <table:table-cell table:formula="of:=[.B100]-[.B$2]" office:value-type="float" office:value="9.80021667480469" calcext:value-type="float">
            <text:p>9.8002166748</text:p>
          </table:table-cell>
          <table:table-cell table:formula="of:=[.C100]/([.D100]-[.D99])" office:value-type="float" office:value="60862.0648402828" calcext:value-type="float">
            <text:p>60862.06484028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077937.60136" calcext:value-type="float">
            <text:p>1456077937.60136</text:p>
          </table:table-cell>
          <table:table-cell office:value-type="float" office:value="5968" calcext:value-type="float">
            <text:p>5968</text:p>
          </table:table-cell>
          <table:table-cell table:formula="of:=[.B101]-[.B$2]" office:value-type="float" office:value="9.90023040771484" calcext:value-type="float">
            <text:p>9.9002304077</text:p>
          </table:table-cell>
          <table:table-cell table:formula="of:=[.C101]/([.D101]-[.D100])" office:value-type="float" office:value="59671.8053245862" calcext:value-type="float">
            <text:p>59671.80532458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077937.70162" calcext:value-type="float">
            <text:p>1456077937.70162</text:p>
          </table:table-cell>
          <table:table-cell office:value-type="float" office:value="5840" calcext:value-type="float">
            <text:p>5840</text:p>
          </table:table-cell>
          <table:table-cell table:formula="of:=[.B102]-[.B$2]" office:value-type="float" office:value="10.0004887580872" calcext:value-type="float">
            <text:p>10.0004887581</text:p>
          </table:table-cell>
          <table:table-cell table:formula="of:=[.C102]/([.D102]-[.D101])" office:value-type="float" office:value="58249.5121684415" calcext:value-type="float">
            <text:p>58249.51216844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077937.80065" calcext:value-type="float">
            <text:p>1456077937.80065</text:p>
          </table:table-cell>
          <table:table-cell office:value-type="float" office:value="5720" calcext:value-type="float">
            <text:p>5720</text:p>
          </table:table-cell>
          <table:table-cell table:formula="of:=[.B103]-[.B$2]" office:value-type="float" office:value="10.0995197296143" calcext:value-type="float">
            <text:p>10.0995197296</text:p>
          </table:table-cell>
          <table:table-cell table:formula="of:=[.C103]/([.D103]-[.D102])" office:value-type="float" office:value="57759.7080165444" calcext:value-type="float">
            <text:p>57759.70801654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077937.90059" calcext:value-type="float">
            <text:p>1456077937.90059</text:p>
          </table:table-cell>
          <table:table-cell office:value-type="float" office:value="5592" calcext:value-type="float">
            <text:p>5592</text:p>
          </table:table-cell>
          <table:table-cell table:formula="of:=[.B104]-[.B$2]" office:value-type="float" office:value="10.1994645595551" calcext:value-type="float">
            <text:p>10.1994645596</text:p>
          </table:table-cell>
          <table:table-cell table:formula="of:=[.C104]/([.D104]-[.D103])" office:value-type="float" office:value="55950.8681270709" calcext:value-type="float">
            <text:p>55950.86812707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077938.00057" calcext:value-type="float">
            <text:p>1456077938.00057</text:p>
          </table:table-cell>
          <table:table-cell office:value-type="float" office:value="5472" calcext:value-type="float">
            <text:p>5472</text:p>
          </table:table-cell>
          <table:table-cell table:formula="of:=[.B105]-[.B$2]" office:value-type="float" office:value="10.2994422912598" calcext:value-type="float">
            <text:p>10.2994422913</text:p>
          </table:table-cell>
          <table:table-cell table:formula="of:=[.C105]/([.D105]-[.D104])" office:value-type="float" office:value="54732.1879252248" calcext:value-type="float">
            <text:p>54732.18792522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077938.10054" calcext:value-type="float">
            <text:p>1456077938.10054</text:p>
          </table:table-cell>
          <table:table-cell office:value-type="float" office:value="5360" calcext:value-type="float">
            <text:p>5360</text:p>
          </table:table-cell>
          <table:table-cell table:formula="of:=[.B106]-[.B$2]" office:value-type="float" office:value="10.3994100093842" calcext:value-type="float">
            <text:p>10.3994100094</text:p>
          </table:table-cell>
          <table:table-cell table:formula="of:=[.C106]/([.D106]-[.D105])" office:value-type="float" office:value="53617.3086728914" calcext:value-type="float">
            <text:p>53617.30867289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077938.20154" calcext:value-type="float">
            <text:p>1456077938.20154</text:p>
          </table:table-cell>
          <table:table-cell office:value-type="float" office:value="5248" calcext:value-type="float">
            <text:p>5248</text:p>
          </table:table-cell>
          <table:table-cell table:formula="of:=[.B107]-[.B$2]" office:value-type="float" office:value="10.5004060268402" calcext:value-type="float">
            <text:p>10.5004060268</text:p>
          </table:table-cell>
          <table:table-cell table:formula="of:=[.C107]/([.D107]-[.D106])" office:value-type="float" office:value="51962.444977432" calcext:value-type="float">
            <text:p>51962.4449774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077938.30153" calcext:value-type="float">
            <text:p>1456077938.30153</text:p>
          </table:table-cell>
          <table:table-cell office:value-type="float" office:value="5136" calcext:value-type="float">
            <text:p>5136</text:p>
          </table:table-cell>
          <table:table-cell table:formula="of:=[.B108]-[.B$2]" office:value-type="float" office:value="10.6004049777985" calcext:value-type="float">
            <text:p>10.6004049778</text:p>
          </table:table-cell>
          <table:table-cell table:formula="of:=[.C108]/([.D108]-[.D107])" office:value-type="float" office:value="51360.538793494" calcext:value-type="float">
            <text:p>51360.5387934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077938.40157" calcext:value-type="float">
            <text:p>1456077938.40157</text:p>
          </table:table-cell>
          <table:table-cell office:value-type="float" office:value="5032" calcext:value-type="float">
            <text:p>5032</text:p>
          </table:table-cell>
          <table:table-cell table:formula="of:=[.B109]-[.B$2]" office:value-type="float" office:value="10.7004454135895" calcext:value-type="float">
            <text:p>10.7004454136</text:p>
          </table:table-cell>
          <table:table-cell table:formula="of:=[.C109]/([.D109]-[.D108])" office:value-type="float" office:value="50299.6609342231" calcext:value-type="float">
            <text:p>50299.66093422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077938.50055" calcext:value-type="float">
            <text:p>1456077938.50055</text:p>
          </table:table-cell>
          <table:table-cell office:value-type="float" office:value="4936" calcext:value-type="float">
            <text:p>4936</text:p>
          </table:table-cell>
          <table:table-cell table:formula="of:=[.B110]-[.B$2]" office:value-type="float" office:value="10.799423456192" calcext:value-type="float">
            <text:p>10.7994234562</text:p>
          </table:table-cell>
          <table:table-cell table:formula="of:=[.C110]/([.D110]-[.D109])" office:value-type="float" office:value="49869.6465419228" calcext:value-type="float">
            <text:p>49869.64654192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077938.60066" calcext:value-type="float">
            <text:p>1456077938.60066</text:p>
          </table:table-cell>
          <table:table-cell office:value-type="float" office:value="4840" calcext:value-type="float">
            <text:p>4840</text:p>
          </table:table-cell>
          <table:table-cell table:formula="of:=[.B111]-[.B$2]" office:value-type="float" office:value="10.8995277881622" calcext:value-type="float">
            <text:p>10.8995277882</text:p>
          </table:table-cell>
          <table:table-cell table:formula="of:=[.C111]/([.D111]-[.D110])" office:value-type="float" office:value="48349.5559556813" calcext:value-type="float">
            <text:p>48349.55595568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077938.70056" calcext:value-type="float">
            <text:p>1456077938.70056</text:p>
          </table:table-cell>
          <table:table-cell office:value-type="float" office:value="4752" calcext:value-type="float">
            <text:p>4752</text:p>
          </table:table-cell>
          <table:table-cell table:formula="of:=[.B112]-[.B$2]" office:value-type="float" office:value="10.9994261264801" calcext:value-type="float">
            <text:p>10.9994261265</text:p>
          </table:table-cell>
          <table:table-cell table:formula="of:=[.C112]/([.D112]-[.D111])" office:value-type="float" office:value="47568.3587937108" calcext:value-type="float">
            <text:p>47568.35879371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077938.80156" calcext:value-type="float">
            <text:p>1456077938.80156</text:p>
          </table:table-cell>
          <table:table-cell office:value-type="float" office:value="4672" calcext:value-type="float">
            <text:p>4672</text:p>
          </table:table-cell>
          <table:table-cell table:formula="of:=[.B113]-[.B$2]" office:value-type="float" office:value="11.1004276275635" calcext:value-type="float">
            <text:p>11.1004276276</text:p>
          </table:table-cell>
          <table:table-cell table:formula="of:=[.C113]/([.D113]-[.D112])" office:value-type="float" office:value="46256.7382651411" calcext:value-type="float">
            <text:p>46256.73826514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077938.90064" calcext:value-type="float">
            <text:p>1456077938.90064</text:p>
          </table:table-cell>
          <table:table-cell office:value-type="float" office:value="4600" calcext:value-type="float">
            <text:p>4600</text:p>
          </table:table-cell>
          <table:table-cell table:formula="of:=[.B114]-[.B$2]" office:value-type="float" office:value="11.1995146274567" calcext:value-type="float">
            <text:p>11.1995146275</text:p>
          </table:table-cell>
          <table:table-cell table:formula="of:=[.C114]/([.D114]-[.D113])" office:value-type="float" office:value="46423.849798244" calcext:value-type="float">
            <text:p>46423.8497982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077939.00061" calcext:value-type="float">
            <text:p>1456077939.00061</text:p>
          </table:table-cell>
          <table:table-cell office:value-type="float" office:value="4536" calcext:value-type="float">
            <text:p>4536</text:p>
          </table:table-cell>
          <table:table-cell table:formula="of:=[.B115]-[.B$2]" office:value-type="float" office:value="11.2994763851166" calcext:value-type="float">
            <text:p>11.2994763851</text:p>
          </table:table-cell>
          <table:table-cell table:formula="of:=[.C115]/([.D115]-[.D114])" office:value-type="float" office:value="45377.3533617955" calcext:value-type="float">
            <text:p>45377.35336179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077939.10059" calcext:value-type="float">
            <text:p>1456077939.10059</text:p>
          </table:table-cell>
          <table:table-cell office:value-type="float" office:value="4472" calcext:value-type="float">
            <text:p>4472</text:p>
          </table:table-cell>
          <table:table-cell table:formula="of:=[.B116]-[.B$2]" office:value-type="float" office:value="11.3994612693787" calcext:value-type="float">
            <text:p>11.3994612694</text:p>
          </table:table-cell>
          <table:table-cell table:formula="of:=[.C116]/([.D116]-[.D115])" office:value-type="float" office:value="44726.7607799374" calcext:value-type="float">
            <text:p>44726.76077993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077939.20093" calcext:value-type="float">
            <text:p>1456077939.20093</text:p>
          </table:table-cell>
          <table:table-cell office:value-type="float" office:value="4424" calcext:value-type="float">
            <text:p>4424</text:p>
          </table:table-cell>
          <table:table-cell table:formula="of:=[.B117]-[.B$2]" office:value-type="float" office:value="11.4998018741608" calcext:value-type="float">
            <text:p>11.4998018742</text:p>
          </table:table-cell>
          <table:table-cell table:formula="of:=[.C117]/([.D117]-[.D116])" office:value-type="float" office:value="44089.8279376228" calcext:value-type="float">
            <text:p>44089.82793762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077939.30104" calcext:value-type="float">
            <text:p>1456077939.30104</text:p>
          </table:table-cell>
          <table:table-cell office:value-type="float" office:value="4376" calcext:value-type="float">
            <text:p>4376</text:p>
          </table:table-cell>
          <table:table-cell table:formula="of:=[.B118]-[.B$2]" office:value-type="float" office:value="11.599910736084" calcext:value-type="float">
            <text:p>11.5999107361</text:p>
          </table:table-cell>
          <table:table-cell table:formula="of:=[.C118]/([.D118]-[.D117])" office:value-type="float" office:value="43712.4138256245" calcext:value-type="float">
            <text:p>43712.41382562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077939.4012" calcext:value-type="float">
            <text:p>1456077939.4012</text:p>
          </table:table-cell>
          <table:table-cell office:value-type="float" office:value="4344" calcext:value-type="float">
            <text:p>4344</text:p>
          </table:table-cell>
          <table:table-cell table:formula="of:=[.B119]-[.B$2]" office:value-type="float" office:value="11.7000708580017" calcext:value-type="float">
            <text:p>11.700070858</text:p>
          </table:table-cell>
          <table:table-cell table:formula="of:=[.C119]/([.D119]-[.D118])" office:value-type="float" office:value="43370.5542368282" calcext:value-type="float">
            <text:p>43370.554236828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077939.50126" calcext:value-type="float">
            <text:p>1456077939.50126</text:p>
          </table:table-cell>
          <table:table-cell office:value-type="float" office:value="4320" calcext:value-type="float">
            <text:p>4320</text:p>
          </table:table-cell>
          <table:table-cell table:formula="of:=[.B120]-[.B$2]" office:value-type="float" office:value="11.8001344203949" calcext:value-type="float">
            <text:p>11.8001344204</text:p>
          </table:table-cell>
          <table:table-cell table:formula="of:=[.C120]/([.D120]-[.D119])" office:value-type="float" office:value="43172.5584886239" calcext:value-type="float">
            <text:p>43172.55848862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077939.60128" calcext:value-type="float">
            <text:p>1456077939.60128</text:p>
          </table:table-cell>
          <table:table-cell office:value-type="float" office:value="4304" calcext:value-type="float">
            <text:p>4304</text:p>
          </table:table-cell>
          <table:table-cell table:formula="of:=[.B121]-[.B$2]" office:value-type="float" office:value="11.9001548290253" calcext:value-type="float">
            <text:p>11.900154829</text:p>
          </table:table-cell>
          <table:table-cell table:formula="of:=[.C121]/([.D121]-[.D120])" office:value-type="float" office:value="43031.217917791" calcext:value-type="float">
            <text:p>43031.2179177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077939.70148" calcext:value-type="float">
            <text:p>1456077939.70148</text:p>
          </table:table-cell>
          <table:table-cell office:value-type="float" office:value="4296" calcext:value-type="float">
            <text:p>4296</text:p>
          </table:table-cell>
          <table:table-cell table:formula="of:=[.B122]-[.B$2]" office:value-type="float" office:value="12.0003468990326" calcext:value-type="float">
            <text:p>12.000346899</text:p>
          </table:table-cell>
          <table:table-cell table:formula="of:=[.C122]/([.D122]-[.D121])" office:value-type="float" office:value="42877.6449042919" calcext:value-type="float">
            <text:p>42877.64490429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077939.80052" calcext:value-type="float">
            <text:p>1456077939.80052</text:p>
          </table:table-cell>
          <table:table-cell office:value-type="float" office:value="4296" calcext:value-type="float">
            <text:p>4296</text:p>
          </table:table-cell>
          <table:table-cell table:formula="of:=[.B123]-[.B$2]" office:value-type="float" office:value="12.0993869304657" calcext:value-type="float">
            <text:p>12.0993869305</text:p>
          </table:table-cell>
          <table:table-cell table:formula="of:=[.C123]/([.D123]-[.D122])" office:value-type="float" office:value="43376.3998035647" calcext:value-type="float">
            <text:p>43376.39980356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077939.90058" calcext:value-type="float">
            <text:p>1456077939.90058</text:p>
          </table:table-cell>
          <table:table-cell office:value-type="float" office:value="4304" calcext:value-type="float">
            <text:p>4304</text:p>
          </table:table-cell>
          <table:table-cell table:formula="of:=[.B124]-[.B$2]" office:value-type="float" office:value="12.1994500160217" calcext:value-type="float">
            <text:p>12.199450016</text:p>
          </table:table-cell>
          <table:table-cell table:formula="of:=[.C124]/([.D124]-[.D123])" office:value-type="float" office:value="43012.8650948903" calcext:value-type="float">
            <text:p>43012.865094890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077940.00066" calcext:value-type="float">
            <text:p>1456077940.00066</text:p>
          </table:table-cell>
          <table:table-cell office:value-type="float" office:value="4320" calcext:value-type="float">
            <text:p>4320</text:p>
          </table:table-cell>
          <table:table-cell table:formula="of:=[.B125]-[.B$2]" office:value-type="float" office:value="12.2995352745056" calcext:value-type="float">
            <text:p>12.2995352745</text:p>
          </table:table-cell>
          <table:table-cell table:formula="of:=[.C125]/([.D125]-[.D124])" office:value-type="float" office:value="43163.19971033" calcext:value-type="float">
            <text:p>43163.199710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077940.10084" calcext:value-type="float">
            <text:p>1456077940.10084</text:p>
          </table:table-cell>
          <table:table-cell office:value-type="float" office:value="4344" calcext:value-type="float">
            <text:p>4344</text:p>
          </table:table-cell>
          <table:table-cell table:formula="of:=[.B126]-[.B$2]" office:value-type="float" office:value="12.3997070789337" calcext:value-type="float">
            <text:p>12.3997070789</text:p>
          </table:table-cell>
          <table:table-cell table:formula="of:=[.C126]/([.D126]-[.D125])" office:value-type="float" office:value="43365.4961573339" calcext:value-type="float">
            <text:p>43365.49615733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077940.20091" calcext:value-type="float">
            <text:p>1456077940.20091</text:p>
          </table:table-cell>
          <table:table-cell office:value-type="float" office:value="4384" calcext:value-type="float">
            <text:p>4384</text:p>
          </table:table-cell>
          <table:table-cell table:formula="of:=[.B127]-[.B$2]" office:value-type="float" office:value="12.4997777938843" calcext:value-type="float">
            <text:p>12.4997777939</text:p>
          </table:table-cell>
          <table:table-cell table:formula="of:=[.C127]/([.D127]-[.D126])" office:value-type="float" office:value="43809.0204728312" calcext:value-type="float">
            <text:p>43809.02047283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077940.30113" calcext:value-type="float">
            <text:p>1456077940.30113</text:p>
          </table:table-cell>
          <table:table-cell office:value-type="float" office:value="4424" calcext:value-type="float">
            <text:p>4424</text:p>
          </table:table-cell>
          <table:table-cell table:formula="of:=[.B128]-[.B$2]" office:value-type="float" office:value="12.5999987125397" calcext:value-type="float">
            <text:p>12.5999987125</text:p>
          </table:table-cell>
          <table:table-cell table:formula="of:=[.C128]/([.D128]-[.D127])" office:value-type="float" office:value="44142.4810244625" calcext:value-type="float">
            <text:p>44142.48102446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077940.40127" calcext:value-type="float">
            <text:p>1456077940.40127</text:p>
          </table:table-cell>
          <table:table-cell office:value-type="float" office:value="4472" calcext:value-type="float">
            <text:p>4472</text:p>
          </table:table-cell>
          <table:table-cell table:formula="of:=[.B129]-[.B$2]" office:value-type="float" office:value="12.7001428604126" calcext:value-type="float">
            <text:p>12.7001428604</text:p>
          </table:table-cell>
          <table:table-cell table:formula="of:=[.C129]/([.D129]-[.D128])" office:value-type="float" office:value="44655.6298594165" calcext:value-type="float">
            <text:p>44655.62985941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077940.50146" calcext:value-type="float">
            <text:p>1456077940.50146</text:p>
          </table:table-cell>
          <table:table-cell office:value-type="float" office:value="4536" calcext:value-type="float">
            <text:p>4536</text:p>
          </table:table-cell>
          <table:table-cell table:formula="of:=[.B130]-[.B$2]" office:value-type="float" office:value="12.8003263473511" calcext:value-type="float">
            <text:p>12.8003263474</text:p>
          </table:table-cell>
          <table:table-cell table:formula="of:=[.C130]/([.D130]-[.D129])" office:value-type="float" office:value="45276.9227605902" calcext:value-type="float">
            <text:p>45276.922760590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077940.60114" calcext:value-type="float">
            <text:p>1456077940.60114</text:p>
          </table:table-cell>
          <table:table-cell office:value-type="float" office:value="4600" calcext:value-type="float">
            <text:p>4600</text:p>
          </table:table-cell>
          <table:table-cell table:formula="of:=[.B131]-[.B$2]" office:value-type="float" office:value="12.9000124931335" calcext:value-type="float">
            <text:p>12.9000124931</text:p>
          </table:table-cell>
          <table:table-cell table:formula="of:=[.C131]/([.D131]-[.D130])" office:value-type="float" office:value="46144.8274872403" calcext:value-type="float">
            <text:p>46144.82748724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077940.70139" calcext:value-type="float">
            <text:p>1456077940.70139</text:p>
          </table:table-cell>
          <table:table-cell office:value-type="float" office:value="4672" calcext:value-type="float">
            <text:p>4672</text:p>
          </table:table-cell>
          <table:table-cell table:formula="of:=[.B132]-[.B$2]" office:value-type="float" office:value="13.0002562999725" calcext:value-type="float">
            <text:p>13.0002563</text:p>
          </table:table-cell>
          <table:table-cell table:formula="of:=[.C132]/([.D132]-[.D131])" office:value-type="float" office:value="46606.3704813618" calcext:value-type="float">
            <text:p>46606.37048136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077940.80159" calcext:value-type="float">
            <text:p>1456077940.80159</text:p>
          </table:table-cell>
          <table:table-cell office:value-type="float" office:value="4752" calcext:value-type="float">
            <text:p>4752</text:p>
          </table:table-cell>
          <table:table-cell table:formula="of:=[.B133]-[.B$2]" office:value-type="float" office:value="13.1004645824432" calcext:value-type="float">
            <text:p>13.1004645824</text:p>
          </table:table-cell>
          <table:table-cell table:formula="of:=[.C133]/([.D133]-[.D132])" office:value-type="float" office:value="47421.2298907457" calcext:value-type="float">
            <text:p>47421.22989074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077940.9007" calcext:value-type="float">
            <text:p>1456077940.9007</text:p>
          </table:table-cell>
          <table:table-cell office:value-type="float" office:value="4840" calcext:value-type="float">
            <text:p>4840</text:p>
          </table:table-cell>
          <table:table-cell table:formula="of:=[.B134]-[.B$2]" office:value-type="float" office:value="13.1995680332184" calcext:value-type="float">
            <text:p>13.1995680332</text:p>
          </table:table-cell>
          <table:table-cell table:formula="of:=[.C134]/([.D134]-[.D133])" office:value-type="float" office:value="48837.8554141506" calcext:value-type="float">
            <text:p>48837.85541415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077941.00088" calcext:value-type="float">
            <text:p>1456077941.00088</text:p>
          </table:table-cell>
          <table:table-cell office:value-type="float" office:value="4936" calcext:value-type="float">
            <text:p>4936</text:p>
          </table:table-cell>
          <table:table-cell table:formula="of:=[.B135]-[.B$2]" office:value-type="float" office:value="13.2997462749481" calcext:value-type="float">
            <text:p>13.2997462749</text:p>
          </table:table-cell>
          <table:table-cell table:formula="of:=[.C135]/([.D135]-[.D134])" office:value-type="float" office:value="49272.1764204694" calcext:value-type="float">
            <text:p>49272.17642046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077941.10117" calcext:value-type="float">
            <text:p>1456077941.10117</text:p>
          </table:table-cell>
          <table:table-cell office:value-type="float" office:value="5032" calcext:value-type="float">
            <text:p>5032</text:p>
          </table:table-cell>
          <table:table-cell table:formula="of:=[.B136]-[.B$2]" office:value-type="float" office:value="13.400043964386" calcext:value-type="float">
            <text:p>13.4000439644</text:p>
          </table:table-cell>
          <table:table-cell table:formula="of:=[.C136]/([.D136]-[.D135])" office:value-type="float" office:value="50170.647282132" calcext:value-type="float">
            <text:p>50170.6472821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077941.20138" calcext:value-type="float">
            <text:p>1456077941.20138</text:p>
          </table:table-cell>
          <table:table-cell office:value-type="float" office:value="5136" calcext:value-type="float">
            <text:p>5136</text:p>
          </table:table-cell>
          <table:table-cell table:formula="of:=[.B137]-[.B$2]" office:value-type="float" office:value="13.5002512931824" calcext:value-type="float">
            <text:p>13.5002512932</text:p>
          </table:table-cell>
          <table:table-cell table:formula="of:=[.C137]/([.D137]-[.D136])" office:value-type="float" office:value="51253.7362455389" calcext:value-type="float">
            <text:p>51253.736245538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077941.30147" calcext:value-type="float">
            <text:p>1456077941.30147</text:p>
          </table:table-cell>
          <table:table-cell office:value-type="float" office:value="5248" calcext:value-type="float">
            <text:p>5248</text:p>
          </table:table-cell>
          <table:table-cell table:formula="of:=[.B138]-[.B$2]" office:value-type="float" office:value="13.6003456115723" calcext:value-type="float">
            <text:p>13.6003456116</text:p>
          </table:table-cell>
          <table:table-cell table:formula="of:=[.C138]/([.D138]-[.D137])" office:value-type="float" office:value="52430.5483509835" calcext:value-type="float">
            <text:p>52430.54835098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077941.40168" calcext:value-type="float">
            <text:p>1456077941.40168</text:p>
          </table:table-cell>
          <table:table-cell office:value-type="float" office:value="5360" calcext:value-type="float">
            <text:p>5360</text:p>
          </table:table-cell>
          <table:table-cell table:formula="of:=[.B139]-[.B$2]" office:value-type="float" office:value="13.7005503177643" calcext:value-type="float">
            <text:p>13.7005503178</text:p>
          </table:table-cell>
          <table:table-cell table:formula="of:=[.C139]/([.D139]-[.D138])" office:value-type="float" office:value="53490.5016310206" calcext:value-type="float">
            <text:p>53490.5016310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077941.50087" calcext:value-type="float">
            <text:p>1456077941.50087</text:p>
          </table:table-cell>
          <table:table-cell office:value-type="float" office:value="5480" calcext:value-type="float">
            <text:p>5480</text:p>
          </table:table-cell>
          <table:table-cell table:formula="of:=[.B140]-[.B$2]" office:value-type="float" office:value="13.7997453212738" calcext:value-type="float">
            <text:p>13.7997453213</text:p>
          </table:table-cell>
          <table:table-cell table:formula="of:=[.C140]/([.D140]-[.D139])" office:value-type="float" office:value="55244.7180414081" calcext:value-type="float">
            <text:p>55244.71804140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077941.60102" calcext:value-type="float">
            <text:p>1456077941.60102</text:p>
          </table:table-cell>
          <table:table-cell office:value-type="float" office:value="5600" calcext:value-type="float">
            <text:p>5600</text:p>
          </table:table-cell>
          <table:table-cell table:formula="of:=[.B141]-[.B$2]" office:value-type="float" office:value="13.8998944759369" calcext:value-type="float">
            <text:p>13.8998944759</text:p>
          </table:table-cell>
          <table:table-cell table:formula="of:=[.C141]/([.D141]-[.D140])" office:value-type="float" office:value="55916.5977869617" calcext:value-type="float">
            <text:p>55916.597786961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077941.70114" calcext:value-type="float">
            <text:p>1456077941.70114</text:p>
          </table:table-cell>
          <table:table-cell office:value-type="float" office:value="5720" calcext:value-type="float">
            <text:p>5720</text:p>
          </table:table-cell>
          <table:table-cell table:formula="of:=[.B142]-[.B$2]" office:value-type="float" office:value="14.000009059906" calcext:value-type="float">
            <text:p>14.0000090599</text:p>
          </table:table-cell>
          <table:table-cell table:formula="of:=[.C142]/([.D142]-[.D141])" office:value-type="float" office:value="57134.5329843705" calcext:value-type="float">
            <text:p>57134.53298437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077941.80123" calcext:value-type="float">
            <text:p>1456077941.80123</text:p>
          </table:table-cell>
          <table:table-cell office:value-type="float" office:value="5840" calcext:value-type="float">
            <text:p>5840</text:p>
          </table:table-cell>
          <table:table-cell table:formula="of:=[.B143]-[.B$2]" office:value-type="float" office:value="14.1001031398773" calcext:value-type="float">
            <text:p>14.1001031399</text:p>
          </table:table-cell>
          <table:table-cell table:formula="of:=[.C143]/([.D143]-[.D142])" office:value-type="float" office:value="58345.1089382481" calcext:value-type="float">
            <text:p>58345.10893824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077941.90137" calcext:value-type="float">
            <text:p>1456077941.90137</text:p>
          </table:table-cell>
          <table:table-cell office:value-type="float" office:value="5968" calcext:value-type="float">
            <text:p>5968</text:p>
          </table:table-cell>
          <table:table-cell table:formula="of:=[.B144]-[.B$2]" office:value-type="float" office:value="14.200245141983" calcext:value-type="float">
            <text:p>14.200245142</text:p>
          </table:table-cell>
          <table:table-cell table:formula="of:=[.C144]/([.D144]-[.D143])" office:value-type="float" office:value="59595.3733149853" calcext:value-type="float">
            <text:p>59595.37331498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077942.00066" calcext:value-type="float">
            <text:p>1456077942.00066</text:p>
          </table:table-cell>
          <table:table-cell office:value-type="float" office:value="6096" calcext:value-type="float">
            <text:p>6096</text:p>
          </table:table-cell>
          <table:table-cell table:formula="of:=[.B145]-[.B$2]" office:value-type="float" office:value="14.299530506134" calcext:value-type="float">
            <text:p>14.2995305061</text:p>
          </table:table-cell>
          <table:table-cell table:formula="of:=[.C145]/([.D145]-[.D144])" office:value-type="float" office:value="61398.7776761208" calcext:value-type="float">
            <text:p>61398.77767612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077942.10092" calcext:value-type="float">
            <text:p>1456077942.10092</text:p>
          </table:table-cell>
          <table:table-cell office:value-type="float" office:value="6216" calcext:value-type="float">
            <text:p>6216</text:p>
          </table:table-cell>
          <table:table-cell table:formula="of:=[.B146]-[.B$2]" office:value-type="float" office:value="14.3997883796692" calcext:value-type="float">
            <text:p>14.3997883797</text:p>
          </table:table-cell>
          <table:table-cell table:formula="of:=[.C146]/([.D146]-[.D145])" office:value-type="float" office:value="62000.1181036451" calcext:value-type="float">
            <text:p>62000.11810364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077942.20117" calcext:value-type="float">
            <text:p>1456077942.20117</text:p>
          </table:table-cell>
          <table:table-cell office:value-type="float" office:value="6344" calcext:value-type="float">
            <text:p>6344</text:p>
          </table:table-cell>
          <table:table-cell table:formula="of:=[.B147]-[.B$2]" office:value-type="float" office:value="14.5000393390656" calcext:value-type="float">
            <text:p>14.5000393391</text:p>
          </table:table-cell>
          <table:table-cell table:formula="of:=[.C147]/([.D147]-[.D146])" office:value-type="float" office:value="63281.1899077965" calcext:value-type="float">
            <text:p>63281.18990779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077942.30131" calcext:value-type="float">
            <text:p>1456077942.30131</text:p>
          </table:table-cell>
          <table:table-cell office:value-type="float" office:value="6464" calcext:value-type="float">
            <text:p>6464</text:p>
          </table:table-cell>
          <table:table-cell table:formula="of:=[.B148]-[.B$2]" office:value-type="float" office:value="14.6001842021942" calcext:value-type="float">
            <text:p>14.6001842022</text:p>
          </table:table-cell>
          <table:table-cell table:formula="of:=[.C148]/([.D148]-[.D147])" office:value-type="float" office:value="64546.495926559" calcext:value-type="float">
            <text:p>64546.4959265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077942.40143" calcext:value-type="float">
            <text:p>1456077942.40143</text:p>
          </table:table-cell>
          <table:table-cell office:value-type="float" office:value="6592" calcext:value-type="float">
            <text:p>6592</text:p>
          </table:table-cell>
          <table:table-cell table:formula="of:=[.B149]-[.B$2]" office:value-type="float" office:value="14.7003030776978" calcext:value-type="float">
            <text:p>14.7003030777</text:p>
          </table:table-cell>
          <table:table-cell table:formula="of:=[.C149]/([.D149]-[.D148])" office:value-type="float" office:value="65841.7303115527" calcext:value-type="float">
            <text:p>65841.73031155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077942.50156" calcext:value-type="float">
            <text:p>1456077942.50156</text:p>
          </table:table-cell>
          <table:table-cell office:value-type="float" office:value="6712" calcext:value-type="float">
            <text:p>6712</text:p>
          </table:table-cell>
          <table:table-cell table:formula="of:=[.B150]-[.B$2]" office:value-type="float" office:value="14.8004307746887" calcext:value-type="float">
            <text:p>14.8004307747</text:p>
          </table:table-cell>
          <table:table-cell table:formula="of:=[.C150]/([.D150]-[.D149])" office:value-type="float" office:value="67034.3990894501" calcext:value-type="float">
            <text:p>67034.39908945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077942.6005" calcext:value-type="float">
            <text:p>1456077942.6005</text:p>
          </table:table-cell>
          <table:table-cell office:value-type="float" office:value="6824" calcext:value-type="float">
            <text:p>6824</text:p>
          </table:table-cell>
          <table:table-cell table:formula="of:=[.B151]-[.B$2]" office:value-type="float" office:value="14.8993737697601" calcext:value-type="float">
            <text:p>14.8993737698</text:p>
          </table:table-cell>
          <table:table-cell table:formula="of:=[.C151]/([.D151]-[.D150])" office:value-type="float" office:value="68969.0057904033" calcext:value-type="float">
            <text:p>68969.0057904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077942.70156" calcext:value-type="float">
            <text:p>1456077942.70156</text:p>
          </table:table-cell>
          <table:table-cell office:value-type="float" office:value="6936" calcext:value-type="float">
            <text:p>6936</text:p>
          </table:table-cell>
          <table:table-cell table:formula="of:=[.B152]-[.B$2]" office:value-type="float" office:value="15.0004260540009" calcext:value-type="float">
            <text:p>15.000426054</text:p>
          </table:table-cell>
          <table:table-cell table:formula="of:=[.C152]/([.D152]-[.D151])" office:value-type="float" office:value="68637.735921707" calcext:value-type="float">
            <text:p>68637.7359217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077942.8018" calcext:value-type="float">
            <text:p>1456077942.8018</text:p>
          </table:table-cell>
          <table:table-cell office:value-type="float" office:value="7048" calcext:value-type="float">
            <text:p>7048</text:p>
          </table:table-cell>
          <table:table-cell table:formula="of:=[.B153]-[.B$2]" office:value-type="float" office:value="15.1006698608398" calcext:value-type="float">
            <text:p>15.1006698608</text:p>
          </table:table-cell>
          <table:table-cell table:formula="of:=[.C153]/([.D153]-[.D152])" office:value-type="float" office:value="70308.5828665749" calcext:value-type="float">
            <text:p>70308.58286657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077942.90091" calcext:value-type="float">
            <text:p>1456077942.90091</text:p>
          </table:table-cell>
          <table:table-cell office:value-type="float" office:value="7152" calcext:value-type="float">
            <text:p>7152</text:p>
          </table:table-cell>
          <table:table-cell table:formula="of:=[.B154]-[.B$2]" office:value-type="float" office:value="15.1997766494751" calcext:value-type="float">
            <text:p>15.1997766495</text:p>
          </table:table-cell>
          <table:table-cell table:formula="of:=[.C154]/([.D154]-[.D153])" office:value-type="float" office:value="72164.5822499784" calcext:value-type="float">
            <text:p>72164.582249978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077943.001" calcext:value-type="float">
            <text:p>1456077943.001</text:p>
          </table:table-cell>
          <table:table-cell office:value-type="float" office:value="7248" calcext:value-type="float">
            <text:p>7248</text:p>
          </table:table-cell>
          <table:table-cell table:formula="of:=[.B155]-[.B$2]" office:value-type="float" office:value="15.2998690605164" calcext:value-type="float">
            <text:p>15.2998690605</text:p>
          </table:table-cell>
          <table:table-cell table:formula="of:=[.C155]/([.D155]-[.D154])" office:value-type="float" office:value="72413.0823166229" calcext:value-type="float">
            <text:p>72413.08231662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077943.10108" calcext:value-type="float">
            <text:p>1456077943.10108</text:p>
          </table:table-cell>
          <table:table-cell office:value-type="float" office:value="7344" calcext:value-type="float">
            <text:p>7344</text:p>
          </table:table-cell>
          <table:table-cell table:formula="of:=[.B156]-[.B$2]" office:value-type="float" office:value="15.3999524116516" calcext:value-type="float">
            <text:p>15.3999524117</text:p>
          </table:table-cell>
          <table:table-cell table:formula="of:=[.C156]/([.D156]-[.D155])" office:value-type="float" office:value="73378.8379055696" calcext:value-type="float">
            <text:p>73378.837905569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077943.20108" calcext:value-type="float">
            <text:p>1456077943.20108</text:p>
          </table:table-cell>
          <table:table-cell office:value-type="float" office:value="7432" calcext:value-type="float">
            <text:p>7432</text:p>
          </table:table-cell>
          <table:table-cell table:formula="of:=[.B157]-[.B$2]" office:value-type="float" office:value="15.4999504089355" calcext:value-type="float">
            <text:p>15.4999504089</text:p>
          </table:table-cell>
          <table:table-cell table:formula="of:=[.C157]/([.D157]-[.D156])" office:value-type="float" office:value="74321.4884483885" calcext:value-type="float">
            <text:p>74321.48844838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077943.30105" calcext:value-type="float">
            <text:p>1456077943.30105</text:p>
          </table:table-cell>
          <table:table-cell office:value-type="float" office:value="7512" calcext:value-type="float">
            <text:p>7512</text:p>
          </table:table-cell>
          <table:table-cell table:formula="of:=[.B158]-[.B$2]" office:value-type="float" office:value="15.5999212265015" calcext:value-type="float">
            <text:p>15.5999212265</text:p>
          </table:table-cell>
          <table:table-cell table:formula="of:=[.C158]/([.D158]-[.D157])" office:value-type="float" office:value="75141.9282436777" calcext:value-type="float">
            <text:p>75141.92824367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077943.40109" calcext:value-type="float">
            <text:p>1456077943.40109</text:p>
          </table:table-cell>
          <table:table-cell office:value-type="float" office:value="7584" calcext:value-type="float">
            <text:p>7584</text:p>
          </table:table-cell>
          <table:table-cell table:formula="of:=[.B159]-[.B$2]" office:value-type="float" office:value="15.6999607086182" calcext:value-type="float">
            <text:p>15.6999607086</text:p>
          </table:table-cell>
          <table:table-cell table:formula="of:=[.C159]/([.D159]-[.D158])" office:value-type="float" office:value="75810.0685802534" calcext:value-type="float">
            <text:p>75810.06858025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077943.5012" calcext:value-type="float">
            <text:p>1456077943.5012</text:p>
          </table:table-cell>
          <table:table-cell office:value-type="float" office:value="7648" calcext:value-type="float">
            <text:p>7648</text:p>
          </table:table-cell>
          <table:table-cell table:formula="of:=[.B160]-[.B$2]" office:value-type="float" office:value="15.8000738620758" calcext:value-type="float">
            <text:p>15.8000738621</text:p>
          </table:table-cell>
          <table:table-cell table:formula="of:=[.C160]/([.D160]-[.D159])" office:value-type="float" office:value="76393.5580476536" calcext:value-type="float">
            <text:p>76393.55804765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077943.60145" calcext:value-type="float">
            <text:p>1456077943.60145</text:p>
          </table:table-cell>
          <table:table-cell office:value-type="float" office:value="7712" calcext:value-type="float">
            <text:p>7712</text:p>
          </table:table-cell>
          <table:table-cell table:formula="of:=[.B161]-[.B$2]" office:value-type="float" office:value="15.9003188610077" calcext:value-type="float">
            <text:p>15.900318861</text:p>
          </table:table-cell>
          <table:table-cell table:formula="of:=[.C161]/([.D161]-[.D160])" office:value-type="float" office:value="76931.5186011445" calcext:value-type="float">
            <text:p>76931.51860114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077943.70149" calcext:value-type="float">
            <text:p>1456077943.70149</text:p>
          </table:table-cell>
          <table:table-cell office:value-type="float" office:value="7760" calcext:value-type="float">
            <text:p>7760</text:p>
          </table:table-cell>
          <table:table-cell table:formula="of:=[.B162]-[.B$2]" office:value-type="float" office:value="16.0003559589386" calcext:value-type="float">
            <text:p>16.0003559589</text:p>
          </table:table-cell>
          <table:table-cell table:formula="of:=[.C162]/([.D162]-[.D161])" office:value-type="float" office:value="77571.222681405" calcext:value-type="float">
            <text:p>77571.2226814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077943.80146" calcext:value-type="float">
            <text:p>1456077943.80146</text:p>
          </table:table-cell>
          <table:table-cell office:value-type="float" office:value="7808" calcext:value-type="float">
            <text:p>7808</text:p>
          </table:table-cell>
          <table:table-cell table:formula="of:=[.B163]-[.B$2]" office:value-type="float" office:value="16.1003351211548" calcext:value-type="float">
            <text:p>16.1003351212</text:p>
          </table:table-cell>
          <table:table-cell table:formula="of:=[.C163]/([.D163]-[.D162])" office:value-type="float" office:value="78096.2735326451" calcext:value-type="float">
            <text:p>78096.27353264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077943.90153" calcext:value-type="float">
            <text:p>1456077943.90153</text:p>
          </table:table-cell>
          <table:table-cell office:value-type="float" office:value="7840" calcext:value-type="float">
            <text:p>7840</text:p>
          </table:table-cell>
          <table:table-cell table:formula="of:=[.B164]-[.B$2]" office:value-type="float" office:value="16.2004058361053" calcext:value-type="float">
            <text:p>16.2004058361</text:p>
          </table:table-cell>
          <table:table-cell table:formula="of:=[.C164]/([.D164]-[.D163])" office:value-type="float" office:value="78344.5986557929" calcext:value-type="float">
            <text:p>78344.598655792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077944.00056" calcext:value-type="float">
            <text:p>1456077944.00056</text:p>
          </table:table-cell>
          <table:table-cell office:value-type="float" office:value="7864" calcext:value-type="float">
            <text:p>7864</text:p>
          </table:table-cell>
          <table:table-cell table:formula="of:=[.B165]-[.B$2]" office:value-type="float" office:value="16.299426317215" calcext:value-type="float">
            <text:p>16.2994263172</text:p>
          </table:table-cell>
          <table:table-cell table:formula="of:=[.C165]/([.D165]-[.D164])" office:value-type="float" office:value="79417.9134647334" calcext:value-type="float">
            <text:p>79417.913464733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77944.10164" calcext:value-type="float">
            <text:p>1456077944.10164</text:p>
          </table:table-cell>
          <table:table-cell office:value-type="float" office:value="7880" calcext:value-type="float">
            <text:p>7880</text:p>
          </table:table-cell>
          <table:table-cell table:formula="of:=[.B166]-[.B$2]" office:value-type="float" office:value="16.4005150794983" calcext:value-type="float">
            <text:p>16.4005150795</text:p>
          </table:table-cell>
          <table:table-cell table:formula="of:=[.C166]/([.D166]-[.D165])" office:value-type="float" office:value="77951.2956931299" calcext:value-type="float">
            <text:p>77951.29569312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077944.2007" calcext:value-type="float">
            <text:p>1456077944.2007</text:p>
          </table:table-cell>
          <table:table-cell office:value-type="float" office:value="7888" calcext:value-type="float">
            <text:p>7888</text:p>
          </table:table-cell>
          <table:table-cell table:formula="of:=[.B167]-[.B$2]" office:value-type="float" office:value="16.4995663166046" calcext:value-type="float">
            <text:p>16.4995663166</text:p>
          </table:table-cell>
          <table:table-cell table:formula="of:=[.C167]/([.D167]-[.D166])" office:value-type="float" office:value="79635.5525729869" calcext:value-type="float">
            <text:p>79635.55257298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077944.30081" calcext:value-type="float">
            <text:p>1456077944.30081</text:p>
          </table:table-cell>
          <table:table-cell office:value-type="float" office:value="7888" calcext:value-type="float">
            <text:p>7888</text:p>
          </table:table-cell>
          <table:table-cell table:formula="of:=[.B168]-[.B$2]" office:value-type="float" office:value="16.5996782779694" calcext:value-type="float">
            <text:p>16.599678278</text:p>
          </table:table-cell>
          <table:table-cell table:formula="of:=[.C168]/([.D168]-[.D167])" office:value-type="float" office:value="78791.7836437247" calcext:value-type="float">
            <text:p>78791.783643724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077944.40088" calcext:value-type="float">
            <text:p>1456077944.40088</text:p>
          </table:table-cell>
          <table:table-cell office:value-type="float" office:value="7880" calcext:value-type="float">
            <text:p>7880</text:p>
          </table:table-cell>
          <table:table-cell table:formula="of:=[.B169]-[.B$2]" office:value-type="float" office:value="16.6997544765472" calcext:value-type="float">
            <text:p>16.6997544765</text:p>
          </table:table-cell>
          <table:table-cell table:formula="of:=[.C169]/([.D169]-[.D168])" office:value-type="float" office:value="78740.0012388326" calcext:value-type="float">
            <text:p>78740.00123883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077944.50105" calcext:value-type="float">
            <text:p>1456077944.50105</text:p>
          </table:table-cell>
          <table:table-cell office:value-type="float" office:value="7864" calcext:value-type="float">
            <text:p>7864</text:p>
          </table:table-cell>
          <table:table-cell table:formula="of:=[.B170]-[.B$2]" office:value-type="float" office:value="16.7999174594879" calcext:value-type="float">
            <text:p>16.7999174595</text:p>
          </table:table-cell>
          <table:table-cell table:formula="of:=[.C170]/([.D170]-[.D169])" office:value-type="float" office:value="78512.038770429" calcext:value-type="float">
            <text:p>78512.0387704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077944.60106" calcext:value-type="float">
            <text:p>1456077944.60106</text:p>
          </table:table-cell>
          <table:table-cell office:value-type="float" office:value="7840" calcext:value-type="float">
            <text:p>7840</text:p>
          </table:table-cell>
          <table:table-cell table:formula="of:=[.B171]-[.B$2]" office:value-type="float" office:value="16.8999330997467" calcext:value-type="float">
            <text:p>16.8999330997</text:p>
          </table:table-cell>
          <table:table-cell table:formula="of:=[.C171]/([.D171]-[.D170])" office:value-type="float" office:value="78387.7399546122" calcext:value-type="float">
            <text:p>78387.73995461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077944.70121" calcext:value-type="float">
            <text:p>1456077944.70121</text:p>
          </table:table-cell>
          <table:table-cell office:value-type="float" office:value="7800" calcext:value-type="float">
            <text:p>7800</text:p>
          </table:table-cell>
          <table:table-cell table:formula="of:=[.B172]-[.B$2]" office:value-type="float" office:value="17.0000832080841" calcext:value-type="float">
            <text:p>17.0000832081</text:p>
          </table:table-cell>
          <table:table-cell table:formula="of:=[.C172]/([.D172]-[.D171])" office:value-type="float" office:value="77883.0909870019" calcext:value-type="float">
            <text:p>77883.09098700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077944.80135" calcext:value-type="float">
            <text:p>1456077944.80135</text:p>
          </table:table-cell>
          <table:table-cell office:value-type="float" office:value="7760" calcext:value-type="float">
            <text:p>7760</text:p>
          </table:table-cell>
          <table:table-cell table:formula="of:=[.B173]-[.B$2]" office:value-type="float" office:value="17.100216627121" calcext:value-type="float">
            <text:p>17.1002166271</text:p>
          </table:table-cell>
          <table:table-cell table:formula="of:=[.C173]/([.D173]-[.D172])" office:value-type="float" office:value="77496.6047763042" calcext:value-type="float">
            <text:p>77496.60477630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077944.90144" calcext:value-type="float">
            <text:p>1456077944.90144</text:p>
          </table:table-cell>
          <table:table-cell office:value-type="float" office:value="7712" calcext:value-type="float">
            <text:p>7712</text:p>
          </table:table-cell>
          <table:table-cell table:formula="of:=[.B174]-[.B$2]" office:value-type="float" office:value="17.2003152370453" calcext:value-type="float">
            <text:p>17.200315237</text:p>
          </table:table-cell>
          <table:table-cell table:formula="of:=[.C174]/([.D174]-[.D173])" office:value-type="float" office:value="77044.0269433409" calcext:value-type="float">
            <text:p>77044.026943340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077945.00157" calcext:value-type="float">
            <text:p>1456077945.00157</text:p>
          </table:table-cell>
          <table:table-cell office:value-type="float" office:value="7648" calcext:value-type="float">
            <text:p>7648</text:p>
          </table:table-cell>
          <table:table-cell table:formula="of:=[.B175]-[.B$2]" office:value-type="float" office:value="17.3004438877106" calcext:value-type="float">
            <text:p>17.3004438877</text:p>
          </table:table-cell>
          <table:table-cell table:formula="of:=[.C175]/([.D175]-[.D174])" office:value-type="float" office:value="76381.7343905517" calcext:value-type="float">
            <text:p>76381.7343905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077945.1005" calcext:value-type="float">
            <text:p>1456077945.1005</text:p>
          </table:table-cell>
          <table:table-cell office:value-type="float" office:value="7584" calcext:value-type="float">
            <text:p>7584</text:p>
          </table:table-cell>
          <table:table-cell table:formula="of:=[.B176]-[.B$2]" office:value-type="float" office:value="17.3993661403656" calcext:value-type="float">
            <text:p>17.3993661404</text:p>
          </table:table-cell>
          <table:table-cell table:formula="of:=[.C176]/([.D176]-[.D175])" office:value-type="float" office:value="76666.2686751344" calcext:value-type="float">
            <text:p>76666.26867513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077945.20152" calcext:value-type="float">
            <text:p>1456077945.20152</text:p>
          </table:table-cell>
          <table:table-cell office:value-type="float" office:value="7512" calcext:value-type="float">
            <text:p>7512</text:p>
          </table:table-cell>
          <table:table-cell table:formula="of:=[.B177]-[.B$2]" office:value-type="float" office:value="17.5003926753998" calcext:value-type="float">
            <text:p>17.5003926754</text:p>
          </table:table-cell>
          <table:table-cell table:formula="of:=[.C177]/([.D177]-[.D176])" office:value-type="float" office:value="74356.7023996073" calcext:value-type="float">
            <text:p>74356.70239960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077945.30164" calcext:value-type="float">
            <text:p>1456077945.30164</text:p>
          </table:table-cell>
          <table:table-cell office:value-type="float" office:value="7432" calcext:value-type="float">
            <text:p>7432</text:p>
          </table:table-cell>
          <table:table-cell table:formula="of:=[.B178]-[.B$2]" office:value-type="float" office:value="17.6005127429962" calcext:value-type="float">
            <text:p>17.600512743</text:p>
          </table:table-cell>
          <table:table-cell table:formula="of:=[.C178]/([.D178]-[.D177])" office:value-type="float" office:value="74230.8727752456" calcext:value-type="float">
            <text:p>74230.872775245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077945.40063" calcext:value-type="float">
            <text:p>1456077945.40063</text:p>
          </table:table-cell>
          <table:table-cell office:value-type="float" office:value="7344" calcext:value-type="float">
            <text:p>7344</text:p>
          </table:table-cell>
          <table:table-cell table:formula="of:=[.B179]-[.B$2]" office:value-type="float" office:value="17.6995058059692" calcext:value-type="float">
            <text:p>17.699505806</text:p>
          </table:table-cell>
          <table:table-cell table:formula="of:=[.C179]/([.D179]-[.D178])" office:value-type="float" office:value="74187.0165387385" calcext:value-type="float">
            <text:p>74187.01653873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077945.50062" calcext:value-type="float">
            <text:p>1456077945.50062</text:p>
          </table:table-cell>
          <table:table-cell office:value-type="float" office:value="7248" calcext:value-type="float">
            <text:p>7248</text:p>
          </table:table-cell>
          <table:table-cell table:formula="of:=[.B180]-[.B$2]" office:value-type="float" office:value="17.7994914054871" calcext:value-type="float">
            <text:p>17.7994914055</text:p>
          </table:table-cell>
          <table:table-cell table:formula="of:=[.C180]/([.D180]-[.D179])" office:value-type="float" office:value="72490.4389727448" calcext:value-type="float">
            <text:p>72490.43897274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077945.60059" calcext:value-type="float">
            <text:p>1456077945.60059</text:p>
          </table:table-cell>
          <table:table-cell office:value-type="float" office:value="7152" calcext:value-type="float">
            <text:p>7152</text:p>
          </table:table-cell>
          <table:table-cell table:formula="of:=[.B181]-[.B$2]" office:value-type="float" office:value="17.8994605541229" calcext:value-type="float">
            <text:p>17.8994605541</text:p>
          </table:table-cell>
          <table:table-cell table:formula="of:=[.C181]/([.D181]-[.D180])" office:value-type="float" office:value="71542.071705052" calcext:value-type="float">
            <text:p>71542.0717050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077945.7017" calcext:value-type="float">
            <text:p>1456077945.7017</text:p>
          </table:table-cell>
          <table:table-cell office:value-type="float" office:value="7048" calcext:value-type="float">
            <text:p>7048</text:p>
          </table:table-cell>
          <table:table-cell table:formula="of:=[.B182]-[.B$2]" office:value-type="float" office:value="18.0005695819855" calcext:value-type="float">
            <text:p>18.000569582</text:p>
          </table:table-cell>
          <table:table-cell table:formula="of:=[.C182]/([.D182]-[.D181])" office:value-type="float" office:value="69706.9307162294" calcext:value-type="float">
            <text:p>69706.93071622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077945.80084" calcext:value-type="float">
            <text:p>1456077945.80084</text:p>
          </table:table-cell>
          <table:table-cell office:value-type="float" office:value="6936" calcext:value-type="float">
            <text:p>6936</text:p>
          </table:table-cell>
          <table:table-cell table:formula="of:=[.B183]-[.B$2]" office:value-type="float" office:value="18.0997114181519" calcext:value-type="float">
            <text:p>18.0997114182</text:p>
          </table:table-cell>
          <table:table-cell table:formula="of:=[.C183]/([.D183]-[.D182])" office:value-type="float" office:value="69960.3746329639" calcext:value-type="float">
            <text:p>69960.374632963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077945.90083" calcext:value-type="float">
            <text:p>1456077945.90083</text:p>
          </table:table-cell>
          <table:table-cell office:value-type="float" office:value="6824" calcext:value-type="float">
            <text:p>6824</text:p>
          </table:table-cell>
          <table:table-cell table:formula="of:=[.B184]-[.B$2]" office:value-type="float" office:value="18.1996965408325" calcext:value-type="float">
            <text:p>18.1996965408</text:p>
          </table:table-cell>
          <table:table-cell table:formula="of:=[.C184]/([.D184]-[.D183])" office:value-type="float" office:value="68250.1537933271" calcext:value-type="float">
            <text:p>68250.153793327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077946.00095" calcext:value-type="float">
            <text:p>1456077946.00095</text:p>
          </table:table-cell>
          <table:table-cell office:value-type="float" office:value="6704" calcext:value-type="float">
            <text:p>6704</text:p>
          </table:table-cell>
          <table:table-cell table:formula="of:=[.B185]-[.B$2]" office:value-type="float" office:value="18.2998230457306" calcext:value-type="float">
            <text:p>18.2998230457</text:p>
          </table:table-cell>
          <table:table-cell table:formula="of:=[.C185]/([.D185]-[.D184])" office:value-type="float" office:value="66955.2982681725" calcext:value-type="float">
            <text:p>66955.29826817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077946.10111" calcext:value-type="float">
            <text:p>1456077946.10111</text:p>
          </table:table-cell>
          <table:table-cell office:value-type="float" office:value="6584" calcext:value-type="float">
            <text:p>6584</text:p>
          </table:table-cell>
          <table:table-cell table:formula="of:=[.B186]-[.B$2]" office:value-type="float" office:value="18.3999772071838" calcext:value-type="float">
            <text:p>18.3999772072</text:p>
          </table:table-cell>
          <table:table-cell table:formula="of:=[.C186]/([.D186]-[.D185])" office:value-type="float" office:value="65738.6563320534" calcext:value-type="float">
            <text:p>65738.65633205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077946.2013" calcext:value-type="float">
            <text:p>1456077946.2013</text:p>
          </table:table-cell>
          <table:table-cell office:value-type="float" office:value="6464" calcext:value-type="float">
            <text:p>6464</text:p>
          </table:table-cell>
          <table:table-cell table:formula="of:=[.B187]-[.B$2]" office:value-type="float" office:value="18.5001749992371" calcext:value-type="float">
            <text:p>18.5001749992</text:p>
          </table:table-cell>
          <table:table-cell table:formula="of:=[.C187]/([.D187]-[.D186])" office:value-type="float" office:value="64512.3996002475" calcext:value-type="float">
            <text:p>64512.39960024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077946.30132" calcext:value-type="float">
            <text:p>1456077946.30132</text:p>
          </table:table-cell>
          <table:table-cell office:value-type="float" office:value="6344" calcext:value-type="float">
            <text:p>6344</text:p>
          </table:table-cell>
          <table:table-cell table:formula="of:=[.B188]-[.B$2]" office:value-type="float" office:value="18.6001873016357" calcext:value-type="float">
            <text:p>18.6001873016</text:p>
          </table:table-cell>
          <table:table-cell table:formula="of:=[.C188]/([.D188]-[.D187])" office:value-type="float" office:value="63432.1963183164" calcext:value-type="float">
            <text:p>63432.196318316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077946.40138" calcext:value-type="float">
            <text:p>1456077946.40138</text:p>
          </table:table-cell>
          <table:table-cell office:value-type="float" office:value="6216" calcext:value-type="float">
            <text:p>6216</text:p>
          </table:table-cell>
          <table:table-cell table:formula="of:=[.B189]-[.B$2]" office:value-type="float" office:value="18.7002553939819" calcext:value-type="float">
            <text:p>18.700255394</text:p>
          </table:table-cell>
          <table:table-cell table:formula="of:=[.C189]/([.D189]-[.D188])" office:value-type="float" office:value="62117.7025989002" calcext:value-type="float">
            <text:p>62117.702598900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077946.50151" calcext:value-type="float">
            <text:p>1456077946.50151</text:p>
          </table:table-cell>
          <table:table-cell office:value-type="float" office:value="6088" calcext:value-type="float">
            <text:p>6088</text:p>
          </table:table-cell>
          <table:table-cell table:formula="of:=[.B190]-[.B$2]" office:value-type="float" office:value="18.8003778457642" calcext:value-type="float">
            <text:p>18.8003778458</text:p>
          </table:table-cell>
          <table:table-cell table:formula="of:=[.C190]/([.D190]-[.D189])" office:value-type="float" office:value="60805.5425294801" calcext:value-type="float">
            <text:p>60805.54252948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077946.60156" calcext:value-type="float">
            <text:p>1456077946.60156</text:p>
          </table:table-cell>
          <table:table-cell office:value-type="float" office:value="5968" calcext:value-type="float">
            <text:p>5968</text:p>
          </table:table-cell>
          <table:table-cell table:formula="of:=[.B191]-[.B$2]" office:value-type="float" office:value="18.9004325866699" calcext:value-type="float">
            <text:p>18.9004325867</text:p>
          </table:table-cell>
          <table:table-cell table:formula="of:=[.C191]/([.D191]-[.D190])" office:value-type="float" office:value="59647.3485011676" calcext:value-type="float">
            <text:p>59647.34850116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077946.70051" calcext:value-type="float">
            <text:p>1456077946.70051</text:p>
          </table:table-cell>
          <table:table-cell office:value-type="float" office:value="5840" calcext:value-type="float">
            <text:p>5840</text:p>
          </table:table-cell>
          <table:table-cell table:formula="of:=[.B192]-[.B$2]" office:value-type="float" office:value="18.9993767738342" calcext:value-type="float">
            <text:p>18.9993767738</text:p>
          </table:table-cell>
          <table:table-cell table:formula="of:=[.C192]/([.D192]-[.D191])" office:value-type="float" office:value="59023.1742497627" calcext:value-type="float">
            <text:p>59023.17424976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077946.80152" calcext:value-type="float">
            <text:p>1456077946.80152</text:p>
          </table:table-cell>
          <table:table-cell office:value-type="float" office:value="5712" calcext:value-type="float">
            <text:p>5712</text:p>
          </table:table-cell>
          <table:table-cell table:formula="of:=[.B193]-[.B$2]" office:value-type="float" office:value="19.100387096405" calcext:value-type="float">
            <text:p>19.1003870964</text:p>
          </table:table-cell>
          <table:table-cell table:formula="of:=[.C193]/([.D193]-[.D192])" office:value-type="float" office:value="56548.6759632543" calcext:value-type="float">
            <text:p>56548.675963254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077946.90159" calcext:value-type="float">
            <text:p>1456077946.90159</text:p>
          </table:table-cell>
          <table:table-cell office:value-type="float" office:value="5592" calcext:value-type="float">
            <text:p>5592</text:p>
          </table:table-cell>
          <table:table-cell table:formula="of:=[.B194]-[.B$2]" office:value-type="float" office:value="19.2004652023315" calcext:value-type="float">
            <text:p>19.2004652023</text:p>
          </table:table-cell>
          <table:table-cell table:formula="of:=[.C194]/([.D194]-[.D193])" office:value-type="float" office:value="55876.3572534651" calcext:value-type="float">
            <text:p>55876.35725346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077947.00077" calcext:value-type="float">
            <text:p>1456077947.00077</text:p>
          </table:table-cell>
          <table:table-cell office:value-type="float" office:value="5472" calcext:value-type="float">
            <text:p>5472</text:p>
          </table:table-cell>
          <table:table-cell table:formula="of:=[.B195]-[.B$2]" office:value-type="float" office:value="19.2996437549591" calcext:value-type="float">
            <text:p>19.299643755</text:p>
          </table:table-cell>
          <table:table-cell table:formula="of:=[.C195]/([.D195]-[.D194])" office:value-type="float" office:value="55173.2189574143" calcext:value-type="float">
            <text:p>55173.218957414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077947.10096" calcext:value-type="float">
            <text:p>1456077947.10096</text:p>
          </table:table-cell>
          <table:table-cell office:value-type="float" office:value="5360" calcext:value-type="float">
            <text:p>5360</text:p>
          </table:table-cell>
          <table:table-cell table:formula="of:=[.B196]-[.B$2]" office:value-type="float" office:value="19.3998279571533" calcext:value-type="float">
            <text:p>19.3998279572</text:p>
          </table:table-cell>
          <table:table-cell table:formula="of:=[.C196]/([.D196]-[.D195])" office:value-type="float" office:value="53501.4491567171" calcext:value-type="float">
            <text:p>53501.44915671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077947.20112" calcext:value-type="float">
            <text:p>1456077947.20112</text:p>
          </table:table-cell>
          <table:table-cell office:value-type="float" office:value="5248" calcext:value-type="float">
            <text:p>5248</text:p>
          </table:table-cell>
          <table:table-cell table:formula="of:=[.B197]-[.B$2]" office:value-type="float" office:value="19.499992609024" calcext:value-type="float">
            <text:p>19.499992609</text:p>
          </table:table-cell>
          <table:table-cell table:formula="of:=[.C197]/([.D197]-[.D196])" office:value-type="float" office:value="52393.7327389014" calcext:value-type="float">
            <text:p>52393.73273890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077947.3012" calcext:value-type="float">
            <text:p>1456077947.3012</text:p>
          </table:table-cell>
          <table:table-cell office:value-type="float" office:value="5136" calcext:value-type="float">
            <text:p>5136</text:p>
          </table:table-cell>
          <table:table-cell table:formula="of:=[.B198]-[.B$2]" office:value-type="float" office:value="19.6000740528107" calcext:value-type="float">
            <text:p>19.6000740528</text:p>
          </table:table-cell>
          <table:table-cell table:formula="of:=[.C198]/([.D198]-[.D197])" office:value-type="float" office:value="51318.2045110203" calcext:value-type="float">
            <text:p>51318.204511020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077947.40122" calcext:value-type="float">
            <text:p>1456077947.40122</text:p>
          </table:table-cell>
          <table:table-cell office:value-type="float" office:value="5032" calcext:value-type="float">
            <text:p>5032</text:p>
          </table:table-cell>
          <table:table-cell table:formula="of:=[.B199]-[.B$2]" office:value-type="float" office:value="19.7000930309296" calcext:value-type="float">
            <text:p>19.7000930309</text:p>
          </table:table-cell>
          <table:table-cell table:formula="of:=[.C199]/([.D199]-[.D198])" office:value-type="float" office:value="50310.4520225978" calcext:value-type="float">
            <text:p>50310.452022597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077947.50124" calcext:value-type="float">
            <text:p>1456077947.50124</text:p>
          </table:table-cell>
          <table:table-cell office:value-type="float" office:value="4936" calcext:value-type="float">
            <text:p>4936</text:p>
          </table:table-cell>
          <table:table-cell table:formula="of:=[.B200]-[.B$2]" office:value-type="float" office:value="19.8001158237457" calcext:value-type="float">
            <text:p>19.8001158237</text:p>
          </table:table-cell>
          <table:table-cell table:formula="of:=[.C200]/([.D200]-[.D199])" office:value-type="float" office:value="49348.7520296716" calcext:value-type="float">
            <text:p>49348.75202967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077947.6013" calcext:value-type="float">
            <text:p>1456077947.6013</text:p>
          </table:table-cell>
          <table:table-cell office:value-type="float" office:value="4840" calcext:value-type="float">
            <text:p>4840</text:p>
          </table:table-cell>
          <table:table-cell table:formula="of:=[.B201]-[.B$2]" office:value-type="float" office:value="19.9001693725586" calcext:value-type="float">
            <text:p>19.9001693726</text:p>
          </table:table-cell>
          <table:table-cell table:formula="of:=[.C201]/([.D201]-[.D200])" office:value-type="float" office:value="48374.0962457257" calcext:value-type="float">
            <text:p>48374.09624572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077947.70131" calcext:value-type="float">
            <text:p>1456077947.70131</text:p>
          </table:table-cell>
          <table:table-cell office:value-type="float" office:value="4752" calcext:value-type="float">
            <text:p>4752</text:p>
          </table:table-cell>
          <table:table-cell table:formula="of:=[.B202]-[.B$2]" office:value-type="float" office:value="20.0001771450043" calcext:value-type="float">
            <text:p>20.000177145</text:p>
          </table:table-cell>
          <table:table-cell table:formula="of:=[.C202]/([.D202]-[.D201])" office:value-type="float" office:value="47516.3068208638" calcext:value-type="float">
            <text:p>47516.30682086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077947.80131" calcext:value-type="float">
            <text:p>1456077947.80131</text:p>
          </table:table-cell>
          <table:table-cell office:value-type="float" office:value="4672" calcext:value-type="float">
            <text:p>4672</text:p>
          </table:table-cell>
          <table:table-cell table:formula="of:=[.B203]-[.B$2]" office:value-type="float" office:value="20.1001849174499" calcext:value-type="float">
            <text:p>20.1001849175</text:p>
          </table:table-cell>
          <table:table-cell table:formula="of:=[.C203]/([.D203]-[.D202])" office:value-type="float" office:value="46716.3689955968" calcext:value-type="float">
            <text:p>46716.36899559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077947.90164" calcext:value-type="float">
            <text:p>1456077947.90164</text:p>
          </table:table-cell>
          <table:table-cell office:value-type="float" office:value="4600" calcext:value-type="float">
            <text:p>4600</text:p>
          </table:table-cell>
          <table:table-cell table:formula="of:=[.B204]-[.B$2]" office:value-type="float" office:value="20.2005150318146" calcext:value-type="float">
            <text:p>20.2005150318</text:p>
          </table:table-cell>
          <table:table-cell table:formula="of:=[.C204]/([.D204]-[.D203])" office:value-type="float" office:value="45848.6470301677" calcext:value-type="float">
            <text:p>45848.647030167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077948.00068" calcext:value-type="float">
            <text:p>1456077948.00068</text:p>
          </table:table-cell>
          <table:table-cell office:value-type="float" office:value="4536" calcext:value-type="float">
            <text:p>4536</text:p>
          </table:table-cell>
          <table:table-cell table:formula="of:=[.B205]-[.B$2]" office:value-type="float" office:value="20.2995462417603" calcext:value-type="float">
            <text:p>20.2995462418</text:p>
          </table:table-cell>
          <table:table-cell table:formula="of:=[.C205]/([.D205]-[.D204])" office:value-type="float" office:value="45803.7420979519" calcext:value-type="float">
            <text:p>45803.742097951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077948.10064" calcext:value-type="float">
            <text:p>1456077948.10064</text:p>
          </table:table-cell>
          <table:table-cell office:value-type="float" office:value="4472" calcext:value-type="float">
            <text:p>4472</text:p>
          </table:table-cell>
          <table:table-cell table:formula="of:=[.B206]-[.B$2]" office:value-type="float" office:value="20.3995122909546" calcext:value-type="float">
            <text:p>20.399512291</text:p>
          </table:table-cell>
          <table:table-cell table:formula="of:=[.C206]/([.D206]-[.D205])" office:value-type="float" office:value="44735.1879567266" calcext:value-type="float">
            <text:p>44735.18795672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077948.20077" calcext:value-type="float">
            <text:p>1456077948.20077</text:p>
          </table:table-cell>
          <table:table-cell office:value-type="float" office:value="4424" calcext:value-type="float">
            <text:p>4424</text:p>
          </table:table-cell>
          <table:table-cell table:formula="of:=[.B207]-[.B$2]" office:value-type="float" office:value="20.4996416568756" calcext:value-type="float">
            <text:p>20.4996416569</text:p>
          </table:table-cell>
          <table:table-cell table:formula="of:=[.C207]/([.D207]-[.D206])" office:value-type="float" office:value="44182.84245892" calcext:value-type="float">
            <text:p>44182.8424589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077948.30075" calcext:value-type="float">
            <text:p>1456077948.30075</text:p>
          </table:table-cell>
          <table:table-cell office:value-type="float" office:value="4376" calcext:value-type="float">
            <text:p>4376</text:p>
          </table:table-cell>
          <table:table-cell table:formula="of:=[.B208]-[.B$2]" office:value-type="float" office:value="20.5996179580688" calcext:value-type="float">
            <text:p>20.5996179581</text:p>
          </table:table-cell>
          <table:table-cell table:formula="of:=[.C208]/([.D208]-[.D207])" office:value-type="float" office:value="43770.3730561299" calcext:value-type="float">
            <text:p>43770.373056129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077948.40064" calcext:value-type="float">
            <text:p>1456077948.40064</text:p>
          </table:table-cell>
          <table:table-cell office:value-type="float" office:value="4344" calcext:value-type="float">
            <text:p>4344</text:p>
          </table:table-cell>
          <table:table-cell table:formula="of:=[.B209]-[.B$2]" office:value-type="float" office:value="20.6995158195496" calcext:value-type="float">
            <text:p>20.6995158195</text:p>
          </table:table-cell>
          <table:table-cell table:formula="of:=[.C209]/([.D209]-[.D208])" office:value-type="float" office:value="43484.4143369244" calcext:value-type="float">
            <text:p>43484.414336924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077948.50059" calcext:value-type="float">
            <text:p>1456077948.50059</text:p>
          </table:table-cell>
          <table:table-cell office:value-type="float" office:value="4320" calcext:value-type="float">
            <text:p>4320</text:p>
          </table:table-cell>
          <table:table-cell table:formula="of:=[.B210]-[.B$2]" office:value-type="float" office:value="20.7994627952576" calcext:value-type="float">
            <text:p>20.7994627953</text:p>
          </table:table-cell>
          <table:table-cell table:formula="of:=[.C210]/([.D210]-[.D209])" office:value-type="float" office:value="43222.9186465907" calcext:value-type="float">
            <text:p>43222.91864659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077948.60054" calcext:value-type="float">
            <text:p>1456077948.60054</text:p>
          </table:table-cell>
          <table:table-cell office:value-type="float" office:value="4304" calcext:value-type="float">
            <text:p>4304</text:p>
          </table:table-cell>
          <table:table-cell table:formula="of:=[.B211]-[.B$2]" office:value-type="float" office:value="20.8994133472443" calcext:value-type="float">
            <text:p>20.8994133472</text:p>
          </table:table-cell>
          <table:table-cell table:formula="of:=[.C211]/([.D211]-[.D210])" office:value-type="float" office:value="43061.2929538694" calcext:value-type="float">
            <text:p>43061.292953869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077948.70062" calcext:value-type="float">
            <text:p>1456077948.70062</text:p>
          </table:table-cell>
          <table:table-cell office:value-type="float" office:value="4296" calcext:value-type="float">
            <text:p>4296</text:p>
          </table:table-cell>
          <table:table-cell table:formula="of:=[.B212]-[.B$2]" office:value-type="float" office:value="20.9994893074036" calcext:value-type="float">
            <text:p>20.9994893074</text:p>
          </table:table-cell>
          <table:table-cell table:formula="of:=[.C212]/([.D212]-[.D211])" office:value-type="float" office:value="42927.3922844367" calcext:value-type="float">
            <text:p>42927.392284436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077948.80056" calcext:value-type="float">
            <text:p>1456077948.80056</text:p>
          </table:table-cell>
          <table:table-cell office:value-type="float" office:value="4296" calcext:value-type="float">
            <text:p>4296</text:p>
          </table:table-cell>
          <table:table-cell table:formula="of:=[.B213]-[.B$2]" office:value-type="float" office:value="21.09943318367" calcext:value-type="float">
            <text:p>21.0994331837</text:p>
          </table:table-cell>
          <table:table-cell table:formula="of:=[.C213]/([.D213]-[.D212])" office:value-type="float" office:value="42984.1242953757" calcext:value-type="float">
            <text:p>42984.124295375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077948.90056" calcext:value-type="float">
            <text:p>1456077948.90056</text:p>
          </table:table-cell>
          <table:table-cell office:value-type="float" office:value="4304" calcext:value-type="float">
            <text:p>4304</text:p>
          </table:table-cell>
          <table:table-cell table:formula="of:=[.B214]-[.B$2]" office:value-type="float" office:value="21.1994309425354" calcext:value-type="float">
            <text:p>21.1994309425</text:p>
          </table:table-cell>
          <table:table-cell table:formula="of:=[.C214]/([.D214]-[.D213])" office:value-type="float" office:value="43040.9646059687" calcext:value-type="float">
            <text:p>43040.964605968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077949.0007" calcext:value-type="float">
            <text:p>1456077949.0007</text:p>
          </table:table-cell>
          <table:table-cell office:value-type="float" office:value="4320" calcext:value-type="float">
            <text:p>4320</text:p>
          </table:table-cell>
          <table:table-cell table:formula="of:=[.B215]-[.B$2]" office:value-type="float" office:value="21.2995719909668" calcext:value-type="float">
            <text:p>21.299571991</text:p>
          </table:table-cell>
          <table:table-cell table:formula="of:=[.C215]/([.D215]-[.D214])" office:value-type="float" office:value="43139.1529015147" calcext:value-type="float">
            <text:p>43139.15290151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077949.10088" calcext:value-type="float">
            <text:p>1456077949.10088</text:p>
          </table:table-cell>
          <table:table-cell office:value-type="float" office:value="4344" calcext:value-type="float">
            <text:p>4344</text:p>
          </table:table-cell>
          <table:table-cell table:formula="of:=[.B216]-[.B$2]" office:value-type="float" office:value="21.3997535705566" calcext:value-type="float">
            <text:p>21.3997535706</text:p>
          </table:table-cell>
          <table:table-cell table:formula="of:=[.C216]/([.D216]-[.D215])" office:value-type="float" office:value="43361.2647932374" calcext:value-type="float">
            <text:p>43361.264793237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077949.20111" calcext:value-type="float">
            <text:p>1456077949.20111</text:p>
          </table:table-cell>
          <table:table-cell office:value-type="float" office:value="4384" calcext:value-type="float">
            <text:p>4384</text:p>
          </table:table-cell>
          <table:table-cell table:formula="of:=[.B217]-[.B$2]" office:value-type="float" office:value="21.4999806880951" calcext:value-type="float">
            <text:p>21.4999806881</text:p>
          </table:table-cell>
          <table:table-cell table:formula="of:=[.C217]/([.D217]-[.D216])" office:value-type="float" office:value="43740.6572958469" calcext:value-type="float">
            <text:p>43740.657295846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077949.30129" calcext:value-type="float">
            <text:p>1456077949.30129</text:p>
          </table:table-cell>
          <table:table-cell office:value-type="float" office:value="4424" calcext:value-type="float">
            <text:p>4424</text:p>
          </table:table-cell>
          <table:table-cell table:formula="of:=[.B218]-[.B$2]" office:value-type="float" office:value="21.6001582145691" calcext:value-type="float">
            <text:p>21.6001582146</text:p>
          </table:table-cell>
          <table:table-cell table:formula="of:=[.C218]/([.D218]-[.D217])" office:value-type="float" office:value="44161.6014660558" calcext:value-type="float">
            <text:p>44161.601466055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077949.40144" calcext:value-type="float">
            <text:p>1456077949.40144</text:p>
          </table:table-cell>
          <table:table-cell office:value-type="float" office:value="4472" calcext:value-type="float">
            <text:p>4472</text:p>
          </table:table-cell>
          <table:table-cell table:formula="of:=[.B219]-[.B$2]" office:value-type="float" office:value="21.7003135681152" calcext:value-type="float">
            <text:p>21.7003135681</text:p>
          </table:table-cell>
          <table:table-cell table:formula="of:=[.C219]/([.D219]-[.D218])" office:value-type="float" office:value="44650.6336572384" calcext:value-type="float">
            <text:p>44650.63365723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077949.50154" calcext:value-type="float">
            <text:p>1456077949.50154</text:p>
          </table:table-cell>
          <table:table-cell office:value-type="float" office:value="4536" calcext:value-type="float">
            <text:p>4536</text:p>
          </table:table-cell>
          <table:table-cell table:formula="of:=[.B220]-[.B$2]" office:value-type="float" office:value="21.8004109859467" calcext:value-type="float">
            <text:p>21.8004109859</text:p>
          </table:table-cell>
          <table:table-cell table:formula="of:=[.C220]/([.D220]-[.D219])" office:value-type="float" office:value="45315.854277473" calcext:value-type="float">
            <text:p>45315.85427747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077949.60063" calcext:value-type="float">
            <text:p>1456077949.60063</text:p>
          </table:table-cell>
          <table:table-cell office:value-type="float" office:value="4600" calcext:value-type="float">
            <text:p>4600</text:p>
          </table:table-cell>
          <table:table-cell table:formula="of:=[.B221]-[.B$2]" office:value-type="float" office:value="21.8995018005371" calcext:value-type="float">
            <text:p>21.8995018005</text:p>
          </table:table-cell>
          <table:table-cell table:formula="of:=[.C221]/([.D221]-[.D220])" office:value-type="float" office:value="46422.0626201527" calcext:value-type="float">
            <text:p>46422.06262015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077949.70065" calcext:value-type="float">
            <text:p>1456077949.70065</text:p>
          </table:table-cell>
          <table:table-cell office:value-type="float" office:value="4672" calcext:value-type="float">
            <text:p>4672</text:p>
          </table:table-cell>
          <table:table-cell table:formula="of:=[.B222]-[.B$2]" office:value-type="float" office:value="21.9995222091675" calcext:value-type="float">
            <text:p>21.9995222092</text:p>
          </table:table-cell>
          <table:table-cell table:formula="of:=[.C222]/([.D222]-[.D221])" office:value-type="float" office:value="46710.4670334385" calcext:value-type="float">
            <text:p>46710.46703343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077949.80084" calcext:value-type="float">
            <text:p>1456077949.80084</text:p>
          </table:table-cell>
          <table:table-cell office:value-type="float" office:value="4752" calcext:value-type="float">
            <text:p>4752</text:p>
          </table:table-cell>
          <table:table-cell table:formula="of:=[.B223]-[.B$2]" office:value-type="float" office:value="22.099710226059" calcext:value-type="float">
            <text:p>22.0997102261</text:p>
          </table:table-cell>
          <table:table-cell table:formula="of:=[.C223]/([.D223]-[.D222])" office:value-type="float" office:value="47430.822042792" calcext:value-type="float">
            <text:p>47430.82204279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077949.90107" calcext:value-type="float">
            <text:p>1456077949.90107</text:p>
          </table:table-cell>
          <table:table-cell office:value-type="float" office:value="4840" calcext:value-type="float">
            <text:p>4840</text:p>
          </table:table-cell>
          <table:table-cell table:formula="of:=[.B224]-[.B$2]" office:value-type="float" office:value="22.1999387741089" calcext:value-type="float">
            <text:p>22.1999387741</text:p>
          </table:table-cell>
          <table:table-cell table:formula="of:=[.C224]/([.D224]-[.D223])" office:value-type="float" office:value="48289.6349809343" calcext:value-type="float">
            <text:p>48289.634980934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077950.00131" calcext:value-type="float">
            <text:p>1456077950.00131</text:p>
          </table:table-cell>
          <table:table-cell office:value-type="float" office:value="4936" calcext:value-type="float">
            <text:p>4936</text:p>
          </table:table-cell>
          <table:table-cell table:formula="of:=[.B225]-[.B$2]" office:value-type="float" office:value="22.3001763820648" calcext:value-type="float">
            <text:p>22.3001763821</text:p>
          </table:table-cell>
          <table:table-cell table:formula="of:=[.C225]/([.D225]-[.D224])" office:value-type="float" office:value="49242.9947267897" calcext:value-type="float">
            <text:p>49242.994726789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077950.10147" calcext:value-type="float">
            <text:p>1456077950.10147</text:p>
          </table:table-cell>
          <table:table-cell office:value-type="float" office:value="5032" calcext:value-type="float">
            <text:p>5032</text:p>
          </table:table-cell>
          <table:table-cell table:formula="of:=[.B226]-[.B$2]" office:value-type="float" office:value="22.4003405570984" calcext:value-type="float">
            <text:p>22.4003405571</text:p>
          </table:table-cell>
          <table:table-cell table:formula="of:=[.C226]/([.D226]-[.D225])" office:value-type="float" office:value="50237.5225305211" calcext:value-type="float">
            <text:p>50237.52253052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077950.20156" calcext:value-type="float">
            <text:p>1456077950.20156</text:p>
          </table:table-cell>
          <table:table-cell office:value-type="float" office:value="5136" calcext:value-type="float">
            <text:p>5136</text:p>
          </table:table-cell>
          <table:table-cell table:formula="of:=[.B227]-[.B$2]" office:value-type="float" office:value="22.5004336833954" calcext:value-type="float">
            <text:p>22.5004336834</text:p>
          </table:table-cell>
          <table:table-cell table:formula="of:=[.C227]/([.D227]-[.D226])" office:value-type="float" office:value="51312.2148344175" calcext:value-type="float">
            <text:p>51312.21483441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077950.3005" calcext:value-type="float">
            <text:p>1456077950.3005</text:p>
          </table:table-cell>
          <table:table-cell office:value-type="float" office:value="5248" calcext:value-type="float">
            <text:p>5248</text:p>
          </table:table-cell>
          <table:table-cell table:formula="of:=[.B228]-[.B$2]" office:value-type="float" office:value="22.5993745326996" calcext:value-type="float">
            <text:p>22.5993745327</text:p>
          </table:table-cell>
          <table:table-cell table:formula="of:=[.C228]/([.D228]-[.D227])" office:value-type="float" office:value="53041.7925144823" calcext:value-type="float">
            <text:p>53041.792514482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077950.40174" calcext:value-type="float">
            <text:p>1456077950.40174</text:p>
          </table:table-cell>
          <table:table-cell office:value-type="float" office:value="5360" calcext:value-type="float">
            <text:p>5360</text:p>
          </table:table-cell>
          <table:table-cell table:formula="of:=[.B229]-[.B$2]" office:value-type="float" office:value="22.700611114502" calcext:value-type="float">
            <text:p>22.7006111145</text:p>
          </table:table-cell>
          <table:table-cell table:formula="of:=[.C229]/([.D229]-[.D228])" office:value-type="float" office:value="52945.2882008963" calcext:value-type="float">
            <text:p>52945.288200896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077950.50098" calcext:value-type="float">
            <text:p>1456077950.50098</text:p>
          </table:table-cell>
          <table:table-cell office:value-type="float" office:value="5480" calcext:value-type="float">
            <text:p>5480</text:p>
          </table:table-cell>
          <table:table-cell table:formula="of:=[.B230]-[.B$2]" office:value-type="float" office:value="22.7998485565186" calcext:value-type="float">
            <text:p>22.7998485565</text:p>
          </table:table-cell>
          <table:table-cell table:formula="of:=[.C230]/([.D230]-[.D229])" office:value-type="float" office:value="55221.0928520633" calcext:value-type="float">
            <text:p>55221.092852063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077950.60116" calcext:value-type="float">
            <text:p>1456077950.60116</text:p>
          </table:table-cell>
          <table:table-cell office:value-type="float" office:value="5600" calcext:value-type="float">
            <text:p>5600</text:p>
          </table:table-cell>
          <table:table-cell table:formula="of:=[.B231]-[.B$2]" office:value-type="float" office:value="22.9000296592712" calcext:value-type="float">
            <text:p>22.9000296593</text:p>
          </table:table-cell>
          <table:table-cell table:formula="of:=[.C231]/([.D231]-[.D230])" office:value-type="float" office:value="55898.7657964254" calcext:value-type="float">
            <text:p>55898.765796425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077950.70139" calcext:value-type="float">
            <text:p>1456077950.70139</text:p>
          </table:table-cell>
          <table:table-cell office:value-type="float" office:value="5720" calcext:value-type="float">
            <text:p>5720</text:p>
          </table:table-cell>
          <table:table-cell table:formula="of:=[.B232]-[.B$2]" office:value-type="float" office:value="23.0002579689026" calcext:value-type="float">
            <text:p>23.0002579689</text:p>
          </table:table-cell>
          <table:table-cell table:formula="of:=[.C232]/([.D232]-[.D231])" office:value-type="float" office:value="57069.7043683454" calcext:value-type="float">
            <text:p>57069.704368345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077950.80158" calcext:value-type="float">
            <text:p>1456077950.80158</text:p>
          </table:table-cell>
          <table:table-cell office:value-type="float" office:value="5840" calcext:value-type="float">
            <text:p>5840</text:p>
          </table:table-cell>
          <table:table-cell table:formula="of:=[.B233]-[.B$2]" office:value-type="float" office:value="23.1004526615143" calcext:value-type="float">
            <text:p>23.1004526615</text:p>
          </table:table-cell>
          <table:table-cell table:formula="of:=[.C233]/([.D233]-[.D232])" office:value-type="float" office:value="58286.5204510681" calcext:value-type="float">
            <text:p>58286.520451068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077950.90064" calcext:value-type="float">
            <text:p>1456077950.90064</text:p>
          </table:table-cell>
          <table:table-cell office:value-type="float" office:value="5968" calcext:value-type="float">
            <text:p>5968</text:p>
          </table:table-cell>
          <table:table-cell table:formula="of:=[.B234]-[.B$2]" office:value-type="float" office:value="23.1995153427124" calcext:value-type="float">
            <text:p>23.1995153427</text:p>
          </table:table-cell>
          <table:table-cell table:formula="of:=[.C234]/([.D234]-[.D233])" office:value-type="float" office:value="60244.684757364" calcext:value-type="float">
            <text:p>60244.6847573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077951.0008" calcext:value-type="float">
            <text:p>1456077951.0008</text:p>
          </table:table-cell>
          <table:table-cell office:value-type="float" office:value="6096" calcext:value-type="float">
            <text:p>6096</text:p>
          </table:table-cell>
          <table:table-cell table:formula="of:=[.B235]-[.B$2]" office:value-type="float" office:value="23.2996730804443" calcext:value-type="float">
            <text:p>23.2996730804</text:p>
          </table:table-cell>
          <table:table-cell table:formula="of:=[.C235]/([.D235]-[.D234])" office:value-type="float" office:value="60863.9945154871" calcext:value-type="float">
            <text:p>60863.994515487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077951.10098" calcext:value-type="float">
            <text:p>1456077951.10098</text:p>
          </table:table-cell>
          <table:table-cell office:value-type="float" office:value="6216" calcext:value-type="float">
            <text:p>6216</text:p>
          </table:table-cell>
          <table:table-cell table:formula="of:=[.B236]-[.B$2]" office:value-type="float" office:value="23.3998556137085" calcext:value-type="float">
            <text:p>23.3998556137</text:p>
          </table:table-cell>
          <table:table-cell table:formula="of:=[.C236]/([.D236]-[.D235])" office:value-type="float" office:value="62046.7440527754" calcext:value-type="float">
            <text:p>62046.744052775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077951.20118" calcext:value-type="float">
            <text:p>1456077951.20118</text:p>
          </table:table-cell>
          <table:table-cell office:value-type="float" office:value="6344" calcext:value-type="float">
            <text:p>6344</text:p>
          </table:table-cell>
          <table:table-cell table:formula="of:=[.B237]-[.B$2]" office:value-type="float" office:value="23.5000483989716" calcext:value-type="float">
            <text:p>23.500048399</text:p>
          </table:table-cell>
          <table:table-cell table:formula="of:=[.C237]/([.D237]-[.D236])" office:value-type="float" office:value="63317.9323575394" calcext:value-type="float">
            <text:p>63317.932357539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077951.30141" calcext:value-type="float">
            <text:p>1456077951.30141</text:p>
          </table:table-cell>
          <table:table-cell office:value-type="float" office:value="6464" calcext:value-type="float">
            <text:p>6464</text:p>
          </table:table-cell>
          <table:table-cell table:formula="of:=[.B238]-[.B$2]" office:value-type="float" office:value="23.600280046463" calcext:value-type="float">
            <text:p>23.6002800465</text:p>
          </table:table-cell>
          <table:table-cell table:formula="of:=[.C238]/([.D238]-[.D237])" office:value-type="float" office:value="64490.6091217454" calcext:value-type="float">
            <text:p>64490.609121745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077951.40161" calcext:value-type="float">
            <text:p>1456077951.40161</text:p>
          </table:table-cell>
          <table:table-cell office:value-type="float" office:value="6592" calcext:value-type="float">
            <text:p>6592</text:p>
          </table:table-cell>
          <table:table-cell table:formula="of:=[.B239]-[.B$2]" office:value-type="float" office:value="23.7004852294922" calcext:value-type="float">
            <text:p>23.7004852295</text:p>
          </table:table-cell>
          <table:table-cell table:formula="of:=[.C239]/([.D239]-[.D238])" office:value-type="float" office:value="65785.0203025999" calcext:value-type="float">
            <text:p>65785.020302599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077951.50081" calcext:value-type="float">
            <text:p>1456077951.50081</text:p>
          </table:table-cell>
          <table:table-cell office:value-type="float" office:value="6712" calcext:value-type="float">
            <text:p>6712</text:p>
          </table:table-cell>
          <table:table-cell table:formula="of:=[.B240]-[.B$2]" office:value-type="float" office:value="23.7996783256531" calcext:value-type="float">
            <text:p>23.7996783257</text:p>
          </table:table-cell>
          <table:table-cell table:formula="of:=[.C240]/([.D240]-[.D239])" office:value-type="float" office:value="67665.9995481269" calcext:value-type="float">
            <text:p>67665.999548126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077951.6009" calcext:value-type="float">
            <text:p>1456077951.6009</text:p>
          </table:table-cell>
          <table:table-cell office:value-type="float" office:value="6824" calcext:value-type="float">
            <text:p>6824</text:p>
          </table:table-cell>
          <table:table-cell table:formula="of:=[.B241]-[.B$2]" office:value-type="float" office:value="23.8997757434845" calcext:value-type="float">
            <text:p>23.8997757435</text:p>
          </table:table-cell>
          <table:table-cell table:formula="of:=[.C241]/([.D241]-[.D240])" office:value-type="float" office:value="68173.5867701667" calcext:value-type="float">
            <text:p>68173.58677016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077951.70108" calcext:value-type="float">
            <text:p>1456077951.70108</text:p>
          </table:table-cell>
          <table:table-cell office:value-type="float" office:value="6936" calcext:value-type="float">
            <text:p>6936</text:p>
          </table:table-cell>
          <table:table-cell table:formula="of:=[.B242]-[.B$2]" office:value-type="float" office:value="23.9999544620514" calcext:value-type="float">
            <text:p>23.9999544621</text:p>
          </table:table-cell>
          <table:table-cell table:formula="of:=[.C242]/([.D242]-[.D241])" office:value-type="float" office:value="69236.2619448808" calcext:value-type="float">
            <text:p>69236.26194488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077951.80124" calcext:value-type="float">
            <text:p>1456077951.80124</text:p>
          </table:table-cell>
          <table:table-cell office:value-type="float" office:value="7048" calcext:value-type="float">
            <text:p>7048</text:p>
          </table:table-cell>
          <table:table-cell table:formula="of:=[.B243]-[.B$2]" office:value-type="float" office:value="24.100109577179" calcext:value-type="float">
            <text:p>24.1001095772</text:p>
          </table:table-cell>
          <table:table-cell table:formula="of:=[.C243]/([.D243]-[.D242])" office:value-type="float" office:value="70370.84417529" calcext:value-type="float">
            <text:p>70370.844175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077951.90136" calcext:value-type="float">
            <text:p>1456077951.90136</text:p>
          </table:table-cell>
          <table:table-cell office:value-type="float" office:value="7152" calcext:value-type="float">
            <text:p>7152</text:p>
          </table:table-cell>
          <table:table-cell table:formula="of:=[.B244]-[.B$2]" office:value-type="float" office:value="24.2002320289612" calcext:value-type="float">
            <text:p>24.200232029</text:p>
          </table:table-cell>
          <table:table-cell table:formula="of:=[.C244]/([.D244]-[.D243])" office:value-type="float" office:value="71432.5295944221" calcext:value-type="float">
            <text:p>71432.529594422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077952.00156" calcext:value-type="float">
            <text:p>1456077952.00156</text:p>
          </table:table-cell>
          <table:table-cell office:value-type="float" office:value="7248" calcext:value-type="float">
            <text:p>7248</text:p>
          </table:table-cell>
          <table:table-cell table:formula="of:=[.B245]-[.B$2]" office:value-type="float" office:value="24.3004341125488" calcext:value-type="float">
            <text:p>24.3004341125</text:p>
          </table:table-cell>
          <table:table-cell table:formula="of:=[.C245]/([.D245]-[.D244])" office:value-type="float" office:value="72333.8252109318" calcext:value-type="float">
            <text:p>72333.82521093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077952.10073" calcext:value-type="float">
            <text:p>1456077952.10073</text:p>
          </table:table-cell>
          <table:table-cell office:value-type="float" office:value="7344" calcext:value-type="float">
            <text:p>7344</text:p>
          </table:table-cell>
          <table:table-cell table:formula="of:=[.B246]-[.B$2]" office:value-type="float" office:value="24.3995990753174" calcext:value-type="float">
            <text:p>24.3995990753</text:p>
          </table:table-cell>
          <table:table-cell table:formula="of:=[.C246]/([.D246]-[.D245])" office:value-type="float" office:value="74058.4153411167" calcext:value-type="float">
            <text:p>74058.415341116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077952.2009" calcext:value-type="float">
            <text:p>1456077952.2009</text:p>
          </table:table-cell>
          <table:table-cell office:value-type="float" office:value="7432" calcext:value-type="float">
            <text:p>7432</text:p>
          </table:table-cell>
          <table:table-cell table:formula="of:=[.B247]-[.B$2]" office:value-type="float" office:value="24.4997663497925" calcext:value-type="float">
            <text:p>24.4997663498</text:p>
          </table:table-cell>
          <table:table-cell table:formula="of:=[.C247]/([.D247]-[.D246])" office:value-type="float" office:value="74195.8892157703" calcext:value-type="float">
            <text:p>74195.889215770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077952.30104" calcext:value-type="float">
            <text:p>1456077952.30104</text:p>
          </table:table-cell>
          <table:table-cell office:value-type="float" office:value="7512" calcext:value-type="float">
            <text:p>7512</text:p>
          </table:table-cell>
          <table:table-cell table:formula="of:=[.B248]-[.B$2]" office:value-type="float" office:value="24.5999140739441" calcext:value-type="float">
            <text:p>24.5999140739</text:p>
          </table:table-cell>
          <table:table-cell table:formula="of:=[.C248]/([.D248]-[.D247])" office:value-type="float" office:value="75009.1933055589" calcext:value-type="float">
            <text:p>75009.193305558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077952.40114" calcext:value-type="float">
            <text:p>1456077952.40114</text:p>
          </table:table-cell>
          <table:table-cell office:value-type="float" office:value="7584" calcext:value-type="float">
            <text:p>7584</text:p>
          </table:table-cell>
          <table:table-cell table:formula="of:=[.B249]-[.B$2]" office:value-type="float" office:value="24.7000136375427" calcext:value-type="float">
            <text:p>24.7000136375</text:p>
          </table:table-cell>
          <table:table-cell table:formula="of:=[.C249]/([.D249]-[.D248])" office:value-type="float" office:value="75764.5660715306" calcext:value-type="float">
            <text:p>75764.56607153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077952.5012" calcext:value-type="float">
            <text:p>1456077952.5012</text:p>
          </table:table-cell>
          <table:table-cell office:value-type="float" office:value="7648" calcext:value-type="float">
            <text:p>7648</text:p>
          </table:table-cell>
          <table:table-cell table:formula="of:=[.B250]-[.B$2]" office:value-type="float" office:value="24.8000700473785" calcext:value-type="float">
            <text:p>24.8000700474</text:p>
          </table:table-cell>
          <table:table-cell table:formula="of:=[.C250]/([.D250]-[.D249])" office:value-type="float" office:value="76436.8820803161" calcext:value-type="float">
            <text:p>76436.882080316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077952.60122" calcext:value-type="float">
            <text:p>1456077952.60122</text:p>
          </table:table-cell>
          <table:table-cell office:value-type="float" office:value="7712" calcext:value-type="float">
            <text:p>7712</text:p>
          </table:table-cell>
          <table:table-cell table:formula="of:=[.B251]-[.B$2]" office:value-type="float" office:value="24.9000911712646" calcext:value-type="float">
            <text:p>24.9000911713</text:p>
          </table:table-cell>
          <table:table-cell table:formula="of:=[.C251]/([.D251]-[.D250])" office:value-type="float" office:value="77103.712699544" calcext:value-type="float">
            <text:p>77103.7126995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077952.70117" calcext:value-type="float">
            <text:p>1456077952.70117</text:p>
          </table:table-cell>
          <table:table-cell office:value-type="float" office:value="7760" calcext:value-type="float">
            <text:p>7760</text:p>
          </table:table-cell>
          <table:table-cell table:formula="of:=[.B252]-[.B$2]" office:value-type="float" office:value="25.0000395774841" calcext:value-type="float">
            <text:p>25.0000395775</text:p>
          </table:table-cell>
          <table:table-cell table:formula="of:=[.C252]/([.D252]-[.D251])" office:value-type="float" office:value="77640.0574408297" calcext:value-type="float">
            <text:p>77640.057440829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077952.80112" calcext:value-type="float">
            <text:p>1456077952.80112</text:p>
          </table:table-cell>
          <table:table-cell office:value-type="float" office:value="7808" calcext:value-type="float">
            <text:p>7808</text:p>
          </table:table-cell>
          <table:table-cell table:formula="of:=[.B253]-[.B$2]" office:value-type="float" office:value="25.0999956130981" calcext:value-type="float">
            <text:p>25.0999956131</text:p>
          </table:table-cell>
          <table:table-cell table:formula="of:=[.C253]/([.D253]-[.D252])" office:value-type="float" office:value="78114.3424910434" calcext:value-type="float">
            <text:p>78114.342491043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077952.90123" calcext:value-type="float">
            <text:p>1456077952.90123</text:p>
          </table:table-cell>
          <table:table-cell office:value-type="float" office:value="7840" calcext:value-type="float">
            <text:p>7840</text:p>
          </table:table-cell>
          <table:table-cell table:formula="of:=[.B254]-[.B$2]" office:value-type="float" office:value="25.2001047134399" calcext:value-type="float">
            <text:p>25.2001047134</text:p>
          </table:table-cell>
          <table:table-cell table:formula="of:=[.C254]/([.D254]-[.D253])" office:value-type="float" office:value="78314.5585489464" calcext:value-type="float">
            <text:p>78314.55854894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077953.0014" calcext:value-type="float">
            <text:p>1456077953.0014</text:p>
          </table:table-cell>
          <table:table-cell office:value-type="float" office:value="7864" calcext:value-type="float">
            <text:p>7864</text:p>
          </table:table-cell>
          <table:table-cell table:formula="of:=[.B255]-[.B$2]" office:value-type="float" office:value="25.3002712726593" calcext:value-type="float">
            <text:p>25.3002712727</text:p>
          </table:table-cell>
          <table:table-cell table:formula="of:=[.C255]/([.D255]-[.D254])" office:value-type="float" office:value="78509.2356300089" calcext:value-type="float">
            <text:p>78509.235630008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077953.1015" calcext:value-type="float">
            <text:p>1456077953.1015</text:p>
          </table:table-cell>
          <table:table-cell office:value-type="float" office:value="7880" calcext:value-type="float">
            <text:p>7880</text:p>
          </table:table-cell>
          <table:table-cell table:formula="of:=[.B256]-[.B$2]" office:value-type="float" office:value="25.4003674983978" calcext:value-type="float">
            <text:p>25.4003674984</text:p>
          </table:table-cell>
          <table:table-cell table:formula="of:=[.C256]/([.D256]-[.D255])" office:value-type="float" office:value="78724.2470119142" calcext:value-type="float">
            <text:p>78724.247011914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077953.20154" calcext:value-type="float">
            <text:p>1456077953.20154</text:p>
          </table:table-cell>
          <table:table-cell office:value-type="float" office:value="7888" calcext:value-type="float">
            <text:p>7888</text:p>
          </table:table-cell>
          <table:table-cell table:formula="of:=[.B257]-[.B$2]" office:value-type="float" office:value="25.5004119873047" calcext:value-type="float">
            <text:p>25.5004119873</text:p>
          </table:table-cell>
          <table:table-cell table:formula="of:=[.C257]/([.D257]-[.D256])" office:value-type="float" office:value="78844.9227557511" calcext:value-type="float">
            <text:p>78844.92275575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077953.30152" calcext:value-type="float">
            <text:p>1456077953.30152</text:p>
          </table:table-cell>
          <table:table-cell office:value-type="float" office:value="7888" calcext:value-type="float">
            <text:p>7888</text:p>
          </table:table-cell>
          <table:table-cell table:formula="of:=[.B258]-[.B$2]" office:value-type="float" office:value="25.6003904342651" calcext:value-type="float">
            <text:p>25.6003904343</text:p>
          </table:table-cell>
          <table:table-cell table:formula="of:=[.C258]/([.D258]-[.D257])" office:value-type="float" office:value="78897.0047026279" calcext:value-type="float">
            <text:p>78897.004702627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077953.40156" calcext:value-type="float">
            <text:p>1456077953.40156</text:p>
          </table:table-cell>
          <table:table-cell office:value-type="float" office:value="7880" calcext:value-type="float">
            <text:p>7880</text:p>
          </table:table-cell>
          <table:table-cell table:formula="of:=[.B259]-[.B$2]" office:value-type="float" office:value="25.7004265785217" calcext:value-type="float">
            <text:p>25.7004265785</text:p>
          </table:table-cell>
          <table:table-cell table:formula="of:=[.C259]/([.D259]-[.D258])" office:value-type="float" office:value="78771.5286165755" calcext:value-type="float">
            <text:p>78771.528616575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077953.50159" calcext:value-type="float">
            <text:p>1456077953.50159</text:p>
          </table:table-cell>
          <table:table-cell office:value-type="float" office:value="7864" calcext:value-type="float">
            <text:p>7864</text:p>
          </table:table-cell>
          <table:table-cell table:formula="of:=[.B260]-[.B$2]" office:value-type="float" office:value="25.8004658222198" calcext:value-type="float">
            <text:p>25.8004658222</text:p>
          </table:table-cell>
          <table:table-cell table:formula="of:=[.C260]/([.D260]-[.D259])" office:value-type="float" office:value="78609.1508621409" calcext:value-type="float">
            <text:p>78609.150862140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077953.60053" calcext:value-type="float">
            <text:p>1456077953.60053</text:p>
          </table:table-cell>
          <table:table-cell office:value-type="float" office:value="7840" calcext:value-type="float">
            <text:p>7840</text:p>
          </table:table-cell>
          <table:table-cell table:formula="of:=[.B261]-[.B$2]" office:value-type="float" office:value="25.8993983268738" calcext:value-type="float">
            <text:p>25.8993983269</text:p>
          </table:table-cell>
          <table:table-cell table:formula="of:=[.C261]/([.D261]-[.D260])" office:value-type="float" office:value="79245.9467939743" calcext:value-type="float">
            <text:p>79245.946793974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077953.70152" calcext:value-type="float">
            <text:p>1456077953.70152</text:p>
          </table:table-cell>
          <table:table-cell office:value-type="float" office:value="7800" calcext:value-type="float">
            <text:p>7800</text:p>
          </table:table-cell>
          <table:table-cell table:formula="of:=[.B262]-[.B$2]" office:value-type="float" office:value="26.000391960144" calcext:value-type="float">
            <text:p>26.0003919601</text:p>
          </table:table-cell>
          <table:table-cell table:formula="of:=[.C262]/([.D262]-[.D261])" office:value-type="float" office:value="77232.5912775792" calcext:value-type="float">
            <text:p>77232.59127757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077953.80056" calcext:value-type="float">
            <text:p>1456077953.80056</text:p>
          </table:table-cell>
          <table:table-cell office:value-type="float" office:value="7760" calcext:value-type="float">
            <text:p>7760</text:p>
          </table:table-cell>
          <table:table-cell table:formula="of:=[.B263]-[.B$2]" office:value-type="float" office:value="26.0994279384613" calcext:value-type="float">
            <text:p>26.0994279385</text:p>
          </table:table-cell>
          <table:table-cell table:formula="of:=[.C263]/([.D263]-[.D262])" office:value-type="float" office:value="78355.3626858809" calcext:value-type="float">
            <text:p>78355.362685880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077953.90168" calcext:value-type="float">
            <text:p>1456077953.90168</text:p>
          </table:table-cell>
          <table:table-cell office:value-type="float" office:value="7712" calcext:value-type="float">
            <text:p>7712</text:p>
          </table:table-cell>
          <table:table-cell table:formula="of:=[.B264]-[.B$2]" office:value-type="float" office:value="26.2005529403687" calcext:value-type="float">
            <text:p>26.2005529404</text:p>
          </table:table-cell>
          <table:table-cell table:formula="of:=[.C264]/([.D264]-[.D263])" office:value-type="float" office:value="76262.0504775444" calcext:value-type="float">
            <text:p>76262.050477544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077954.00084" calcext:value-type="float">
            <text:p>1456077954.00084</text:p>
          </table:table-cell>
          <table:table-cell office:value-type="float" office:value="7648" calcext:value-type="float">
            <text:p>7648</text:p>
          </table:table-cell>
          <table:table-cell table:formula="of:=[.B265]-[.B$2]" office:value-type="float" office:value="26.2997150421143" calcext:value-type="float">
            <text:p>26.2997150421</text:p>
          </table:table-cell>
          <table:table-cell table:formula="of:=[.C265]/([.D265]-[.D264])" office:value-type="float" office:value="77126.2394137278" calcext:value-type="float">
            <text:p>77126.239413727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077954.10092" calcext:value-type="float">
            <text:p>1456077954.10092</text:p>
          </table:table-cell>
          <table:table-cell office:value-type="float" office:value="7584" calcext:value-type="float">
            <text:p>7584</text:p>
          </table:table-cell>
          <table:table-cell table:formula="of:=[.B266]-[.B$2]" office:value-type="float" office:value="26.3997893333435" calcext:value-type="float">
            <text:p>26.3997893333</text:p>
          </table:table-cell>
          <table:table-cell table:formula="of:=[.C266]/([.D266]-[.D265])" office:value-type="float" office:value="75783.6993581772" calcext:value-type="float">
            <text:p>75783.699358177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077954.20104" calcext:value-type="float">
            <text:p>1456077954.20104</text:p>
          </table:table-cell>
          <table:table-cell office:value-type="float" office:value="7512" calcext:value-type="float">
            <text:p>7512</text:p>
          </table:table-cell>
          <table:table-cell table:formula="of:=[.B267]-[.B$2]" office:value-type="float" office:value="26.4999153614044" calcext:value-type="float">
            <text:p>26.4999153614</text:p>
          </table:table-cell>
          <table:table-cell table:formula="of:=[.C267]/([.D267]-[.D266])" office:value-type="float" office:value="75025.4468841006" calcext:value-type="float">
            <text:p>75025.44688410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077954.30115" calcext:value-type="float">
            <text:p>1456077954.30115</text:p>
          </table:table-cell>
          <table:table-cell office:value-type="float" office:value="7432" calcext:value-type="float">
            <text:p>7432</text:p>
          </table:table-cell>
          <table:table-cell table:formula="of:=[.B268]-[.B$2]" office:value-type="float" office:value="26.6000258922577" calcext:value-type="float">
            <text:p>26.6000258923</text:p>
          </table:table-cell>
          <table:table-cell table:formula="of:=[.C268]/([.D268]-[.D267])" office:value-type="float" office:value="74237.9441668612" calcext:value-type="float">
            <text:p>74237.94416686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077954.40117" calcext:value-type="float">
            <text:p>1456077954.40117</text:p>
          </table:table-cell>
          <table:table-cell office:value-type="float" office:value="7344" calcext:value-type="float">
            <text:p>7344</text:p>
          </table:table-cell>
          <table:table-cell table:formula="of:=[.B269]-[.B$2]" office:value-type="float" office:value="26.7000412940979" calcext:value-type="float">
            <text:p>26.7000412941</text:p>
          </table:table-cell>
          <table:table-cell table:formula="of:=[.C269]/([.D269]-[.D268])" office:value-type="float" office:value="73428.6906304008" calcext:value-type="float">
            <text:p>73428.69063040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077954.5012" calcext:value-type="float">
            <text:p>1456077954.5012</text:p>
          </table:table-cell>
          <table:table-cell office:value-type="float" office:value="7248" calcext:value-type="float">
            <text:p>7248</text:p>
          </table:table-cell>
          <table:table-cell table:formula="of:=[.B270]-[.B$2]" office:value-type="float" office:value="26.8000705242157" calcext:value-type="float">
            <text:p>26.8000705242</text:p>
          </table:table-cell>
          <table:table-cell table:formula="of:=[.C270]/([.D270]-[.D269])" office:value-type="float" office:value="72458.8202015002" calcext:value-type="float">
            <text:p>72458.820201500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077954.60135" calcext:value-type="float">
            <text:p>1456077954.60135</text:p>
          </table:table-cell>
          <table:table-cell office:value-type="float" office:value="7152" calcext:value-type="float">
            <text:p>7152</text:p>
          </table:table-cell>
          <table:table-cell table:formula="of:=[.B271]-[.B$2]" office:value-type="float" office:value="26.9002180099487" calcext:value-type="float">
            <text:p>26.9002180099</text:p>
          </table:table-cell>
          <table:table-cell table:formula="of:=[.C271]/([.D271]-[.D270])" office:value-type="float" office:value="71414.6735452293" calcext:value-type="float">
            <text:p>71414.673545229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077954.70143" calcext:value-type="float">
            <text:p>1456077954.70143</text:p>
          </table:table-cell>
          <table:table-cell office:value-type="float" office:value="7048" calcext:value-type="float">
            <text:p>7048</text:p>
          </table:table-cell>
          <table:table-cell table:formula="of:=[.B272]-[.B$2]" office:value-type="float" office:value="27.0002992153168" calcext:value-type="float">
            <text:p>27.0002992153</text:p>
          </table:table-cell>
          <table:table-cell table:formula="of:=[.C272]/([.D272]-[.D271])" office:value-type="float" office:value="70422.8128956026" calcext:value-type="float">
            <text:p>70422.81289560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077954.80158" calcext:value-type="float">
            <text:p>1456077954.80158</text:p>
          </table:table-cell>
          <table:table-cell office:value-type="float" office:value="6936" calcext:value-type="float">
            <text:p>6936</text:p>
          </table:table-cell>
          <table:table-cell table:formula="of:=[.B273]-[.B$2]" office:value-type="float" office:value="27.1004495620728" calcext:value-type="float">
            <text:p>27.1004495621</text:p>
          </table:table-cell>
          <table:table-cell table:formula="of:=[.C273]/([.D273]-[.D272])" office:value-type="float" office:value="69255.8760370518" calcext:value-type="float">
            <text:p>69255.87603705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077954.90052" calcext:value-type="float">
            <text:p>1456077954.90052</text:p>
          </table:table-cell>
          <table:table-cell office:value-type="float" office:value="6824" calcext:value-type="float">
            <text:p>6824</text:p>
          </table:table-cell>
          <table:table-cell table:formula="of:=[.B274]-[.B$2]" office:value-type="float" office:value="27.1993892192841" calcext:value-type="float">
            <text:p>27.1993892193</text:p>
          </table:table-cell>
          <table:table-cell table:formula="of:=[.C274]/([.D274]-[.D273])" office:value-type="float" office:value="68971.332550972" calcext:value-type="float">
            <text:p>68971.3325509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077955.00153" calcext:value-type="float">
            <text:p>1456077955.00153</text:p>
          </table:table-cell>
          <table:table-cell office:value-type="float" office:value="6704" calcext:value-type="float">
            <text:p>6704</text:p>
          </table:table-cell>
          <table:table-cell table:formula="of:=[.B275]-[.B$2]" office:value-type="float" office:value="27.3003981113434" calcext:value-type="float">
            <text:p>27.3003981113</text:p>
          </table:table-cell>
          <table:table-cell table:formula="of:=[.C275]/([.D275]-[.D274])" office:value-type="float" office:value="66370.3943615429" calcext:value-type="float">
            <text:p>66370.394361542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077955.10156" calcext:value-type="float">
            <text:p>1456077955.10156</text:p>
          </table:table-cell>
          <table:table-cell office:value-type="float" office:value="6584" calcext:value-type="float">
            <text:p>6584</text:p>
          </table:table-cell>
          <table:table-cell table:formula="of:=[.B276]-[.B$2]" office:value-type="float" office:value="27.4004335403442" calcext:value-type="float">
            <text:p>27.4004335403</text:p>
          </table:table-cell>
          <table:table-cell table:formula="of:=[.C276]/([.D276]-[.D275])" office:value-type="float" office:value="65816.6818072401" calcext:value-type="float">
            <text:p>65816.68180724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077955.20156" calcext:value-type="float">
            <text:p>1456077955.20156</text:p>
          </table:table-cell>
          <table:table-cell office:value-type="float" office:value="6464" calcext:value-type="float">
            <text:p>6464</text:p>
          </table:table-cell>
          <table:table-cell table:formula="of:=[.B277]-[.B$2]" office:value-type="float" office:value="27.5004260540009" calcext:value-type="float">
            <text:p>27.500426054</text:p>
          </table:table-cell>
          <table:table-cell table:formula="of:=[.C277]/([.D277]-[.D276])" office:value-type="float" office:value="64644.8395346675" calcext:value-type="float">
            <text:p>64644.83953466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077955.30164" calcext:value-type="float">
            <text:p>1456077955.30164</text:p>
          </table:table-cell>
          <table:table-cell office:value-type="float" office:value="6344" calcext:value-type="float">
            <text:p>6344</text:p>
          </table:table-cell>
          <table:table-cell table:formula="of:=[.B278]-[.B$2]" office:value-type="float" office:value="27.6005136966705" calcext:value-type="float">
            <text:p>27.6005136967</text:p>
          </table:table-cell>
          <table:table-cell table:formula="of:=[.C278]/([.D278]-[.D277])" office:value-type="float" office:value="63384.4481774568" calcext:value-type="float">
            <text:p>63384.448177456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077955.40066" calcext:value-type="float">
            <text:p>1456077955.40066</text:p>
          </table:table-cell>
          <table:table-cell office:value-type="float" office:value="6216" calcext:value-type="float">
            <text:p>6216</text:p>
          </table:table-cell>
          <table:table-cell table:formula="of:=[.B279]-[.B$2]" office:value-type="float" office:value="27.6995286941528" calcext:value-type="float">
            <text:p>27.6995286942</text:p>
          </table:table-cell>
          <table:table-cell table:formula="of:=[.C279]/([.D279]-[.D278])" office:value-type="float" office:value="62778.3685103985" calcext:value-type="float">
            <text:p>62778.368510398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077955.50086" calcext:value-type="float">
            <text:p>1456077955.50086</text:p>
          </table:table-cell>
          <table:table-cell office:value-type="float" office:value="6088" calcext:value-type="float">
            <text:p>6088</text:p>
          </table:table-cell>
          <table:table-cell table:formula="of:=[.B280]-[.B$2]" office:value-type="float" office:value="27.7997300624847" calcext:value-type="float">
            <text:p>27.7997300625</text:p>
          </table:table-cell>
          <table:table-cell table:formula="of:=[.C280]/([.D280]-[.D279])" office:value-type="float" office:value="60757.6533269883" calcext:value-type="float">
            <text:p>60757.653326988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077955.60094" calcext:value-type="float">
            <text:p>1456077955.60094</text:p>
          </table:table-cell>
          <table:table-cell office:value-type="float" office:value="5968" calcext:value-type="float">
            <text:p>5968</text:p>
          </table:table-cell>
          <table:table-cell table:formula="of:=[.B281]-[.B$2]" office:value-type="float" office:value="27.8998112678528" calcext:value-type="float">
            <text:p>27.8998112679</text:p>
          </table:table-cell>
          <table:table-cell table:formula="of:=[.C281]/([.D281]-[.D280])" office:value-type="float" office:value="59631.575959273" calcext:value-type="float">
            <text:p>59631.57595927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077955.70107" calcext:value-type="float">
            <text:p>1456077955.70107</text:p>
          </table:table-cell>
          <table:table-cell office:value-type="float" office:value="5840" calcext:value-type="float">
            <text:p>5840</text:p>
          </table:table-cell>
          <table:table-cell table:formula="of:=[.B282]-[.B$2]" office:value-type="float" office:value="27.9999423027039" calcext:value-type="float">
            <text:p>27.9999423027</text:p>
          </table:table-cell>
          <table:table-cell table:formula="of:=[.C282]/([.D282]-[.D281])" office:value-type="float" office:value="58323.5757893233" calcext:value-type="float">
            <text:p>58323.575789323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077955.80116" calcext:value-type="float">
            <text:p>1456077955.80116</text:p>
          </table:table-cell>
          <table:table-cell office:value-type="float" office:value="5720" calcext:value-type="float">
            <text:p>5720</text:p>
          </table:table-cell>
          <table:table-cell table:formula="of:=[.B283]-[.B$2]" office:value-type="float" office:value="28.1000337600708" calcext:value-type="float">
            <text:p>28.1000337601</text:p>
          </table:table-cell>
          <table:table-cell table:formula="of:=[.C283]/([.D283]-[.D282])" office:value-type="float" office:value="57147.7341870447" calcext:value-type="float">
            <text:p>57147.734187044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077955.90125" calcext:value-type="float">
            <text:p>1456077955.90125</text:p>
          </table:table-cell>
          <table:table-cell office:value-type="float" office:value="5592" calcext:value-type="float">
            <text:p>5592</text:p>
          </table:table-cell>
          <table:table-cell table:formula="of:=[.B284]-[.B$2]" office:value-type="float" office:value="28.2001254558563" calcext:value-type="float">
            <text:p>28.2001254559</text:p>
          </table:table-cell>
          <table:table-cell table:formula="of:=[.C284]/([.D284]-[.D283])" office:value-type="float" office:value="55868.7706918524" calcext:value-type="float">
            <text:p>55868.77069185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077956.00135" calcext:value-type="float">
            <text:p>1456077956.00135</text:p>
          </table:table-cell>
          <table:table-cell office:value-type="float" office:value="5472" calcext:value-type="float">
            <text:p>5472</text:p>
          </table:table-cell>
          <table:table-cell table:formula="of:=[.B285]-[.B$2]" office:value-type="float" office:value="28.300220489502" calcext:value-type="float">
            <text:p>28.3002204895</text:p>
          </table:table-cell>
          <table:table-cell table:formula="of:=[.C285]/([.D285]-[.D284])" office:value-type="float" office:value="54668.0469619774" calcext:value-type="float">
            <text:p>54668.046961977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077956.10146" calcext:value-type="float">
            <text:p>1456077956.10146</text:p>
          </table:table-cell>
          <table:table-cell office:value-type="float" office:value="5360" calcext:value-type="float">
            <text:p>5360</text:p>
          </table:table-cell>
          <table:table-cell table:formula="of:=[.B286]-[.B$2]" office:value-type="float" office:value="28.4003283977509" calcext:value-type="float">
            <text:p>28.4003283978</text:p>
          </table:table-cell>
          <table:table-cell table:formula="of:=[.C286]/([.D286]-[.D285])" office:value-type="float" office:value="53542.2235241722" calcext:value-type="float">
            <text:p>53542.223524172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077956.20153" calcext:value-type="float">
            <text:p>1456077956.20153</text:p>
          </table:table-cell>
          <table:table-cell office:value-type="float" office:value="5248" calcext:value-type="float">
            <text:p>5248</text:p>
          </table:table-cell>
          <table:table-cell table:formula="of:=[.B287]-[.B$2]" office:value-type="float" office:value="28.5003991127014" calcext:value-type="float">
            <text:p>28.5003991127</text:p>
          </table:table-cell>
          <table:table-cell table:formula="of:=[.C287]/([.D287]-[.D286])" office:value-type="float" office:value="52442.9150185716" calcext:value-type="float">
            <text:p>52442.91501857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077956.30169" calcext:value-type="float">
            <text:p>1456077956.30169</text:p>
          </table:table-cell>
          <table:table-cell office:value-type="float" office:value="5136" calcext:value-type="float">
            <text:p>5136</text:p>
          </table:table-cell>
          <table:table-cell table:formula="of:=[.B288]-[.B$2]" office:value-type="float" office:value="28.6005620956421" calcext:value-type="float">
            <text:p>28.6005620956</text:p>
          </table:table-cell>
          <table:table-cell table:formula="of:=[.C288]/([.D288]-[.D287])" office:value-type="float" office:value="51276.4281694969" calcext:value-type="float">
            <text:p>51276.428169496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077956.40074" calcext:value-type="float">
            <text:p>1456077956.40074</text:p>
          </table:table-cell>
          <table:table-cell office:value-type="float" office:value="5032" calcext:value-type="float">
            <text:p>5032</text:p>
          </table:table-cell>
          <table:table-cell table:formula="of:=[.B289]-[.B$2]" office:value-type="float" office:value="28.699613571167" calcext:value-type="float">
            <text:p>28.6996135712</text:p>
          </table:table-cell>
          <table:table-cell table:formula="of:=[.C289]/([.D289]-[.D288])" office:value-type="float" office:value="50801.8681532403" calcext:value-type="float">
            <text:p>50801.868153240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077956.50087" calcext:value-type="float">
            <text:p>1456077956.50087</text:p>
          </table:table-cell>
          <table:table-cell office:value-type="float" office:value="4936" calcext:value-type="float">
            <text:p>4936</text:p>
          </table:table-cell>
          <table:table-cell table:formula="of:=[.B290]-[.B$2]" office:value-type="float" office:value="28.7997448444366" calcext:value-type="float">
            <text:p>28.7997448444</text:p>
          </table:table-cell>
          <table:table-cell table:formula="of:=[.C290]/([.D290]-[.D289])" office:value-type="float" office:value="49295.2884630495" calcext:value-type="float">
            <text:p>49295.288463049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077956.60092" calcext:value-type="float">
            <text:p>1456077956.60092</text:p>
          </table:table-cell>
          <table:table-cell office:value-type="float" office:value="4840" calcext:value-type="float">
            <text:p>4840</text:p>
          </table:table-cell>
          <table:table-cell table:formula="of:=[.B291]-[.B$2]" office:value-type="float" office:value="28.8997888565063" calcext:value-type="float">
            <text:p>28.8997888565</text:p>
          </table:table-cell>
          <table:table-cell table:formula="of:=[.C291]/([.D291]-[.D290])" office:value-type="float" office:value="48378.7075295211" calcext:value-type="float">
            <text:p>48378.70752952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077956.70094" calcext:value-type="float">
            <text:p>1456077956.70094</text:p>
          </table:table-cell>
          <table:table-cell office:value-type="float" office:value="4752" calcext:value-type="float">
            <text:p>4752</text:p>
          </table:table-cell>
          <table:table-cell table:formula="of:=[.B292]-[.B$2]" office:value-type="float" office:value="28.9998142719269" calcext:value-type="float">
            <text:p>28.9998142719</text:p>
          </table:table-cell>
          <table:table-cell table:formula="of:=[.C292]/([.D292]-[.D291])" office:value-type="float" office:value="47507.9256609071" calcext:value-type="float">
            <text:p>47507.925660907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077956.80092" calcext:value-type="float">
            <text:p>1456077956.80092</text:p>
          </table:table-cell>
          <table:table-cell office:value-type="float" office:value="4672" calcext:value-type="float">
            <text:p>4672</text:p>
          </table:table-cell>
          <table:table-cell table:formula="of:=[.B293]-[.B$2]" office:value-type="float" office:value="29.0997958183289" calcext:value-type="float">
            <text:p>29.0997958183</text:p>
          </table:table-cell>
          <table:table-cell table:formula="of:=[.C293]/([.D293]-[.D292])" office:value-type="float" office:value="46728.6231122706" calcext:value-type="float">
            <text:p>46728.623112270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077956.90103" calcext:value-type="float">
            <text:p>1456077956.90103</text:p>
          </table:table-cell>
          <table:table-cell office:value-type="float" office:value="4600" calcext:value-type="float">
            <text:p>4600</text:p>
          </table:table-cell>
          <table:table-cell table:formula="of:=[.B294]-[.B$2]" office:value-type="float" office:value="29.1998996734619" calcext:value-type="float">
            <text:p>29.1998996735</text:p>
          </table:table-cell>
          <table:table-cell table:formula="of:=[.C294]/([.D294]-[.D293])" office:value-type="float" office:value="45952.2762024074" calcext:value-type="float">
            <text:p>45952.276202407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077957.00116" calcext:value-type="float">
            <text:p>1456077957.00116</text:p>
          </table:table-cell>
          <table:table-cell office:value-type="float" office:value="4536" calcext:value-type="float">
            <text:p>4536</text:p>
          </table:table-cell>
          <table:table-cell table:formula="of:=[.B295]-[.B$2]" office:value-type="float" office:value="29.3000302314758" calcext:value-type="float">
            <text:p>29.3000302315</text:p>
          </table:table-cell>
          <table:table-cell table:formula="of:=[.C295]/([.D295]-[.D294])" office:value-type="float" office:value="45300.8561019863" calcext:value-type="float">
            <text:p>45300.856101986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077957.10134" calcext:value-type="float">
            <text:p>1456077957.10134</text:p>
          </table:table-cell>
          <table:table-cell office:value-type="float" office:value="4472" calcext:value-type="float">
            <text:p>4472</text:p>
          </table:table-cell>
          <table:table-cell table:formula="of:=[.B296]-[.B$2]" office:value-type="float" office:value="29.4002146720886" calcext:value-type="float">
            <text:p>29.4002146721</text:p>
          </table:table-cell>
          <table:table-cell table:formula="of:=[.C296]/([.D296]-[.D295])" office:value-type="float" office:value="44637.6700079009" calcext:value-type="float">
            <text:p>44637.670007900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077957.20067" calcext:value-type="float">
            <text:p>1456077957.20067</text:p>
          </table:table-cell>
          <table:table-cell office:value-type="float" office:value="4424" calcext:value-type="float">
            <text:p>4424</text:p>
          </table:table-cell>
          <table:table-cell table:formula="of:=[.B297]-[.B$2]" office:value-type="float" office:value="29.4995365142822" calcext:value-type="float">
            <text:p>29.4995365143</text:p>
          </table:table-cell>
          <table:table-cell table:formula="of:=[.C297]/([.D297]-[.D296])" office:value-type="float" office:value="44542.0654942797" calcext:value-type="float">
            <text:p>44542.065494279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077957.30053" calcext:value-type="float">
            <text:p>1456077957.30053</text:p>
          </table:table-cell>
          <table:table-cell office:value-type="float" office:value="4376" calcext:value-type="float">
            <text:p>4376</text:p>
          </table:table-cell>
          <table:table-cell table:formula="of:=[.B298]-[.B$2]" office:value-type="float" office:value="29.5994050502777" calcext:value-type="float">
            <text:p>29.5994050503</text:p>
          </table:table-cell>
          <table:table-cell table:formula="of:=[.C298]/([.D298]-[.D297])" office:value-type="float" office:value="43817.6043773978" calcext:value-type="float">
            <text:p>43817.604377397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077957.40156" calcext:value-type="float">
            <text:p>1456077957.40156</text:p>
          </table:table-cell>
          <table:table-cell office:value-type="float" office:value="4344" calcext:value-type="float">
            <text:p>4344</text:p>
          </table:table-cell>
          <table:table-cell table:formula="of:=[.B299]-[.B$2]" office:value-type="float" office:value="29.7004354000092" calcext:value-type="float">
            <text:p>29.7004354</text:p>
          </table:table-cell>
          <table:table-cell table:formula="of:=[.C299]/([.D299]-[.D298])" office:value-type="float" office:value="42996.9807245748" calcext:value-type="float">
            <text:p>42996.980724574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077957.50051" calcext:value-type="float">
            <text:p>1456077957.50051</text:p>
          </table:table-cell>
          <table:table-cell office:value-type="float" office:value="4320" calcext:value-type="float">
            <text:p>4320</text:p>
          </table:table-cell>
          <table:table-cell table:formula="of:=[.B300]-[.B$2]" office:value-type="float" office:value="29.7993779182434" calcext:value-type="float">
            <text:p>29.7993779182</text:p>
          </table:table-cell>
          <table:table-cell table:formula="of:=[.C300]/([.D300]-[.D299])" office:value-type="float" office:value="43661.7146712611" calcext:value-type="float">
            <text:p>43661.714671261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077957.60154" calcext:value-type="float">
            <text:p>1456077957.60154</text:p>
          </table:table-cell>
          <table:table-cell office:value-type="float" office:value="4304" calcext:value-type="float">
            <text:p>4304</text:p>
          </table:table-cell>
          <table:table-cell table:formula="of:=[.B301]-[.B$2]" office:value-type="float" office:value="29.9004068374634" calcext:value-type="float">
            <text:p>29.9004068375</text:p>
          </table:table-cell>
          <table:table-cell table:formula="of:=[.C301]/([.D301]-[.D300])" office:value-type="float" office:value="42601.6632982966" calcext:value-type="float">
            <text:p>42601.66329829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077957.70058" calcext:value-type="float">
            <text:p>1456077957.70058</text:p>
          </table:table-cell>
          <table:table-cell office:value-type="float" office:value="4296" calcext:value-type="float">
            <text:p>4296</text:p>
          </table:table-cell>
          <table:table-cell table:formula="of:=[.B302]-[.B$2]" office:value-type="float" office:value="29.9994502067566" calcext:value-type="float">
            <text:p>29.9994502068</text:p>
          </table:table-cell>
          <table:table-cell table:formula="of:=[.C302]/([.D302]-[.D301])" office:value-type="float" office:value="43374.9379757257" calcext:value-type="float">
            <text:p>43374.937975725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077957.80052" calcext:value-type="float">
            <text:p>1456077957.80052</text:p>
          </table:table-cell>
          <table:table-cell office:value-type="float" office:value="4296" calcext:value-type="float">
            <text:p>4296</text:p>
          </table:table-cell>
          <table:table-cell table:formula="of:=[.B303]-[.B$2]" office:value-type="float" office:value="30.0993895530701" calcext:value-type="float">
            <text:p>30.0993895531</text:p>
          </table:table-cell>
          <table:table-cell table:formula="of:=[.C303]/([.D303]-[.D302])" office:value-type="float" office:value="42986.0726377464" calcext:value-type="float">
            <text:p>42986.072637746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077957.90157" calcext:value-type="float">
            <text:p>1456077957.90157</text:p>
          </table:table-cell>
          <table:table-cell office:value-type="float" office:value="4304" calcext:value-type="float">
            <text:p>4304</text:p>
          </table:table-cell>
          <table:table-cell table:formula="of:=[.B304]-[.B$2]" office:value-type="float" office:value="30.2004406452179" calcext:value-type="float">
            <text:p>30.2004406452</text:p>
          </table:table-cell>
          <table:table-cell table:formula="of:=[.C304]/([.D304]-[.D303])" office:value-type="float" office:value="42592.3155160332" calcext:value-type="float">
            <text:p>42592.315516033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077958.00074" calcext:value-type="float">
            <text:p>1456077958.00074</text:p>
          </table:table-cell>
          <table:table-cell office:value-type="float" office:value="4320" calcext:value-type="float">
            <text:p>4320</text:p>
          </table:table-cell>
          <table:table-cell table:formula="of:=[.B305]-[.B$2]" office:value-type="float" office:value="30.2996060848236" calcext:value-type="float">
            <text:p>30.2996060848</text:p>
          </table:table-cell>
          <table:table-cell table:formula="of:=[.C305]/([.D305]-[.D304])" office:value-type="float" office:value="43563.5642536004" calcext:value-type="float">
            <text:p>43563.564253600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077958.10104" calcext:value-type="float">
            <text:p>1456077958.10104</text:p>
          </table:table-cell>
          <table:table-cell office:value-type="float" office:value="4344" calcext:value-type="float">
            <text:p>4344</text:p>
          </table:table-cell>
          <table:table-cell table:formula="of:=[.B306]-[.B$2]" office:value-type="float" office:value="30.3999125957489" calcext:value-type="float">
            <text:p>30.3999125957</text:p>
          </table:table-cell>
          <table:table-cell table:formula="of:=[.C306]/([.D306]-[.D305])" office:value-type="float" office:value="43307.2585211877" calcext:value-type="float">
            <text:p>43307.258521187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077958.20124" calcext:value-type="float">
            <text:p>1456077958.20124</text:p>
          </table:table-cell>
          <table:table-cell office:value-type="float" office:value="4384" calcext:value-type="float">
            <text:p>4384</text:p>
          </table:table-cell>
          <table:table-cell table:formula="of:=[.B307]-[.B$2]" office:value-type="float" office:value="30.5001077651978" calcext:value-type="float">
            <text:p>30.5001077652</text:p>
          </table:table-cell>
          <table:table-cell table:formula="of:=[.C307]/([.D307]-[.D306])" office:value-type="float" office:value="43754.6043797844" calcext:value-type="float">
            <text:p>43754.604379784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077958.30134" calcext:value-type="float">
            <text:p>1456077958.30134</text:p>
          </table:table-cell>
          <table:table-cell office:value-type="float" office:value="4424" calcext:value-type="float">
            <text:p>4424</text:p>
          </table:table-cell>
          <table:table-cell table:formula="of:=[.B308]-[.B$2]" office:value-type="float" office:value="30.6002099514008" calcext:value-type="float">
            <text:p>30.6002099514</text:p>
          </table:table-cell>
          <table:table-cell table:formula="of:=[.C308]/([.D308]-[.D307])" office:value-type="float" office:value="44194.8389721311" calcext:value-type="float">
            <text:p>44194.83897213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077958.40149" calcext:value-type="float">
            <text:p>1456077958.40149</text:p>
          </table:table-cell>
          <table:table-cell office:value-type="float" office:value="4472" calcext:value-type="float">
            <text:p>4472</text:p>
          </table:table-cell>
          <table:table-cell table:formula="of:=[.B309]-[.B$2]" office:value-type="float" office:value="30.700364112854" calcext:value-type="float">
            <text:p>30.7003641129</text:p>
          </table:table-cell>
          <table:table-cell table:formula="of:=[.C309]/([.D309]-[.D308])" office:value-type="float" office:value="44651.165114967" calcext:value-type="float">
            <text:p>44651.16511496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077958.50048" calcext:value-type="float">
            <text:p>1456077958.50048</text:p>
          </table:table-cell>
          <table:table-cell office:value-type="float" office:value="4536" calcext:value-type="float">
            <text:p>4536</text:p>
          </table:table-cell>
          <table:table-cell table:formula="of:=[.B310]-[.B$2]" office:value-type="float" office:value="30.7993476390839" calcext:value-type="float">
            <text:p>30.7993476391</text:p>
          </table:table-cell>
          <table:table-cell table:formula="of:=[.C310]/([.D310]-[.D309])" office:value-type="float" office:value="45825.8073112747" calcext:value-type="float">
            <text:p>45825.807311274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077958.60157" calcext:value-type="float">
            <text:p>1456077958.60157</text:p>
          </table:table-cell>
          <table:table-cell office:value-type="float" office:value="4600" calcext:value-type="float">
            <text:p>4600</text:p>
          </table:table-cell>
          <table:table-cell table:formula="of:=[.B311]-[.B$2]" office:value-type="float" office:value="30.9004368782043" calcext:value-type="float">
            <text:p>30.9004368782</text:p>
          </table:table-cell>
          <table:table-cell table:formula="of:=[.C311]/([.D311]-[.D310])" office:value-type="float" office:value="45504.3488310114" calcext:value-type="float">
            <text:p>45504.34883101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077958.70052" calcext:value-type="float">
            <text:p>1456077958.70052</text:p>
          </table:table-cell>
          <table:table-cell office:value-type="float" office:value="4672" calcext:value-type="float">
            <text:p>4672</text:p>
          </table:table-cell>
          <table:table-cell table:formula="of:=[.B312]-[.B$2]" office:value-type="float" office:value="30.9993937015533" calcext:value-type="float">
            <text:p>30.9993937016</text:p>
          </table:table-cell>
          <table:table-cell table:formula="of:=[.C312]/([.D312]-[.D311])" office:value-type="float" office:value="47212.5098794136" calcext:value-type="float">
            <text:p>47212.509879413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077958.80161" calcext:value-type="float">
            <text:p>1456077958.80161</text:p>
          </table:table-cell>
          <table:table-cell office:value-type="float" office:value="4752" calcext:value-type="float">
            <text:p>4752</text:p>
          </table:table-cell>
          <table:table-cell table:formula="of:=[.B313]-[.B$2]" office:value-type="float" office:value="31.100478887558" calcext:value-type="float">
            <text:p>31.1004788876</text:p>
          </table:table-cell>
          <table:table-cell table:formula="of:=[.C313]/([.D313]-[.D312])" office:value-type="float" office:value="47009.8556259464" calcext:value-type="float">
            <text:p>47009.855625946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077958.90093" calcext:value-type="float">
            <text:p>1456077958.90093</text:p>
          </table:table-cell>
          <table:table-cell office:value-type="float" office:value="4840" calcext:value-type="float">
            <text:p>4840</text:p>
          </table:table-cell>
          <table:table-cell table:formula="of:=[.B314]-[.B$2]" office:value-type="float" office:value="31.199805021286" calcext:value-type="float">
            <text:p>31.1998050213</text:p>
          </table:table-cell>
          <table:table-cell table:formula="of:=[.C314]/([.D314]-[.D313])" office:value-type="float" office:value="48728.3640099471" calcext:value-type="float">
            <text:p>48728.364009947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077959.00117" calcext:value-type="float">
            <text:p>1456077959.00117</text:p>
          </table:table-cell>
          <table:table-cell office:value-type="float" office:value="4936" calcext:value-type="float">
            <text:p>4936</text:p>
          </table:table-cell>
          <table:table-cell table:formula="of:=[.B315]-[.B$2]" office:value-type="float" office:value="31.3000371456146" calcext:value-type="float">
            <text:p>31.3000371456</text:p>
          </table:table-cell>
          <table:table-cell table:formula="of:=[.C315]/([.D315]-[.D314])" office:value-type="float" office:value="49245.6887755588" calcext:value-type="float">
            <text:p>49245.68877555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077959.10125" calcext:value-type="float">
            <text:p>1456077959.10125</text:p>
          </table:table-cell>
          <table:table-cell office:value-type="float" office:value="5032" calcext:value-type="float">
            <text:p>5032</text:p>
          </table:table-cell>
          <table:table-cell table:formula="of:=[.B316]-[.B$2]" office:value-type="float" office:value="31.400116443634" calcext:value-type="float">
            <text:p>31.4001164436</text:p>
          </table:table-cell>
          <table:table-cell table:formula="of:=[.C316]/([.D316]-[.D315])" office:value-type="float" office:value="50280.1288536627" calcext:value-type="float">
            <text:p>50280.12885366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077959.20133" calcext:value-type="float">
            <text:p>1456077959.20133</text:p>
          </table:table-cell>
          <table:table-cell office:value-type="float" office:value="5136" calcext:value-type="float">
            <text:p>5136</text:p>
          </table:table-cell>
          <table:table-cell table:formula="of:=[.B317]-[.B$2]" office:value-type="float" office:value="31.5001974105835" calcext:value-type="float">
            <text:p>31.5001974106</text:p>
          </table:table-cell>
          <table:table-cell table:formula="of:=[.C317]/([.D317]-[.D316])" office:value-type="float" office:value="51318.449017319" calcext:value-type="float">
            <text:p>51318.44901731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077959.30139" calcext:value-type="float">
            <text:p>1456077959.30139</text:p>
          </table:table-cell>
          <table:table-cell office:value-type="float" office:value="5248" calcext:value-type="float">
            <text:p>5248</text:p>
          </table:table-cell>
          <table:table-cell table:formula="of:=[.B318]-[.B$2]" office:value-type="float" office:value="31.6002616882324" calcext:value-type="float">
            <text:p>31.6002616882</text:p>
          </table:table-cell>
          <table:table-cell table:formula="of:=[.C318]/([.D318]-[.D317])" office:value-type="float" office:value="52446.2887586371" calcext:value-type="float">
            <text:p>52446.288758637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077959.40148" calcext:value-type="float">
            <text:p>1456077959.40148</text:p>
          </table:table-cell>
          <table:table-cell office:value-type="float" office:value="5360" calcext:value-type="float">
            <text:p>5360</text:p>
          </table:table-cell>
          <table:table-cell table:formula="of:=[.B319]-[.B$2]" office:value-type="float" office:value="31.7003536224365" calcext:value-type="float">
            <text:p>31.7003536224</text:p>
          </table:table-cell>
          <table:table-cell table:formula="of:=[.C319]/([.D319]-[.D318])" office:value-type="float" office:value="53550.7685271643" calcext:value-type="float">
            <text:p>53550.768527164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077959.50046" calcext:value-type="float">
            <text:p>1456077959.50046</text:p>
          </table:table-cell>
          <table:table-cell office:value-type="float" office:value="5480" calcext:value-type="float">
            <text:p>5480</text:p>
          </table:table-cell>
          <table:table-cell table:formula="of:=[.B320]-[.B$2]" office:value-type="float" office:value="31.7993278503418" calcext:value-type="float">
            <text:p>31.7993278503</text:p>
          </table:table-cell>
          <table:table-cell table:formula="of:=[.C320]/([.D320]-[.D319])" office:value-type="float" office:value="55367.9489699563" calcext:value-type="float">
            <text:p>55367.948969956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077959.60153" calcext:value-type="float">
            <text:p>1456077959.60153</text:p>
          </table:table-cell>
          <table:table-cell office:value-type="float" office:value="5600" calcext:value-type="float">
            <text:p>5600</text:p>
          </table:table-cell>
          <table:table-cell table:formula="of:=[.B321]-[.B$2]" office:value-type="float" office:value="31.9004032611847" calcext:value-type="float">
            <text:p>31.9004032612</text:p>
          </table:table-cell>
          <table:table-cell table:formula="of:=[.C321]/([.D321]-[.D320])" office:value-type="float" office:value="55404.1774680911" calcext:value-type="float">
            <text:p>55404.17746809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077959.70072" calcext:value-type="float">
            <text:p>1456077959.70072</text:p>
          </table:table-cell>
          <table:table-cell office:value-type="float" office:value="5720" calcext:value-type="float">
            <text:p>5720</text:p>
          </table:table-cell>
          <table:table-cell table:formula="of:=[.B322]-[.B$2]" office:value-type="float" office:value="31.9995899200439" calcext:value-type="float">
            <text:p>31.99958992</text:p>
          </table:table-cell>
          <table:table-cell table:formula="of:=[.C322]/([.D322]-[.D321])" office:value-type="float" office:value="57669.0460772224" calcext:value-type="float">
            <text:p>57669.046077222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077959.80088" calcext:value-type="float">
            <text:p>1456077959.80088</text:p>
          </table:table-cell>
          <table:table-cell office:value-type="float" office:value="5840" calcext:value-type="float">
            <text:p>5840</text:p>
          </table:table-cell>
          <table:table-cell table:formula="of:=[.B323]-[.B$2]" office:value-type="float" office:value="32.0997543334961" calcext:value-type="float">
            <text:p>32.0997543335</text:p>
          </table:table-cell>
          <table:table-cell table:formula="of:=[.C323]/([.D323]-[.D322])" office:value-type="float" office:value="58304.1401504332" calcext:value-type="float">
            <text:p>58304.140150433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077959.901" calcext:value-type="float">
            <text:p>1456077959.901</text:p>
          </table:table-cell>
          <table:table-cell office:value-type="float" office:value="5968" calcext:value-type="float">
            <text:p>5968</text:p>
          </table:table-cell>
          <table:table-cell table:formula="of:=[.B324]-[.B$2]" office:value-type="float" office:value="32.1998717784882" calcext:value-type="float">
            <text:p>32.1998717785</text:p>
          </table:table-cell>
          <table:table-cell table:formula="of:=[.C324]/([.D324]-[.D323])" office:value-type="float" office:value="59609.9910507403" calcext:value-type="float">
            <text:p>59609.991050740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077960.0011" calcext:value-type="float">
            <text:p>1456077960.0011</text:p>
          </table:table-cell>
          <table:table-cell office:value-type="float" office:value="6096" calcext:value-type="float">
            <text:p>6096</text:p>
          </table:table-cell>
          <table:table-cell table:formula="of:=[.B325]-[.B$2]" office:value-type="float" office:value="32.2999727725983" calcext:value-type="float">
            <text:p>32.2999727726</text:p>
          </table:table-cell>
          <table:table-cell table:formula="of:=[.C325]/([.D325]-[.D324])" office:value-type="float" office:value="60898.4961057892" calcext:value-type="float">
            <text:p>60898.496105789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077960.10119" calcext:value-type="float">
            <text:p>1456077960.10119</text:p>
          </table:table-cell>
          <table:table-cell office:value-type="float" office:value="6216" calcext:value-type="float">
            <text:p>6216</text:p>
          </table:table-cell>
          <table:table-cell table:formula="of:=[.B326]-[.B$2]" office:value-type="float" office:value="32.4000577926636" calcext:value-type="float">
            <text:p>32.4000577927</text:p>
          </table:table-cell>
          <table:table-cell table:formula="of:=[.C326]/([.D326]-[.D325])" office:value-type="float" office:value="62107.1964210421" calcext:value-type="float">
            <text:p>62107.19642104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077960.20127" calcext:value-type="float">
            <text:p>1456077960.20127</text:p>
          </table:table-cell>
          <table:table-cell office:value-type="float" office:value="6344" calcext:value-type="float">
            <text:p>6344</text:p>
          </table:table-cell>
          <table:table-cell table:formula="of:=[.B327]-[.B$2]" office:value-type="float" office:value="32.5001373291016" calcext:value-type="float">
            <text:p>32.5001373291</text:p>
          </table:table-cell>
          <table:table-cell table:formula="of:=[.C327]/([.D327]-[.D326])" office:value-type="float" office:value="63389.582184275" calcext:value-type="float">
            <text:p>63389.58218427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077960.3014" calcext:value-type="float">
            <text:p>1456077960.3014</text:p>
          </table:table-cell>
          <table:table-cell office:value-type="float" office:value="6464" calcext:value-type="float">
            <text:p>6464</text:p>
          </table:table-cell>
          <table:table-cell table:formula="of:=[.B328]-[.B$2]" office:value-type="float" office:value="32.6002707481384" calcext:value-type="float">
            <text:p>32.6002707481</text:p>
          </table:table-cell>
          <table:table-cell table:formula="of:=[.C328]/([.D328]-[.D327])" office:value-type="float" office:value="64553.8728445915" calcext:value-type="float">
            <text:p>64553.87284459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077960.40166" calcext:value-type="float">
            <text:p>1456077960.40166</text:p>
          </table:table-cell>
          <table:table-cell office:value-type="float" office:value="6592" calcext:value-type="float">
            <text:p>6592</text:p>
          </table:table-cell>
          <table:table-cell table:formula="of:=[.B329]-[.B$2]" office:value-type="float" office:value="32.7005262374878" calcext:value-type="float">
            <text:p>32.7005262375</text:p>
          </table:table-cell>
          <table:table-cell table:formula="of:=[.C329]/([.D329]-[.D328])" office:value-type="float" office:value="65752.0106158829" calcext:value-type="float">
            <text:p>65752.010615882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077960.50092" calcext:value-type="float">
            <text:p>1456077960.50092</text:p>
          </table:table-cell>
          <table:table-cell office:value-type="float" office:value="6712" calcext:value-type="float">
            <text:p>6712</text:p>
          </table:table-cell>
          <table:table-cell table:formula="of:=[.B330]-[.B$2]" office:value-type="float" office:value="32.7997870445251" calcext:value-type="float">
            <text:p>32.7997870445</text:p>
          </table:table-cell>
          <table:table-cell table:formula="of:=[.C330]/([.D330]-[.D329])" office:value-type="float" office:value="67619.8411068143" calcext:value-type="float">
            <text:p>67619.841106814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077960.60104" calcext:value-type="float">
            <text:p>1456077960.60104</text:p>
          </table:table-cell>
          <table:table-cell office:value-type="float" office:value="6824" calcext:value-type="float">
            <text:p>6824</text:p>
          </table:table-cell>
          <table:table-cell table:formula="of:=[.B331]-[.B$2]" office:value-type="float" office:value="32.8999156951904" calcext:value-type="float">
            <text:p>32.8999156952</text:p>
          </table:table-cell>
          <table:table-cell table:formula="of:=[.C331]/([.D331]-[.D330])" office:value-type="float" office:value="68152.3215848751" calcext:value-type="float">
            <text:p>68152.32158487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077960.70115" calcext:value-type="float">
            <text:p>1456077960.70115</text:p>
          </table:table-cell>
          <table:table-cell office:value-type="float" office:value="6936" calcext:value-type="float">
            <text:p>6936</text:p>
          </table:table-cell>
          <table:table-cell table:formula="of:=[.B332]-[.B$2]" office:value-type="float" office:value="33.0000200271606" calcext:value-type="float">
            <text:p>33.0000200272</text:p>
          </table:table-cell>
          <table:table-cell table:formula="of:=[.C332]/([.D332]-[.D331])" office:value-type="float" office:value="69287.7107662408" calcext:value-type="float">
            <text:p>69287.71076624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077960.80124" calcext:value-type="float">
            <text:p>1456077960.80124</text:p>
          </table:table-cell>
          <table:table-cell office:value-type="float" office:value="7048" calcext:value-type="float">
            <text:p>7048</text:p>
          </table:table-cell>
          <table:table-cell table:formula="of:=[.B333]-[.B$2]" office:value-type="float" office:value="33.100109577179" calcext:value-type="float">
            <text:p>33.1001095772</text:p>
          </table:table-cell>
          <table:table-cell table:formula="of:=[.C333]/([.D333]-[.D332])" office:value-type="float" office:value="70416.9416158892" calcext:value-type="float">
            <text:p>70416.941615889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077960.90133" calcext:value-type="float">
            <text:p>1456077960.90133</text:p>
          </table:table-cell>
          <table:table-cell office:value-type="float" office:value="7152" calcext:value-type="float">
            <text:p>7152</text:p>
          </table:table-cell>
          <table:table-cell table:formula="of:=[.B334]-[.B$2]" office:value-type="float" office:value="33.2002003192902" calcext:value-type="float">
            <text:p>33.2002003193</text:p>
          </table:table-cell>
          <table:table-cell table:formula="of:=[.C334]/([.D334]-[.D333])" office:value-type="float" office:value="71455.1600791785" calcext:value-type="float">
            <text:p>71455.160079178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077961.00144" calcext:value-type="float">
            <text:p>1456077961.00144</text:p>
          </table:table-cell>
          <table:table-cell office:value-type="float" office:value="7248" calcext:value-type="float">
            <text:p>7248</text:p>
          </table:table-cell>
          <table:table-cell table:formula="of:=[.B335]-[.B$2]" office:value-type="float" office:value="33.300306558609" calcext:value-type="float">
            <text:p>33.3003065586</text:p>
          </table:table-cell>
          <table:table-cell table:formula="of:=[.C335]/([.D335]-[.D334])" office:value-type="float" office:value="72403.0794615553" calcext:value-type="float">
            <text:p>72403.079461555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077961.10154" calcext:value-type="float">
            <text:p>1456077961.10154</text:p>
          </table:table-cell>
          <table:table-cell office:value-type="float" office:value="7344" calcext:value-type="float">
            <text:p>7344</text:p>
          </table:table-cell>
          <table:table-cell table:formula="of:=[.B336]-[.B$2]" office:value-type="float" office:value="33.4004142284393" calcext:value-type="float">
            <text:p>33.4004142284</text:p>
          </table:table-cell>
          <table:table-cell table:formula="of:=[.C336]/([.D336]-[.D335])" office:value-type="float" office:value="73361.0123225097" calcext:value-type="float">
            <text:p>73361.012322509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077961.20054" calcext:value-type="float">
            <text:p>1456077961.20054</text:p>
          </table:table-cell>
          <table:table-cell office:value-type="float" office:value="7432" calcext:value-type="float">
            <text:p>7432</text:p>
          </table:table-cell>
          <table:table-cell table:formula="of:=[.B337]-[.B$2]" office:value-type="float" office:value="33.4994134902954" calcext:value-type="float">
            <text:p>33.4994134903</text:p>
          </table:table-cell>
          <table:table-cell table:formula="of:=[.C337]/([.D337]-[.D336])" office:value-type="float" office:value="75071.2668020124" calcext:value-type="float">
            <text:p>75071.26680201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077961.30156" calcext:value-type="float">
            <text:p>1456077961.30156</text:p>
          </table:table-cell>
          <table:table-cell office:value-type="float" office:value="7512" calcext:value-type="float">
            <text:p>7512</text:p>
          </table:table-cell>
          <table:table-cell table:formula="of:=[.B338]-[.B$2]" office:value-type="float" office:value="33.6004331111908" calcext:value-type="float">
            <text:p>33.6004331112</text:p>
          </table:table-cell>
          <table:table-cell table:formula="of:=[.C338]/([.D338]-[.D337])" office:value-type="float" office:value="74361.7916343133" calcext:value-type="float">
            <text:p>74361.791634313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077961.40072" calcext:value-type="float">
            <text:p>1456077961.40072</text:p>
          </table:table-cell>
          <table:table-cell office:value-type="float" office:value="7584" calcext:value-type="float">
            <text:p>7584</text:p>
          </table:table-cell>
          <table:table-cell table:formula="of:=[.B339]-[.B$2]" office:value-type="float" office:value="33.6995930671692" calcext:value-type="float">
            <text:p>33.6995930672</text:p>
          </table:table-cell>
          <table:table-cell table:formula="of:=[.C339]/([.D339]-[.D338])" office:value-type="float" office:value="76482.4865558887" calcext:value-type="float">
            <text:p>76482.486555888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077961.50085" calcext:value-type="float">
            <text:p>1456077961.50085</text:p>
          </table:table-cell>
          <table:table-cell office:value-type="float" office:value="7648" calcext:value-type="float">
            <text:p>7648</text:p>
          </table:table-cell>
          <table:table-cell table:formula="of:=[.B340]-[.B$2]" office:value-type="float" office:value="33.7997169494629" calcext:value-type="float">
            <text:p>33.7997169495</text:p>
          </table:table-cell>
          <table:table-cell table:formula="of:=[.C340]/([.D340]-[.D339])" office:value-type="float" office:value="76385.3720490535" calcext:value-type="float">
            <text:p>76385.372049053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077961.60088" calcext:value-type="float">
            <text:p>1456077961.60088</text:p>
          </table:table-cell>
          <table:table-cell office:value-type="float" office:value="7712" calcext:value-type="float">
            <text:p>7712</text:p>
          </table:table-cell>
          <table:table-cell table:formula="of:=[.B341]-[.B$2]" office:value-type="float" office:value="33.8997554779053" calcext:value-type="float">
            <text:p>33.8997554779</text:p>
          </table:table-cell>
          <table:table-cell table:formula="of:=[.C341]/([.D341]-[.D340])" office:value-type="float" office:value="77090.2983088333" calcext:value-type="float">
            <text:p>77090.2983088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077961.70096" calcext:value-type="float">
            <text:p>1456077961.70096</text:p>
          </table:table-cell>
          <table:table-cell office:value-type="float" office:value="7760" calcext:value-type="float">
            <text:p>7760</text:p>
          </table:table-cell>
          <table:table-cell table:formula="of:=[.B342]-[.B$2]" office:value-type="float" office:value="33.9998276233673" calcext:value-type="float">
            <text:p>33.9998276234</text:p>
          </table:table-cell>
          <table:table-cell table:formula="of:=[.C342]/([.D342]-[.D341])" office:value-type="float" office:value="77544.0554828903" calcext:value-type="float">
            <text:p>77544.055482890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077961.80091" calcext:value-type="float">
            <text:p>1456077961.80091</text:p>
          </table:table-cell>
          <table:table-cell office:value-type="float" office:value="7808" calcext:value-type="float">
            <text:p>7808</text:p>
          </table:table-cell>
          <table:table-cell table:formula="of:=[.B343]-[.B$2]" office:value-type="float" office:value="34.0997767448425" calcext:value-type="float">
            <text:p>34.0997767448</text:p>
          </table:table-cell>
          <table:table-cell table:formula="of:=[.C343]/([.D343]-[.D342])" office:value-type="float" office:value="78119.7461744156" calcext:value-type="float">
            <text:p>78119.746174415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077961.90094" calcext:value-type="float">
            <text:p>1456077961.90094</text:p>
          </table:table-cell>
          <table:table-cell office:value-type="float" office:value="7840" calcext:value-type="float">
            <text:p>7840</text:p>
          </table:table-cell>
          <table:table-cell table:formula="of:=[.B344]-[.B$2]" office:value-type="float" office:value="34.1998066902161" calcext:value-type="float">
            <text:p>34.1998066902</text:p>
          </table:table-cell>
          <table:table-cell table:formula="of:=[.C344]/([.D344]-[.D343])" office:value-type="float" office:value="78376.5298553709" calcext:value-type="float">
            <text:p>78376.529855370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077962.00116" calcext:value-type="float">
            <text:p>1456077962.00116</text:p>
          </table:table-cell>
          <table:table-cell office:value-type="float" office:value="7864" calcext:value-type="float">
            <text:p>7864</text:p>
          </table:table-cell>
          <table:table-cell table:formula="of:=[.B345]-[.B$2]" office:value-type="float" office:value="34.3000354766846" calcext:value-type="float">
            <text:p>34.3000354767</text:p>
          </table:table-cell>
          <table:table-cell table:formula="of:=[.C345]/([.D345]-[.D344])" office:value-type="float" office:value="78460.4930088727" calcext:value-type="float">
            <text:p>78460.493008872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077962.10139" calcext:value-type="float">
            <text:p>1456077962.10139</text:p>
          </table:table-cell>
          <table:table-cell office:value-type="float" office:value="7880" calcext:value-type="float">
            <text:p>7880</text:p>
          </table:table-cell>
          <table:table-cell table:formula="of:=[.B346]-[.B$2]" office:value-type="float" office:value="34.4002573490143" calcext:value-type="float">
            <text:p>34.400257349</text:p>
          </table:table-cell>
          <table:table-cell table:formula="of:=[.C346]/([.D346]-[.D345])" office:value-type="float" office:value="78625.5516567902" calcext:value-type="float">
            <text:p>78625.551656790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077962.20164" calcext:value-type="float">
            <text:p>1456077962.20164</text:p>
          </table:table-cell>
          <table:table-cell office:value-type="float" office:value="7888" calcext:value-type="float">
            <text:p>7888</text:p>
          </table:table-cell>
          <table:table-cell table:formula="of:=[.B347]-[.B$2]" office:value-type="float" office:value="34.500506401062" calcext:value-type="float">
            <text:p>34.5005064011</text:p>
          </table:table-cell>
          <table:table-cell table:formula="of:=[.C347]/([.D347]-[.D346])" office:value-type="float" office:value="78684.0357976099" calcext:value-type="float">
            <text:p>78684.035797609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077962.30058" calcext:value-type="float">
            <text:p>1456077962.30058</text:p>
          </table:table-cell>
          <table:table-cell office:value-type="float" office:value="7888" calcext:value-type="float">
            <text:p>7888</text:p>
          </table:table-cell>
          <table:table-cell table:formula="of:=[.B348]-[.B$2]" office:value-type="float" office:value="34.5994555950165" calcext:value-type="float">
            <text:p>34.599455595</text:p>
          </table:table-cell>
          <table:table-cell table:formula="of:=[.C348]/([.D348]-[.D347])" office:value-type="float" office:value="79717.6781816911" calcext:value-type="float">
            <text:p>79717.67818169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077962.40161" calcext:value-type="float">
            <text:p>1456077962.40161</text:p>
          </table:table-cell>
          <table:table-cell office:value-type="float" office:value="7880" calcext:value-type="float">
            <text:p>7880</text:p>
          </table:table-cell>
          <table:table-cell table:formula="of:=[.B349]-[.B$2]" office:value-type="float" office:value="34.7004797458649" calcext:value-type="float">
            <text:p>34.7004797459</text:p>
          </table:table-cell>
          <table:table-cell table:formula="of:=[.C349]/([.D349]-[.D348])" office:value-type="float" office:value="78001.1505548397" calcext:value-type="float">
            <text:p>78001.150554839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077962.50051" calcext:value-type="float">
            <text:p>1456077962.50051</text:p>
          </table:table-cell>
          <table:table-cell office:value-type="float" office:value="7864" calcext:value-type="float">
            <text:p>7864</text:p>
          </table:table-cell>
          <table:table-cell table:formula="of:=[.B350]-[.B$2]" office:value-type="float" office:value="34.7993812561035" calcext:value-type="float">
            <text:p>34.7993812561</text:p>
          </table:table-cell>
          <table:table-cell table:formula="of:=[.C350]/([.D350]-[.D349])" office:value-type="float" office:value="79513.4470750175" calcext:value-type="float">
            <text:p>79513.44707501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077962.60149" calcext:value-type="float">
            <text:p>1456077962.60149</text:p>
          </table:table-cell>
          <table:table-cell office:value-type="float" office:value="7840" calcext:value-type="float">
            <text:p>7840</text:p>
          </table:table-cell>
          <table:table-cell table:formula="of:=[.B351]-[.B$2]" office:value-type="float" office:value="34.9003567695618" calcext:value-type="float">
            <text:p>34.9003567696</text:p>
          </table:table-cell>
          <table:table-cell table:formula="of:=[.C351]/([.D351]-[.D350])" office:value-type="float" office:value="77642.5861230349" calcext:value-type="float">
            <text:p>77642.58612303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077962.70152" calcext:value-type="float">
            <text:p>1456077962.70152</text:p>
          </table:table-cell>
          <table:table-cell office:value-type="float" office:value="7800" calcext:value-type="float">
            <text:p>7800</text:p>
          </table:table-cell>
          <table:table-cell table:formula="of:=[.B352]-[.B$2]" office:value-type="float" office:value="35.0003883838654" calcext:value-type="float">
            <text:p>35.0003883839</text:p>
          </table:table-cell>
          <table:table-cell table:formula="of:=[.C352]/([.D352]-[.D351])" office:value-type="float" office:value="77975.3486365576" calcext:value-type="float">
            <text:p>77975.348636557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077962.80149" calcext:value-type="float">
            <text:p>1456077962.80149</text:p>
          </table:table-cell>
          <table:table-cell office:value-type="float" office:value="7760" calcext:value-type="float">
            <text:p>7760</text:p>
          </table:table-cell>
          <table:table-cell table:formula="of:=[.B353]-[.B$2]" office:value-type="float" office:value="35.1003563404083" calcext:value-type="float">
            <text:p>35.1003563404</text:p>
          </table:table-cell>
          <table:table-cell table:formula="of:=[.C353]/([.D353]-[.D352])" office:value-type="float" office:value="77624.8736930474" calcext:value-type="float">
            <text:p>77624.87369304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077962.90148" calcext:value-type="float">
            <text:p>1456077962.90148</text:p>
          </table:table-cell>
          <table:table-cell office:value-type="float" office:value="7712" calcext:value-type="float">
            <text:p>7712</text:p>
          </table:table-cell>
          <table:table-cell table:formula="of:=[.B354]-[.B$2]" office:value-type="float" office:value="35.2003514766693" calcext:value-type="float">
            <text:p>35.2003514767</text:p>
          </table:table-cell>
          <table:table-cell table:formula="of:=[.C354]/([.D354]-[.D353])" office:value-type="float" office:value="77123.751097971" calcext:value-type="float">
            <text:p>77123.75109797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077963.00151" calcext:value-type="float">
            <text:p>1456077963.00151</text:p>
          </table:table-cell>
          <table:table-cell office:value-type="float" office:value="7648" calcext:value-type="float">
            <text:p>7648</text:p>
          </table:table-cell>
          <table:table-cell table:formula="of:=[.B355]-[.B$2]" office:value-type="float" office:value="35.3003833293915" calcext:value-type="float">
            <text:p>35.3003833294</text:p>
          </table:table-cell>
          <table:table-cell table:formula="of:=[.C355]/([.D355]-[.D354])" office:value-type="float" office:value="76455.6467952446" calcext:value-type="float">
            <text:p>76455.64679524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077963.10061" calcext:value-type="float">
            <text:p>1456077963.10061</text:p>
          </table:table-cell>
          <table:table-cell office:value-type="float" office:value="7584" calcext:value-type="float">
            <text:p>7584</text:p>
          </table:table-cell>
          <table:table-cell table:formula="of:=[.B356]-[.B$2]" office:value-type="float" office:value="35.3994853496552" calcext:value-type="float">
            <text:p>35.3994853497</text:p>
          </table:table-cell>
          <table:table-cell table:formula="of:=[.C356]/([.D356]-[.D355])" office:value-type="float" office:value="76527.1987374418" calcext:value-type="float">
            <text:p>76527.19873744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077963.20061" calcext:value-type="float">
            <text:p>1456077963.20061</text:p>
          </table:table-cell>
          <table:table-cell office:value-type="float" office:value="7512" calcext:value-type="float">
            <text:p>7512</text:p>
          </table:table-cell>
          <table:table-cell table:formula="of:=[.B357]-[.B$2]" office:value-type="float" office:value="35.4994814395905" calcext:value-type="float">
            <text:p>35.4994814396</text:p>
          </table:table-cell>
          <table:table-cell table:formula="of:=[.C357]/([.D357]-[.D356])" office:value-type="float" office:value="75122.9373554531" calcext:value-type="float">
            <text:p>75122.937355453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077963.30057" calcext:value-type="float">
            <text:p>1456077963.30057</text:p>
          </table:table-cell>
          <table:table-cell office:value-type="float" office:value="7432" calcext:value-type="float">
            <text:p>7432</text:p>
          </table:table-cell>
          <table:table-cell table:formula="of:=[.B358]-[.B$2]" office:value-type="float" office:value="35.5994420051575" calcext:value-type="float">
            <text:p>35.5994420052</text:p>
          </table:table-cell>
          <table:table-cell table:formula="of:=[.C358]/([.D358]-[.D357])" office:value-type="float" office:value="74349.3192324663" calcext:value-type="float">
            <text:p>74349.319232466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077963.40162" calcext:value-type="float">
            <text:p>1456077963.40162</text:p>
          </table:table-cell>
          <table:table-cell office:value-type="float" office:value="7344" calcext:value-type="float">
            <text:p>7344</text:p>
          </table:table-cell>
          <table:table-cell table:formula="of:=[.B359]-[.B$2]" office:value-type="float" office:value="35.7004885673523" calcext:value-type="float">
            <text:p>35.7004885674</text:p>
          </table:table-cell>
          <table:table-cell table:formula="of:=[.C359]/([.D359]-[.D358])" office:value-type="float" office:value="72679.3652399604" calcext:value-type="float">
            <text:p>72679.365239960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077963.50056" calcext:value-type="float">
            <text:p>1456077963.50056</text:p>
          </table:table-cell>
          <table:table-cell office:value-type="float" office:value="7248" calcext:value-type="float">
            <text:p>7248</text:p>
          </table:table-cell>
          <table:table-cell table:formula="of:=[.B360]-[.B$2]" office:value-type="float" office:value="35.799435377121" calcext:value-type="float">
            <text:p>35.7994353771</text:p>
          </table:table-cell>
          <table:table-cell table:formula="of:=[.C360]/([.D360]-[.D359])" office:value-type="float" office:value="73251.4774043223" calcext:value-type="float">
            <text:p>73251.477404322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077963.60156" calcext:value-type="float">
            <text:p>1456077963.60156</text:p>
          </table:table-cell>
          <table:table-cell office:value-type="float" office:value="7152" calcext:value-type="float">
            <text:p>7152</text:p>
          </table:table-cell>
          <table:table-cell table:formula="of:=[.B361]-[.B$2]" office:value-type="float" office:value="35.9004349708557" calcext:value-type="float">
            <text:p>35.9004349709</text:p>
          </table:table-cell>
          <table:table-cell table:formula="of:=[.C361]/([.D361]-[.D360])" office:value-type="float" office:value="70812.1660249798" calcext:value-type="float">
            <text:p>70812.166024979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077963.70154" calcext:value-type="float">
            <text:p>1456077963.70154</text:p>
          </table:table-cell>
          <table:table-cell office:value-type="float" office:value="7048" calcext:value-type="float">
            <text:p>7048</text:p>
          </table:table-cell>
          <table:table-cell table:formula="of:=[.B362]-[.B$2]" office:value-type="float" office:value="36.0004088878632" calcext:value-type="float">
            <text:p>36.0004088879</text:p>
          </table:table-cell>
          <table:table-cell table:formula="of:=[.C362]/([.D362]-[.D361])" office:value-type="float" office:value="70498.3880893158" calcext:value-type="float">
            <text:p>70498.38808931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077963.80155" calcext:value-type="float">
            <text:p>1456077963.80155</text:p>
          </table:table-cell>
          <table:table-cell office:value-type="float" office:value="6936" calcext:value-type="float">
            <text:p>6936</text:p>
          </table:table-cell>
          <table:table-cell table:formula="of:=[.B363]-[.B$2]" office:value-type="float" office:value="36.1004183292389" calcext:value-type="float">
            <text:p>36.1004183292</text:p>
          </table:table-cell>
          <table:table-cell table:formula="of:=[.C363]/([.D363]-[.D362])" office:value-type="float" office:value="69353.4520800057" calcext:value-type="float">
            <text:p>69353.452080005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077963.90173" calcext:value-type="float">
            <text:p>1456077963.90173</text:p>
          </table:table-cell>
          <table:table-cell office:value-type="float" office:value="6824" calcext:value-type="float">
            <text:p>6824</text:p>
          </table:table-cell>
          <table:table-cell table:formula="of:=[.B364]-[.B$2]" office:value-type="float" office:value="36.2006008625031" calcext:value-type="float">
            <text:p>36.2006008625</text:p>
          </table:table-cell>
          <table:table-cell table:formula="of:=[.C364]/([.D364]-[.D363])" office:value-type="float" office:value="68115.6662509876" calcext:value-type="float">
            <text:p>68115.666250987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077964.00085" calcext:value-type="float">
            <text:p>1456077964.00085</text:p>
          </table:table-cell>
          <table:table-cell office:value-type="float" office:value="6704" calcext:value-type="float">
            <text:p>6704</text:p>
          </table:table-cell>
          <table:table-cell table:formula="of:=[.B365]-[.B$2]" office:value-type="float" office:value="36.2997188568115" calcext:value-type="float">
            <text:p>36.2997188568</text:p>
          </table:table-cell>
          <table:table-cell table:formula="of:=[.C365]/([.D365]-[.D364])" office:value-type="float" office:value="67636.5582937043" calcext:value-type="float">
            <text:p>67636.558293704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077964.10085" calcext:value-type="float">
            <text:p>1456077964.10085</text:p>
          </table:table-cell>
          <table:table-cell office:value-type="float" office:value="6584" calcext:value-type="float">
            <text:p>6584</text:p>
          </table:table-cell>
          <table:table-cell table:formula="of:=[.B366]-[.B$2]" office:value-type="float" office:value="36.3997185230255" calcext:value-type="float">
            <text:p>36.399718523</text:p>
          </table:table-cell>
          <table:table-cell table:formula="of:=[.C366]/([.D366]-[.D365])" office:value-type="float" office:value="65840.219765443" calcext:value-type="float">
            <text:p>65840.21976544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077964.20085" calcext:value-type="float">
            <text:p>1456077964.20085</text:p>
          </table:table-cell>
          <table:table-cell office:value-type="float" office:value="6464" calcext:value-type="float">
            <text:p>6464</text:p>
          </table:table-cell>
          <table:table-cell table:formula="of:=[.B367]-[.B$2]" office:value-type="float" office:value="36.4997236728668" calcext:value-type="float">
            <text:p>36.4997236729</text:p>
          </table:table-cell>
          <table:table-cell table:formula="of:=[.C367]/([.D367]-[.D366])" office:value-type="float" office:value="64636.6713140002" calcext:value-type="float">
            <text:p>64636.671314000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077964.30084" calcext:value-type="float">
            <text:p>1456077964.30084</text:p>
          </table:table-cell>
          <table:table-cell office:value-type="float" office:value="6344" calcext:value-type="float">
            <text:p>6344</text:p>
          </table:table-cell>
          <table:table-cell table:formula="of:=[.B368]-[.B$2]" office:value-type="float" office:value="36.5997126102447" calcext:value-type="float">
            <text:p>36.5997126102</text:p>
          </table:table-cell>
          <table:table-cell table:formula="of:=[.C368]/([.D368]-[.D367])" office:value-type="float" office:value="63447.0189039162" calcext:value-type="float">
            <text:p>63447.018903916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077964.40088" calcext:value-type="float">
            <text:p>1456077964.40088</text:p>
          </table:table-cell>
          <table:table-cell office:value-type="float" office:value="6216" calcext:value-type="float">
            <text:p>6216</text:p>
          </table:table-cell>
          <table:table-cell table:formula="of:=[.B369]-[.B$2]" office:value-type="float" office:value="36.6997554302216" calcext:value-type="float">
            <text:p>36.6997554302</text:p>
          </table:table-cell>
          <table:table-cell table:formula="of:=[.C369]/([.D369]-[.D368])" office:value-type="float" office:value="62133.3944948881" calcext:value-type="float">
            <text:p>62133.394494888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077964.50092" calcext:value-type="float">
            <text:p>1456077964.50092</text:p>
          </table:table-cell>
          <table:table-cell office:value-type="float" office:value="6088" calcext:value-type="float">
            <text:p>6088</text:p>
          </table:table-cell>
          <table:table-cell table:formula="of:=[.B370]-[.B$2]" office:value-type="float" office:value="36.7997932434082" calcext:value-type="float">
            <text:p>36.7997932434</text:p>
          </table:table-cell>
          <table:table-cell table:formula="of:=[.C370]/([.D370]-[.D369])" office:value-type="float" office:value="60856.988033528" calcext:value-type="float">
            <text:p>60856.9880335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077964.60091" calcext:value-type="float">
            <text:p>1456077964.60091</text:p>
          </table:table-cell>
          <table:table-cell office:value-type="float" office:value="5968" calcext:value-type="float">
            <text:p>5968</text:p>
          </table:table-cell>
          <table:table-cell table:formula="of:=[.B371]-[.B$2]" office:value-type="float" office:value="36.8997800350189" calcext:value-type="float">
            <text:p>36.899780035</text:p>
          </table:table-cell>
          <table:table-cell table:formula="of:=[.C371]/([.D371]-[.D370])" office:value-type="float" office:value="59687.8838080477" calcext:value-type="float">
            <text:p>59687.883808047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077964.701" calcext:value-type="float">
            <text:p>1456077964.701</text:p>
          </table:table-cell>
          <table:table-cell office:value-type="float" office:value="5840" calcext:value-type="float">
            <text:p>5840</text:p>
          </table:table-cell>
          <table:table-cell table:formula="of:=[.B372]-[.B$2]" office:value-type="float" office:value="36.9998729228973" calcext:value-type="float">
            <text:p>36.9998729229</text:p>
          </table:table-cell>
          <table:table-cell table:formula="of:=[.C372]/([.D372]-[.D371])" office:value-type="float" office:value="58345.8038206851" calcext:value-type="float">
            <text:p>58345.80382068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077964.80116" calcext:value-type="float">
            <text:p>1456077964.80116</text:p>
          </table:table-cell>
          <table:table-cell office:value-type="float" office:value="5720" calcext:value-type="float">
            <text:p>5720</text:p>
          </table:table-cell>
          <table:table-cell table:formula="of:=[.B373]-[.B$2]" office:value-type="float" office:value="37.1000339984894" calcext:value-type="float">
            <text:p>37.1000339985</text:p>
          </table:table-cell>
          <table:table-cell table:formula="of:=[.C373]/([.D373]-[.D372])" office:value-type="float" office:value="57108.01293007" calcext:value-type="float">
            <text:p>57108.012930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077964.90118" calcext:value-type="float">
            <text:p>1456077964.90118</text:p>
          </table:table-cell>
          <table:table-cell office:value-type="float" office:value="5592" calcext:value-type="float">
            <text:p>5592</text:p>
          </table:table-cell>
          <table:table-cell table:formula="of:=[.B374]-[.B$2]" office:value-type="float" office:value="37.2000513076782" calcext:value-type="float">
            <text:p>37.2000513077</text:p>
          </table:table-cell>
          <table:table-cell table:formula="of:=[.C374]/([.D374]-[.D373])" office:value-type="float" office:value="55910.3223767172" calcext:value-type="float">
            <text:p>55910.32237671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077965.00115" calcext:value-type="float">
            <text:p>1456077965.00115</text:p>
          </table:table-cell>
          <table:table-cell office:value-type="float" office:value="5472" calcext:value-type="float">
            <text:p>5472</text:p>
          </table:table-cell>
          <table:table-cell table:formula="of:=[.B375]-[.B$2]" office:value-type="float" office:value="37.300021648407" calcext:value-type="float">
            <text:p>37.3000216484</text:p>
          </table:table-cell>
          <table:table-cell table:formula="of:=[.C375]/([.D375]-[.D374])" office:value-type="float" office:value="54736.234368218" calcext:value-type="float">
            <text:p>54736.2343682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077965.10117" calcext:value-type="float">
            <text:p>1456077965.10117</text:p>
          </table:table-cell>
          <table:table-cell office:value-type="float" office:value="5360" calcext:value-type="float">
            <text:p>5360</text:p>
          </table:table-cell>
          <table:table-cell table:formula="of:=[.B376]-[.B$2]" office:value-type="float" office:value="37.4000401496887" calcext:value-type="float">
            <text:p>37.4000401497</text:p>
          </table:table-cell>
          <table:table-cell table:formula="of:=[.C376]/([.D376]-[.D375])" office:value-type="float" office:value="53590.0851473631" calcext:value-type="float">
            <text:p>53590.085147363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077965.20121" calcext:value-type="float">
            <text:p>1456077965.20121</text:p>
          </table:table-cell>
          <table:table-cell office:value-type="float" office:value="5248" calcext:value-type="float">
            <text:p>5248</text:p>
          </table:table-cell>
          <table:table-cell table:formula="of:=[.B377]-[.B$2]" office:value-type="float" office:value="37.5000789165497" calcext:value-type="float">
            <text:p>37.5000789165</text:p>
          </table:table-cell>
          <table:table-cell table:formula="of:=[.C377]/([.D377]-[.D376])" office:value-type="float" office:value="52459.66303537" calcext:value-type="float">
            <text:p>52459.6630353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077965.30129" calcext:value-type="float">
            <text:p>1456077965.30129</text:p>
          </table:table-cell>
          <table:table-cell office:value-type="float" office:value="5136" calcext:value-type="float">
            <text:p>5136</text:p>
          </table:table-cell>
          <table:table-cell table:formula="of:=[.B378]-[.B$2]" office:value-type="float" office:value="37.6001622676849" calcext:value-type="float">
            <text:p>37.6001622677</text:p>
          </table:table-cell>
          <table:table-cell table:formula="of:=[.C378]/([.D378]-[.D377])" office:value-type="float" office:value="51317.2265091238" calcext:value-type="float">
            <text:p>51317.226509123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077965.40145" calcext:value-type="float">
            <text:p>1456077965.40145</text:p>
          </table:table-cell>
          <table:table-cell office:value-type="float" office:value="5032" calcext:value-type="float">
            <text:p>5032</text:p>
          </table:table-cell>
          <table:table-cell table:formula="of:=[.B379]-[.B$2]" office:value-type="float" office:value="37.7003171443939" calcext:value-type="float">
            <text:p>37.7003171444</text:p>
          </table:table-cell>
          <table:table-cell table:formula="of:=[.C379]/([.D379]-[.D378])" office:value-type="float" office:value="50242.1865549419" calcext:value-type="float">
            <text:p>50242.186554941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077965.50153" calcext:value-type="float">
            <text:p>1456077965.50153</text:p>
          </table:table-cell>
          <table:table-cell office:value-type="float" office:value="4936" calcext:value-type="float">
            <text:p>4936</text:p>
          </table:table-cell>
          <table:table-cell table:formula="of:=[.B380]-[.B$2]" office:value-type="float" office:value="37.8004026412964" calcext:value-type="float">
            <text:p>37.8004026413</text:p>
          </table:table-cell>
          <table:table-cell table:formula="of:=[.C380]/([.D380]-[.D379])" office:value-type="float" office:value="49317.8347789008" calcext:value-type="float">
            <text:p>49317.834778900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077965.60168" calcext:value-type="float">
            <text:p>1456077965.60168</text:p>
          </table:table-cell>
          <table:table-cell office:value-type="float" office:value="4840" calcext:value-type="float">
            <text:p>4840</text:p>
          </table:table-cell>
          <table:table-cell table:formula="of:=[.B381]-[.B$2]" office:value-type="float" office:value="37.9005484580994" calcext:value-type="float">
            <text:p>37.9005484581</text:p>
          </table:table-cell>
          <table:table-cell table:formula="of:=[.C381]/([.D381]-[.D380])" office:value-type="float" office:value="48329.5274282096" calcext:value-type="float">
            <text:p>48329.527428209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077965.70061" calcext:value-type="float">
            <text:p>1456077965.70061</text:p>
          </table:table-cell>
          <table:table-cell office:value-type="float" office:value="4752" calcext:value-type="float">
            <text:p>4752</text:p>
          </table:table-cell>
          <table:table-cell table:formula="of:=[.B382]-[.B$2]" office:value-type="float" office:value="37.999484539032" calcext:value-type="float">
            <text:p>37.999484539</text:p>
          </table:table-cell>
          <table:table-cell table:formula="of:=[.C382]/([.D382]-[.D381])" office:value-type="float" office:value="48031.0110851921" calcext:value-type="float">
            <text:p>48031.01108519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077965.80063" calcext:value-type="float">
            <text:p>1456077965.80063</text:p>
          </table:table-cell>
          <table:table-cell office:value-type="float" office:value="4672" calcext:value-type="float">
            <text:p>4672</text:p>
          </table:table-cell>
          <table:table-cell table:formula="of:=[.B383]-[.B$2]" office:value-type="float" office:value="38.0994999408722" calcext:value-type="float">
            <text:p>38.0994999409</text:p>
          </table:table-cell>
          <table:table-cell table:formula="of:=[.C383]/([.D383]-[.D382])" office:value-type="float" office:value="46712.8053683596" calcext:value-type="float">
            <text:p>46712.805368359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077965.90059" calcext:value-type="float">
            <text:p>1456077965.90059</text:p>
          </table:table-cell>
          <table:table-cell office:value-type="float" office:value="4600" calcext:value-type="float">
            <text:p>4600</text:p>
          </table:table-cell>
          <table:table-cell table:formula="of:=[.B384]-[.B$2]" office:value-type="float" office:value="38.1994569301605" calcext:value-type="float">
            <text:p>38.1994569302</text:p>
          </table:table-cell>
          <table:table-cell table:formula="of:=[.C384]/([.D384]-[.D383])" office:value-type="float" office:value="46019.7934406679" calcext:value-type="float">
            <text:p>46019.793440667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077966.00052" calcext:value-type="float">
            <text:p>1456077966.00052</text:p>
          </table:table-cell>
          <table:table-cell office:value-type="float" office:value="4536" calcext:value-type="float">
            <text:p>4536</text:p>
          </table:table-cell>
          <table:table-cell table:formula="of:=[.B385]-[.B$2]" office:value-type="float" office:value="38.2993900775909" calcext:value-type="float">
            <text:p>38.2993900776</text:p>
          </table:table-cell>
          <table:table-cell table:formula="of:=[.C385]/([.D385]-[.D384])" office:value-type="float" office:value="45390.3446117142" calcext:value-type="float">
            <text:p>45390.344611714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077966.10152" calcext:value-type="float">
            <text:p>1456077966.10152</text:p>
          </table:table-cell>
          <table:table-cell office:value-type="float" office:value="4472" calcext:value-type="float">
            <text:p>4472</text:p>
          </table:table-cell>
          <table:table-cell table:formula="of:=[.B386]-[.B$2]" office:value-type="float" office:value="38.4003937244415" calcext:value-type="float">
            <text:p>38.4003937244</text:p>
          </table:table-cell>
          <table:table-cell table:formula="of:=[.C386]/([.D386]-[.D385])" office:value-type="float" office:value="44275.6290435275" calcext:value-type="float">
            <text:p>44275.629043527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077966.20079" calcext:value-type="float">
            <text:p>1456077966.20079</text:p>
          </table:table-cell>
          <table:table-cell office:value-type="float" office:value="4424" calcext:value-type="float">
            <text:p>4424</text:p>
          </table:table-cell>
          <table:table-cell table:formula="of:=[.B387]-[.B$2]" office:value-type="float" office:value="38.4996585845947" calcext:value-type="float">
            <text:p>38.4996585846</text:p>
          </table:table-cell>
          <table:table-cell table:formula="of:=[.C387]/([.D387]-[.D386])" office:value-type="float" office:value="44567.634439542" calcext:value-type="float">
            <text:p>44567.63443954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077966.30077" calcext:value-type="float">
            <text:p>1456077966.30077</text:p>
          </table:table-cell>
          <table:table-cell office:value-type="float" office:value="4376" calcext:value-type="float">
            <text:p>4376</text:p>
          </table:table-cell>
          <table:table-cell table:formula="of:=[.B388]-[.B$2]" office:value-type="float" office:value="38.5996367931366" calcext:value-type="float">
            <text:p>38.5996367931</text:p>
          </table:table-cell>
          <table:table-cell table:formula="of:=[.C388]/([.D388]-[.D387])" office:value-type="float" office:value="43769.5380205514" calcext:value-type="float">
            <text:p>43769.538020551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077966.40065" calcext:value-type="float">
            <text:p>1456077966.40065</text:p>
          </table:table-cell>
          <table:table-cell office:value-type="float" office:value="4344" calcext:value-type="float">
            <text:p>4344</text:p>
          </table:table-cell>
          <table:table-cell table:formula="of:=[.B389]-[.B$2]" office:value-type="float" office:value="38.6995255947113" calcext:value-type="float">
            <text:p>38.6995255947</text:p>
          </table:table-cell>
          <table:table-cell table:formula="of:=[.C389]/([.D389]-[.D388])" office:value-type="float" office:value="43488.3583696929" calcext:value-type="float">
            <text:p>43488.358369692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077966.50079" calcext:value-type="float">
            <text:p>1456077966.50079</text:p>
          </table:table-cell>
          <table:table-cell office:value-type="float" office:value="4320" calcext:value-type="float">
            <text:p>4320</text:p>
          </table:table-cell>
          <table:table-cell table:formula="of:=[.B390]-[.B$2]" office:value-type="float" office:value="38.7996592521667" calcext:value-type="float">
            <text:p>38.7996592522</text:p>
          </table:table-cell>
          <table:table-cell table:formula="of:=[.C390]/([.D390]-[.D389])" office:value-type="float" office:value="43142.3370500796" calcext:value-type="float">
            <text:p>43142.337050079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077966.60085" calcext:value-type="float">
            <text:p>1456077966.60085</text:p>
          </table:table-cell>
          <table:table-cell office:value-type="float" office:value="4304" calcext:value-type="float">
            <text:p>4304</text:p>
          </table:table-cell>
          <table:table-cell table:formula="of:=[.B391]-[.B$2]" office:value-type="float" office:value="38.8997242450714" calcext:value-type="float">
            <text:p>38.8997242451</text:p>
          </table:table-cell>
          <table:table-cell table:formula="of:=[.C391]/([.D391]-[.D390])" office:value-type="float" office:value="43012.0452224549" calcext:value-type="float">
            <text:p>43012.045222454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077966.70099" calcext:value-type="float">
            <text:p>1456077966.70099</text:p>
          </table:table-cell>
          <table:table-cell office:value-type="float" office:value="4296" calcext:value-type="float">
            <text:p>4296</text:p>
          </table:table-cell>
          <table:table-cell table:formula="of:=[.B392]-[.B$2]" office:value-type="float" office:value="38.999856710434" calcext:value-type="float">
            <text:p>38.9998567104</text:p>
          </table:table-cell>
          <table:table-cell table:formula="of:=[.C392]/([.D392]-[.D391])" office:value-type="float" office:value="42903.1681627483" calcext:value-type="float">
            <text:p>42903.168162748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077966.80104" calcext:value-type="float">
            <text:p>1456077966.80104</text:p>
          </table:table-cell>
          <table:table-cell office:value-type="float" office:value="4296" calcext:value-type="float">
            <text:p>4296</text:p>
          </table:table-cell>
          <table:table-cell table:formula="of:=[.B393]-[.B$2]" office:value-type="float" office:value="39.0999088287354" calcext:value-type="float">
            <text:p>39.0999088287</text:p>
          </table:table-cell>
          <table:table-cell table:formula="of:=[.C393]/([.D393]-[.D392])" office:value-type="float" office:value="42937.6216409428" calcext:value-type="float">
            <text:p>42937.621640942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077966.90116" calcext:value-type="float">
            <text:p>1456077966.90116</text:p>
          </table:table-cell>
          <table:table-cell office:value-type="float" office:value="4304" calcext:value-type="float">
            <text:p>4304</text:p>
          </table:table-cell>
          <table:table-cell table:formula="of:=[.B394]-[.B$2]" office:value-type="float" office:value="39.2000317573547" calcext:value-type="float">
            <text:p>39.2000317574</text:p>
          </table:table-cell>
          <table:table-cell table:formula="of:=[.C394]/([.D394]-[.D393])" office:value-type="float" office:value="42987.1564820239" calcext:value-type="float">
            <text:p>42987.15648202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077967.00131" calcext:value-type="float">
            <text:p>1456077967.00131</text:p>
          </table:table-cell>
          <table:table-cell office:value-type="float" office:value="4320" calcext:value-type="float">
            <text:p>4320</text:p>
          </table:table-cell>
          <table:table-cell table:formula="of:=[.B395]-[.B$2]" office:value-type="float" office:value="39.3001811504364" calcext:value-type="float">
            <text:p>39.3001811504</text:p>
          </table:table-cell>
          <table:table-cell table:formula="of:=[.C395]/([.D395]-[.D394])" office:value-type="float" office:value="43135.5584599233" calcext:value-type="float">
            <text:p>43135.558459923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077967.10141" calcext:value-type="float">
            <text:p>1456077967.10141</text:p>
          </table:table-cell>
          <table:table-cell office:value-type="float" office:value="4344" calcext:value-type="float">
            <text:p>4344</text:p>
          </table:table-cell>
          <table:table-cell table:formula="of:=[.B396]-[.B$2]" office:value-type="float" office:value="39.4002842903137" calcext:value-type="float">
            <text:p>39.4002842903</text:p>
          </table:table-cell>
          <table:table-cell table:formula="of:=[.C396]/([.D396]-[.D395])" office:value-type="float" office:value="43395.2422004321" calcext:value-type="float">
            <text:p>43395.242200432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077967.20149" calcext:value-type="float">
            <text:p>1456077967.20149</text:p>
          </table:table-cell>
          <table:table-cell office:value-type="float" office:value="4384" calcext:value-type="float">
            <text:p>4384</text:p>
          </table:table-cell>
          <table:table-cell table:formula="of:=[.B397]-[.B$2]" office:value-type="float" office:value="39.5003621578217" calcext:value-type="float">
            <text:p>39.5003621578</text:p>
          </table:table-cell>
          <table:table-cell table:formula="of:=[.C397]/([.D397]-[.D396])" office:value-type="float" office:value="43805.8894455602" calcext:value-type="float">
            <text:p>43805.889445560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077967.30165" calcext:value-type="float">
            <text:p>1456077967.30165</text:p>
          </table:table-cell>
          <table:table-cell office:value-type="float" office:value="4424" calcext:value-type="float">
            <text:p>4424</text:p>
          </table:table-cell>
          <table:table-cell table:formula="of:=[.B398]-[.B$2]" office:value-type="float" office:value="39.6005229949951" calcext:value-type="float">
            <text:p>39.600522995</text:p>
          </table:table-cell>
          <table:table-cell table:formula="of:=[.C398]/([.D398]-[.D397])" office:value-type="float" office:value="44168.95989336" calcext:value-type="float">
            <text:p>44168.9598933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077967.40067" calcext:value-type="float">
            <text:p>1456077967.40067</text:p>
          </table:table-cell>
          <table:table-cell office:value-type="float" office:value="4472" calcext:value-type="float">
            <text:p>4472</text:p>
          </table:table-cell>
          <table:table-cell table:formula="of:=[.B399]-[.B$2]" office:value-type="float" office:value="39.699539899826" calcext:value-type="float">
            <text:p>39.6995398998</text:p>
          </table:table-cell>
          <table:table-cell table:formula="of:=[.C399]/([.D399]-[.D398])" office:value-type="float" office:value="45164.0051528147" calcext:value-type="float">
            <text:p>45164.005152814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077967.50079" calcext:value-type="float">
            <text:p>1456077967.50079</text:p>
          </table:table-cell>
          <table:table-cell office:value-type="float" office:value="4536" calcext:value-type="float">
            <text:p>4536</text:p>
          </table:table-cell>
          <table:table-cell table:formula="of:=[.B400]-[.B$2]" office:value-type="float" office:value="39.7996640205383" calcext:value-type="float">
            <text:p>39.7996640205</text:p>
          </table:table-cell>
          <table:table-cell table:formula="of:=[.C400]/([.D400]-[.D399])" office:value-type="float" office:value="45303.7686396746" calcext:value-type="float">
            <text:p>45303.768639674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077967.60093" calcext:value-type="float">
            <text:p>1456077967.60093</text:p>
          </table:table-cell>
          <table:table-cell office:value-type="float" office:value="4600" calcext:value-type="float">
            <text:p>4600</text:p>
          </table:table-cell>
          <table:table-cell table:formula="of:=[.B401]-[.B$2]" office:value-type="float" office:value="39.899796962738" calcext:value-type="float">
            <text:p>39.8997969627</text:p>
          </table:table-cell>
          <table:table-cell table:formula="of:=[.C401]/([.D401]-[.D400])" office:value-type="float" office:value="45938.9277788889" calcext:value-type="float">
            <text:p>45938.927778888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077967.70097" calcext:value-type="float">
            <text:p>1456077967.70097</text:p>
          </table:table-cell>
          <table:table-cell office:value-type="float" office:value="4672" calcext:value-type="float">
            <text:p>4672</text:p>
          </table:table-cell>
          <table:table-cell table:formula="of:=[.B402]-[.B$2]" office:value-type="float" office:value="39.9998407363892" calcext:value-type="float">
            <text:p>39.9998407364</text:p>
          </table:table-cell>
          <table:table-cell table:formula="of:=[.C402]/([.D402]-[.D401])" office:value-type="float" office:value="46699.5578984495" calcext:value-type="float">
            <text:p>46699.557898449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077967.80103" calcext:value-type="float">
            <text:p>1456077967.80103</text:p>
          </table:table-cell>
          <table:table-cell office:value-type="float" office:value="4752" calcext:value-type="float">
            <text:p>4752</text:p>
          </table:table-cell>
          <table:table-cell table:formula="of:=[.B403]-[.B$2]" office:value-type="float" office:value="40.0999038219452" calcext:value-type="float">
            <text:p>40.0999038219</text:p>
          </table:table-cell>
          <table:table-cell table:formula="of:=[.C403]/([.D403]-[.D402])" office:value-type="float" office:value="47490.0406438009" calcext:value-type="float">
            <text:p>47490.040643800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077967.90106" calcext:value-type="float">
            <text:p>1456077967.90106</text:p>
          </table:table-cell>
          <table:table-cell office:value-type="float" office:value="4840" calcext:value-type="float">
            <text:p>4840</text:p>
          </table:table-cell>
          <table:table-cell table:formula="of:=[.B404]-[.B$2]" office:value-type="float" office:value="40.1999261379242" calcext:value-type="float">
            <text:p>40.1999261379</text:p>
          </table:table-cell>
          <table:table-cell table:formula="of:=[.C404]/([.D404]-[.D403])" office:value-type="float" office:value="48389.2014759585" calcext:value-type="float">
            <text:p>48389.201475958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077968.00115" calcext:value-type="float">
            <text:p>1456077968.00115</text:p>
          </table:table-cell>
          <table:table-cell office:value-type="float" office:value="4936" calcext:value-type="float">
            <text:p>4936</text:p>
          </table:table-cell>
          <table:table-cell table:formula="of:=[.B405]-[.B$2]" office:value-type="float" office:value="40.3000164031982" calcext:value-type="float">
            <text:p>40.3000164032</text:p>
          </table:table-cell>
          <table:table-cell table:formula="of:=[.C405]/([.D405]-[.D404])" office:value-type="float" office:value="49315.4852420982" calcext:value-type="float">
            <text:p>49315.485242098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077968.10119" calcext:value-type="float">
            <text:p>1456077968.10119</text:p>
          </table:table-cell>
          <table:table-cell office:value-type="float" office:value="5032" calcext:value-type="float">
            <text:p>5032</text:p>
          </table:table-cell>
          <table:table-cell table:formula="of:=[.B406]-[.B$2]" office:value-type="float" office:value="40.4000570774078" calcext:value-type="float">
            <text:p>40.4000570774</text:p>
          </table:table-cell>
          <table:table-cell table:formula="of:=[.C406]/([.D406]-[.D405])" office:value-type="float" office:value="50299.5410592444" calcext:value-type="float">
            <text:p>50299.541059244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077968.20141" calcext:value-type="float">
            <text:p>1456077968.20141</text:p>
          </table:table-cell>
          <table:table-cell office:value-type="float" office:value="5136" calcext:value-type="float">
            <text:p>5136</text:p>
          </table:table-cell>
          <table:table-cell table:formula="of:=[.B407]-[.B$2]" office:value-type="float" office:value="40.5002770423889" calcext:value-type="float">
            <text:p>40.5002770424</text:p>
          </table:table-cell>
          <table:table-cell table:formula="of:=[.C407]/([.D407]-[.D406])" office:value-type="float" office:value="51247.2739435665" calcext:value-type="float">
            <text:p>51247.273943566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077968.30158" calcext:value-type="float">
            <text:p>1456077968.30158</text:p>
          </table:table-cell>
          <table:table-cell office:value-type="float" office:value="5248" calcext:value-type="float">
            <text:p>5248</text:p>
          </table:table-cell>
          <table:table-cell table:formula="of:=[.B408]-[.B$2]" office:value-type="float" office:value="40.6004500389099" calcext:value-type="float">
            <text:p>40.6004500389</text:p>
          </table:table-cell>
          <table:table-cell table:formula="of:=[.C408]/([.D408]-[.D407])" office:value-type="float" office:value="52389.3682156152" calcext:value-type="float">
            <text:p>52389.368215615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077968.40067" calcext:value-type="float">
            <text:p>1456077968.40067</text:p>
          </table:table-cell>
          <table:table-cell office:value-type="float" office:value="5360" calcext:value-type="float">
            <text:p>5360</text:p>
          </table:table-cell>
          <table:table-cell table:formula="of:=[.B409]-[.B$2]" office:value-type="float" office:value="40.6995453834534" calcext:value-type="float">
            <text:p>40.6995453835</text:p>
          </table:table-cell>
          <table:table-cell table:formula="of:=[.C409]/([.D409]-[.D408])" office:value-type="float" office:value="54089.3220029064" calcext:value-type="float">
            <text:p>54089.322002906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077968.50085" calcext:value-type="float">
            <text:p>1456077968.50085</text:p>
          </table:table-cell>
          <table:table-cell office:value-type="float" office:value="5480" calcext:value-type="float">
            <text:p>5480</text:p>
          </table:table-cell>
          <table:table-cell table:formula="of:=[.B410]-[.B$2]" office:value-type="float" office:value="40.7997252941132" calcext:value-type="float">
            <text:p>40.7997252941</text:p>
          </table:table-cell>
          <table:table-cell table:formula="of:=[.C410]/([.D410]-[.D409])" office:value-type="float" office:value="54701.5860156836" calcext:value-type="float">
            <text:p>54701.586015683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077968.60094" calcext:value-type="float">
            <text:p>1456077968.60094</text:p>
          </table:table-cell>
          <table:table-cell office:value-type="float" office:value="5600" calcext:value-type="float">
            <text:p>5600</text:p>
          </table:table-cell>
          <table:table-cell table:formula="of:=[.B411]-[.B$2]" office:value-type="float" office:value="40.8998072147369" calcext:value-type="float">
            <text:p>40.8998072147</text:p>
          </table:table-cell>
          <table:table-cell table:formula="of:=[.C411]/([.D411]-[.D410])" office:value-type="float" office:value="55954.1620014579" calcext:value-type="float">
            <text:p>55954.162001457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077968.70103" calcext:value-type="float">
            <text:p>1456077968.70103</text:p>
          </table:table-cell>
          <table:table-cell office:value-type="float" office:value="5720" calcext:value-type="float">
            <text:p>5720</text:p>
          </table:table-cell>
          <table:table-cell table:formula="of:=[.B412]-[.B$2]" office:value-type="float" office:value="40.9998993873596" calcext:value-type="float">
            <text:p>40.9998993874</text:p>
          </table:table-cell>
          <table:table-cell table:formula="of:=[.C412]/([.D412]-[.D411])" office:value-type="float" office:value="57147.3258110081" calcext:value-type="float">
            <text:p>57147.325811008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077968.80109" calcext:value-type="float">
            <text:p>1456077968.80109</text:p>
          </table:table-cell>
          <table:table-cell office:value-type="float" office:value="5840" calcext:value-type="float">
            <text:p>5840</text:p>
          </table:table-cell>
          <table:table-cell table:formula="of:=[.B413]-[.B$2]" office:value-type="float" office:value="41.0999643802643" calcext:value-type="float">
            <text:p>41.0999643803</text:p>
          </table:table-cell>
          <table:table-cell table:formula="of:=[.C413]/([.D413]-[.D412])" office:value-type="float" office:value="58362.0687962678" calcext:value-type="float">
            <text:p>58362.068796267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077968.90123" calcext:value-type="float">
            <text:p>1456077968.90123</text:p>
          </table:table-cell>
          <table:table-cell office:value-type="float" office:value="5968" calcext:value-type="float">
            <text:p>5968</text:p>
          </table:table-cell>
          <table:table-cell table:formula="of:=[.B414]-[.B$2]" office:value-type="float" office:value="41.2000997066498" calcext:value-type="float">
            <text:p>41.2000997066</text:p>
          </table:table-cell>
          <table:table-cell table:formula="of:=[.C414]/([.D414]-[.D413])" office:value-type="float" office:value="59599.3463587922" calcext:value-type="float">
            <text:p>59599.346358792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077969.00151" calcext:value-type="float">
            <text:p>1456077969.00151</text:p>
          </table:table-cell>
          <table:table-cell office:value-type="float" office:value="6096" calcext:value-type="float">
            <text:p>6096</text:p>
          </table:table-cell>
          <table:table-cell table:formula="of:=[.B415]-[.B$2]" office:value-type="float" office:value="41.3003857135773" calcext:value-type="float">
            <text:p>41.3003857136</text:p>
          </table:table-cell>
          <table:table-cell table:formula="of:=[.C415]/([.D415]-[.D414])" office:value-type="float" office:value="60786.1474074602" calcext:value-type="float">
            <text:p>60786.147407460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077969.10049" calcext:value-type="float">
            <text:p>1456077969.10049</text:p>
          </table:table-cell>
          <table:table-cell office:value-type="float" office:value="6216" calcext:value-type="float">
            <text:p>6216</text:p>
          </table:table-cell>
          <table:table-cell table:formula="of:=[.B416]-[.B$2]" office:value-type="float" office:value="41.3993628025055" calcext:value-type="float">
            <text:p>41.3993628025</text:p>
          </table:table-cell>
          <table:table-cell table:formula="of:=[.C416]/([.D416]-[.D415])" office:value-type="float" office:value="62802.4128342246" calcext:value-type="float">
            <text:p>62802.412834224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077969.20048" calcext:value-type="float">
            <text:p>1456077969.20048</text:p>
          </table:table-cell>
          <table:table-cell office:value-type="float" office:value="6344" calcext:value-type="float">
            <text:p>6344</text:p>
          </table:table-cell>
          <table:table-cell table:formula="of:=[.B417]-[.B$2]" office:value-type="float" office:value="41.4993512630463" calcext:value-type="float">
            <text:p>41.499351263</text:p>
          </table:table-cell>
          <table:table-cell table:formula="of:=[.C417]/([.D417]-[.D416])" office:value-type="float" office:value="63447.3214777935" calcext:value-type="float">
            <text:p>63447.321477793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077969.30152" calcext:value-type="float">
            <text:p>1456077969.30152</text:p>
          </table:table-cell>
          <table:table-cell office:value-type="float" office:value="6472" calcext:value-type="float">
            <text:p>6472</text:p>
          </table:table-cell>
          <table:table-cell table:formula="of:=[.B418]-[.B$2]" office:value-type="float" office:value="41.6003954410553" calcext:value-type="float">
            <text:p>41.6003954411</text:p>
          </table:table-cell>
          <table:table-cell table:formula="of:=[.C418]/([.D418]-[.D417])" office:value-type="float" office:value="64051.1915433803" calcext:value-type="float">
            <text:p>64051.191543380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077969.4016" calcext:value-type="float">
            <text:p>1456077969.4016</text:p>
          </table:table-cell>
          <table:table-cell office:value-type="float" office:value="6592" calcext:value-type="float">
            <text:p>6592</text:p>
          </table:table-cell>
          <table:table-cell table:formula="of:=[.B419]-[.B$2]" office:value-type="float" office:value="41.7004661560059" calcext:value-type="float">
            <text:p>41.700466156</text:p>
          </table:table-cell>
          <table:table-cell table:formula="of:=[.C419]/([.D419]-[.D418])" office:value-type="float" office:value="65873.417645279" calcext:value-type="float">
            <text:p>65873.41764527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077969.50059" calcext:value-type="float">
            <text:p>1456077969.50059</text:p>
          </table:table-cell>
          <table:table-cell office:value-type="float" office:value="6712" calcext:value-type="float">
            <text:p>6712</text:p>
          </table:table-cell>
          <table:table-cell table:formula="of:=[.B420]-[.B$2]" office:value-type="float" office:value="41.799462556839" calcext:value-type="float">
            <text:p>41.7994625568</text:p>
          </table:table-cell>
          <table:table-cell table:formula="of:=[.C420]/([.D420]-[.D419])" office:value-type="float" office:value="67800.4446981246" calcext:value-type="float">
            <text:p>67800.444698124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077969.60051" calcext:value-type="float">
            <text:p>1456077969.60051</text:p>
          </table:table-cell>
          <table:table-cell office:value-type="float" office:value="6824" calcext:value-type="float">
            <text:p>6824</text:p>
          </table:table-cell>
          <table:table-cell table:formula="of:=[.B421]-[.B$2]" office:value-type="float" office:value="41.8993768692017" calcext:value-type="float">
            <text:p>41.8993768692</text:p>
          </table:table-cell>
          <table:table-cell table:formula="of:=[.C421]/([.D421]-[.D420])" office:value-type="float" office:value="68298.5233910244" calcext:value-type="float">
            <text:p>68298.52339102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077969.7015" calcext:value-type="float">
            <text:p>1456077969.7015</text:p>
          </table:table-cell>
          <table:table-cell office:value-type="float" office:value="6936" calcext:value-type="float">
            <text:p>6936</text:p>
          </table:table-cell>
          <table:table-cell table:formula="of:=[.B422]-[.B$2]" office:value-type="float" office:value="42.0003728866577" calcext:value-type="float">
            <text:p>42.0003728867</text:p>
          </table:table-cell>
          <table:table-cell table:formula="of:=[.C422]/([.D422]-[.D421])" office:value-type="float" office:value="68675.9752979169" calcext:value-type="float">
            <text:p>68675.975297916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077969.80162" calcext:value-type="float">
            <text:p>1456077969.80162</text:p>
          </table:table-cell>
          <table:table-cell office:value-type="float" office:value="7048" calcext:value-type="float">
            <text:p>7048</text:p>
          </table:table-cell>
          <table:table-cell table:formula="of:=[.B423]-[.B$2]" office:value-type="float" office:value="42.1004903316498" calcext:value-type="float">
            <text:p>42.1004903316</text:p>
          </table:table-cell>
          <table:table-cell table:formula="of:=[.C423]/([.D423]-[.D422])" office:value-type="float" office:value="70397.3218709144" calcext:value-type="float">
            <text:p>70397.321870914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077969.90051" calcext:value-type="float">
            <text:p>1456077969.90051</text:p>
          </table:table-cell>
          <table:table-cell office:value-type="float" office:value="7152" calcext:value-type="float">
            <text:p>7152</text:p>
          </table:table-cell>
          <table:table-cell table:formula="of:=[.B424]-[.B$2]" office:value-type="float" office:value="42.1993772983551" calcext:value-type="float">
            <text:p>42.1993772984</text:p>
          </table:table-cell>
          <table:table-cell table:formula="of:=[.C424]/([.D424]-[.D423])" office:value-type="float" office:value="72325.0013453499" calcext:value-type="float">
            <text:p>72325.001345349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077970.00153" calcext:value-type="float">
            <text:p>1456077970.00153</text:p>
          </table:table-cell>
          <table:table-cell office:value-type="float" office:value="7248" calcext:value-type="float">
            <text:p>7248</text:p>
          </table:table-cell>
          <table:table-cell table:formula="of:=[.B425]-[.B$2]" office:value-type="float" office:value="42.3004019260407" calcext:value-type="float">
            <text:p>42.300401926</text:p>
          </table:table-cell>
          <table:table-cell table:formula="of:=[.C425]/([.D425]-[.D424])" office:value-type="float" office:value="71744.8820752936" calcext:value-type="float">
            <text:p>71744.882075293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077970.10155" calcext:value-type="float">
            <text:p>1456077970.10155</text:p>
          </table:table-cell>
          <table:table-cell office:value-type="float" office:value="7344" calcext:value-type="float">
            <text:p>7344</text:p>
          </table:table-cell>
          <table:table-cell table:formula="of:=[.B426]-[.B$2]" office:value-type="float" office:value="42.4004166126251" calcext:value-type="float">
            <text:p>42.4004166126</text:p>
          </table:table-cell>
          <table:table-cell table:formula="of:=[.C426]/([.D426]-[.D425])" office:value-type="float" office:value="73429.2157562004" calcext:value-type="float">
            <text:p>73429.215756200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077970.20153" calcext:value-type="float">
            <text:p>1456077970.20153</text:p>
          </table:table-cell>
          <table:table-cell office:value-type="float" office:value="7432" calcext:value-type="float">
            <text:p>7432</text:p>
          </table:table-cell>
          <table:table-cell table:formula="of:=[.B427]-[.B$2]" office:value-type="float" office:value="42.5004041194916" calcext:value-type="float">
            <text:p>42.5004041195</text:p>
          </table:table-cell>
          <table:table-cell table:formula="of:=[.C427]/([.D427]-[.D426])" office:value-type="float" office:value="74329.2860569701" calcext:value-type="float">
            <text:p>74329.286056970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077970.30159" calcext:value-type="float">
            <text:p>1456077970.30159</text:p>
          </table:table-cell>
          <table:table-cell office:value-type="float" office:value="7512" calcext:value-type="float">
            <text:p>7512</text:p>
          </table:table-cell>
          <table:table-cell table:formula="of:=[.B428]-[.B$2]" office:value-type="float" office:value="42.6004641056061" calcext:value-type="float">
            <text:p>42.6004641056</text:p>
          </table:table-cell>
          <table:table-cell table:formula="of:=[.C428]/([.D428]-[.D427])" office:value-type="float" office:value="75074.9654452657" calcext:value-type="float">
            <text:p>75074.965445265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077970.40068" calcext:value-type="float">
            <text:p>1456077970.40068</text:p>
          </table:table-cell>
          <table:table-cell office:value-type="float" office:value="7584" calcext:value-type="float">
            <text:p>7584</text:p>
          </table:table-cell>
          <table:table-cell table:formula="of:=[.B429]-[.B$2]" office:value-type="float" office:value="42.6995558738709" calcext:value-type="float">
            <text:p>42.6995558739</text:p>
          </table:table-cell>
          <table:table-cell table:formula="of:=[.C429]/([.D429]-[.D428])" office:value-type="float" office:value="76535.1162140508" calcext:value-type="float">
            <text:p>76535.116214050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077970.50077" calcext:value-type="float">
            <text:p>1456077970.50077</text:p>
          </table:table-cell>
          <table:table-cell office:value-type="float" office:value="7648" calcext:value-type="float">
            <text:p>7648</text:p>
          </table:table-cell>
          <table:table-cell table:formula="of:=[.B430]-[.B$2]" office:value-type="float" office:value="42.799640417099" calcext:value-type="float">
            <text:p>42.7996404171</text:p>
          </table:table-cell>
          <table:table-cell table:formula="of:=[.C430]/([.D430]-[.D429])" office:value-type="float" office:value="76415.3959574544" calcext:value-type="float">
            <text:p>76415.395957454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077970.60082" calcext:value-type="float">
            <text:p>1456077970.60082</text:p>
          </table:table-cell>
          <table:table-cell office:value-type="float" office:value="7712" calcext:value-type="float">
            <text:p>7712</text:p>
          </table:table-cell>
          <table:table-cell table:formula="of:=[.B431]-[.B$2]" office:value-type="float" office:value="42.8996875286102" calcext:value-type="float">
            <text:p>42.8996875286</text:p>
          </table:table-cell>
          <table:table-cell table:formula="of:=[.C431]/([.D431]-[.D430])" office:value-type="float" office:value="77083.6847112204" calcext:value-type="float">
            <text:p>77083.684711220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077970.70104" calcext:value-type="float">
            <text:p>1456077970.70104</text:p>
          </table:table-cell>
          <table:table-cell office:value-type="float" office:value="7760" calcext:value-type="float">
            <text:p>7760</text:p>
          </table:table-cell>
          <table:table-cell table:formula="of:=[.B432]-[.B$2]" office:value-type="float" office:value="42.99991106987" calcext:value-type="float">
            <text:p>42.9999110699</text:p>
          </table:table-cell>
          <table:table-cell table:formula="of:=[.C432]/([.D432]-[.D431])" office:value-type="float" office:value="77426.9188901153" calcext:value-type="float">
            <text:p>77426.918890115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077970.80112" calcext:value-type="float">
            <text:p>1456077970.80112</text:p>
          </table:table-cell>
          <table:table-cell office:value-type="float" office:value="7808" calcext:value-type="float">
            <text:p>7808</text:p>
          </table:table-cell>
          <table:table-cell table:formula="of:=[.B433]-[.B$2]" office:value-type="float" office:value="43.0999903678894" calcext:value-type="float">
            <text:p>43.0999903679</text:p>
          </table:table-cell>
          <table:table-cell table:formula="of:=[.C433]/([.D433]-[.D432])" office:value-type="float" office:value="78018.1331656196" calcext:value-type="float">
            <text:p>78018.133165619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077970.90112" calcext:value-type="float">
            <text:p>1456077970.90112</text:p>
          </table:table-cell>
          <table:table-cell office:value-type="float" office:value="7840" calcext:value-type="float">
            <text:p>7840</text:p>
          </table:table-cell>
          <table:table-cell table:formula="of:=[.B434]-[.B$2]" office:value-type="float" office:value="43.1999878883362" calcext:value-type="float">
            <text:p>43.1999878883</text:p>
          </table:table-cell>
          <table:table-cell table:formula="of:=[.C434]/([.D434]-[.D433])" office:value-type="float" office:value="78401.9440179295" calcext:value-type="float">
            <text:p>78401.944017929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077971.00119" calcext:value-type="float">
            <text:p>1456077971.00119</text:p>
          </table:table-cell>
          <table:table-cell office:value-type="float" office:value="7864" calcext:value-type="float">
            <text:p>7864</text:p>
          </table:table-cell>
          <table:table-cell table:formula="of:=[.B435]-[.B$2]" office:value-type="float" office:value="43.3000614643097" calcext:value-type="float">
            <text:p>43.3000614643</text:p>
          </table:table-cell>
          <table:table-cell table:formula="of:=[.C435]/([.D435]-[.D434])" office:value-type="float" office:value="78582.1823942974" calcext:value-type="float">
            <text:p>78582.182394297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077971.10129" calcext:value-type="float">
            <text:p>1456077971.10129</text:p>
          </table:table-cell>
          <table:table-cell office:value-type="float" office:value="7880" calcext:value-type="float">
            <text:p>7880</text:p>
          </table:table-cell>
          <table:table-cell table:formula="of:=[.B436]-[.B$2]" office:value-type="float" office:value="43.400162935257" calcext:value-type="float">
            <text:p>43.4001629353</text:p>
          </table:table-cell>
          <table:table-cell table:formula="of:=[.C436]/([.D436]-[.D435])" office:value-type="float" office:value="78720.1219465722" calcext:value-type="float">
            <text:p>78720.121946572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077971.20137" calcext:value-type="float">
            <text:p>1456077971.20137</text:p>
          </table:table-cell>
          <table:table-cell office:value-type="float" office:value="7888" calcext:value-type="float">
            <text:p>7888</text:p>
          </table:table-cell>
          <table:table-cell table:formula="of:=[.B437]-[.B$2]" office:value-type="float" office:value="43.5002453327179" calcext:value-type="float">
            <text:p>43.5002453327</text:p>
          </table:table-cell>
          <table:table-cell table:formula="of:=[.C437]/([.D437]-[.D436])" office:value-type="float" office:value="78815.0583930477" calcext:value-type="float">
            <text:p>78815.058393047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077971.30135" calcext:value-type="float">
            <text:p>1456077971.30135</text:p>
          </table:table-cell>
          <table:table-cell office:value-type="float" office:value="7888" calcext:value-type="float">
            <text:p>7888</text:p>
          </table:table-cell>
          <table:table-cell table:formula="of:=[.B438]-[.B$2]" office:value-type="float" office:value="43.6002254486084" calcext:value-type="float">
            <text:p>43.6002254486</text:p>
          </table:table-cell>
          <table:table-cell table:formula="of:=[.C438]/([.D438]-[.D437])" office:value-type="float" office:value="78895.6877049317" calcext:value-type="float">
            <text:p>78895.68770493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077971.40136" calcext:value-type="float">
            <text:p>1456077971.40136</text:p>
          </table:table-cell>
          <table:table-cell office:value-type="float" office:value="7880" calcext:value-type="float">
            <text:p>7880</text:p>
          </table:table-cell>
          <table:table-cell table:formula="of:=[.B439]-[.B$2]" office:value-type="float" office:value="43.7002313137054" calcext:value-type="float">
            <text:p>43.7002313137</text:p>
          </table:table-cell>
          <table:table-cell table:formula="of:=[.C439]/([.D439]-[.D438])" office:value-type="float" office:value="78795.3785745789" calcext:value-type="float">
            <text:p>78795.378574578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077971.50147" calcext:value-type="float">
            <text:p>1456077971.50147</text:p>
          </table:table-cell>
          <table:table-cell office:value-type="float" office:value="7864" calcext:value-type="float">
            <text:p>7864</text:p>
          </table:table-cell>
          <table:table-cell table:formula="of:=[.B440]-[.B$2]" office:value-type="float" office:value="43.8003432750702" calcext:value-type="float">
            <text:p>43.8003432751</text:p>
          </table:table-cell>
          <table:table-cell table:formula="of:=[.C440]/([.D440]-[.D439])" office:value-type="float" office:value="78552.0520504882" calcext:value-type="float">
            <text:p>78552.052050488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077971.6016" calcext:value-type="float">
            <text:p>1456077971.6016</text:p>
          </table:table-cell>
          <table:table-cell office:value-type="float" office:value="7840" calcext:value-type="float">
            <text:p>7840</text:p>
          </table:table-cell>
          <table:table-cell table:formula="of:=[.B441]-[.B$2]" office:value-type="float" office:value="43.9004681110382" calcext:value-type="float">
            <text:p>43.900468111</text:p>
          </table:table-cell>
          <table:table-cell table:formula="of:=[.C441]/([.D441]-[.D440])" office:value-type="float" office:value="78302.2506274497" calcext:value-type="float">
            <text:p>78302.250627449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077971.70158" calcext:value-type="float">
            <text:p>1456077971.70158</text:p>
          </table:table-cell>
          <table:table-cell office:value-type="float" office:value="7800" calcext:value-type="float">
            <text:p>7800</text:p>
          </table:table-cell>
          <table:table-cell table:formula="of:=[.B442]-[.B$2]" office:value-type="float" office:value="44.0004484653473" calcext:value-type="float">
            <text:p>44.0004484653</text:p>
          </table:table-cell>
          <table:table-cell table:formula="of:=[.C442]/([.D442]-[.D441])" office:value-type="float" office:value="78015.3266499423" calcext:value-type="float">
            <text:p>78015.32664994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077971.80156" calcext:value-type="float">
            <text:p>1456077971.80156</text:p>
          </table:table-cell>
          <table:table-cell office:value-type="float" office:value="7760" calcext:value-type="float">
            <text:p>7760</text:p>
          </table:table-cell>
          <table:table-cell table:formula="of:=[.B443]-[.B$2]" office:value-type="float" office:value="44.1004266738892" calcext:value-type="float">
            <text:p>44.1004266739</text:p>
          </table:table-cell>
          <table:table-cell table:formula="of:=[.C443]/([.D443]-[.D442])" office:value-type="float" office:value="77616.9138572849" calcext:value-type="float">
            <text:p>77616.913857284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077971.90164" calcext:value-type="float">
            <text:p>1456077971.90164</text:p>
          </table:table-cell>
          <table:table-cell office:value-type="float" office:value="7712" calcext:value-type="float">
            <text:p>7712</text:p>
          </table:table-cell>
          <table:table-cell table:formula="of:=[.B444]-[.B$2]" office:value-type="float" office:value="44.2005088329315" calcext:value-type="float">
            <text:p>44.2005088329</text:p>
          </table:table-cell>
          <table:table-cell table:formula="of:=[.C444]/([.D444]-[.D443])" office:value-type="float" office:value="77056.6909606337" calcext:value-type="float">
            <text:p>77056.690960633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077972.0006" calcext:value-type="float">
            <text:p>1456077972.0006</text:p>
          </table:table-cell>
          <table:table-cell office:value-type="float" office:value="7648" calcext:value-type="float">
            <text:p>7648</text:p>
          </table:table-cell>
          <table:table-cell table:formula="of:=[.B445]-[.B$2]" office:value-type="float" office:value="44.2994754314423" calcext:value-type="float">
            <text:p>44.2994754314</text:p>
          </table:table-cell>
          <table:table-cell table:formula="of:=[.C445]/([.D445]-[.D444])" office:value-type="float" office:value="77278.5981845164" calcext:value-type="float">
            <text:p>77278.598184516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077972.10053" calcext:value-type="float">
            <text:p>1456077972.10053</text:p>
          </table:table-cell>
          <table:table-cell office:value-type="float" office:value="7584" calcext:value-type="float">
            <text:p>7584</text:p>
          </table:table-cell>
          <table:table-cell table:formula="of:=[.B446]-[.B$2]" office:value-type="float" office:value="44.399405002594" calcext:value-type="float">
            <text:p>44.3994050026</text:p>
          </table:table-cell>
          <table:table-cell table:formula="of:=[.C446]/([.D446]-[.D445])" office:value-type="float" office:value="75893.4508833669" calcext:value-type="float">
            <text:p>75893.450883366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077972.20154" calcext:value-type="float">
            <text:p>1456077972.20154</text:p>
          </table:table-cell>
          <table:table-cell office:value-type="float" office:value="7512" calcext:value-type="float">
            <text:p>7512</text:p>
          </table:table-cell>
          <table:table-cell table:formula="of:=[.B447]-[.B$2]" office:value-type="float" office:value="44.5004098415375" calcext:value-type="float">
            <text:p>44.5004098415</text:p>
          </table:table-cell>
          <table:table-cell table:formula="of:=[.C447]/([.D447]-[.D446])" office:value-type="float" office:value="74372.6744042772" calcext:value-type="float">
            <text:p>74372.674404277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077972.3015" calcext:value-type="float">
            <text:p>1456077972.3015</text:p>
          </table:table-cell>
          <table:table-cell office:value-type="float" office:value="7432" calcext:value-type="float">
            <text:p>7432</text:p>
          </table:table-cell>
          <table:table-cell table:formula="of:=[.B448]-[.B$2]" office:value-type="float" office:value="44.6003756523132" calcext:value-type="float">
            <text:p>44.6003756523</text:p>
          </table:table-cell>
          <table:table-cell table:formula="of:=[.C448]/([.D448]-[.D447])" office:value-type="float" office:value="74345.4181217162" calcext:value-type="float">
            <text:p>74345.418121716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077972.40165" calcext:value-type="float">
            <text:p>1456077972.40165</text:p>
          </table:table-cell>
          <table:table-cell office:value-type="float" office:value="7344" calcext:value-type="float">
            <text:p>7344</text:p>
          </table:table-cell>
          <table:table-cell table:formula="of:=[.B449]-[.B$2]" office:value-type="float" office:value="44.7005231380463" calcext:value-type="float">
            <text:p>44.700523138</text:p>
          </table:table-cell>
          <table:table-cell table:formula="of:=[.C449]/([.D449]-[.D448])" office:value-type="float" office:value="73331.8459893965" calcext:value-type="float">
            <text:p>73331.845989396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077972.50055" calcext:value-type="float">
            <text:p>1456077972.50055</text:p>
          </table:table-cell>
          <table:table-cell office:value-type="float" office:value="7248" calcext:value-type="float">
            <text:p>7248</text:p>
          </table:table-cell>
          <table:table-cell table:formula="of:=[.B450]-[.B$2]" office:value-type="float" office:value="44.7994225025177" calcext:value-type="float">
            <text:p>44.7994225025</text:p>
          </table:table-cell>
          <table:table-cell table:formula="of:=[.C450]/([.D450]-[.D449])" office:value-type="float" office:value="73286.6185615722" calcext:value-type="float">
            <text:p>73286.618561572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077972.60155" calcext:value-type="float">
            <text:p>1456077972.60155</text:p>
          </table:table-cell>
          <table:table-cell office:value-type="float" office:value="7152" calcext:value-type="float">
            <text:p>7152</text:p>
          </table:table-cell>
          <table:table-cell table:formula="of:=[.B451]-[.B$2]" office:value-type="float" office:value="44.9004163742065" calcext:value-type="float">
            <text:p>44.9004163742</text:p>
          </table:table-cell>
          <table:table-cell table:formula="of:=[.C451]/([.D451]-[.D450])" office:value-type="float" office:value="70816.178055189" calcext:value-type="float">
            <text:p>70816.17805518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077972.70156" calcext:value-type="float">
            <text:p>1456077972.70156</text:p>
          </table:table-cell>
          <table:table-cell office:value-type="float" office:value="7048" calcext:value-type="float">
            <text:p>7048</text:p>
          </table:table-cell>
          <table:table-cell table:formula="of:=[.B452]-[.B$2]" office:value-type="float" office:value="45.0004303455353" calcext:value-type="float">
            <text:p>45.0004303455</text:p>
          </table:table-cell>
          <table:table-cell table:formula="of:=[.C452]/([.D452]-[.D451])" office:value-type="float" office:value="70470.1543830708" calcext:value-type="float">
            <text:p>70470.154383070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077972.80155" calcext:value-type="float">
            <text:p>1456077972.80155</text:p>
          </table:table-cell>
          <table:table-cell office:value-type="float" office:value="6936" calcext:value-type="float">
            <text:p>6936</text:p>
          </table:table-cell>
          <table:table-cell table:formula="of:=[.B453]-[.B$2]" office:value-type="float" office:value="45.1004219055176" calcext:value-type="float">
            <text:p>45.1004219055</text:p>
          </table:table-cell>
          <table:table-cell table:formula="of:=[.C453]/([.D453]-[.D452])" office:value-type="float" office:value="69365.8544903969" calcext:value-type="float">
            <text:p>69365.854490396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077972.90151" calcext:value-type="float">
            <text:p>1456077972.90151</text:p>
          </table:table-cell>
          <table:table-cell office:value-type="float" office:value="6824" calcext:value-type="float">
            <text:p>6824</text:p>
          </table:table-cell>
          <table:table-cell table:formula="of:=[.B454]-[.B$2]" office:value-type="float" office:value="45.2003843784332" calcext:value-type="float">
            <text:p>45.2003843784</text:p>
          </table:table-cell>
          <table:table-cell table:formula="of:=[.C454]/([.D454]-[.D453])" office:value-type="float" office:value="68265.6180960854" calcext:value-type="float">
            <text:p>68265.618096085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077973.00152" calcext:value-type="float">
            <text:p>1456077973.00152</text:p>
          </table:table-cell>
          <table:table-cell office:value-type="float" office:value="6704" calcext:value-type="float">
            <text:p>6704</text:p>
          </table:table-cell>
          <table:table-cell table:formula="of:=[.B455]-[.B$2]" office:value-type="float" office:value="45.3003911972046" calcext:value-type="float">
            <text:p>45.3003911972</text:p>
          </table:table-cell>
          <table:table-cell table:formula="of:=[.C455]/([.D455]-[.D454])" office:value-type="float" office:value="67035.4290073642" calcext:value-type="float">
            <text:p>67035.429007364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077973.1015" calcext:value-type="float">
            <text:p>1456077973.1015</text:p>
          </table:table-cell>
          <table:table-cell office:value-type="float" office:value="6584" calcext:value-type="float">
            <text:p>6584</text:p>
          </table:table-cell>
          <table:table-cell table:formula="of:=[.B456]-[.B$2]" office:value-type="float" office:value="45.4003689289093" calcext:value-type="float">
            <text:p>45.4003689289</text:p>
          </table:table-cell>
          <table:table-cell table:formula="of:=[.C456]/([.D456]-[.D455])" office:value-type="float" office:value="65854.6647111989" calcext:value-type="float">
            <text:p>65854.664711198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077973.2016" calcext:value-type="float">
            <text:p>1456077973.2016</text:p>
          </table:table-cell>
          <table:table-cell office:value-type="float" office:value="6464" calcext:value-type="float">
            <text:p>6464</text:p>
          </table:table-cell>
          <table:table-cell table:formula="of:=[.B457]-[.B$2]" office:value-type="float" office:value="45.5004725456238" calcext:value-type="float">
            <text:p>45.5004725456</text:p>
          </table:table-cell>
          <table:table-cell table:formula="of:=[.C457]/([.D457]-[.D456])" office:value-type="float" office:value="64573.0914841675" calcext:value-type="float">
            <text:p>64573.091484167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077973.30052" calcext:value-type="float">
            <text:p>1456077973.30052</text:p>
          </table:table-cell>
          <table:table-cell office:value-type="float" office:value="6344" calcext:value-type="float">
            <text:p>6344</text:p>
          </table:table-cell>
          <table:table-cell table:formula="of:=[.B458]-[.B$2]" office:value-type="float" office:value="45.5993945598602" calcext:value-type="float">
            <text:p>45.5993945599</text:p>
          </table:table-cell>
          <table:table-cell table:formula="of:=[.C458]/([.D458]-[.D457])" office:value-type="float" office:value="64131.3265704046" calcext:value-type="float">
            <text:p>64131.326570404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077973.40165" calcext:value-type="float">
            <text:p>1456077973.40165</text:p>
          </table:table-cell>
          <table:table-cell office:value-type="float" office:value="6216" calcext:value-type="float">
            <text:p>6216</text:p>
          </table:table-cell>
          <table:table-cell table:formula="of:=[.B459]-[.B$2]" office:value-type="float" office:value="45.7005248069763" calcext:value-type="float">
            <text:p>45.700524807</text:p>
          </table:table-cell>
          <table:table-cell table:formula="of:=[.C459]/([.D459]-[.D458])" office:value-type="float" office:value="61465.2903286646" calcext:value-type="float">
            <text:p>61465.290328664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077973.50078" calcext:value-type="float">
            <text:p>1456077973.50078</text:p>
          </table:table-cell>
          <table:table-cell office:value-type="float" office:value="6088" calcext:value-type="float">
            <text:p>6088</text:p>
          </table:table-cell>
          <table:table-cell table:formula="of:=[.B460]-[.B$2]" office:value-type="float" office:value="45.799647808075" calcext:value-type="float">
            <text:p>45.7996478081</text:p>
          </table:table-cell>
          <table:table-cell table:formula="of:=[.C460]/([.D460]-[.D459])" office:value-type="float" office:value="61418.6408050954" calcext:value-type="float">
            <text:p>61418.640805095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077973.60081" calcext:value-type="float">
            <text:p>1456077973.60081</text:p>
          </table:table-cell>
          <table:table-cell office:value-type="float" office:value="5968" calcext:value-type="float">
            <text:p>5968</text:p>
          </table:table-cell>
          <table:table-cell table:formula="of:=[.B461]-[.B$2]" office:value-type="float" office:value="45.8996772766113" calcext:value-type="float">
            <text:p>45.8996772766</text:p>
          </table:table-cell>
          <table:table-cell table:formula="of:=[.C461]/([.D461]-[.D460])" office:value-type="float" office:value="59662.4183585426" calcext:value-type="float">
            <text:p>59662.418358542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077973.70079" calcext:value-type="float">
            <text:p>1456077973.70079</text:p>
          </table:table-cell>
          <table:table-cell office:value-type="float" office:value="5840" calcext:value-type="float">
            <text:p>5840</text:p>
          </table:table-cell>
          <table:table-cell table:formula="of:=[.B462]-[.B$2]" office:value-type="float" office:value="45.9996621608734" calcext:value-type="float">
            <text:p>45.9996621609</text:p>
          </table:table-cell>
          <table:table-cell table:formula="of:=[.C462]/([.D462]-[.D461])" office:value-type="float" office:value="58408.8289254996" calcext:value-type="float">
            <text:p>58408.828925499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077973.80078" calcext:value-type="float">
            <text:p>1456077973.80078</text:p>
          </table:table-cell>
          <table:table-cell office:value-type="float" office:value="5720" calcext:value-type="float">
            <text:p>5720</text:p>
          </table:table-cell>
          <table:table-cell table:formula="of:=[.B463]-[.B$2]" office:value-type="float" office:value="46.0996518135071" calcext:value-type="float">
            <text:p>46.0996518135</text:p>
          </table:table-cell>
          <table:table-cell table:formula="of:=[.C463]/([.D463]-[.D462])" office:value-type="float" office:value="57205.9193060348" calcext:value-type="float">
            <text:p>57205.919306034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077973.90081" calcext:value-type="float">
            <text:p>1456077973.90081</text:p>
          </table:table-cell>
          <table:table-cell office:value-type="float" office:value="5592" calcext:value-type="float">
            <text:p>5592</text:p>
          </table:table-cell>
          <table:table-cell table:formula="of:=[.B464]-[.B$2]" office:value-type="float" office:value="46.1996836662293" calcext:value-type="float">
            <text:p>46.1996836662</text:p>
          </table:table-cell>
          <table:table-cell table:formula="of:=[.C464]/([.D464]-[.D463])" office:value-type="float" office:value="55902.1936295774" calcext:value-type="float">
            <text:p>55902.193629577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077974.00091" calcext:value-type="float">
            <text:p>1456077974.00091</text:p>
          </table:table-cell>
          <table:table-cell office:value-type="float" office:value="5472" calcext:value-type="float">
            <text:p>5472</text:p>
          </table:table-cell>
          <table:table-cell table:formula="of:=[.B465]-[.B$2]" office:value-type="float" office:value="46.2997803688049" calcext:value-type="float">
            <text:p>46.2997803688</text:p>
          </table:table-cell>
          <table:table-cell table:formula="of:=[.C465]/([.D465]-[.D464])" office:value-type="float" office:value="54667.1354719462" calcext:value-type="float">
            <text:p>54667.135471946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077974.10104" calcext:value-type="float">
            <text:p>1456077974.10104</text:p>
          </table:table-cell>
          <table:table-cell office:value-type="float" office:value="5360" calcext:value-type="float">
            <text:p>5360</text:p>
          </table:table-cell>
          <table:table-cell table:formula="of:=[.B466]-[.B$2]" office:value-type="float" office:value="46.3999111652374" calcext:value-type="float">
            <text:p>46.3999111652</text:p>
          </table:table-cell>
          <table:table-cell table:formula="of:=[.C466]/([.D466]-[.D465])" office:value-type="float" office:value="53529.9846897107" calcext:value-type="float">
            <text:p>53529.984689710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077974.20108" calcext:value-type="float">
            <text:p>1456077974.20108</text:p>
          </table:table-cell>
          <table:table-cell office:value-type="float" office:value="5248" calcext:value-type="float">
            <text:p>5248</text:p>
          </table:table-cell>
          <table:table-cell table:formula="of:=[.B467]-[.B$2]" office:value-type="float" office:value="46.4999496936798" calcext:value-type="float">
            <text:p>46.4999496937</text:p>
          </table:table-cell>
          <table:table-cell table:formula="of:=[.C467]/([.D467]-[.D466])" office:value-type="float" office:value="52459.7880607829" calcext:value-type="float">
            <text:p>52459.788060782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077974.3011" calcext:value-type="float">
            <text:p>1456077974.3011</text:p>
          </table:table-cell>
          <table:table-cell office:value-type="float" office:value="5136" calcext:value-type="float">
            <text:p>5136</text:p>
          </table:table-cell>
          <table:table-cell table:formula="of:=[.B468]-[.B$2]" office:value-type="float" office:value="46.5999717712402" calcext:value-type="float">
            <text:p>46.5999717712</text:p>
          </table:table-cell>
          <table:table-cell table:formula="of:=[.C468]/([.D468]-[.D467])" office:value-type="float" office:value="51348.6634677956" calcext:value-type="float">
            <text:p>51348.663467795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077974.40116" calcext:value-type="float">
            <text:p>1456077974.40116</text:p>
          </table:table-cell>
          <table:table-cell office:value-type="float" office:value="5032" calcext:value-type="float">
            <text:p>5032</text:p>
          </table:table-cell>
          <table:table-cell table:formula="of:=[.B469]-[.B$2]" office:value-type="float" office:value="46.7000324726105" calcext:value-type="float">
            <text:p>46.7000324726</text:p>
          </table:table-cell>
          <table:table-cell table:formula="of:=[.C469]/([.D469]-[.D468])" office:value-type="float" office:value="50289.4736004384" calcext:value-type="float">
            <text:p>50289.473600438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077974.50121" calcext:value-type="float">
            <text:p>1456077974.50121</text:p>
          </table:table-cell>
          <table:table-cell office:value-type="float" office:value="4936" calcext:value-type="float">
            <text:p>4936</text:p>
          </table:table-cell>
          <table:table-cell table:formula="of:=[.B470]-[.B$2]" office:value-type="float" office:value="46.8000845909119" calcext:value-type="float">
            <text:p>46.8000845909</text:p>
          </table:table-cell>
          <table:table-cell table:formula="of:=[.C470]/([.D470]-[.D469])" office:value-type="float" office:value="49334.2878071913" calcext:value-type="float">
            <text:p>49334.287807191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077974.60125" calcext:value-type="float">
            <text:p>1456077974.60125</text:p>
          </table:table-cell>
          <table:table-cell office:value-type="float" office:value="4840" calcext:value-type="float">
            <text:p>4840</text:p>
          </table:table-cell>
          <table:table-cell table:formula="of:=[.B471]-[.B$2]" office:value-type="float" office:value="46.9001176357269" calcext:value-type="float">
            <text:p>46.9001176357</text:p>
          </table:table-cell>
          <table:table-cell table:formula="of:=[.C471]/([.D471]-[.D470])" office:value-type="float" office:value="48384.0115928489" calcext:value-type="float">
            <text:p>48384.011592848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077974.70132" calcext:value-type="float">
            <text:p>1456077974.70132</text:p>
          </table:table-cell>
          <table:table-cell office:value-type="float" office:value="4752" calcext:value-type="float">
            <text:p>4752</text:p>
          </table:table-cell>
          <table:table-cell table:formula="of:=[.B472]-[.B$2]" office:value-type="float" office:value="47.0001890659332" calcext:value-type="float">
            <text:p>47.0001890659</text:p>
          </table:table-cell>
          <table:table-cell table:formula="of:=[.C472]/([.D472]-[.D471])" office:value-type="float" office:value="47486.080594668" calcext:value-type="float">
            <text:p>47486.08059466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077974.80144" calcext:value-type="float">
            <text:p>1456077974.80144</text:p>
          </table:table-cell>
          <table:table-cell office:value-type="float" office:value="4672" calcext:value-type="float">
            <text:p>4672</text:p>
          </table:table-cell>
          <table:table-cell table:formula="of:=[.B473]-[.B$2]" office:value-type="float" office:value="47.1003129482269" calcext:value-type="float">
            <text:p>47.1003129482</text:p>
          </table:table-cell>
          <table:table-cell table:formula="of:=[.C473]/([.D473]-[.D472])" office:value-type="float" office:value="46662.1938040243" calcext:value-type="float">
            <text:p>46662.193804024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077974.90171" calcext:value-type="float">
            <text:p>1456077974.90171</text:p>
          </table:table-cell>
          <table:table-cell office:value-type="float" office:value="4600" calcext:value-type="float">
            <text:p>4600</text:p>
          </table:table-cell>
          <table:table-cell table:formula="of:=[.B474]-[.B$2]" office:value-type="float" office:value="47.2005772590637" calcext:value-type="float">
            <text:p>47.2005772591</text:p>
          </table:table-cell>
          <table:table-cell table:formula="of:=[.C474]/([.D474]-[.D473])" office:value-type="float" office:value="45878.7375249382" calcext:value-type="float">
            <text:p>45878.737524938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077975.00059" calcext:value-type="float">
            <text:p>1456077975.00059</text:p>
          </table:table-cell>
          <table:table-cell office:value-type="float" office:value="4536" calcext:value-type="float">
            <text:p>4536</text:p>
          </table:table-cell>
          <table:table-cell table:formula="of:=[.B475]-[.B$2]" office:value-type="float" office:value="47.2994577884674" calcext:value-type="float">
            <text:p>47.2994577885</text:p>
          </table:table-cell>
          <table:table-cell table:formula="of:=[.C475]/([.D475]-[.D474])" office:value-type="float" office:value="45873.5408007523" calcext:value-type="float">
            <text:p>45873.540800752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077975.10159" calcext:value-type="float">
            <text:p>1456077975.10159</text:p>
          </table:table-cell>
          <table:table-cell office:value-type="float" office:value="4472" calcext:value-type="float">
            <text:p>4472</text:p>
          </table:table-cell>
          <table:table-cell table:formula="of:=[.B476]-[.B$2]" office:value-type="float" office:value="47.400456905365" calcext:value-type="float">
            <text:p>47.4004569054</text:p>
          </table:table-cell>
          <table:table-cell table:formula="of:=[.C476]/([.D476]-[.D475])" office:value-type="float" office:value="44277.614868007" calcext:value-type="float">
            <text:p>44277.61486800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077975.20062" calcext:value-type="float">
            <text:p>1456077975.20062</text:p>
          </table:table-cell>
          <table:table-cell office:value-type="float" office:value="4424" calcext:value-type="float">
            <text:p>4424</text:p>
          </table:table-cell>
          <table:table-cell table:formula="of:=[.B477]-[.B$2]" office:value-type="float" office:value="47.4994931221008" calcext:value-type="float">
            <text:p>47.4994931221</text:p>
          </table:table-cell>
          <table:table-cell table:formula="of:=[.C477]/([.D477]-[.D476])" office:value-type="float" office:value="44670.5270638536" calcext:value-type="float">
            <text:p>44670.527063853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077975.30055" calcext:value-type="float">
            <text:p>1456077975.30055</text:p>
          </table:table-cell>
          <table:table-cell office:value-type="float" office:value="4376" calcext:value-type="float">
            <text:p>4376</text:p>
          </table:table-cell>
          <table:table-cell table:formula="of:=[.B478]-[.B$2]" office:value-type="float" office:value="47.5994243621826" calcext:value-type="float">
            <text:p>47.5994243622</text:p>
          </table:table-cell>
          <table:table-cell table:formula="of:=[.C478]/([.D478]-[.D477])" office:value-type="float" office:value="43790.1100438515" calcext:value-type="float">
            <text:p>43790.110043851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077975.40062" calcext:value-type="float">
            <text:p>1456077975.40062</text:p>
          </table:table-cell>
          <table:table-cell office:value-type="float" office:value="4344" calcext:value-type="float">
            <text:p>4344</text:p>
          </table:table-cell>
          <table:table-cell table:formula="of:=[.B479]-[.B$2]" office:value-type="float" office:value="47.6994872093201" calcext:value-type="float">
            <text:p>47.6994872093</text:p>
          </table:table-cell>
          <table:table-cell table:formula="of:=[.C479]/([.D479]-[.D478])" office:value-type="float" office:value="43412.7163504839" calcext:value-type="float">
            <text:p>43412.716350483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077975.50061" calcext:value-type="float">
            <text:p>1456077975.50061</text:p>
          </table:table-cell>
          <table:table-cell office:value-type="float" office:value="4320" calcext:value-type="float">
            <text:p>4320</text:p>
          </table:table-cell>
          <table:table-cell table:formula="of:=[.B480]-[.B$2]" office:value-type="float" office:value="47.799479007721" calcext:value-type="float">
            <text:p>47.7994790077</text:p>
          </table:table-cell>
          <table:table-cell table:formula="of:=[.C480]/([.D480]-[.D479])" office:value-type="float" office:value="43203.5433814343" calcext:value-type="float">
            <text:p>43203.543381434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077975.60066" calcext:value-type="float">
            <text:p>1456077975.60066</text:p>
          </table:table-cell>
          <table:table-cell office:value-type="float" office:value="4304" calcext:value-type="float">
            <text:p>4304</text:p>
          </table:table-cell>
          <table:table-cell table:formula="of:=[.B481]-[.B$2]" office:value-type="float" office:value="47.8995273113251" calcext:value-type="float">
            <text:p>47.8995273113</text:p>
          </table:table-cell>
          <table:table-cell table:formula="of:=[.C481]/([.D481]-[.D480])" office:value-type="float" office:value="43019.2201661928" calcext:value-type="float">
            <text:p>43019.22016619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077975.7009" calcext:value-type="float">
            <text:p>1456077975.7009</text:p>
          </table:table-cell>
          <table:table-cell office:value-type="float" office:value="4296" calcext:value-type="float">
            <text:p>4296</text:p>
          </table:table-cell>
          <table:table-cell table:formula="of:=[.B482]-[.B$2]" office:value-type="float" office:value="47.9997742176056" calcext:value-type="float">
            <text:p>47.9997742176</text:p>
          </table:table-cell>
          <table:table-cell table:formula="of:=[.C482]/([.D482]-[.D481])" office:value-type="float" office:value="42854.1903126531" calcext:value-type="float">
            <text:p>42854.190312653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077975.80117" calcext:value-type="float">
            <text:p>1456077975.80117</text:p>
          </table:table-cell>
          <table:table-cell office:value-type="float" office:value="4296" calcext:value-type="float">
            <text:p>4296</text:p>
          </table:table-cell>
          <table:table-cell table:formula="of:=[.B483]-[.B$2]" office:value-type="float" office:value="48.1000459194183" calcext:value-type="float">
            <text:p>48.1000459194</text:p>
          </table:table-cell>
          <table:table-cell table:formula="of:=[.C483]/([.D483]-[.D482])" office:value-type="float" office:value="42843.5931806834" calcext:value-type="float">
            <text:p>42843.593180683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077975.90125" calcext:value-type="float">
            <text:p>1456077975.90125</text:p>
          </table:table-cell>
          <table:table-cell office:value-type="float" office:value="4304" calcext:value-type="float">
            <text:p>4304</text:p>
          </table:table-cell>
          <table:table-cell table:formula="of:=[.B484]-[.B$2]" office:value-type="float" office:value="48.2001216411591" calcext:value-type="float">
            <text:p>48.2001216412</text:p>
          </table:table-cell>
          <table:table-cell table:formula="of:=[.C484]/([.D484]-[.D483])" office:value-type="float" office:value="43007.4340223182" calcext:value-type="float">
            <text:p>43007.43402231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077976.00139" calcext:value-type="float">
            <text:p>1456077976.00139</text:p>
          </table:table-cell>
          <table:table-cell office:value-type="float" office:value="4320" calcext:value-type="float">
            <text:p>4320</text:p>
          </table:table-cell>
          <table:table-cell table:formula="of:=[.B485]-[.B$2]" office:value-type="float" office:value="48.3002564907074" calcext:value-type="float">
            <text:p>48.3002564907</text:p>
          </table:table-cell>
          <table:table-cell table:formula="of:=[.C485]/([.D485]-[.D484])" office:value-type="float" office:value="43141.8234459376" calcext:value-type="float">
            <text:p>43141.823445937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077976.10159" calcext:value-type="float">
            <text:p>1456077976.10159</text:p>
          </table:table-cell>
          <table:table-cell office:value-type="float" office:value="4344" calcext:value-type="float">
            <text:p>4344</text:p>
          </table:table-cell>
          <table:table-cell table:formula="of:=[.B486]-[.B$2]" office:value-type="float" office:value="48.4004657268524" calcext:value-type="float">
            <text:p>48.4004657269</text:p>
          </table:table-cell>
          <table:table-cell table:formula="of:=[.C486]/([.D486]-[.D485])" office:value-type="float" office:value="43349.297600807" calcext:value-type="float">
            <text:p>43349.29760080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077976.20062" calcext:value-type="float">
            <text:p>1456077976.20062</text:p>
          </table:table-cell>
          <table:table-cell office:value-type="float" office:value="4384" calcext:value-type="float">
            <text:p>4384</text:p>
          </table:table-cell>
          <table:table-cell table:formula="of:=[.B487]-[.B$2]" office:value-type="float" office:value="48.499486207962" calcext:value-type="float">
            <text:p>48.499486208</text:p>
          </table:table-cell>
          <table:table-cell table:formula="of:=[.C487]/([.D487]-[.D486])" office:value-type="float" office:value="44273.6689508381" calcext:value-type="float">
            <text:p>44273.668950838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077976.30064" calcext:value-type="float">
            <text:p>1456077976.30064</text:p>
          </table:table-cell>
          <table:table-cell office:value-type="float" office:value="4424" calcext:value-type="float">
            <text:p>4424</text:p>
          </table:table-cell>
          <table:table-cell table:formula="of:=[.B488]-[.B$2]" office:value-type="float" office:value="48.5995070934296" calcext:value-type="float">
            <text:p>48.5995070934</text:p>
          </table:table-cell>
          <table:table-cell table:formula="of:=[.C488]/([.D488]-[.D487])" office:value-type="float" office:value="44230.7621985231" calcext:value-type="float">
            <text:p>44230.762198523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077976.40086" calcext:value-type="float">
            <text:p>1456077976.40086</text:p>
          </table:table-cell>
          <table:table-cell office:value-type="float" office:value="4472" calcext:value-type="float">
            <text:p>4472</text:p>
          </table:table-cell>
          <table:table-cell table:formula="of:=[.B489]-[.B$2]" office:value-type="float" office:value="48.6997313499451" calcext:value-type="float">
            <text:p>48.6997313499</text:p>
          </table:table-cell>
          <table:table-cell table:formula="of:=[.C489]/([.D489]-[.D488])" office:value-type="float" office:value="44619.9368843236" calcext:value-type="float">
            <text:p>44619.936884323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077976.50099" calcext:value-type="float">
            <text:p>1456077976.50099</text:p>
          </table:table-cell>
          <table:table-cell office:value-type="float" office:value="4536" calcext:value-type="float">
            <text:p>4536</text:p>
          </table:table-cell>
          <table:table-cell table:formula="of:=[.B490]-[.B$2]" office:value-type="float" office:value="48.7998631000519" calcext:value-type="float">
            <text:p>48.7998631001</text:p>
          </table:table-cell>
          <table:table-cell table:formula="of:=[.C490]/([.D490]-[.D489])" office:value-type="float" office:value="45300.3167842508" calcext:value-type="float">
            <text:p>45300.316784250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077976.6012" calcext:value-type="float">
            <text:p>1456077976.6012</text:p>
          </table:table-cell>
          <table:table-cell office:value-type="float" office:value="4600" calcext:value-type="float">
            <text:p>4600</text:p>
          </table:table-cell>
          <table:table-cell table:formula="of:=[.B491]-[.B$2]" office:value-type="float" office:value="48.9000689983368" calcext:value-type="float">
            <text:p>48.9000689983</text:p>
          </table:table-cell>
          <table:table-cell table:formula="of:=[.C491]/([.D491]-[.D490])" office:value-type="float" office:value="45905.4814011145" calcext:value-type="float">
            <text:p>45905.481401114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077976.70127" calcext:value-type="float">
            <text:p>1456077976.70127</text:p>
          </table:table-cell>
          <table:table-cell office:value-type="float" office:value="4672" calcext:value-type="float">
            <text:p>4672</text:p>
          </table:table-cell>
          <table:table-cell table:formula="of:=[.B492]-[.B$2]" office:value-type="float" office:value="49.0001444816589" calcext:value-type="float">
            <text:p>49.0001444817</text:p>
          </table:table-cell>
          <table:table-cell table:formula="of:=[.C492]/([.D492]-[.D491])" office:value-type="float" office:value="46684.7607916197" calcext:value-type="float">
            <text:p>46684.760791619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077976.80131" calcext:value-type="float">
            <text:p>1456077976.80131</text:p>
          </table:table-cell>
          <table:table-cell office:value-type="float" office:value="4752" calcext:value-type="float">
            <text:p>4752</text:p>
          </table:table-cell>
          <table:table-cell table:formula="of:=[.B493]-[.B$2]" office:value-type="float" office:value="49.1001772880554" calcext:value-type="float">
            <text:p>49.1001772881</text:p>
          </table:table-cell>
          <table:table-cell table:formula="of:=[.C493]/([.D493]-[.D492])" office:value-type="float" office:value="47504.4155130992" calcext:value-type="float">
            <text:p>47504.415513099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077976.90138" calcext:value-type="float">
            <text:p>1456077976.90138</text:p>
          </table:table-cell>
          <table:table-cell office:value-type="float" office:value="4840" calcext:value-type="float">
            <text:p>4840</text:p>
          </table:table-cell>
          <table:table-cell table:formula="of:=[.B494]-[.B$2]" office:value-type="float" office:value="49.2002537250519" calcext:value-type="float">
            <text:p>49.2002537251</text:p>
          </table:table-cell>
          <table:table-cell table:formula="of:=[.C494]/([.D494]-[.D493])" office:value-type="float" office:value="48363.0327503687" calcext:value-type="float">
            <text:p>48363.032750368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077977.00147" calcext:value-type="float">
            <text:p>1456077977.00147</text:p>
          </table:table-cell>
          <table:table-cell office:value-type="float" office:value="4936" calcext:value-type="float">
            <text:p>4936</text:p>
          </table:table-cell>
          <table:table-cell table:formula="of:=[.B495]-[.B$2]" office:value-type="float" office:value="49.3003437519073" calcext:value-type="float">
            <text:p>49.3003437519</text:p>
          </table:table-cell>
          <table:table-cell table:formula="of:=[.C495]/([.D495]-[.D494])" office:value-type="float" office:value="49315.6027136215" calcext:value-type="float">
            <text:p>49315.602713621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077977.10169" calcext:value-type="float">
            <text:p>1456077977.10169</text:p>
          </table:table-cell>
          <table:table-cell office:value-type="float" office:value="5032" calcext:value-type="float">
            <text:p>5032</text:p>
          </table:table-cell>
          <table:table-cell table:formula="of:=[.B496]-[.B$2]" office:value-type="float" office:value="49.4005565643311" calcext:value-type="float">
            <text:p>49.4005565643</text:p>
          </table:table-cell>
          <table:table-cell table:formula="of:=[.C496]/([.D496]-[.D495])" office:value-type="float" office:value="50213.1401993229" calcext:value-type="float">
            <text:p>50213.140199322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077977.20092" calcext:value-type="float">
            <text:p>1456077977.20092</text:p>
          </table:table-cell>
          <table:table-cell office:value-type="float" office:value="5136" calcext:value-type="float">
            <text:p>5136</text:p>
          </table:table-cell>
          <table:table-cell table:formula="of:=[.B497]-[.B$2]" office:value-type="float" office:value="49.4997956752777" calcext:value-type="float">
            <text:p>49.4997956753</text:p>
          </table:table-cell>
          <table:table-cell table:formula="of:=[.C497]/([.D497]-[.D496])" office:value-type="float" office:value="51753.7889145419" calcext:value-type="float">
            <text:p>51753.788914541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077977.30111" calcext:value-type="float">
            <text:p>1456077977.30111</text:p>
          </table:table-cell>
          <table:table-cell office:value-type="float" office:value="5248" calcext:value-type="float">
            <text:p>5248</text:p>
          </table:table-cell>
          <table:table-cell table:formula="of:=[.B498]-[.B$2]" office:value-type="float" office:value="49.5999836921692" calcext:value-type="float">
            <text:p>49.5999836922</text:p>
          </table:table-cell>
          <table:table-cell table:formula="of:=[.C498]/([.D498]-[.D497])" office:value-type="float" office:value="52381.5139058443" calcext:value-type="float">
            <text:p>52381.513905844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077977.4013" calcext:value-type="float">
            <text:p>1456077977.4013</text:p>
          </table:table-cell>
          <table:table-cell office:value-type="float" office:value="5360" calcext:value-type="float">
            <text:p>5360</text:p>
          </table:table-cell>
          <table:table-cell table:formula="of:=[.B499]-[.B$2]" office:value-type="float" office:value="49.7001740932465" calcext:value-type="float">
            <text:p>49.7001740932</text:p>
          </table:table-cell>
          <table:table-cell table:formula="of:=[.C499]/([.D499]-[.D498])" office:value-type="float" office:value="53498.138967087" calcext:value-type="float">
            <text:p>53498.13896708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077977.50156" calcext:value-type="float">
            <text:p>1456077977.50156</text:p>
          </table:table-cell>
          <table:table-cell office:value-type="float" office:value="5480" calcext:value-type="float">
            <text:p>5480</text:p>
          </table:table-cell>
          <table:table-cell table:formula="of:=[.B500]-[.B$2]" office:value-type="float" office:value="49.8004336357117" calcext:value-type="float">
            <text:p>49.8004336357</text:p>
          </table:table-cell>
          <table:table-cell table:formula="of:=[.C500]/([.D500]-[.D499])" office:value-type="float" office:value="54658.1389188122" calcext:value-type="float">
            <text:p>54658.138918812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077977.6005" calcext:value-type="float">
            <text:p>1456077977.6005</text:p>
          </table:table-cell>
          <table:table-cell office:value-type="float" office:value="5600" calcext:value-type="float">
            <text:p>5600</text:p>
          </table:table-cell>
          <table:table-cell table:formula="of:=[.B501]-[.B$2]" office:value-type="float" office:value="49.8993701934815" calcext:value-type="float">
            <text:p>49.8993701935</text:p>
          </table:table-cell>
          <table:table-cell table:formula="of:=[.C501]/([.D501]-[.D500])" office:value-type="float" office:value="56601.9288141311" calcext:value-type="float">
            <text:p>56601.92881413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6077977.70158" calcext:value-type="float">
            <text:p>1456077977.70158</text:p>
          </table:table-cell>
          <table:table-cell office:value-type="float" office:value="5720" calcext:value-type="float">
            <text:p>5720</text:p>
          </table:table-cell>
          <table:table-cell table:formula="of:=[.B502]-[.B$2]" office:value-type="float" office:value="50.0004518032074" calcext:value-type="float">
            <text:p>50.0004518032</text:p>
          </table:table-cell>
          <table:table-cell table:formula="of:=[.C502]/([.D502]-[.D501])" office:value-type="float" office:value="56587.9393443358" calcext:value-type="float">
            <text:p>56587.9393443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1T13:02:18.715975203</dc:date>
    <meta:editing-duration>PT47S</meta:editing-duration>
    <meta:editing-cycles>1</meta:editing-cycles>
    <meta:document-statistic meta:table-count="1" meta:cell-count="2508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472cm" svg:height="18.149cm" xlink:href=".." xlink:type="simple" chart:class="chart:scatter" chart:style-name="ch1">
        <chart:plot-area chart:style-name="ch2" table:cell-range-address="'sender.pub.pub.network'.D2:'sender.pub.pub.network'.E502" svg:x="0.709cm" svg:y="0.362cm" svg:width="34.054cm" svg:height="17.425cm">
          <chartooo:coordinate-region svg:x="1.886cm" svg:y="0.561cm" svg:width="32.691cm" svg:height="16.5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ender.pub.pub.network'.E2:'sender.pub.pub.network'.E502" chart:class="chart:scatter">
            <chart:domain table:cell-range-address="'sender.pub.pub.network'.D2:'sender.pub.pub.network'.D502"/>
            <chart:data-point chart:repeated="5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ender.pub.pub.network'.D2:'sender.pub.pub.network'.D502</svg:desc>
                </draw:g>
              </table:table-cell>
              <table:table-cell office:value-type="float" office:value="0">
                <text:p>0</text:p>
                <draw:g>
                  <svg:desc>'sender.pub.pub.network'.E2:'sender.pub.pub.network'.E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059032440186">
                <text:p>0.100059032440186</text:p>
              </table:table-cell>
              <table:table-cell office:value-type="float" office:value="69319.079256001">
                <text:p>69319.079256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9769258499146">
                <text:p>0.199769258499146</text:p>
              </table:table-cell>
              <table:table-cell office:value-type="float" office:value="68438.3164066329">
                <text:p>68438.3164066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9934387207031">
                <text:p>0.299934387207031</text:p>
              </table:table-cell>
              <table:table-cell office:value-type="float" office:value="66929.4802141278">
                <text:p>66929.4802141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0033950805664">
                <text:p>0.400033950805664</text:p>
              </table:table-cell>
              <table:table-cell office:value-type="float" office:value="65774.5125283436">
                <text:p>65774.5125283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0269651412964">
                <text:p>0.500269651412964</text:p>
              </table:table-cell>
              <table:table-cell office:value-type="float" office:value="64488.0013890904">
                <text:p>64488.0013890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0420236587524">
                <text:p>0.600420236587524</text:p>
              </table:table-cell>
              <table:table-cell office:value-type="float" office:value="63344.6124048355">
                <text:p>63344.6124048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606895446777">
                <text:p>0.699606895446777</text:p>
              </table:table-cell>
              <table:table-cell office:value-type="float" office:value="62669.7186041984">
                <text:p>62669.7186041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9752712249756">
                <text:p>0.799752712249756</text:p>
              </table:table-cell>
              <table:table-cell office:value-type="float" office:value="60791.3559882107">
                <text:p>60791.3559882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9925470352173">
                <text:p>0.899925470352173</text:p>
              </table:table-cell>
              <table:table-cell office:value-type="float" office:value="59577.0757744166">
                <text:p>59577.0757744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9958515167236">
                <text:p>0.999958515167236</text:p>
              </table:table-cell>
              <table:table-cell office:value-type="float" office:value="58380.7082029416">
                <text:p>58380.7082029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992384910584">
                <text:p>1.09992384910584</text:p>
              </table:table-cell>
              <table:table-cell office:value-type="float" office:value="57219.8358634342">
                <text:p>57219.8358634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9994115829468">
                <text:p>1.19994115829468</text:p>
              </table:table-cell>
              <table:table-cell office:value-type="float" office:value="55910.3223767172">
                <text:p>55910.3223767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006909370422">
                <text:p>1.30006909370422</text:p>
              </table:table-cell>
              <table:table-cell office:value-type="float" office:value="54650.0831922508">
                <text:p>54650.0831922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030193328857">
                <text:p>1.40030193328857</text:p>
              </table:table-cell>
              <table:table-cell office:value-type="float" office:value="53475.4878962529">
                <text:p>53475.4878962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05214214325">
                <text:p>1.5005214214325</text:p>
              </table:table-cell>
              <table:table-cell office:value-type="float" office:value="52365.0648910078">
                <text:p>52365.0648910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991407394409">
                <text:p>1.59991407394409</text:p>
              </table:table-cell>
              <table:table-cell office:value-type="float" office:value="51673.8397679925">
                <text:p>51673.8397679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006799697876">
                <text:p>1.70006799697876</text:p>
              </table:table-cell>
              <table:table-cell office:value-type="float" office:value="50242.6649653872">
                <text:p>50242.6649653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009746551514">
                <text:p>1.80009746551514</text:p>
              </table:table-cell>
              <table:table-cell office:value-type="float" office:value="49345.4586155775">
                <text:p>49345.4586155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026831626892">
                <text:p>1.90026831626892</text:p>
              </table:table-cell>
              <table:table-cell office:value-type="float" office:value="48317.4492737066">
                <text:p>48317.44927370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0037908554077">
                <text:p>2.00037908554077</text:p>
              </table:table-cell>
              <table:table-cell office:value-type="float" office:value="47467.4206837424">
                <text:p>47467.4206837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0043215751648">
                <text:p>2.10043215751648</text:p>
              </table:table-cell>
              <table:table-cell office:value-type="float" office:value="46695.2179252859">
                <text:p>46695.2179252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49047470093">
                <text:p>2.20049047470093</text:p>
              </table:table-cell>
              <table:table-cell office:value-type="float" office:value="45973.1897301483">
                <text:p>45973.1897301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995719909668">
                <text:p>2.2995719909668</text:p>
              </table:table-cell>
              <table:table-cell office:value-type="float" office:value="45780.4863202576">
                <text:p>45780.48632025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9977097511291">
                <text:p>2.39977097511291</text:p>
              </table:table-cell>
              <table:table-cell office:value-type="float" office:value="44631.191005675">
                <text:p>44631.191005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997878074646">
                <text:p>2.4997878074646</text:p>
              </table:table-cell>
              <table:table-cell office:value-type="float" office:value="44232.5546208471">
                <text:p>44232.5546208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998432636261">
                <text:p>2.5998432636261</text:p>
              </table:table-cell>
              <table:table-cell office:value-type="float" office:value="43735.7458341574">
                <text:p>43735.7458341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0002508163452">
                <text:p>2.70002508163452</text:p>
              </table:table-cell>
              <table:table-cell office:value-type="float" office:value="43361.1615995507">
                <text:p>43361.1615995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0018615722656">
                <text:p>2.80018615722656</text:p>
              </table:table-cell>
              <table:table-cell office:value-type="float" office:value="43130.5272478851">
                <text:p>43130.5272478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0042638778687">
                <text:p>2.90042638778687</text:p>
              </table:table-cell>
              <table:table-cell office:value-type="float" office:value="42936.8525585223">
                <text:p>42936.8525585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9952673912048">
                <text:p>2.99952673912048</text:p>
              </table:table-cell>
              <table:table-cell office:value-type="float" office:value="43349.9976759684">
                <text:p>43349.9976759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9966516494751">
                <text:p>3.09966516494751</text:p>
              </table:table-cell>
              <table:table-cell office:value-type="float" office:value="42900.614469621">
                <text:p>42900.6144696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9974565505981">
                <text:p>3.19974565505981</text:p>
              </table:table-cell>
              <table:table-cell office:value-type="float" office:value="43005.3849173829">
                <text:p>43005.3849173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0009078979492">
                <text:p>3.30009078979492</text:p>
              </table:table-cell>
              <table:table-cell office:value-type="float" office:value="43051.4146142112">
                <text:p>43051.41461421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0025281906128">
                <text:p>3.40025281906128</text:p>
              </table:table-cell>
              <table:table-cell office:value-type="float" office:value="43369.7283473376">
                <text:p>43369.7283473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0042152404785">
                <text:p>3.50042152404785</text:p>
              </table:table-cell>
              <table:table-cell office:value-type="float" office:value="43766.1642983972">
                <text:p>43766.1642983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9945964813232">
                <text:p>3.59945964813232</text:p>
              </table:table-cell>
              <table:table-cell office:value-type="float" office:value="44669.6667661701">
                <text:p>44669.6667661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9965720176697">
                <text:p>3.69965720176697</text:p>
              </table:table-cell>
              <table:table-cell office:value-type="float" office:value="44631.8282011807">
                <text:p>44631.82820118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99809217453">
                <text:p>3.799809217453</text:p>
              </table:table-cell>
              <table:table-cell office:value-type="float" office:value="45291.1503470867">
                <text:p>45291.1503470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9990472793579">
                <text:p>3.89990472793579</text:p>
              </table:table-cell>
              <table:table-cell office:value-type="float" office:value="45956.107100238">
                <text:p>45956.107100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9997806549072">
                <text:p>3.99997806549072</text:p>
              </table:table-cell>
              <table:table-cell office:value-type="float" office:value="46685.7618037919">
                <text:p>46685.7618037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0021901130676">
                <text:p>4.10021901130676</text:p>
              </table:table-cell>
              <table:table-cell office:value-type="float" office:value="47405.7777619214">
                <text:p>47405.7777619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004497051239">
                <text:p>4.2004497051239</text:p>
              </table:table-cell>
              <table:table-cell office:value-type="float" office:value="48288.6011826888">
                <text:p>48288.60118268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9952383041382">
                <text:p>4.29952383041382</text:p>
              </table:table-cell>
              <table:table-cell office:value-type="float" office:value="49821.2826563542">
                <text:p>49821.28265635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9964604377747">
                <text:p>4.39964604377747</text:p>
              </table:table-cell>
              <table:table-cell office:value-type="float" office:value="50258.5773021577">
                <text:p>50258.57730215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9983429908752">
                <text:p>4.49983429908752</text:p>
              </table:table-cell>
              <table:table-cell office:value-type="float" office:value="51263.4937508924">
                <text:p>51263.49375089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0007762908936">
                <text:p>4.60007762908936</text:p>
              </table:table-cell>
              <table:table-cell office:value-type="float" office:value="52352.6103921741">
                <text:p>52352.6103921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0034313201904">
                <text:p>4.70034313201904</text:p>
              </table:table-cell>
              <table:table-cell office:value-type="float" office:value="53458.0672652564">
                <text:p>53458.06726525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0047559738159">
                <text:p>4.80047559738159</text:p>
              </table:table-cell>
              <table:table-cell office:value-type="float" office:value="54727.5050120718">
                <text:p>54727.50501207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995418548584">
                <text:p>4.8995418548584</text:p>
              </table:table-cell>
              <table:table-cell office:value-type="float" office:value="56527.8243332355">
                <text:p>56527.82433323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9981737136841">
                <text:p>4.99981737136841</text:p>
              </table:table-cell>
              <table:table-cell office:value-type="float" office:value="57042.8375647311">
                <text:p>57042.83756473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9996366500855">
                <text:p>5.09996366500855</text:p>
              </table:table-cell>
              <table:table-cell office:value-type="float" office:value="58314.6893182619">
                <text:p>58314.68931826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0006847381592">
                <text:p>5.20006847381592</text:p>
              </table:table-cell>
              <table:table-cell office:value-type="float" office:value="59617.5155929216">
                <text:p>59617.51559292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0010986328125">
                <text:p>5.30010986328125</text:p>
              </table:table-cell>
              <table:table-cell office:value-type="float" office:value="60934.7794205966">
                <text:p>60934.77942059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0013957023621">
                <text:p>5.40013957023621</text:p>
              </table:table-cell>
              <table:table-cell office:value-type="float" office:value="62141.5396408099">
                <text:p>62141.53964080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0028967857361">
                <text:p>5.50028967857361</text:p>
              </table:table-cell>
              <table:table-cell office:value-type="float" office:value="63344.9140027615">
                <text:p>63344.91400276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0043239593506">
                <text:p>5.60043239593506</text:p>
              </table:table-cell>
              <table:table-cell office:value-type="float" office:value="64627.7649590862">
                <text:p>64627.76495908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9949340820313">
                <text:p>5.69949340820313</text:p>
              </table:table-cell>
              <table:table-cell office:value-type="float" office:value="66544.8479585648">
                <text:p>66544.84795856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79991960525513">
                <text:p>5.79991960525513</text:p>
              </table:table-cell>
              <table:table-cell office:value-type="float" office:value="66835.1505586181">
                <text:p>66835.15055861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0015482902527">
                <text:p>5.90015482902527</text:p>
              </table:table-cell>
              <table:table-cell office:value-type="float" office:value="68079.8599866323">
                <text:p>68079.8599866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0016045570374">
                <text:p>6.00016045570374</text:p>
              </table:table-cell>
              <table:table-cell office:value-type="float" office:value="69356.0975553934">
                <text:p>69356.0975553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0012125968933">
                <text:p>6.10012125968933</text:p>
              </table:table-cell>
              <table:table-cell office:value-type="float" office:value="70507.6361832345">
                <text:p>70507.63618323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0008730888367">
                <text:p>6.20008730888367</text:p>
              </table:table-cell>
              <table:table-cell office:value-type="float" office:value="71544.2898628151">
                <text:p>71544.2898628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0021715164185">
                <text:p>6.30021715164185</text:p>
              </table:table-cell>
              <table:table-cell office:value-type="float" office:value="72386.0120054765">
                <text:p>72386.012005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0041422843933">
                <text:p>6.40041422843933</text:p>
              </table:table-cell>
              <table:table-cell office:value-type="float" office:value="73295.5514744549">
                <text:p>73295.55147445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8712539673">
                <text:p>6.49998712539673</text:p>
              </table:table-cell>
              <table:table-cell office:value-type="float" office:value="74638.784519645">
                <text:p>74638.7845196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0019826889038">
                <text:p>6.60019826889038</text:p>
              </table:table-cell>
              <table:table-cell office:value-type="float" office:value="74961.7231987362">
                <text:p>74961.7231987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0029759407043">
                <text:p>6.70029759407043</text:p>
              </table:table-cell>
              <table:table-cell office:value-type="float" office:value="75764.7465290927">
                <text:p>75764.74652909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0034708976746">
                <text:p>6.80034708976746</text:p>
              </table:table-cell>
              <table:table-cell office:value-type="float" office:value="76442.1644179031">
                <text:p>76442.16441790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0040349960327">
                <text:p>6.90040349960327</text:p>
              </table:table-cell>
              <table:table-cell office:value-type="float" office:value="77076.5212609045">
                <text:p>77076.5212609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0053763389587">
                <text:p>7.00053763389587</text:p>
              </table:table-cell>
              <table:table-cell office:value-type="float" office:value="77496.0512199013">
                <text:p>77496.05121990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68686103821">
                <text:p>7.09968686103821</text:p>
              </table:table-cell>
              <table:table-cell office:value-type="float" office:value="78749.9834849061">
                <text:p>78749.9834849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77140426636">
                <text:p>7.19977140426636</text:p>
              </table:table-cell>
              <table:table-cell office:value-type="float" office:value="78333.7740986457">
                <text:p>78333.77409864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153137207">
                <text:p>7.2999153137207</text:p>
              </table:table-cell>
              <table:table-cell office:value-type="float" office:value="78526.992233962">
                <text:p>78526.992233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0003323554993">
                <text:p>7.40003323554993</text:p>
              </table:table-cell>
              <table:table-cell office:value-type="float" office:value="78707.1870453057">
                <text:p>78707.18704530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0017547607422">
                <text:p>7.50017547607422</text:p>
              </table:table-cell>
              <table:table-cell office:value-type="float" office:value="78767.9600406641">
                <text:p>78767.96004066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0024046897888">
                <text:p>7.60024046897888</text:p>
              </table:table-cell>
              <table:table-cell office:value-type="float" office:value="78828.7668946851">
                <text:p>78828.76689468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0032787322998">
                <text:p>7.70032787322998</text:p>
              </table:table-cell>
              <table:table-cell office:value-type="float" office:value="78731.185596848">
                <text:p>78731.1855968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0041170120239">
                <text:p>7.80041170120239</text:p>
              </table:table-cell>
              <table:table-cell office:value-type="float" office:value="78574.1328975516">
                <text:p>78574.13289755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49679374695">
                <text:p>7.89949679374695</text:p>
              </table:table-cell>
              <table:table-cell office:value-type="float" office:value="79123.9105567226">
                <text:p>79123.9105567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48406219482">
                <text:p>7.99948406219482</text:p>
              </table:table-cell>
              <table:table-cell office:value-type="float" office:value="78009.9318751386">
                <text:p>78009.93187513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42603111267">
                <text:p>8.09942603111267</text:p>
              </table:table-cell>
              <table:table-cell office:value-type="float" office:value="77645.0582675512">
                <text:p>77645.05826755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0049071311951">
                <text:p>8.20049071311951</text:p>
              </table:table-cell>
              <table:table-cell office:value-type="float" office:value="76307.5670636194">
                <text:p>76307.56706361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5502948761">
                <text:p>8.2995502948761</text:p>
              </table:table-cell>
              <table:table-cell office:value-type="float" office:value="77206.0598720535">
                <text:p>77206.05987205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54972267151">
                <text:p>8.39954972267151</text:p>
              </table:table-cell>
              <table:table-cell office:value-type="float" office:value="75840.4339624441">
                <text:p>75840.4339624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949097633362">
                <text:p>8.49949097633362</text:p>
              </table:table-cell>
              <table:table-cell office:value-type="float" office:value="75164.1561891675">
                <text:p>75164.1561891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43389892578">
                <text:p>8.59943389892578</text:p>
              </table:table-cell>
              <table:table-cell office:value-type="float" office:value="74362.4441555282">
                <text:p>74362.44415552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9949507713318">
                <text:p>8.69949507713318</text:p>
              </table:table-cell>
              <table:table-cell office:value-type="float" office:value="73395.0981946069">
                <text:p>73395.09819460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9947113990784">
                <text:p>8.79947113990784</text:p>
              </table:table-cell>
              <table:table-cell office:value-type="float" office:value="72497.3538549591">
                <text:p>72497.35385495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9938521385193">
                <text:p>8.89938521385193</text:p>
              </table:table-cell>
              <table:table-cell office:value-type="float" office:value="71581.5071658673">
                <text:p>71581.5071658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0041341781616">
                <text:p>9.00041341781616</text:p>
              </table:table-cell>
              <table:table-cell office:value-type="float" office:value="69762.6971820183">
                <text:p>69762.69718201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46870803833">
                <text:p>9.09946870803833</text:p>
              </table:table-cell>
              <table:table-cell office:value-type="float" office:value="70021.4999566754">
                <text:p>70021.49995667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55587387085">
                <text:p>9.19955587387085</text:p>
              </table:table-cell>
              <table:table-cell office:value-type="float" office:value="68180.5698386836">
                <text:p>68180.56983868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96129989624">
                <text:p>9.2996129989624</text:p>
              </table:table-cell>
              <table:table-cell office:value-type="float" office:value="67001.7252031358">
                <text:p>67001.72520313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978981018066">
                <text:p>9.39978981018066</text:p>
              </table:table-cell>
              <table:table-cell office:value-type="float" office:value="65723.7929609779">
                <text:p>65723.79296097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998378753662">
                <text:p>9.49998378753662</text:p>
              </table:table-cell>
              <table:table-cell office:value-type="float" office:value="64514.8557885419">
                <text:p>64514.855788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0010814666748">
                <text:p>9.60010814666748</text:p>
              </table:table-cell>
              <table:table-cell office:value-type="float" office:value="63361.2045567112">
                <text:p>63361.2045567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0018720626831">
                <text:p>9.70018720626831</text:p>
              </table:table-cell>
              <table:table-cell office:value-type="float" office:value="62110.8953740453">
                <text:p>62110.89537404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0021667480469">
                <text:p>9.80021667480469</text:p>
              </table:table-cell>
              <table:table-cell office:value-type="float" office:value="60862.0648402828">
                <text:p>60862.06484028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0023040771484">
                <text:p>9.90023040771484</text:p>
              </table:table-cell>
              <table:table-cell office:value-type="float" office:value="59671.8053245862">
                <text:p>59671.8053245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0004887580872">
                <text:p>10.0004887580872</text:p>
              </table:table-cell>
              <table:table-cell office:value-type="float" office:value="58249.5121684415">
                <text:p>58249.51216844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0995197296143">
                <text:p>10.0995197296143</text:p>
              </table:table-cell>
              <table:table-cell office:value-type="float" office:value="57759.7080165444">
                <text:p>57759.70801654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1994645595551">
                <text:p>10.1994645595551</text:p>
              </table:table-cell>
              <table:table-cell office:value-type="float" office:value="55950.8681270709">
                <text:p>55950.86812707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994422912598">
                <text:p>10.2994422912598</text:p>
              </table:table-cell>
              <table:table-cell office:value-type="float" office:value="54732.1879252248">
                <text:p>54732.18792522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3994100093842">
                <text:p>10.3994100093842</text:p>
              </table:table-cell>
              <table:table-cell office:value-type="float" office:value="53617.3086728914">
                <text:p>53617.3086728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004060268402">
                <text:p>10.5004060268402</text:p>
              </table:table-cell>
              <table:table-cell office:value-type="float" office:value="51962.444977432">
                <text:p>51962.4449774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004049777985">
                <text:p>10.6004049777985</text:p>
              </table:table-cell>
              <table:table-cell office:value-type="float" office:value="51360.538793494">
                <text:p>51360.5387934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004454135895">
                <text:p>10.7004454135895</text:p>
              </table:table-cell>
              <table:table-cell office:value-type="float" office:value="50299.6609342231">
                <text:p>50299.6609342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799423456192">
                <text:p>10.799423456192</text:p>
              </table:table-cell>
              <table:table-cell office:value-type="float" office:value="49869.6465419228">
                <text:p>49869.64654192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8995277881622">
                <text:p>10.8995277881622</text:p>
              </table:table-cell>
              <table:table-cell office:value-type="float" office:value="48349.5559556813">
                <text:p>48349.55595568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9994261264801">
                <text:p>10.9994261264801</text:p>
              </table:table-cell>
              <table:table-cell office:value-type="float" office:value="47568.3587937108">
                <text:p>47568.3587937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004276275635">
                <text:p>11.1004276275635</text:p>
              </table:table-cell>
              <table:table-cell office:value-type="float" office:value="46256.7382651411">
                <text:p>46256.73826514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1995146274567">
                <text:p>11.1995146274567</text:p>
              </table:table-cell>
              <table:table-cell office:value-type="float" office:value="46423.849798244">
                <text:p>46423.8497982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2994763851166">
                <text:p>11.2994763851166</text:p>
              </table:table-cell>
              <table:table-cell office:value-type="float" office:value="45377.3533617955">
                <text:p>45377.3533617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3994612693787">
                <text:p>11.3994612693787</text:p>
              </table:table-cell>
              <table:table-cell office:value-type="float" office:value="44726.7607799374">
                <text:p>44726.76077993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4998018741608">
                <text:p>11.4998018741608</text:p>
              </table:table-cell>
              <table:table-cell office:value-type="float" office:value="44089.8279376228">
                <text:p>44089.82793762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99910736084">
                <text:p>11.599910736084</text:p>
              </table:table-cell>
              <table:table-cell office:value-type="float" office:value="43712.4138256245">
                <text:p>43712.4138256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000708580017">
                <text:p>11.7000708580017</text:p>
              </table:table-cell>
              <table:table-cell office:value-type="float" office:value="43370.5542368282">
                <text:p>43370.55423682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001344203949">
                <text:p>11.8001344203949</text:p>
              </table:table-cell>
              <table:table-cell office:value-type="float" office:value="43172.5584886239">
                <text:p>43172.55848862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001548290253">
                <text:p>11.9001548290253</text:p>
              </table:table-cell>
              <table:table-cell office:value-type="float" office:value="43031.217917791">
                <text:p>43031.2179177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0003468990326">
                <text:p>12.0003468990326</text:p>
              </table:table-cell>
              <table:table-cell office:value-type="float" office:value="42877.6449042919">
                <text:p>42877.64490429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0993869304657">
                <text:p>12.0993869304657</text:p>
              </table:table-cell>
              <table:table-cell office:value-type="float" office:value="43376.3998035647">
                <text:p>43376.39980356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1994500160217">
                <text:p>12.1994500160217</text:p>
              </table:table-cell>
              <table:table-cell office:value-type="float" office:value="43012.8650948903">
                <text:p>43012.86509489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2995352745056">
                <text:p>12.2995352745056</text:p>
              </table:table-cell>
              <table:table-cell office:value-type="float" office:value="43163.19971033">
                <text:p>43163.199710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3997070789337">
                <text:p>12.3997070789337</text:p>
              </table:table-cell>
              <table:table-cell office:value-type="float" office:value="43365.4961573339">
                <text:p>43365.49615733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4997777938843">
                <text:p>12.4997777938843</text:p>
              </table:table-cell>
              <table:table-cell office:value-type="float" office:value="43809.0204728312">
                <text:p>43809.02047283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5999987125397">
                <text:p>12.5999987125397</text:p>
              </table:table-cell>
              <table:table-cell office:value-type="float" office:value="44142.4810244625">
                <text:p>44142.4810244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001428604126">
                <text:p>12.7001428604126</text:p>
              </table:table-cell>
              <table:table-cell office:value-type="float" office:value="44655.6298594165">
                <text:p>44655.62985941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003263473511">
                <text:p>12.8003263473511</text:p>
              </table:table-cell>
              <table:table-cell office:value-type="float" office:value="45276.9227605902">
                <text:p>45276.9227605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000124931335">
                <text:p>12.9000124931335</text:p>
              </table:table-cell>
              <table:table-cell office:value-type="float" office:value="46144.8274872403">
                <text:p>46144.82748724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0002562999725">
                <text:p>13.0002562999725</text:p>
              </table:table-cell>
              <table:table-cell office:value-type="float" office:value="46606.3704813618">
                <text:p>46606.37048136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004645824432">
                <text:p>13.1004645824432</text:p>
              </table:table-cell>
              <table:table-cell office:value-type="float" office:value="47421.2298907457">
                <text:p>47421.22989074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1995680332184">
                <text:p>13.1995680332184</text:p>
              </table:table-cell>
              <table:table-cell office:value-type="float" office:value="48837.8554141506">
                <text:p>48837.85541415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2997462749481">
                <text:p>13.2997462749481</text:p>
              </table:table-cell>
              <table:table-cell office:value-type="float" office:value="49272.1764204694">
                <text:p>49272.17642046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00043964386">
                <text:p>13.400043964386</text:p>
              </table:table-cell>
              <table:table-cell office:value-type="float" office:value="50170.647282132">
                <text:p>50170.6472821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002512931824">
                <text:p>13.5002512931824</text:p>
              </table:table-cell>
              <table:table-cell office:value-type="float" office:value="51253.7362455389">
                <text:p>51253.73624553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003456115723">
                <text:p>13.6003456115723</text:p>
              </table:table-cell>
              <table:table-cell office:value-type="float" office:value="52430.5483509835">
                <text:p>52430.54835098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005503177643">
                <text:p>13.7005503177643</text:p>
              </table:table-cell>
              <table:table-cell office:value-type="float" office:value="53490.5016310206">
                <text:p>53490.50163102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7997453212738">
                <text:p>13.7997453212738</text:p>
              </table:table-cell>
              <table:table-cell office:value-type="float" office:value="55244.7180414081">
                <text:p>55244.71804140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8998944759369">
                <text:p>13.8998944759369</text:p>
              </table:table-cell>
              <table:table-cell office:value-type="float" office:value="55916.5977869617">
                <text:p>55916.59778696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000009059906">
                <text:p>14.000009059906</text:p>
              </table:table-cell>
              <table:table-cell office:value-type="float" office:value="57134.5329843705">
                <text:p>57134.53298437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001031398773">
                <text:p>14.1001031398773</text:p>
              </table:table-cell>
              <table:table-cell office:value-type="float" office:value="58345.1089382481">
                <text:p>58345.10893824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00245141983">
                <text:p>14.200245141983</text:p>
              </table:table-cell>
              <table:table-cell office:value-type="float" office:value="59595.3733149853">
                <text:p>59595.37331498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299530506134">
                <text:p>14.299530506134</text:p>
              </table:table-cell>
              <table:table-cell office:value-type="float" office:value="61398.7776761208">
                <text:p>61398.77767612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3997883796692">
                <text:p>14.3997883796692</text:p>
              </table:table-cell>
              <table:table-cell office:value-type="float" office:value="62000.1181036451">
                <text:p>62000.11810364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000393390656">
                <text:p>14.5000393390656</text:p>
              </table:table-cell>
              <table:table-cell office:value-type="float" office:value="63281.1899077965">
                <text:p>63281.18990779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001842021942">
                <text:p>14.6001842021942</text:p>
              </table:table-cell>
              <table:table-cell office:value-type="float" office:value="64546.495926559">
                <text:p>64546.4959265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003030776978">
                <text:p>14.7003030776978</text:p>
              </table:table-cell>
              <table:table-cell office:value-type="float" office:value="65841.7303115527">
                <text:p>65841.73031155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004307746887">
                <text:p>14.8004307746887</text:p>
              </table:table-cell>
              <table:table-cell office:value-type="float" office:value="67034.3990894501">
                <text:p>67034.39908945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8993737697601">
                <text:p>14.8993737697601</text:p>
              </table:table-cell>
              <table:table-cell office:value-type="float" office:value="68969.0057904033">
                <text:p>68969.00579040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0004260540009">
                <text:p>15.0004260540009</text:p>
              </table:table-cell>
              <table:table-cell office:value-type="float" office:value="68637.735921707">
                <text:p>68637.7359217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006698608398">
                <text:p>15.1006698608398</text:p>
              </table:table-cell>
              <table:table-cell office:value-type="float" office:value="70308.5828665749">
                <text:p>70308.58286657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1997766494751">
                <text:p>15.1997766494751</text:p>
              </table:table-cell>
              <table:table-cell office:value-type="float" office:value="72164.5822499784">
                <text:p>72164.5822499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2998690605164">
                <text:p>15.2998690605164</text:p>
              </table:table-cell>
              <table:table-cell office:value-type="float" office:value="72413.0823166229">
                <text:p>72413.08231662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3999524116516">
                <text:p>15.3999524116516</text:p>
              </table:table-cell>
              <table:table-cell office:value-type="float" office:value="73378.8379055696">
                <text:p>73378.83790556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4999504089355">
                <text:p>15.4999504089355</text:p>
              </table:table-cell>
              <table:table-cell office:value-type="float" office:value="74321.4884483885">
                <text:p>74321.48844838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5999212265015">
                <text:p>15.5999212265015</text:p>
              </table:table-cell>
              <table:table-cell office:value-type="float" office:value="75141.9282436777">
                <text:p>75141.92824367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6999607086182">
                <text:p>15.6999607086182</text:p>
              </table:table-cell>
              <table:table-cell office:value-type="float" office:value="75810.0685802534">
                <text:p>75810.06858025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000738620758">
                <text:p>15.8000738620758</text:p>
              </table:table-cell>
              <table:table-cell office:value-type="float" office:value="76393.5580476536">
                <text:p>76393.55804765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003188610077">
                <text:p>15.9003188610077</text:p>
              </table:table-cell>
              <table:table-cell office:value-type="float" office:value="76931.5186011445">
                <text:p>76931.51860114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0003559589386">
                <text:p>16.0003559589386</text:p>
              </table:table-cell>
              <table:table-cell office:value-type="float" office:value="77571.222681405">
                <text:p>77571.2226814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003351211548">
                <text:p>16.1003351211548</text:p>
              </table:table-cell>
              <table:table-cell office:value-type="float" office:value="78096.2735326451">
                <text:p>78096.27353264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004058361053">
                <text:p>16.2004058361053</text:p>
              </table:table-cell>
              <table:table-cell office:value-type="float" office:value="78344.5986557929">
                <text:p>78344.59865579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299426317215">
                <text:p>16.299426317215</text:p>
              </table:table-cell>
              <table:table-cell office:value-type="float" office:value="79417.9134647334">
                <text:p>79417.9134647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005150794983">
                <text:p>16.4005150794983</text:p>
              </table:table-cell>
              <table:table-cell office:value-type="float" office:value="77951.2956931299">
                <text:p>77951.29569312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4995663166046">
                <text:p>16.4995663166046</text:p>
              </table:table-cell>
              <table:table-cell office:value-type="float" office:value="79635.5525729869">
                <text:p>79635.55257298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5996782779694">
                <text:p>16.5996782779694</text:p>
              </table:table-cell>
              <table:table-cell office:value-type="float" office:value="78791.7836437247">
                <text:p>78791.78364372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6997544765472">
                <text:p>16.6997544765472</text:p>
              </table:table-cell>
              <table:table-cell office:value-type="float" office:value="78740.0012388326">
                <text:p>78740.00123883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7999174594879">
                <text:p>16.7999174594879</text:p>
              </table:table-cell>
              <table:table-cell office:value-type="float" office:value="78512.038770429">
                <text:p>78512.0387704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8999330997467">
                <text:p>16.8999330997467</text:p>
              </table:table-cell>
              <table:table-cell office:value-type="float" office:value="78387.7399546122">
                <text:p>78387.73995461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000832080841">
                <text:p>17.0000832080841</text:p>
              </table:table-cell>
              <table:table-cell office:value-type="float" office:value="77883.0909870019">
                <text:p>77883.09098700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00216627121">
                <text:p>17.100216627121</text:p>
              </table:table-cell>
              <table:table-cell office:value-type="float" office:value="77496.6047763042">
                <text:p>77496.60477630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003152370453">
                <text:p>17.2003152370453</text:p>
              </table:table-cell>
              <table:table-cell office:value-type="float" office:value="77044.0269433409">
                <text:p>77044.02694334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004438877106">
                <text:p>17.3004438877106</text:p>
              </table:table-cell>
              <table:table-cell office:value-type="float" office:value="76381.7343905517">
                <text:p>76381.73439055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3993661403656">
                <text:p>17.3993661403656</text:p>
              </table:table-cell>
              <table:table-cell office:value-type="float" office:value="76666.2686751344">
                <text:p>76666.26867513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003926753998">
                <text:p>17.5003926753998</text:p>
              </table:table-cell>
              <table:table-cell office:value-type="float" office:value="74356.7023996073">
                <text:p>74356.70239960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005127429962">
                <text:p>17.6005127429962</text:p>
              </table:table-cell>
              <table:table-cell office:value-type="float" office:value="74230.8727752456">
                <text:p>74230.87277524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6995058059692">
                <text:p>17.6995058059692</text:p>
              </table:table-cell>
              <table:table-cell office:value-type="float" office:value="74187.0165387385">
                <text:p>74187.01653873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7994914054871">
                <text:p>17.7994914054871</text:p>
              </table:table-cell>
              <table:table-cell office:value-type="float" office:value="72490.4389727448">
                <text:p>72490.43897274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8994605541229">
                <text:p>17.8994605541229</text:p>
              </table:table-cell>
              <table:table-cell office:value-type="float" office:value="71542.071705052">
                <text:p>71542.0717050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0005695819855">
                <text:p>18.0005695819855</text:p>
              </table:table-cell>
              <table:table-cell office:value-type="float" office:value="69706.9307162294">
                <text:p>69706.93071622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0997114181519">
                <text:p>18.0997114181519</text:p>
              </table:table-cell>
              <table:table-cell office:value-type="float" office:value="69960.3746329639">
                <text:p>69960.37463296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1996965408325">
                <text:p>18.1996965408325</text:p>
              </table:table-cell>
              <table:table-cell office:value-type="float" office:value="68250.1537933271">
                <text:p>68250.15379332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2998230457306">
                <text:p>18.2998230457306</text:p>
              </table:table-cell>
              <table:table-cell office:value-type="float" office:value="66955.2982681725">
                <text:p>66955.29826817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3999772071838">
                <text:p>18.3999772071838</text:p>
              </table:table-cell>
              <table:table-cell office:value-type="float" office:value="65738.6563320534">
                <text:p>65738.65633205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001749992371">
                <text:p>18.5001749992371</text:p>
              </table:table-cell>
              <table:table-cell office:value-type="float" office:value="64512.3996002475">
                <text:p>64512.39960024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001873016357">
                <text:p>18.6001873016357</text:p>
              </table:table-cell>
              <table:table-cell office:value-type="float" office:value="63432.1963183164">
                <text:p>63432.19631831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002553939819">
                <text:p>18.7002553939819</text:p>
              </table:table-cell>
              <table:table-cell office:value-type="float" office:value="62117.7025989002">
                <text:p>62117.70259890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003778457642">
                <text:p>18.8003778457642</text:p>
              </table:table-cell>
              <table:table-cell office:value-type="float" office:value="60805.5425294801">
                <text:p>60805.54252948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004325866699">
                <text:p>18.9004325866699</text:p>
              </table:table-cell>
              <table:table-cell office:value-type="float" office:value="59647.3485011676">
                <text:p>59647.34850116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9993767738342">
                <text:p>18.9993767738342</text:p>
              </table:table-cell>
              <table:table-cell office:value-type="float" office:value="59023.1742497627">
                <text:p>59023.17424976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00387096405">
                <text:p>19.100387096405</text:p>
              </table:table-cell>
              <table:table-cell office:value-type="float" office:value="56548.6759632543">
                <text:p>56548.67596325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004652023315">
                <text:p>19.2004652023315</text:p>
              </table:table-cell>
              <table:table-cell office:value-type="float" office:value="55876.3572534651">
                <text:p>55876.35725346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2996437549591">
                <text:p>19.2996437549591</text:p>
              </table:table-cell>
              <table:table-cell office:value-type="float" office:value="55173.2189574143">
                <text:p>55173.21895741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3998279571533">
                <text:p>19.3998279571533</text:p>
              </table:table-cell>
              <table:table-cell office:value-type="float" office:value="53501.4491567171">
                <text:p>53501.44915671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499992609024">
                <text:p>19.499992609024</text:p>
              </table:table-cell>
              <table:table-cell office:value-type="float" office:value="52393.7327389014">
                <text:p>52393.73273890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000740528107">
                <text:p>19.6000740528107</text:p>
              </table:table-cell>
              <table:table-cell office:value-type="float" office:value="51318.2045110203">
                <text:p>51318.20451102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000930309296">
                <text:p>19.7000930309296</text:p>
              </table:table-cell>
              <table:table-cell office:value-type="float" office:value="50310.4520225978">
                <text:p>50310.45202259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001158237457">
                <text:p>19.8001158237457</text:p>
              </table:table-cell>
              <table:table-cell office:value-type="float" office:value="49348.7520296716">
                <text:p>49348.75202967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001693725586">
                <text:p>19.9001693725586</text:p>
              </table:table-cell>
              <table:table-cell office:value-type="float" office:value="48374.0962457257">
                <text:p>48374.09624572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001771450043">
                <text:p>20.0001771450043</text:p>
              </table:table-cell>
              <table:table-cell office:value-type="float" office:value="47516.3068208638">
                <text:p>47516.30682086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001849174499">
                <text:p>20.1001849174499</text:p>
              </table:table-cell>
              <table:table-cell office:value-type="float" office:value="46716.3689955968">
                <text:p>46716.36899559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005150318146">
                <text:p>20.2005150318146</text:p>
              </table:table-cell>
              <table:table-cell office:value-type="float" office:value="45848.6470301677">
                <text:p>45848.64703016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2995462417603">
                <text:p>20.2995462417603</text:p>
              </table:table-cell>
              <table:table-cell office:value-type="float" office:value="45803.7420979519">
                <text:p>45803.74209795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3995122909546">
                <text:p>20.3995122909546</text:p>
              </table:table-cell>
              <table:table-cell office:value-type="float" office:value="44735.1879567266">
                <text:p>44735.18795672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4996416568756">
                <text:p>20.4996416568756</text:p>
              </table:table-cell>
              <table:table-cell office:value-type="float" office:value="44182.84245892">
                <text:p>44182.842458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5996179580688">
                <text:p>20.5996179580688</text:p>
              </table:table-cell>
              <table:table-cell office:value-type="float" office:value="43770.3730561299">
                <text:p>43770.37305612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6995158195496">
                <text:p>20.6995158195496</text:p>
              </table:table-cell>
              <table:table-cell office:value-type="float" office:value="43484.4143369244">
                <text:p>43484.41433692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7994627952576">
                <text:p>20.7994627952576</text:p>
              </table:table-cell>
              <table:table-cell office:value-type="float" office:value="43222.9186465907">
                <text:p>43222.91864659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8994133472443">
                <text:p>20.8994133472443</text:p>
              </table:table-cell>
              <table:table-cell office:value-type="float" office:value="43061.2929538694">
                <text:p>43061.29295386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9994893074036">
                <text:p>20.9994893074036</text:p>
              </table:table-cell>
              <table:table-cell office:value-type="float" office:value="42927.3922844367">
                <text:p>42927.39228443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09943318367">
                <text:p>21.09943318367</text:p>
              </table:table-cell>
              <table:table-cell office:value-type="float" office:value="42984.1242953757">
                <text:p>42984.12429537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1994309425354">
                <text:p>21.1994309425354</text:p>
              </table:table-cell>
              <table:table-cell office:value-type="float" office:value="43040.9646059687">
                <text:p>43040.96460596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2995719909668">
                <text:p>21.2995719909668</text:p>
              </table:table-cell>
              <table:table-cell office:value-type="float" office:value="43139.1529015147">
                <text:p>43139.15290151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3997535705566">
                <text:p>21.3997535705566</text:p>
              </table:table-cell>
              <table:table-cell office:value-type="float" office:value="43361.2647932374">
                <text:p>43361.26479323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4999806880951">
                <text:p>21.4999806880951</text:p>
              </table:table-cell>
              <table:table-cell office:value-type="float" office:value="43740.6572958469">
                <text:p>43740.65729584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001582145691">
                <text:p>21.6001582145691</text:p>
              </table:table-cell>
              <table:table-cell office:value-type="float" office:value="44161.6014660558">
                <text:p>44161.60146605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003135681152">
                <text:p>21.7003135681152</text:p>
              </table:table-cell>
              <table:table-cell office:value-type="float" office:value="44650.6336572384">
                <text:p>44650.63365723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004109859467">
                <text:p>21.8004109859467</text:p>
              </table:table-cell>
              <table:table-cell office:value-type="float" office:value="45315.854277473">
                <text:p>45315.8542774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8995018005371">
                <text:p>21.8995018005371</text:p>
              </table:table-cell>
              <table:table-cell office:value-type="float" office:value="46422.0626201527">
                <text:p>46422.06262015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9995222091675">
                <text:p>21.9995222091675</text:p>
              </table:table-cell>
              <table:table-cell office:value-type="float" office:value="46710.4670334385">
                <text:p>46710.46703343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099710226059">
                <text:p>22.099710226059</text:p>
              </table:table-cell>
              <table:table-cell office:value-type="float" office:value="47430.822042792">
                <text:p>47430.8220427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1999387741089">
                <text:p>22.1999387741089</text:p>
              </table:table-cell>
              <table:table-cell office:value-type="float" office:value="48289.6349809343">
                <text:p>48289.63498093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001763820648">
                <text:p>22.3001763820648</text:p>
              </table:table-cell>
              <table:table-cell office:value-type="float" office:value="49242.9947267897">
                <text:p>49242.99472678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003405570984">
                <text:p>22.4003405570984</text:p>
              </table:table-cell>
              <table:table-cell office:value-type="float" office:value="50237.5225305211">
                <text:p>50237.52253052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004336833954">
                <text:p>22.5004336833954</text:p>
              </table:table-cell>
              <table:table-cell office:value-type="float" office:value="51312.2148344175">
                <text:p>51312.21483441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5993745326996">
                <text:p>22.5993745326996</text:p>
              </table:table-cell>
              <table:table-cell office:value-type="float" office:value="53041.7925144823">
                <text:p>53041.79251448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00611114502">
                <text:p>22.700611114502</text:p>
              </table:table-cell>
              <table:table-cell office:value-type="float" office:value="52945.2882008963">
                <text:p>52945.2882008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7998485565186">
                <text:p>22.7998485565186</text:p>
              </table:table-cell>
              <table:table-cell office:value-type="float" office:value="55221.0928520633">
                <text:p>55221.09285206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000296592712">
                <text:p>22.9000296592712</text:p>
              </table:table-cell>
              <table:table-cell office:value-type="float" office:value="55898.7657964254">
                <text:p>55898.76579642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0002579689026">
                <text:p>23.0002579689026</text:p>
              </table:table-cell>
              <table:table-cell office:value-type="float" office:value="57069.7043683454">
                <text:p>57069.70436834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004526615143">
                <text:p>23.1004526615143</text:p>
              </table:table-cell>
              <table:table-cell office:value-type="float" office:value="58286.5204510681">
                <text:p>58286.52045106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1995153427124">
                <text:p>23.1995153427124</text:p>
              </table:table-cell>
              <table:table-cell office:value-type="float" office:value="60244.684757364">
                <text:p>60244.6847573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2996730804443">
                <text:p>23.2996730804443</text:p>
              </table:table-cell>
              <table:table-cell office:value-type="float" office:value="60863.9945154871">
                <text:p>60863.99451548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3998556137085">
                <text:p>23.3998556137085</text:p>
              </table:table-cell>
              <table:table-cell office:value-type="float" office:value="62046.7440527754">
                <text:p>62046.74405277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000483989716">
                <text:p>23.5000483989716</text:p>
              </table:table-cell>
              <table:table-cell office:value-type="float" office:value="63317.9323575394">
                <text:p>63317.93235753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00280046463">
                <text:p>23.600280046463</text:p>
              </table:table-cell>
              <table:table-cell office:value-type="float" office:value="64490.6091217454">
                <text:p>64490.60912174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004852294922">
                <text:p>23.7004852294922</text:p>
              </table:table-cell>
              <table:table-cell office:value-type="float" office:value="65785.0203025999">
                <text:p>65785.02030259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7996783256531">
                <text:p>23.7996783256531</text:p>
              </table:table-cell>
              <table:table-cell office:value-type="float" office:value="67665.9995481269">
                <text:p>67665.99954812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997757434845">
                <text:p>23.8997757434845</text:p>
              </table:table-cell>
              <table:table-cell office:value-type="float" office:value="68173.5867701667">
                <text:p>68173.5867701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9999544620514">
                <text:p>23.9999544620514</text:p>
              </table:table-cell>
              <table:table-cell office:value-type="float" office:value="69236.2619448808">
                <text:p>69236.26194488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00109577179">
                <text:p>24.100109577179</text:p>
              </table:table-cell>
              <table:table-cell office:value-type="float" office:value="70370.84417529">
                <text:p>70370.844175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002320289612">
                <text:p>24.2002320289612</text:p>
              </table:table-cell>
              <table:table-cell office:value-type="float" office:value="71432.5295944221">
                <text:p>71432.52959442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004341125488">
                <text:p>24.3004341125488</text:p>
              </table:table-cell>
              <table:table-cell office:value-type="float" office:value="72333.8252109318">
                <text:p>72333.82521093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3995990753174">
                <text:p>24.3995990753174</text:p>
              </table:table-cell>
              <table:table-cell office:value-type="float" office:value="74058.4153411167">
                <text:p>74058.41534111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4997663497925">
                <text:p>24.4997663497925</text:p>
              </table:table-cell>
              <table:table-cell office:value-type="float" office:value="74195.8892157703">
                <text:p>74195.88921577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5999140739441">
                <text:p>24.5999140739441</text:p>
              </table:table-cell>
              <table:table-cell office:value-type="float" office:value="75009.1933055589">
                <text:p>75009.19330555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000136375427">
                <text:p>24.7000136375427</text:p>
              </table:table-cell>
              <table:table-cell office:value-type="float" office:value="75764.5660715306">
                <text:p>75764.56607153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000700473785">
                <text:p>24.8000700473785</text:p>
              </table:table-cell>
              <table:table-cell office:value-type="float" office:value="76436.8820803161">
                <text:p>76436.88208031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000911712646">
                <text:p>24.9000911712646</text:p>
              </table:table-cell>
              <table:table-cell office:value-type="float" office:value="77103.712699544">
                <text:p>77103.7126995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0000395774841">
                <text:p>25.0000395774841</text:p>
              </table:table-cell>
              <table:table-cell office:value-type="float" office:value="77640.0574408297">
                <text:p>77640.05744082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0999956130981">
                <text:p>25.0999956130981</text:p>
              </table:table-cell>
              <table:table-cell office:value-type="float" office:value="78114.3424910434">
                <text:p>78114.34249104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001047134399">
                <text:p>25.2001047134399</text:p>
              </table:table-cell>
              <table:table-cell office:value-type="float" office:value="78314.5585489464">
                <text:p>78314.55854894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002712726593">
                <text:p>25.3002712726593</text:p>
              </table:table-cell>
              <table:table-cell office:value-type="float" office:value="78509.2356300089">
                <text:p>78509.23563000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003674983978">
                <text:p>25.4003674983978</text:p>
              </table:table-cell>
              <table:table-cell office:value-type="float" office:value="78724.2470119142">
                <text:p>78724.24701191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004119873047">
                <text:p>25.5004119873047</text:p>
              </table:table-cell>
              <table:table-cell office:value-type="float" office:value="78844.9227557511">
                <text:p>78844.92275575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003904342651">
                <text:p>25.6003904342651</text:p>
              </table:table-cell>
              <table:table-cell office:value-type="float" office:value="78897.0047026279">
                <text:p>78897.00470262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004265785217">
                <text:p>25.7004265785217</text:p>
              </table:table-cell>
              <table:table-cell office:value-type="float" office:value="78771.5286165755">
                <text:p>78771.52861657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004658222198">
                <text:p>25.8004658222198</text:p>
              </table:table-cell>
              <table:table-cell office:value-type="float" office:value="78609.1508621409">
                <text:p>78609.15086214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8993983268738">
                <text:p>25.8993983268738</text:p>
              </table:table-cell>
              <table:table-cell office:value-type="float" office:value="79245.9467939743">
                <text:p>79245.94679397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000391960144">
                <text:p>26.000391960144</text:p>
              </table:table-cell>
              <table:table-cell office:value-type="float" office:value="77232.5912775792">
                <text:p>77232.59127757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0994279384613">
                <text:p>26.0994279384613</text:p>
              </table:table-cell>
              <table:table-cell office:value-type="float" office:value="78355.3626858809">
                <text:p>78355.36268588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005529403687">
                <text:p>26.2005529403687</text:p>
              </table:table-cell>
              <table:table-cell office:value-type="float" office:value="76262.0504775444">
                <text:p>76262.05047754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2997150421143">
                <text:p>26.2997150421143</text:p>
              </table:table-cell>
              <table:table-cell office:value-type="float" office:value="77126.2394137278">
                <text:p>77126.23941372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3997893333435">
                <text:p>26.3997893333435</text:p>
              </table:table-cell>
              <table:table-cell office:value-type="float" office:value="75783.6993581772">
                <text:p>75783.69935817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4999153614044">
                <text:p>26.4999153614044</text:p>
              </table:table-cell>
              <table:table-cell office:value-type="float" office:value="75025.4468841006">
                <text:p>75025.44688410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000258922577">
                <text:p>26.6000258922577</text:p>
              </table:table-cell>
              <table:table-cell office:value-type="float" office:value="74237.9441668612">
                <text:p>74237.94416686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000412940979">
                <text:p>26.7000412940979</text:p>
              </table:table-cell>
              <table:table-cell office:value-type="float" office:value="73428.6906304008">
                <text:p>73428.69063040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000705242157">
                <text:p>26.8000705242157</text:p>
              </table:table-cell>
              <table:table-cell office:value-type="float" office:value="72458.8202015002">
                <text:p>72458.82020150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002180099487">
                <text:p>26.9002180099487</text:p>
              </table:table-cell>
              <table:table-cell office:value-type="float" office:value="71414.6735452293">
                <text:p>71414.67354522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0002992153168">
                <text:p>27.0002992153168</text:p>
              </table:table-cell>
              <table:table-cell office:value-type="float" office:value="70422.8128956026">
                <text:p>70422.81289560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004495620728">
                <text:p>27.1004495620728</text:p>
              </table:table-cell>
              <table:table-cell office:value-type="float" office:value="69255.8760370518">
                <text:p>69255.87603705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1993892192841">
                <text:p>27.1993892192841</text:p>
              </table:table-cell>
              <table:table-cell office:value-type="float" office:value="68971.332550972">
                <text:p>68971.3325509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003981113434">
                <text:p>27.3003981113434</text:p>
              </table:table-cell>
              <table:table-cell office:value-type="float" office:value="66370.3943615429">
                <text:p>66370.39436154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004335403442">
                <text:p>27.4004335403442</text:p>
              </table:table-cell>
              <table:table-cell office:value-type="float" office:value="65816.6818072401">
                <text:p>65816.68180724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004260540009">
                <text:p>27.5004260540009</text:p>
              </table:table-cell>
              <table:table-cell office:value-type="float" office:value="64644.8395346675">
                <text:p>64644.83953466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005136966705">
                <text:p>27.6005136966705</text:p>
              </table:table-cell>
              <table:table-cell office:value-type="float" office:value="63384.4481774568">
                <text:p>63384.44817745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6995286941528">
                <text:p>27.6995286941528</text:p>
              </table:table-cell>
              <table:table-cell office:value-type="float" office:value="62778.3685103985">
                <text:p>62778.36851039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7997300624847">
                <text:p>27.7997300624847</text:p>
              </table:table-cell>
              <table:table-cell office:value-type="float" office:value="60757.6533269883">
                <text:p>60757.65332698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8998112678528">
                <text:p>27.8998112678528</text:p>
              </table:table-cell>
              <table:table-cell office:value-type="float" office:value="59631.575959273">
                <text:p>59631.5759592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9999423027039">
                <text:p>27.9999423027039</text:p>
              </table:table-cell>
              <table:table-cell office:value-type="float" office:value="58323.5757893233">
                <text:p>58323.57578932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000337600708">
                <text:p>28.1000337600708</text:p>
              </table:table-cell>
              <table:table-cell office:value-type="float" office:value="57147.7341870447">
                <text:p>57147.73418704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001254558563">
                <text:p>28.2001254558563</text:p>
              </table:table-cell>
              <table:table-cell office:value-type="float" office:value="55868.7706918524">
                <text:p>55868.77069185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00220489502">
                <text:p>28.300220489502</text:p>
              </table:table-cell>
              <table:table-cell office:value-type="float" office:value="54668.0469619774">
                <text:p>54668.04696197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003283977509">
                <text:p>28.4003283977509</text:p>
              </table:table-cell>
              <table:table-cell office:value-type="float" office:value="53542.2235241722">
                <text:p>53542.22352417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003991127014">
                <text:p>28.5003991127014</text:p>
              </table:table-cell>
              <table:table-cell office:value-type="float" office:value="52442.9150185716">
                <text:p>52442.91501857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005620956421">
                <text:p>28.6005620956421</text:p>
              </table:table-cell>
              <table:table-cell office:value-type="float" office:value="51276.4281694969">
                <text:p>51276.42816949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699613571167">
                <text:p>28.699613571167</text:p>
              </table:table-cell>
              <table:table-cell office:value-type="float" office:value="50801.8681532403">
                <text:p>50801.86815324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7997448444366">
                <text:p>28.7997448444366</text:p>
              </table:table-cell>
              <table:table-cell office:value-type="float" office:value="49295.2884630495">
                <text:p>49295.28846304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8997888565063">
                <text:p>28.8997888565063</text:p>
              </table:table-cell>
              <table:table-cell office:value-type="float" office:value="48378.7075295211">
                <text:p>48378.70752952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9998142719269">
                <text:p>28.9998142719269</text:p>
              </table:table-cell>
              <table:table-cell office:value-type="float" office:value="47507.9256609071">
                <text:p>47507.92566090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0997958183289">
                <text:p>29.0997958183289</text:p>
              </table:table-cell>
              <table:table-cell office:value-type="float" office:value="46728.6231122706">
                <text:p>46728.62311227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1998996734619">
                <text:p>29.1998996734619</text:p>
              </table:table-cell>
              <table:table-cell office:value-type="float" office:value="45952.2762024074">
                <text:p>45952.27620240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000302314758">
                <text:p>29.3000302314758</text:p>
              </table:table-cell>
              <table:table-cell office:value-type="float" office:value="45300.8561019863">
                <text:p>45300.85610198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002146720886">
                <text:p>29.4002146720886</text:p>
              </table:table-cell>
              <table:table-cell office:value-type="float" office:value="44637.6700079009">
                <text:p>44637.67000790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4995365142822">
                <text:p>29.4995365142822</text:p>
              </table:table-cell>
              <table:table-cell office:value-type="float" office:value="44542.0654942797">
                <text:p>44542.06549427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5994050502777">
                <text:p>29.5994050502777</text:p>
              </table:table-cell>
              <table:table-cell office:value-type="float" office:value="43817.6043773978">
                <text:p>43817.60437739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004354000092">
                <text:p>29.7004354000092</text:p>
              </table:table-cell>
              <table:table-cell office:value-type="float" office:value="42996.9807245748">
                <text:p>42996.98072457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7993779182434">
                <text:p>29.7993779182434</text:p>
              </table:table-cell>
              <table:table-cell office:value-type="float" office:value="43661.7146712611">
                <text:p>43661.71467126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004068374634">
                <text:p>29.9004068374634</text:p>
              </table:table-cell>
              <table:table-cell office:value-type="float" office:value="42601.6632982966">
                <text:p>42601.66329829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9994502067566">
                <text:p>29.9994502067566</text:p>
              </table:table-cell>
              <table:table-cell office:value-type="float" office:value="43374.9379757257">
                <text:p>43374.93797572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0993895530701">
                <text:p>30.0993895530701</text:p>
              </table:table-cell>
              <table:table-cell office:value-type="float" office:value="42986.0726377464">
                <text:p>42986.07263774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004406452179">
                <text:p>30.2004406452179</text:p>
              </table:table-cell>
              <table:table-cell office:value-type="float" office:value="42592.3155160332">
                <text:p>42592.31551603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2996060848236">
                <text:p>30.2996060848236</text:p>
              </table:table-cell>
              <table:table-cell office:value-type="float" office:value="43563.5642536004">
                <text:p>43563.56425360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3999125957489">
                <text:p>30.3999125957489</text:p>
              </table:table-cell>
              <table:table-cell office:value-type="float" office:value="43307.2585211877">
                <text:p>43307.25852118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001077651978">
                <text:p>30.5001077651978</text:p>
              </table:table-cell>
              <table:table-cell office:value-type="float" office:value="43754.6043797844">
                <text:p>43754.60437978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002099514008">
                <text:p>30.6002099514008</text:p>
              </table:table-cell>
              <table:table-cell office:value-type="float" office:value="44194.8389721311">
                <text:p>44194.83897213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00364112854">
                <text:p>30.700364112854</text:p>
              </table:table-cell>
              <table:table-cell office:value-type="float" office:value="44651.165114967">
                <text:p>44651.1651149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7993476390839">
                <text:p>30.7993476390839</text:p>
              </table:table-cell>
              <table:table-cell office:value-type="float" office:value="45825.8073112747">
                <text:p>45825.80731127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004368782043">
                <text:p>30.9004368782043</text:p>
              </table:table-cell>
              <table:table-cell office:value-type="float" office:value="45504.3488310114">
                <text:p>45504.34883101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9993937015533">
                <text:p>30.9993937015533</text:p>
              </table:table-cell>
              <table:table-cell office:value-type="float" office:value="47212.5098794136">
                <text:p>47212.50987941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00478887558">
                <text:p>31.100478887558</text:p>
              </table:table-cell>
              <table:table-cell office:value-type="float" office:value="47009.8556259464">
                <text:p>47009.85562594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199805021286">
                <text:p>31.199805021286</text:p>
              </table:table-cell>
              <table:table-cell office:value-type="float" office:value="48728.3640099471">
                <text:p>48728.36400994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000371456146">
                <text:p>31.3000371456146</text:p>
              </table:table-cell>
              <table:table-cell office:value-type="float" office:value="49245.6887755588">
                <text:p>49245.68877555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00116443634">
                <text:p>31.400116443634</text:p>
              </table:table-cell>
              <table:table-cell office:value-type="float" office:value="50280.1288536627">
                <text:p>50280.12885366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001974105835">
                <text:p>31.5001974105835</text:p>
              </table:table-cell>
              <table:table-cell office:value-type="float" office:value="51318.449017319">
                <text:p>51318.4490173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002616882324">
                <text:p>31.6002616882324</text:p>
              </table:table-cell>
              <table:table-cell office:value-type="float" office:value="52446.2887586371">
                <text:p>52446.28875863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003536224365">
                <text:p>31.7003536224365</text:p>
              </table:table-cell>
              <table:table-cell office:value-type="float" office:value="53550.7685271643">
                <text:p>53550.76852716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7993278503418">
                <text:p>31.7993278503418</text:p>
              </table:table-cell>
              <table:table-cell office:value-type="float" office:value="55367.9489699563">
                <text:p>55367.94896995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004032611847">
                <text:p>31.9004032611847</text:p>
              </table:table-cell>
              <table:table-cell office:value-type="float" office:value="55404.1774680911">
                <text:p>55404.17746809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9995899200439">
                <text:p>31.9995899200439</text:p>
              </table:table-cell>
              <table:table-cell office:value-type="float" office:value="57669.0460772224">
                <text:p>57669.04607722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0997543334961">
                <text:p>32.0997543334961</text:p>
              </table:table-cell>
              <table:table-cell office:value-type="float" office:value="58304.1401504332">
                <text:p>58304.14015043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1998717784882">
                <text:p>32.1998717784882</text:p>
              </table:table-cell>
              <table:table-cell office:value-type="float" office:value="59609.9910507403">
                <text:p>59609.99105074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2999727725983">
                <text:p>32.2999727725983</text:p>
              </table:table-cell>
              <table:table-cell office:value-type="float" office:value="60898.4961057892">
                <text:p>60898.49610578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000577926636">
                <text:p>32.4000577926636</text:p>
              </table:table-cell>
              <table:table-cell office:value-type="float" office:value="62107.1964210421">
                <text:p>62107.19642104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001373291016">
                <text:p>32.5001373291016</text:p>
              </table:table-cell>
              <table:table-cell office:value-type="float" office:value="63389.582184275">
                <text:p>63389.5821842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002707481384">
                <text:p>32.6002707481384</text:p>
              </table:table-cell>
              <table:table-cell office:value-type="float" office:value="64553.8728445915">
                <text:p>64553.87284459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005262374878">
                <text:p>32.7005262374878</text:p>
              </table:table-cell>
              <table:table-cell office:value-type="float" office:value="65752.0106158829">
                <text:p>65752.01061588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7997870445251">
                <text:p>32.7997870445251</text:p>
              </table:table-cell>
              <table:table-cell office:value-type="float" office:value="67619.8411068143">
                <text:p>67619.84110681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8999156951904">
                <text:p>32.8999156951904</text:p>
              </table:table-cell>
              <table:table-cell office:value-type="float" office:value="68152.3215848751">
                <text:p>68152.32158487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0000200271606">
                <text:p>33.0000200271606</text:p>
              </table:table-cell>
              <table:table-cell office:value-type="float" office:value="69287.7107662408">
                <text:p>69287.71076624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00109577179">
                <text:p>33.100109577179</text:p>
              </table:table-cell>
              <table:table-cell office:value-type="float" office:value="70416.9416158892">
                <text:p>70416.94161588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002003192902">
                <text:p>33.2002003192902</text:p>
              </table:table-cell>
              <table:table-cell office:value-type="float" office:value="71455.1600791785">
                <text:p>71455.16007917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00306558609">
                <text:p>33.300306558609</text:p>
              </table:table-cell>
              <table:table-cell office:value-type="float" office:value="72403.0794615553">
                <text:p>72403.07946155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004142284393">
                <text:p>33.4004142284393</text:p>
              </table:table-cell>
              <table:table-cell office:value-type="float" office:value="73361.0123225097">
                <text:p>73361.01232250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4994134902954">
                <text:p>33.4994134902954</text:p>
              </table:table-cell>
              <table:table-cell office:value-type="float" office:value="75071.2668020124">
                <text:p>75071.26680201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004331111908">
                <text:p>33.6004331111908</text:p>
              </table:table-cell>
              <table:table-cell office:value-type="float" office:value="74361.7916343133">
                <text:p>74361.79163431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6995930671692">
                <text:p>33.6995930671692</text:p>
              </table:table-cell>
              <table:table-cell office:value-type="float" office:value="76482.4865558887">
                <text:p>76482.48655588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7997169494629">
                <text:p>33.7997169494629</text:p>
              </table:table-cell>
              <table:table-cell office:value-type="float" office:value="76385.3720490535">
                <text:p>76385.37204905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8997554779053">
                <text:p>33.8997554779053</text:p>
              </table:table-cell>
              <table:table-cell office:value-type="float" office:value="77090.2983088333">
                <text:p>77090.2983088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9998276233673">
                <text:p>33.9998276233673</text:p>
              </table:table-cell>
              <table:table-cell office:value-type="float" office:value="77544.0554828903">
                <text:p>77544.05548289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0997767448425">
                <text:p>34.0997767448425</text:p>
              </table:table-cell>
              <table:table-cell office:value-type="float" office:value="78119.7461744156">
                <text:p>78119.74617441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1998066902161">
                <text:p>34.1998066902161</text:p>
              </table:table-cell>
              <table:table-cell office:value-type="float" office:value="78376.5298553709">
                <text:p>78376.52985537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000354766846">
                <text:p>34.3000354766846</text:p>
              </table:table-cell>
              <table:table-cell office:value-type="float" office:value="78460.4930088727">
                <text:p>78460.49300887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002573490143">
                <text:p>34.4002573490143</text:p>
              </table:table-cell>
              <table:table-cell office:value-type="float" office:value="78625.5516567902">
                <text:p>78625.55165679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00506401062">
                <text:p>34.500506401062</text:p>
              </table:table-cell>
              <table:table-cell office:value-type="float" office:value="78684.0357976099">
                <text:p>78684.03579760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5994555950165">
                <text:p>34.5994555950165</text:p>
              </table:table-cell>
              <table:table-cell office:value-type="float" office:value="79717.6781816911">
                <text:p>79717.67818169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004797458649">
                <text:p>34.7004797458649</text:p>
              </table:table-cell>
              <table:table-cell office:value-type="float" office:value="78001.1505548397">
                <text:p>78001.15055483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7993812561035">
                <text:p>34.7993812561035</text:p>
              </table:table-cell>
              <table:table-cell office:value-type="float" office:value="79513.4470750175">
                <text:p>79513.44707501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003567695618">
                <text:p>34.9003567695618</text:p>
              </table:table-cell>
              <table:table-cell office:value-type="float" office:value="77642.5861230349">
                <text:p>77642.58612303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0003883838654">
                <text:p>35.0003883838654</text:p>
              </table:table-cell>
              <table:table-cell office:value-type="float" office:value="77975.3486365576">
                <text:p>77975.34863655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003563404083">
                <text:p>35.1003563404083</text:p>
              </table:table-cell>
              <table:table-cell office:value-type="float" office:value="77624.8736930474">
                <text:p>77624.87369304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003514766693">
                <text:p>35.2003514766693</text:p>
              </table:table-cell>
              <table:table-cell office:value-type="float" office:value="77123.751097971">
                <text:p>77123.7510979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003833293915">
                <text:p>35.3003833293915</text:p>
              </table:table-cell>
              <table:table-cell office:value-type="float" office:value="76455.6467952446">
                <text:p>76455.64679524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3994853496552">
                <text:p>35.3994853496552</text:p>
              </table:table-cell>
              <table:table-cell office:value-type="float" office:value="76527.1987374418">
                <text:p>76527.19873744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4994814395905">
                <text:p>35.4994814395905</text:p>
              </table:table-cell>
              <table:table-cell office:value-type="float" office:value="75122.9373554531">
                <text:p>75122.93735545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5994420051575">
                <text:p>35.5994420051575</text:p>
              </table:table-cell>
              <table:table-cell office:value-type="float" office:value="74349.3192324663">
                <text:p>74349.31923246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004885673523">
                <text:p>35.7004885673523</text:p>
              </table:table-cell>
              <table:table-cell office:value-type="float" office:value="72679.3652399604">
                <text:p>72679.36523996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799435377121">
                <text:p>35.799435377121</text:p>
              </table:table-cell>
              <table:table-cell office:value-type="float" office:value="73251.4774043223">
                <text:p>73251.47740432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004349708557">
                <text:p>35.9004349708557</text:p>
              </table:table-cell>
              <table:table-cell office:value-type="float" office:value="70812.1660249798">
                <text:p>70812.16602497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0004088878632">
                <text:p>36.0004088878632</text:p>
              </table:table-cell>
              <table:table-cell office:value-type="float" office:value="70498.3880893158">
                <text:p>70498.38808931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004183292389">
                <text:p>36.1004183292389</text:p>
              </table:table-cell>
              <table:table-cell office:value-type="float" office:value="69353.4520800057">
                <text:p>69353.45208000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006008625031">
                <text:p>36.2006008625031</text:p>
              </table:table-cell>
              <table:table-cell office:value-type="float" office:value="68115.6662509876">
                <text:p>68115.66625098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2997188568115">
                <text:p>36.2997188568115</text:p>
              </table:table-cell>
              <table:table-cell office:value-type="float" office:value="67636.5582937043">
                <text:p>67636.55829370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3997185230255">
                <text:p>36.3997185230255</text:p>
              </table:table-cell>
              <table:table-cell office:value-type="float" office:value="65840.219765443">
                <text:p>65840.2197654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4997236728668">
                <text:p>36.4997236728668</text:p>
              </table:table-cell>
              <table:table-cell office:value-type="float" office:value="64636.6713140002">
                <text:p>64636.67131400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5997126102447">
                <text:p>36.5997126102447</text:p>
              </table:table-cell>
              <table:table-cell office:value-type="float" office:value="63447.0189039162">
                <text:p>63447.01890391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6997554302216">
                <text:p>36.6997554302216</text:p>
              </table:table-cell>
              <table:table-cell office:value-type="float" office:value="62133.3944948881">
                <text:p>62133.39449488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7997932434082">
                <text:p>36.7997932434082</text:p>
              </table:table-cell>
              <table:table-cell office:value-type="float" office:value="60856.988033528">
                <text:p>60856.9880335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8997800350189">
                <text:p>36.8997800350189</text:p>
              </table:table-cell>
              <table:table-cell office:value-type="float" office:value="59687.8838080477">
                <text:p>59687.88380804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.9998729228973">
                <text:p>36.9998729228973</text:p>
              </table:table-cell>
              <table:table-cell office:value-type="float" office:value="58345.8038206851">
                <text:p>58345.80382068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000339984894">
                <text:p>37.1000339984894</text:p>
              </table:table-cell>
              <table:table-cell office:value-type="float" office:value="57108.01293007">
                <text:p>57108.012930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000513076782">
                <text:p>37.2000513076782</text:p>
              </table:table-cell>
              <table:table-cell office:value-type="float" office:value="55910.3223767172">
                <text:p>55910.32237671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00021648407">
                <text:p>37.300021648407</text:p>
              </table:table-cell>
              <table:table-cell office:value-type="float" office:value="54736.234368218">
                <text:p>54736.2343682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000401496887">
                <text:p>37.4000401496887</text:p>
              </table:table-cell>
              <table:table-cell office:value-type="float" office:value="53590.0851473631">
                <text:p>53590.08514736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000789165497">
                <text:p>37.5000789165497</text:p>
              </table:table-cell>
              <table:table-cell office:value-type="float" office:value="52459.66303537">
                <text:p>52459.663035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001622676849">
                <text:p>37.6001622676849</text:p>
              </table:table-cell>
              <table:table-cell office:value-type="float" office:value="51317.2265091238">
                <text:p>51317.226509123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003171443939">
                <text:p>37.7003171443939</text:p>
              </table:table-cell>
              <table:table-cell office:value-type="float" office:value="50242.1865549419">
                <text:p>50242.18655494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004026412964">
                <text:p>37.8004026412964</text:p>
              </table:table-cell>
              <table:table-cell office:value-type="float" office:value="49317.8347789008">
                <text:p>49317.83477890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005484580994">
                <text:p>37.9005484580994</text:p>
              </table:table-cell>
              <table:table-cell office:value-type="float" office:value="48329.5274282096">
                <text:p>48329.52742820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.999484539032">
                <text:p>37.999484539032</text:p>
              </table:table-cell>
              <table:table-cell office:value-type="float" office:value="48031.0110851921">
                <text:p>48031.01108519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0994999408722">
                <text:p>38.0994999408722</text:p>
              </table:table-cell>
              <table:table-cell office:value-type="float" office:value="46712.8053683596">
                <text:p>46712.80536835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1994569301605">
                <text:p>38.1994569301605</text:p>
              </table:table-cell>
              <table:table-cell office:value-type="float" office:value="46019.7934406679">
                <text:p>46019.79344066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2993900775909">
                <text:p>38.2993900775909</text:p>
              </table:table-cell>
              <table:table-cell office:value-type="float" office:value="45390.3446117142">
                <text:p>45390.34461171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003937244415">
                <text:p>38.4003937244415</text:p>
              </table:table-cell>
              <table:table-cell office:value-type="float" office:value="44275.6290435275">
                <text:p>44275.62904352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4996585845947">
                <text:p>38.4996585845947</text:p>
              </table:table-cell>
              <table:table-cell office:value-type="float" office:value="44567.634439542">
                <text:p>44567.6344395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5996367931366">
                <text:p>38.5996367931366</text:p>
              </table:table-cell>
              <table:table-cell office:value-type="float" office:value="43769.5380205514">
                <text:p>43769.53802055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6995255947113">
                <text:p>38.6995255947113</text:p>
              </table:table-cell>
              <table:table-cell office:value-type="float" office:value="43488.3583696929">
                <text:p>43488.35836969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7996592521667">
                <text:p>38.7996592521667</text:p>
              </table:table-cell>
              <table:table-cell office:value-type="float" office:value="43142.3370500796">
                <text:p>43142.33705007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8997242450714">
                <text:p>38.8997242450714</text:p>
              </table:table-cell>
              <table:table-cell office:value-type="float" office:value="43012.0452224549">
                <text:p>43012.04522245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.999856710434">
                <text:p>38.999856710434</text:p>
              </table:table-cell>
              <table:table-cell office:value-type="float" office:value="42903.1681627483">
                <text:p>42903.16816274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0999088287354">
                <text:p>39.0999088287354</text:p>
              </table:table-cell>
              <table:table-cell office:value-type="float" office:value="42937.6216409428">
                <text:p>42937.62164094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000317573547">
                <text:p>39.2000317573547</text:p>
              </table:table-cell>
              <table:table-cell office:value-type="float" office:value="42987.1564820239">
                <text:p>42987.15648202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001811504364">
                <text:p>39.3001811504364</text:p>
              </table:table-cell>
              <table:table-cell office:value-type="float" office:value="43135.5584599233">
                <text:p>43135.55845992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002842903137">
                <text:p>39.4002842903137</text:p>
              </table:table-cell>
              <table:table-cell office:value-type="float" office:value="43395.2422004321">
                <text:p>43395.24220043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003621578217">
                <text:p>39.5003621578217</text:p>
              </table:table-cell>
              <table:table-cell office:value-type="float" office:value="43805.8894455602">
                <text:p>43805.8894455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005229949951">
                <text:p>39.6005229949951</text:p>
              </table:table-cell>
              <table:table-cell office:value-type="float" office:value="44168.95989336">
                <text:p>44168.959893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699539899826">
                <text:p>39.699539899826</text:p>
              </table:table-cell>
              <table:table-cell office:value-type="float" office:value="45164.0051528147">
                <text:p>45164.00515281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7996640205383">
                <text:p>39.7996640205383</text:p>
              </table:table-cell>
              <table:table-cell office:value-type="float" office:value="45303.7686396746">
                <text:p>45303.76863967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899796962738">
                <text:p>39.899796962738</text:p>
              </table:table-cell>
              <table:table-cell office:value-type="float" office:value="45938.9277788889">
                <text:p>45938.92777888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.9998407363892">
                <text:p>39.9998407363892</text:p>
              </table:table-cell>
              <table:table-cell office:value-type="float" office:value="46699.5578984495">
                <text:p>46699.55789844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0999038219452">
                <text:p>40.0999038219452</text:p>
              </table:table-cell>
              <table:table-cell office:value-type="float" office:value="47490.0406438009">
                <text:p>47490.04064380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1999261379242">
                <text:p>40.1999261379242</text:p>
              </table:table-cell>
              <table:table-cell office:value-type="float" office:value="48389.2014759585">
                <text:p>48389.20147595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000164031982">
                <text:p>40.3000164031982</text:p>
              </table:table-cell>
              <table:table-cell office:value-type="float" office:value="49315.4852420982">
                <text:p>49315.48524209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000570774078">
                <text:p>40.4000570774078</text:p>
              </table:table-cell>
              <table:table-cell office:value-type="float" office:value="50299.5410592444">
                <text:p>50299.54105924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002770423889">
                <text:p>40.5002770423889</text:p>
              </table:table-cell>
              <table:table-cell office:value-type="float" office:value="51247.2739435665">
                <text:p>51247.27394356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004500389099">
                <text:p>40.6004500389099</text:p>
              </table:table-cell>
              <table:table-cell office:value-type="float" office:value="52389.3682156152">
                <text:p>52389.36821561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6995453834534">
                <text:p>40.6995453834534</text:p>
              </table:table-cell>
              <table:table-cell office:value-type="float" office:value="54089.3220029064">
                <text:p>54089.32200290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7997252941132">
                <text:p>40.7997252941132</text:p>
              </table:table-cell>
              <table:table-cell office:value-type="float" office:value="54701.5860156836">
                <text:p>54701.58601568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8998072147369">
                <text:p>40.8998072147369</text:p>
              </table:table-cell>
              <table:table-cell office:value-type="float" office:value="55954.1620014579">
                <text:p>55954.16200145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.9998993873596">
                <text:p>40.9998993873596</text:p>
              </table:table-cell>
              <table:table-cell office:value-type="float" office:value="57147.3258110081">
                <text:p>57147.32581100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0999643802643">
                <text:p>41.0999643802643</text:p>
              </table:table-cell>
              <table:table-cell office:value-type="float" office:value="58362.0687962678">
                <text:p>58362.06879626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000997066498">
                <text:p>41.2000997066498</text:p>
              </table:table-cell>
              <table:table-cell office:value-type="float" office:value="59599.3463587922">
                <text:p>59599.34635879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003857135773">
                <text:p>41.3003857135773</text:p>
              </table:table-cell>
              <table:table-cell office:value-type="float" office:value="60786.1474074602">
                <text:p>60786.14740746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3993628025055">
                <text:p>41.3993628025055</text:p>
              </table:table-cell>
              <table:table-cell office:value-type="float" office:value="62802.4128342246">
                <text:p>62802.41283422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4993512630463">
                <text:p>41.4993512630463</text:p>
              </table:table-cell>
              <table:table-cell office:value-type="float" office:value="63447.3214777935">
                <text:p>63447.32147779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003954410553">
                <text:p>41.6003954410553</text:p>
              </table:table-cell>
              <table:table-cell office:value-type="float" office:value="64051.1915433803">
                <text:p>64051.19154338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004661560059">
                <text:p>41.7004661560059</text:p>
              </table:table-cell>
              <table:table-cell office:value-type="float" office:value="65873.417645279">
                <text:p>65873.4176452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799462556839">
                <text:p>41.799462556839</text:p>
              </table:table-cell>
              <table:table-cell office:value-type="float" office:value="67800.4446981246">
                <text:p>67800.44469812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8993768692017">
                <text:p>41.8993768692017</text:p>
              </table:table-cell>
              <table:table-cell office:value-type="float" office:value="68298.5233910244">
                <text:p>68298.52339102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0003728866577">
                <text:p>42.0003728866577</text:p>
              </table:table-cell>
              <table:table-cell office:value-type="float" office:value="68675.9752979169">
                <text:p>68675.97529791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004903316498">
                <text:p>42.1004903316498</text:p>
              </table:table-cell>
              <table:table-cell office:value-type="float" office:value="70397.3218709144">
                <text:p>70397.32187091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1993772983551">
                <text:p>42.1993772983551</text:p>
              </table:table-cell>
              <table:table-cell office:value-type="float" office:value="72325.0013453499">
                <text:p>72325.00134534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004019260407">
                <text:p>42.3004019260407</text:p>
              </table:table-cell>
              <table:table-cell office:value-type="float" office:value="71744.8820752936">
                <text:p>71744.88207529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004166126251">
                <text:p>42.4004166126251</text:p>
              </table:table-cell>
              <table:table-cell office:value-type="float" office:value="73429.2157562004">
                <text:p>73429.21575620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004041194916">
                <text:p>42.5004041194916</text:p>
              </table:table-cell>
              <table:table-cell office:value-type="float" office:value="74329.2860569701">
                <text:p>74329.28605697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004641056061">
                <text:p>42.6004641056061</text:p>
              </table:table-cell>
              <table:table-cell office:value-type="float" office:value="75074.9654452657">
                <text:p>75074.96544526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6995558738709">
                <text:p>42.6995558738709</text:p>
              </table:table-cell>
              <table:table-cell office:value-type="float" office:value="76535.1162140508">
                <text:p>76535.11621405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799640417099">
                <text:p>42.799640417099</text:p>
              </table:table-cell>
              <table:table-cell office:value-type="float" office:value="76415.3959574544">
                <text:p>76415.39595745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8996875286102">
                <text:p>42.8996875286102</text:p>
              </table:table-cell>
              <table:table-cell office:value-type="float" office:value="77083.6847112204">
                <text:p>77083.68471122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.99991106987">
                <text:p>42.99991106987</text:p>
              </table:table-cell>
              <table:table-cell office:value-type="float" office:value="77426.9188901153">
                <text:p>77426.91889011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0999903678894">
                <text:p>43.0999903678894</text:p>
              </table:table-cell>
              <table:table-cell office:value-type="float" office:value="78018.1331656196">
                <text:p>78018.13316561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1999878883362">
                <text:p>43.1999878883362</text:p>
              </table:table-cell>
              <table:table-cell office:value-type="float" office:value="78401.9440179295">
                <text:p>78401.94401792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000614643097">
                <text:p>43.3000614643097</text:p>
              </table:table-cell>
              <table:table-cell office:value-type="float" office:value="78582.1823942974">
                <text:p>78582.18239429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00162935257">
                <text:p>43.400162935257</text:p>
              </table:table-cell>
              <table:table-cell office:value-type="float" office:value="78720.1219465722">
                <text:p>78720.12194657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002453327179">
                <text:p>43.5002453327179</text:p>
              </table:table-cell>
              <table:table-cell office:value-type="float" office:value="78815.0583930477">
                <text:p>78815.05839304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002254486084">
                <text:p>43.6002254486084</text:p>
              </table:table-cell>
              <table:table-cell office:value-type="float" office:value="78895.6877049317">
                <text:p>78895.68770493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002313137054">
                <text:p>43.7002313137054</text:p>
              </table:table-cell>
              <table:table-cell office:value-type="float" office:value="78795.3785745789">
                <text:p>78795.37857457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003432750702">
                <text:p>43.8003432750702</text:p>
              </table:table-cell>
              <table:table-cell office:value-type="float" office:value="78552.0520504882">
                <text:p>78552.05205048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004681110382">
                <text:p>43.9004681110382</text:p>
              </table:table-cell>
              <table:table-cell office:value-type="float" office:value="78302.2506274497">
                <text:p>78302.25062744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0004484653473">
                <text:p>44.0004484653473</text:p>
              </table:table-cell>
              <table:table-cell office:value-type="float" office:value="78015.3266499423">
                <text:p>78015.32664994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004266738892">
                <text:p>44.1004266738892</text:p>
              </table:table-cell>
              <table:table-cell office:value-type="float" office:value="77616.9138572849">
                <text:p>77616.91385728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005088329315">
                <text:p>44.2005088329315</text:p>
              </table:table-cell>
              <table:table-cell office:value-type="float" office:value="77056.6909606337">
                <text:p>77056.69096063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2994754314423">
                <text:p>44.2994754314423</text:p>
              </table:table-cell>
              <table:table-cell office:value-type="float" office:value="77278.5981845164">
                <text:p>77278.59818451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399405002594">
                <text:p>44.399405002594</text:p>
              </table:table-cell>
              <table:table-cell office:value-type="float" office:value="75893.4508833669">
                <text:p>75893.45088336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004098415375">
                <text:p>44.5004098415375</text:p>
              </table:table-cell>
              <table:table-cell office:value-type="float" office:value="74372.6744042772">
                <text:p>74372.67440427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003756523132">
                <text:p>44.6003756523132</text:p>
              </table:table-cell>
              <table:table-cell office:value-type="float" office:value="74345.4181217162">
                <text:p>74345.41812171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005231380463">
                <text:p>44.7005231380463</text:p>
              </table:table-cell>
              <table:table-cell office:value-type="float" office:value="73331.8459893965">
                <text:p>73331.84598939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7994225025177">
                <text:p>44.7994225025177</text:p>
              </table:table-cell>
              <table:table-cell office:value-type="float" office:value="73286.6185615722">
                <text:p>73286.61856157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004163742065">
                <text:p>44.9004163742065</text:p>
              </table:table-cell>
              <table:table-cell office:value-type="float" office:value="70816.178055189">
                <text:p>70816.1780551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0004303455353">
                <text:p>45.0004303455353</text:p>
              </table:table-cell>
              <table:table-cell office:value-type="float" office:value="70470.1543830708">
                <text:p>70470.15438307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004219055176">
                <text:p>45.1004219055176</text:p>
              </table:table-cell>
              <table:table-cell office:value-type="float" office:value="69365.8544903969">
                <text:p>69365.85449039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003843784332">
                <text:p>45.2003843784332</text:p>
              </table:table-cell>
              <table:table-cell office:value-type="float" office:value="68265.6180960854">
                <text:p>68265.61809608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003911972046">
                <text:p>45.3003911972046</text:p>
              </table:table-cell>
              <table:table-cell office:value-type="float" office:value="67035.4290073642">
                <text:p>67035.42900736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003689289093">
                <text:p>45.4003689289093</text:p>
              </table:table-cell>
              <table:table-cell office:value-type="float" office:value="65854.6647111989">
                <text:p>65854.66471119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004725456238">
                <text:p>45.5004725456238</text:p>
              </table:table-cell>
              <table:table-cell office:value-type="float" office:value="64573.0914841675">
                <text:p>64573.09148416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5993945598602">
                <text:p>45.5993945598602</text:p>
              </table:table-cell>
              <table:table-cell office:value-type="float" office:value="64131.3265704046">
                <text:p>64131.32657040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005248069763">
                <text:p>45.7005248069763</text:p>
              </table:table-cell>
              <table:table-cell office:value-type="float" office:value="61465.2903286646">
                <text:p>61465.29032866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799647808075">
                <text:p>45.799647808075</text:p>
              </table:table-cell>
              <table:table-cell office:value-type="float" office:value="61418.6408050954">
                <text:p>61418.64080509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8996772766113">
                <text:p>45.8996772766113</text:p>
              </table:table-cell>
              <table:table-cell office:value-type="float" office:value="59662.4183585426">
                <text:p>59662.41835854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.9996621608734">
                <text:p>45.9996621608734</text:p>
              </table:table-cell>
              <table:table-cell office:value-type="float" office:value="58408.8289254996">
                <text:p>58408.82892549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0996518135071">
                <text:p>46.0996518135071</text:p>
              </table:table-cell>
              <table:table-cell office:value-type="float" office:value="57205.9193060348">
                <text:p>57205.91930603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1996836662293">
                <text:p>46.1996836662293</text:p>
              </table:table-cell>
              <table:table-cell office:value-type="float" office:value="55902.1936295774">
                <text:p>55902.19362957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2997803688049">
                <text:p>46.2997803688049</text:p>
              </table:table-cell>
              <table:table-cell office:value-type="float" office:value="54667.1354719462">
                <text:p>54667.13547194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3999111652374">
                <text:p>46.3999111652374</text:p>
              </table:table-cell>
              <table:table-cell office:value-type="float" office:value="53529.9846897107">
                <text:p>53529.98468971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4999496936798">
                <text:p>46.4999496936798</text:p>
              </table:table-cell>
              <table:table-cell office:value-type="float" office:value="52459.7880607829">
                <text:p>52459.78806078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5999717712402">
                <text:p>46.5999717712402</text:p>
              </table:table-cell>
              <table:table-cell office:value-type="float" office:value="51348.6634677956">
                <text:p>51348.66346779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000324726105">
                <text:p>46.7000324726105</text:p>
              </table:table-cell>
              <table:table-cell office:value-type="float" office:value="50289.4736004384">
                <text:p>50289.47360043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000845909119">
                <text:p>46.8000845909119</text:p>
              </table:table-cell>
              <table:table-cell office:value-type="float" office:value="49334.2878071913">
                <text:p>49334.28780719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001176357269">
                <text:p>46.9001176357269</text:p>
              </table:table-cell>
              <table:table-cell office:value-type="float" office:value="48384.0115928489">
                <text:p>48384.01159284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0001890659332">
                <text:p>47.0001890659332</text:p>
              </table:table-cell>
              <table:table-cell office:value-type="float" office:value="47486.080594668">
                <text:p>47486.0805946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003129482269">
                <text:p>47.1003129482269</text:p>
              </table:table-cell>
              <table:table-cell office:value-type="float" office:value="46662.1938040243">
                <text:p>46662.19380402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005772590637">
                <text:p>47.2005772590637</text:p>
              </table:table-cell>
              <table:table-cell office:value-type="float" office:value="45878.7375249382">
                <text:p>45878.73752493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2994577884674">
                <text:p>47.2994577884674</text:p>
              </table:table-cell>
              <table:table-cell office:value-type="float" office:value="45873.5408007523">
                <text:p>45873.54080075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00456905365">
                <text:p>47.400456905365</text:p>
              </table:table-cell>
              <table:table-cell office:value-type="float" office:value="44277.614868007">
                <text:p>44277.6148680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4994931221008">
                <text:p>47.4994931221008</text:p>
              </table:table-cell>
              <table:table-cell office:value-type="float" office:value="44670.5270638536">
                <text:p>44670.52706385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5994243621826">
                <text:p>47.5994243621826</text:p>
              </table:table-cell>
              <table:table-cell office:value-type="float" office:value="43790.1100438515">
                <text:p>43790.11004385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6994872093201">
                <text:p>47.6994872093201</text:p>
              </table:table-cell>
              <table:table-cell office:value-type="float" office:value="43412.7163504839">
                <text:p>43412.71635048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799479007721">
                <text:p>47.799479007721</text:p>
              </table:table-cell>
              <table:table-cell office:value-type="float" office:value="43203.5433814343">
                <text:p>43203.54338143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8995273113251">
                <text:p>47.8995273113251</text:p>
              </table:table-cell>
              <table:table-cell office:value-type="float" office:value="43019.2201661928">
                <text:p>43019.22016619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.9997742176056">
                <text:p>47.9997742176056</text:p>
              </table:table-cell>
              <table:table-cell office:value-type="float" office:value="42854.1903126531">
                <text:p>42854.19031265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000459194183">
                <text:p>48.1000459194183</text:p>
              </table:table-cell>
              <table:table-cell office:value-type="float" office:value="42843.5931806834">
                <text:p>42843.59318068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001216411591">
                <text:p>48.2001216411591</text:p>
              </table:table-cell>
              <table:table-cell office:value-type="float" office:value="43007.4340223182">
                <text:p>43007.4340223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002564907074">
                <text:p>48.3002564907074</text:p>
              </table:table-cell>
              <table:table-cell office:value-type="float" office:value="43141.8234459376">
                <text:p>43141.82344593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004657268524">
                <text:p>48.4004657268524</text:p>
              </table:table-cell>
              <table:table-cell office:value-type="float" office:value="43349.297600807">
                <text:p>43349.2976008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499486207962">
                <text:p>48.499486207962</text:p>
              </table:table-cell>
              <table:table-cell office:value-type="float" office:value="44273.6689508381">
                <text:p>44273.66895083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5995070934296">
                <text:p>48.5995070934296</text:p>
              </table:table-cell>
              <table:table-cell office:value-type="float" office:value="44230.7621985231">
                <text:p>44230.76219852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6997313499451">
                <text:p>48.6997313499451</text:p>
              </table:table-cell>
              <table:table-cell office:value-type="float" office:value="44619.9368843236">
                <text:p>44619.93688432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7998631000519">
                <text:p>48.7998631000519</text:p>
              </table:table-cell>
              <table:table-cell office:value-type="float" office:value="45300.3167842508">
                <text:p>45300.31678425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000689983368">
                <text:p>48.9000689983368</text:p>
              </table:table-cell>
              <table:table-cell office:value-type="float" office:value="45905.4814011145">
                <text:p>45905.48140111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0001444816589">
                <text:p>49.0001444816589</text:p>
              </table:table-cell>
              <table:table-cell office:value-type="float" office:value="46684.7607916197">
                <text:p>46684.76079161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001772880554">
                <text:p>49.1001772880554</text:p>
              </table:table-cell>
              <table:table-cell office:value-type="float" office:value="47504.4155130992">
                <text:p>47504.41551309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002537250519">
                <text:p>49.2002537250519</text:p>
              </table:table-cell>
              <table:table-cell office:value-type="float" office:value="48363.0327503687">
                <text:p>48363.03275036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003437519073">
                <text:p>49.3003437519073</text:p>
              </table:table-cell>
              <table:table-cell office:value-type="float" office:value="49315.6027136215">
                <text:p>49315.60271362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005565643311">
                <text:p>49.4005565643311</text:p>
              </table:table-cell>
              <table:table-cell office:value-type="float" office:value="50213.1401993229">
                <text:p>50213.140199322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4997956752777">
                <text:p>49.4997956752777</text:p>
              </table:table-cell>
              <table:table-cell office:value-type="float" office:value="51753.7889145419">
                <text:p>51753.78891454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5999836921692">
                <text:p>49.5999836921692</text:p>
              </table:table-cell>
              <table:table-cell office:value-type="float" office:value="52381.5139058443">
                <text:p>52381.51390584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001740932465">
                <text:p>49.7001740932465</text:p>
              </table:table-cell>
              <table:table-cell office:value-type="float" office:value="53498.138967087">
                <text:p>53498.1389670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004336357117">
                <text:p>49.8004336357117</text:p>
              </table:table-cell>
              <table:table-cell office:value-type="float" office:value="54658.1389188122">
                <text:p>54658.13891881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8993701934815">
                <text:p>49.8993701934815</text:p>
              </table:table-cell>
              <table:table-cell office:value-type="float" office:value="56601.9288141311">
                <text:p>56601.92881413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.0004518032074">
                <text:p>50.0004518032074</text:p>
              </table:table-cell>
              <table:table-cell office:value-type="float" office:value="56587.9393443358">
                <text:p>56587.9393443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